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1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5" style:family="table-cell" style:parent-style-name="Default" style:data-style-name="N37">
      <style:table-cell-properties fo:background-color="#cccccc"/>
    </style:style>
    <style:style style:name="ce2" style:family="table-cell" style:parent-style-name="Default" style:data-style-name="N0"/>
    <style:style style:name="ce7" style:family="table-cell" style:parent-style-name="Default" style:data-style-name="N0">
      <style:table-cell-properties fo:background-color="#cccccc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mpare calculated prevalenc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rom_incidence</text:p>
          </table:table-cell>
          <table:table-cell office:value-type="string" calcext:value-type="string">
            <text:p>from_incidence_history</text:p>
          </table:table-cell>
          <table:table-cell office:value-type="string" calcext:value-type="string">
            <text:p>prevalence_history</text:p>
          </table:table-cell>
          <table:table-cell/>
          <table:table-cell office:value-type="string" calcext:value-type="string">
            <text:p>from_i error</text:p>
          </table:table-cell>
          <table:table-cell office:value-type="string" calcext:value-type="string">
            <text:p>from_i_h_error</text:p>
          </table:table-cell>
          <table:table-cell table:number-columns-repeated="1017"/>
        </table:table-row>
        <table:table-row table:style-name="ro1">
          <table:table-cell table:formula="of:=VALUE([$from_incidence_20210205.A1])" office:value-type="date" office:date-value="2020-06-10" calcext:value-type="date">
            <text:p>10/06/20</text:p>
          </table:table-cell>
          <table:table-cell table:formula="of:=[$from_incidence_20210205.C1]" office:value-type="float" office:value="67171.2275254086" calcext:value-type="float">
            <text:p>67171.2275254086</text:p>
          </table:table-cell>
          <table:table-cell table:number-columns-repeated="1022"/>
        </table:table-row>
        <table:table-row table:style-name="ro1">
          <table:table-cell table:formula="of:=VALUE([$from_incidence_20210205.A2])" office:value-type="date" office:date-value="2020-06-11" calcext:value-type="date">
            <text:p>11/06/20</text:p>
          </table:table-cell>
          <table:table-cell table:formula="of:=[$from_incidence_20210205.C2]" office:value-type="float" office:value="62582.7015553934" calcext:value-type="float">
            <text:p>62582.7015553934</text:p>
          </table:table-cell>
          <table:table-cell table:number-columns-repeated="1022"/>
        </table:table-row>
        <table:table-row table:style-name="ro1">
          <table:table-cell table:formula="of:=VALUE([$from_incidence_20210205.A3])" office:value-type="date" office:date-value="2020-06-12" calcext:value-type="date">
            <text:p>12/06/20</text:p>
          </table:table-cell>
          <table:table-cell table:formula="of:=[$from_incidence_20210205.C3]" office:value-type="float" office:value="58323.1350440789" calcext:value-type="float">
            <text:p>58323.1350440789</text:p>
          </table:table-cell>
          <table:table-cell table:number-columns-repeated="1022"/>
        </table:table-row>
        <table:table-row table:style-name="ro1">
          <table:table-cell table:formula="of:=VALUE([$from_incidence_20210205.A4])" office:value-type="date" office:date-value="2020-06-13" calcext:value-type="date">
            <text:p>13/06/20</text:p>
          </table:table-cell>
          <table:table-cell table:formula="of:=[$from_incidence_20210205.C4]" office:value-type="float" office:value="54367.6044696503" calcext:value-type="float">
            <text:p>54367.6044696503</text:p>
          </table:table-cell>
          <table:table-cell table:number-columns-repeated="1022"/>
        </table:table-row>
        <table:table-row table:style-name="ro1">
          <table:table-cell table:formula="of:=VALUE([$from_incidence_20210205.A5])" office:value-type="date" office:date-value="2020-06-14" calcext:value-type="date">
            <text:p>14/06/20</text:p>
          </table:table-cell>
          <table:table-cell table:formula="of:=[$from_incidence_20210205.C5]" office:value-type="float" office:value="50872.5577516987" calcext:value-type="float">
            <text:p>50872.5577516987</text:p>
          </table:table-cell>
          <table:table-cell table:number-columns-repeated="1022"/>
        </table:table-row>
        <table:table-row table:style-name="ro1">
          <table:table-cell table:formula="of:=VALUE([$from_incidence_20210205.A6])" office:value-type="date" office:date-value="2020-06-15" calcext:value-type="date">
            <text:p>15/06/20</text:p>
          </table:table-cell>
          <table:table-cell table:formula="of:=[$from_incidence_20210205.C6]" office:value-type="float" office:value="47759.2656521984" calcext:value-type="float">
            <text:p>47759.2656521984</text:p>
          </table:table-cell>
          <table:table-cell table:number-columns-repeated="1022"/>
        </table:table-row>
        <table:table-row table:style-name="ro1">
          <table:table-cell table:formula="of:=VALUE([$from_incidence_20210205.A7])" office:value-type="date" office:date-value="2020-06-16" calcext:value-type="date">
            <text:p>16/06/20</text:p>
          </table:table-cell>
          <table:table-cell table:formula="of:=[$from_incidence_20210205.C7]" office:value-type="float" office:value="45043.7755067663" calcext:value-type="float">
            <text:p>45043.7755067663</text:p>
          </table:table-cell>
          <table:table-cell table:number-columns-repeated="1022"/>
        </table:table-row>
        <table:table-row table:style-name="ro1">
          <table:table-cell table:formula="of:=VALUE([$from_incidence_20210205.A8])" office:value-type="date" office:date-value="2020-06-17" calcext:value-type="date">
            <text:p>17/06/20</text:p>
          </table:table-cell>
          <table:table-cell table:formula="of:=[$from_incidence_20210205.C8]" office:value-type="float" office:value="42593.0674939638" calcext:value-type="float">
            <text:p>42593.0674939638</text:p>
          </table:table-cell>
          <table:table-cell table:number-columns-repeated="1022"/>
        </table:table-row>
        <table:table-row table:style-name="ro1">
          <table:table-cell table:formula="of:=VALUE([$from_incidence_20210205.A9])" office:value-type="date" office:date-value="2020-06-18" calcext:value-type="date">
            <text:p>18/06/20</text:p>
          </table:table-cell>
          <table:table-cell table:formula="of:=[$from_incidence_20210205.C9]" office:value-type="float" office:value="40472.6769049358" calcext:value-type="float">
            <text:p>40472.6769049358</text:p>
          </table:table-cell>
          <table:table-cell table:number-columns-repeated="1022"/>
        </table:table-row>
        <table:table-row table:style-name="ro1">
          <table:table-cell table:formula="of:=VALUE([$from_incidence_20210205.A10])" office:value-type="date" office:date-value="2020-06-19" calcext:value-type="date">
            <text:p>19/06/20</text:p>
          </table:table-cell>
          <table:table-cell table:formula="of:=[$from_incidence_20210205.C10]" office:value-type="float" office:value="38614.4953113595" calcext:value-type="float">
            <text:p>38614.4953113595</text:p>
          </table:table-cell>
          <table:table-cell table:number-columns-repeated="1022"/>
        </table:table-row>
        <table:table-row table:style-name="ro1">
          <table:table-cell table:formula="of:=VALUE([$from_incidence_20210205.A11])" office:value-type="date" office:date-value="2020-06-20" calcext:value-type="date">
            <text:p>20/06/20</text:p>
          </table:table-cell>
          <table:table-cell table:formula="of:=[$from_incidence_20210205.C11]" office:value-type="float" office:value="36961.5829636701" calcext:value-type="float">
            <text:p>36961.5829636701</text:p>
          </table:table-cell>
          <table:table-cell table:number-columns-repeated="1022"/>
        </table:table-row>
        <table:table-row table:style-name="ro1">
          <table:table-cell table:formula="of:=VALUE([$from_incidence_20210205.A12])" office:value-type="date" office:date-value="2020-06-21" calcext:value-type="date">
            <text:p>21/06/20</text:p>
          </table:table-cell>
          <table:table-cell table:formula="of:=[$from_incidence_20210205.C12]" office:value-type="float" office:value="35433.7807849964" calcext:value-type="float">
            <text:p>35433.7807849964</text:p>
          </table:table-cell>
          <table:table-cell table:number-columns-repeated="1022"/>
        </table:table-row>
        <table:table-row table:style-name="ro1">
          <table:table-cell table:formula="of:=VALUE([$from_incidence_20210205.A13])" office:value-type="date" office:date-value="2020-06-22" calcext:value-type="date">
            <text:p>22/06/20</text:p>
          </table:table-cell>
          <table:table-cell table:formula="of:=[$from_incidence_20210205.C13]" office:value-type="float" office:value="34103.5652198327" calcext:value-type="float">
            <text:p>34103.5652198327</text:p>
          </table:table-cell>
          <table:table-cell table:number-columns-repeated="1022"/>
        </table:table-row>
        <table:table-row table:style-name="ro1">
          <table:table-cell table:formula="of:=VALUE([$from_incidence_20210205.A14])" office:value-type="date" office:date-value="2020-06-23" calcext:value-type="date">
            <text:p>23/06/20</text:p>
          </table:table-cell>
          <table:table-cell table:formula="of:=[$from_incidence_20210205.C14]" office:value-type="float" office:value="32927.1377954967" calcext:value-type="float">
            <text:p>32927.1377954967</text:p>
          </table:table-cell>
          <table:table-cell table:number-columns-repeated="1022"/>
        </table:table-row>
        <table:table-row table:style-name="ro1">
          <table:table-cell table:formula="of:=VALUE([$from_incidence_20210205.A15])" office:value-type="date" office:date-value="2020-06-24" calcext:value-type="date">
            <text:p>24/06/20</text:p>
          </table:table-cell>
          <table:table-cell table:formula="of:=[$from_incidence_20210205.C15]" office:value-type="float" office:value="31556.244258521" calcext:value-type="float">
            <text:p>31556.244258521</text:p>
          </table:table-cell>
          <table:table-cell table:number-columns-repeated="1022"/>
        </table:table-row>
        <table:table-row table:style-name="ro1">
          <table:table-cell table:formula="of:=VALUE([$from_incidence_20210205.A16])" office:value-type="date" office:date-value="2020-06-25" calcext:value-type="date">
            <text:p>25/06/20</text:p>
          </table:table-cell>
          <table:table-cell table:formula="of:=[$from_incidence_20210205.C16]" office:value-type="float" office:value="30223.48924701" calcext:value-type="float">
            <text:p>30223.48924701</text:p>
          </table:table-cell>
          <table:table-cell table:number-columns-repeated="1022"/>
        </table:table-row>
        <table:table-row table:style-name="ro1">
          <table:table-cell table:formula="of:=VALUE([$from_incidence_20210205.A17])" office:value-type="date" office:date-value="2020-06-26" calcext:value-type="date">
            <text:p>26/06/20</text:p>
          </table:table-cell>
          <table:table-cell table:formula="of:=[$from_incidence_20210205.C17]" office:value-type="float" office:value="28797.7994834073" calcext:value-type="float">
            <text:p>28797.7994834073</text:p>
          </table:table-cell>
          <table:table-cell table:number-columns-repeated="1022"/>
        </table:table-row>
        <table:table-row table:style-name="ro1">
          <table:table-cell table:formula="of:=VALUE([$from_incidence_20210205.A18])" office:value-type="date" office:date-value="2020-06-27" calcext:value-type="date">
            <text:p>27/06/20</text:p>
          </table:table-cell>
          <table:table-cell table:formula="of:=[$from_incidence_20210205.C18]" office:value-type="float" office:value="27515.2736818463" calcext:value-type="float">
            <text:p>27515.2736818463</text:p>
          </table:table-cell>
          <table:table-cell table:number-columns-repeated="1022"/>
        </table:table-row>
        <table:table-row table:style-name="ro1">
          <table:table-cell table:formula="of:=VALUE([$from_incidence_20210205.A19])" office:value-type="date" office:date-value="2020-06-28" calcext:value-type="date">
            <text:p>28/06/20</text:p>
          </table:table-cell>
          <table:table-cell table:formula="of:=[$from_incidence_20210205.C19]" office:value-type="float" office:value="26356.7938682689" calcext:value-type="float">
            <text:p>26356.7938682689</text:p>
          </table:table-cell>
          <table:table-cell table:number-columns-repeated="1022"/>
        </table:table-row>
        <table:table-row table:style-name="ro1">
          <table:table-cell table:formula="of:=VALUE([$from_incidence_20210205.A20])" office:value-type="date" office:date-value="2020-06-29" calcext:value-type="date">
            <text:p>29/06/20</text:p>
          </table:table-cell>
          <table:table-cell table:formula="of:=[$from_incidence_20210205.C20]" office:value-type="float" office:value="25304.338536695" calcext:value-type="float">
            <text:p>25304.338536695</text:p>
          </table:table-cell>
          <table:table-cell/>
          <table:table-cell table:formula="of:=[$prevalence_history_20210209.B2]" office:value-type="float" office:value="25302.895944901" calcext:value-type="float">
            <text:p>25302.895944901</text:p>
          </table:table-cell>
          <table:table-cell/>
          <table:table-cell table:formula="of:=ABS(([.B21]-[.D21])/[.D21])" office:value-type="float" office:value="0.0000570129125598279" calcext:value-type="float">
            <text:p>5.70129125598279E-05</text:p>
          </table:table-cell>
          <table:table-cell table:number-columns-repeated="1018"/>
        </table:table-row>
        <table:table-row table:style-name="ro1">
          <table:table-cell table:formula="of:=VALUE([$from_incidence_20210205.A21])" office:value-type="date" office:date-value="2020-06-30" calcext:value-type="date">
            <text:p>30/06/20</text:p>
          </table:table-cell>
          <table:table-cell table:formula="of:=[$from_incidence_20210205.C21]" office:value-type="float" office:value="24334.7154809367" calcext:value-type="float">
            <text:p>24334.7154809367</text:p>
          </table:table-cell>
          <table:table-cell/>
          <table:table-cell table:formula="of:=[$prevalence_history_20210209.B3]" office:value-type="float" office:value="24334.153269098" calcext:value-type="float">
            <text:p>24334.153269098</text:p>
          </table:table-cell>
          <table:table-cell/>
          <table:table-cell table:formula="of:=ABS(([.B22]-[.D22])/[.D22])" office:value-type="float" office:value="0.0000231038176009087" calcext:value-type="float">
            <text:p>2.31038176009087E-05</text:p>
          </table:table-cell>
          <table:table-cell table:number-columns-repeated="1018"/>
        </table:table-row>
        <table:table-row table:style-name="ro1">
          <table:table-cell table:formula="of:=VALUE([$from_incidence_20210205.A22])" office:value-type="date" office:date-value="2020-07-01" calcext:value-type="date">
            <text:p>01/07/20</text:p>
          </table:table-cell>
          <table:table-cell table:formula="of:=[$from_incidence_20210205.C22]" office:value-type="float" office:value="23385.4552754226" calcext:value-type="float">
            <text:p>23385.4552754226</text:p>
          </table:table-cell>
          <table:table-cell/>
          <table:table-cell table:formula="of:=[$prevalence_history_20210209.B4]" office:value-type="float" office:value="23382.7345544326" calcext:value-type="float">
            <text:p>23382.7345544326</text:p>
          </table:table-cell>
          <table:table-cell/>
          <table:table-cell table:formula="of:=ABS(([.B23]-[.D23])/[.D23])" office:value-type="float" office:value="0.000116355979823017" calcext:value-type="float">
            <text:p>0.000116355979823017</text:p>
          </table:table-cell>
          <table:table-cell table:number-columns-repeated="1018"/>
        </table:table-row>
        <table:table-row table:style-name="ro1">
          <table:table-cell table:formula="of:=VALUE([$from_incidence_20210205.A23])" office:value-type="date" office:date-value="2020-07-02" calcext:value-type="date">
            <text:p>02/07/20</text:p>
          </table:table-cell>
          <table:table-cell table:formula="of:=[$from_incidence_20210205.C23]" office:value-type="float" office:value="22551.2001796845" calcext:value-type="float">
            <text:p>22551.2001796845</text:p>
          </table:table-cell>
          <table:table-cell/>
          <table:table-cell table:formula="of:=[$prevalence_history_20210209.B5]" office:value-type="float" office:value="22549.0147799204" calcext:value-type="float">
            <text:p>22549.0147799204</text:p>
          </table:table-cell>
          <table:table-cell/>
          <table:table-cell table:formula="of:=ABS(([.B24]-[.D24])/[.D24])" office:value-type="float" office:value="0.0000969177494177455" calcext:value-type="float">
            <text:p>9.69177494177455E-05</text:p>
          </table:table-cell>
          <table:table-cell table:number-columns-repeated="1018"/>
        </table:table-row>
        <table:table-row table:style-name="ro1">
          <table:table-cell table:formula="of:=VALUE([$from_incidence_20210205.A24])" office:value-type="date" office:date-value="2020-07-03" calcext:value-type="date">
            <text:p>03/07/20</text:p>
          </table:table-cell>
          <table:table-cell table:formula="of:=[$from_incidence_20210205.C24]" office:value-type="float" office:value="22052.3233758212" calcext:value-type="float">
            <text:p>22052.3233758212</text:p>
          </table:table-cell>
          <table:table-cell/>
          <table:table-cell table:formula="of:=[$prevalence_history_20210209.B6]" office:value-type="float" office:value="22050.8017684157" calcext:value-type="float">
            <text:p>22050.8017684157</text:p>
          </table:table-cell>
          <table:table-cell/>
          <table:table-cell table:formula="of:=ABS(([.B25]-[.D25])/[.D25])" office:value-type="float" office:value="0.0000690046294695116" calcext:value-type="float">
            <text:p>6.90046294695116E-05</text:p>
          </table:table-cell>
          <table:table-cell table:number-columns-repeated="1018"/>
        </table:table-row>
        <table:table-row table:style-name="ro1">
          <table:table-cell table:formula="of:=VALUE([$from_incidence_20210205.A25])" office:value-type="date" office:date-value="2020-07-04" calcext:value-type="date">
            <text:p>04/07/20</text:p>
          </table:table-cell>
          <table:table-cell table:formula="of:=[$from_incidence_20210205.C25]" office:value-type="float" office:value="21489.4252344321" calcext:value-type="float">
            <text:p>21489.4252344321</text:p>
          </table:table-cell>
          <table:table-cell/>
          <table:table-cell table:formula="of:=[$prevalence_history_20210209.B7]" office:value-type="float" office:value="21486.3967187493" calcext:value-type="float">
            <text:p>21486.3967187493</text:p>
          </table:table-cell>
          <table:table-cell/>
          <table:table-cell table:formula="of:=ABS(([.B26]-[.D26])/[.D26])" office:value-type="float" office:value="0.000140950375367518" calcext:value-type="float">
            <text:p>0.000140950375367518</text:p>
          </table:table-cell>
          <table:table-cell table:number-columns-repeated="1018"/>
        </table:table-row>
        <table:table-row table:style-name="ro1">
          <table:table-cell table:formula="of:=VALUE([$from_incidence_20210205.A26])" office:value-type="date" office:date-value="2020-07-05" calcext:value-type="date">
            <text:p>05/07/20</text:p>
          </table:table-cell>
          <table:table-cell table:formula="of:=[$from_incidence_20210205.C26]" office:value-type="float" office:value="20963.6674715032" calcext:value-type="float">
            <text:p>20963.6674715032</text:p>
          </table:table-cell>
          <table:table-cell/>
          <table:table-cell table:formula="of:=[$prevalence_history_20210209.B8]" office:value-type="float" office:value="20960.5984320645" calcext:value-type="float">
            <text:p>20960.5984320645</text:p>
          </table:table-cell>
          <table:table-cell/>
          <table:table-cell table:formula="of:=ABS(([.B27]-[.D27])/[.D27])" office:value-type="float" office:value="0.0001464194568994" calcext:value-type="float">
            <text:p>0.0001464194568994</text:p>
          </table:table-cell>
          <table:table-cell table:number-columns-repeated="1018"/>
        </table:table-row>
        <table:table-row table:style-name="ro1">
          <table:table-cell table:formula="of:=VALUE([$from_incidence_20210205.A27])" office:value-type="date" office:date-value="2020-07-06" calcext:value-type="date">
            <text:p>06/07/20</text:p>
          </table:table-cell>
          <table:table-cell table:formula="of:=[$from_incidence_20210205.C27]" office:value-type="float" office:value="20702.6109270594" calcext:value-type="float">
            <text:p>20702.6109270594</text:p>
          </table:table-cell>
          <table:table-cell/>
          <table:table-cell table:formula="of:=[$prevalence_history_20210209.B9]" office:value-type="float" office:value="20699.5041675688" calcext:value-type="float">
            <text:p>20699.5041675688</text:p>
          </table:table-cell>
          <table:table-cell/>
          <table:table-cell table:formula="of:=ABS(([.B28]-[.D28])/[.D28])" office:value-type="float" office:value="0.000150088594657793" calcext:value-type="float">
            <text:p>0.000150088594657793</text:p>
          </table:table-cell>
          <table:table-cell table:number-columns-repeated="1018"/>
        </table:table-row>
        <table:table-row table:style-name="ro1">
          <table:table-cell table:formula="of:=VALUE([$from_incidence_20210205.A28])" office:value-type="date" office:date-value="2020-07-07" calcext:value-type="date">
            <text:p>07/07/20</text:p>
          </table:table-cell>
          <table:table-cell table:formula="of:=[$from_incidence_20210205.C28]" office:value-type="float" office:value="20794.8075130552" calcext:value-type="float">
            <text:p>20794.8075130552</text:p>
          </table:table-cell>
          <table:table-cell/>
          <table:table-cell table:formula="of:=[$prevalence_history_20210209.B10]" office:value-type="float" office:value="20792.2865088132" calcext:value-type="float">
            <text:p>20792.2865088132</text:p>
          </table:table-cell>
          <table:table-cell/>
          <table:table-cell table:formula="of:=ABS(([.B29]-[.D29])/[.D29])" office:value-type="float" office:value="0.00012124709040297" calcext:value-type="float">
            <text:p>0.00012124709040297</text:p>
          </table:table-cell>
          <table:table-cell table:number-columns-repeated="1018"/>
        </table:table-row>
        <table:table-row table:style-name="ro1">
          <table:table-cell table:formula="of:=VALUE([$from_incidence_20210205.A29])" office:value-type="date" office:date-value="2020-07-08" calcext:value-type="date">
            <text:p>08/07/20</text:p>
          </table:table-cell>
          <table:table-cell table:formula="of:=[$from_incidence_20210205.C29]" office:value-type="float" office:value="20962.9533943512" calcext:value-type="float">
            <text:p>20962.9533943512</text:p>
          </table:table-cell>
          <table:table-cell/>
          <table:table-cell table:formula="of:=[$prevalence_history_20210209.B11]" office:value-type="float" office:value="20959.5552807842" calcext:value-type="float">
            <text:p>20959.5552807842</text:p>
          </table:table-cell>
          <table:table-cell/>
          <table:table-cell table:formula="of:=ABS(([.B30]-[.D30])/[.D30])" office:value-type="float" office:value="0.000162127178818316" calcext:value-type="float">
            <text:p>0.000162127178818316</text:p>
          </table:table-cell>
          <table:table-cell table:number-columns-repeated="1018"/>
        </table:table-row>
        <table:table-row table:style-name="ro1">
          <table:table-cell table:formula="of:=VALUE([$from_incidence_20210205.A30])" office:value-type="date" office:date-value="2020-07-09" calcext:value-type="date">
            <text:p>09/07/20</text:p>
          </table:table-cell>
          <table:table-cell table:formula="of:=[$from_incidence_20210205.C30]" office:value-type="float" office:value="21083.1148857319" calcext:value-type="float">
            <text:p>21083.1148857319</text:p>
          </table:table-cell>
          <table:table-cell/>
          <table:table-cell table:formula="of:=[$prevalence_history_20210209.B12]" office:value-type="float" office:value="21079.5059081281" calcext:value-type="float">
            <text:p>21079.5059081281</text:p>
          </table:table-cell>
          <table:table-cell/>
          <table:table-cell table:formula="of:=ABS(([.B31]-[.D31])/[.D31])" office:value-type="float" office:value="0.000171207884072152" calcext:value-type="float">
            <text:p>0.000171207884072152</text:p>
          </table:table-cell>
          <table:table-cell table:number-columns-repeated="1018"/>
        </table:table-row>
        <table:table-row table:style-name="ro1">
          <table:table-cell table:formula="of:=VALUE([$from_incidence_20210205.A31])" office:value-type="date" office:date-value="2020-07-10" calcext:value-type="date">
            <text:p>10/07/20</text:p>
          </table:table-cell>
          <table:table-cell table:formula="of:=[$from_incidence_20210205.C31]" office:value-type="float" office:value="21292.7025661183" calcext:value-type="float">
            <text:p>21292.7025661183</text:p>
          </table:table-cell>
          <table:table-cell/>
          <table:table-cell table:formula="of:=[$prevalence_history_20210209.B13]" office:value-type="float" office:value="21288.1253392425" calcext:value-type="float">
            <text:p>21288.1253392425</text:p>
          </table:table-cell>
          <table:table-cell/>
          <table:table-cell table:formula="of:=ABS(([.B32]-[.D32])/[.D32])" office:value-type="float" office:value="0.000215013149484186" calcext:value-type="float">
            <text:p>0.000215013149484186</text:p>
          </table:table-cell>
          <table:table-cell table:number-columns-repeated="1018"/>
        </table:table-row>
        <table:table-row table:style-name="ro1">
          <table:table-cell table:formula="of:=VALUE([$from_incidence_20210205.A32])" office:value-type="date" office:date-value="2020-07-11" calcext:value-type="date">
            <text:p>11/07/20</text:p>
          </table:table-cell>
          <table:table-cell table:formula="of:=[$from_incidence_20210205.C32]" office:value-type="float" office:value="21628.8009994946" calcext:value-type="float">
            <text:p>21628.8009994946</text:p>
          </table:table-cell>
          <table:table-cell/>
          <table:table-cell table:formula="of:=[$prevalence_history_20210209.B14]" office:value-type="float" office:value="21626.2568225264" calcext:value-type="float">
            <text:p>21626.2568225264</text:p>
          </table:table-cell>
          <table:table-cell/>
          <table:table-cell table:formula="of:=ABS(([.B33]-[.D33])/[.D33])" office:value-type="float" office:value="0.000117642964713034" calcext:value-type="float">
            <text:p>0.000117642964713034</text:p>
          </table:table-cell>
          <table:table-cell table:number-columns-repeated="1018"/>
        </table:table-row>
        <table:table-row table:style-name="ro1">
          <table:table-cell table:formula="of:=VALUE([$from_incidence_20210205.A33])" office:value-type="date" office:date-value="2020-07-12" calcext:value-type="date">
            <text:p>12/07/20</text:p>
          </table:table-cell>
          <table:table-cell table:formula="of:=[$from_incidence_20210205.C33]" office:value-type="float" office:value="22129.1279690045" calcext:value-type="float">
            <text:p>22129.1279690045</text:p>
          </table:table-cell>
          <table:table-cell/>
          <table:table-cell table:formula="of:=[$prevalence_history_20210209.B15]" office:value-type="float" office:value="22127.8925355962" calcext:value-type="float">
            <text:p>22127.8925355962</text:p>
          </table:table-cell>
          <table:table-cell/>
          <table:table-cell table:formula="of:=ABS(([.B34]-[.D34])/[.D34])" office:value-type="float" office:value="0.0000558314989231999" calcext:value-type="float">
            <text:p>0.0000558314989231999</text:p>
          </table:table-cell>
          <table:table-cell table:number-columns-repeated="1018"/>
        </table:table-row>
        <table:table-row table:style-name="ro1">
          <table:table-cell table:formula="of:=VALUE([$from_incidence_20210205.A34])" office:value-type="date" office:date-value="2020-07-13" calcext:value-type="date">
            <text:p>13/07/20</text:p>
          </table:table-cell>
          <table:table-cell table:formula="of:=[$from_incidence_20210205.C34]" office:value-type="float" office:value="22620.2838452468" calcext:value-type="float">
            <text:p>22620.2838452468</text:p>
          </table:table-cell>
          <table:table-cell/>
          <table:table-cell table:formula="of:=[$prevalence_history_20210209.B16]" office:value-type="float" office:value="22618.9943031625" calcext:value-type="float">
            <text:p>22618.9943031625</text:p>
          </table:table-cell>
          <table:table-cell/>
          <table:table-cell table:formula="of:=ABS(([.B35]-[.D35])/[.D35])" office:value-type="float" office:value="0.0000570114686357497" calcext:value-type="float">
            <text:p>5.70114686357497E-05</text:p>
          </table:table-cell>
          <table:table-cell table:number-columns-repeated="1018"/>
        </table:table-row>
        <table:table-row table:style-name="ro1">
          <table:table-cell table:formula="of:=VALUE([$from_incidence_20210205.A35])" office:value-type="date" office:date-value="2020-07-14" calcext:value-type="date">
            <text:p>14/07/20</text:p>
          </table:table-cell>
          <table:table-cell table:formula="of:=[$from_incidence_20210205.C35]" office:value-type="float" office:value="23066.012858667" calcext:value-type="float">
            <text:p>23066.012858667</text:p>
          </table:table-cell>
          <table:table-cell/>
          <table:table-cell table:formula="of:=[$prevalence_history_20210209.B17]" office:value-type="float" office:value="23064.1840934922" calcext:value-type="float">
            <text:p>23064.1840934922</text:p>
          </table:table-cell>
          <table:table-cell/>
          <table:table-cell table:formula="of:=ABS(([.B36]-[.D36])/[.D36])" office:value-type="float" office:value="0.0000792902609262949" calcext:value-type="float">
            <text:p>7.92902609262949E-05</text:p>
          </table:table-cell>
          <table:table-cell table:number-columns-repeated="1018"/>
        </table:table-row>
        <table:table-row table:style-name="ro1">
          <table:table-cell table:formula="of:=VALUE([$from_incidence_20210205.A36])" office:value-type="date" office:date-value="2020-07-15" calcext:value-type="date">
            <text:p>15/07/20</text:p>
          </table:table-cell>
          <table:table-cell table:formula="of:=[$from_incidence_20210205.C36]" office:value-type="float" office:value="23498.7345724072" calcext:value-type="float">
            <text:p>23498.7345724072</text:p>
          </table:table-cell>
          <table:table-cell/>
          <table:table-cell table:formula="of:=[$prevalence_history_20210209.B18]" office:value-type="float" office:value="23498.1448343382" calcext:value-type="float">
            <text:p>23498.1448343382</text:p>
          </table:table-cell>
          <table:table-cell/>
          <table:table-cell table:formula="of:=ABS(([.B37]-[.D37])/[.D37])" office:value-type="float" office:value="0.0000250972182341028" calcext:value-type="float">
            <text:p>2.50972182341028E-05</text:p>
          </table:table-cell>
          <table:table-cell table:number-columns-repeated="1018"/>
        </table:table-row>
        <table:table-row table:style-name="ro1">
          <table:table-cell table:formula="of:=VALUE([$from_incidence_20210205.A37])" office:value-type="date" office:date-value="2020-07-16" calcext:value-type="date">
            <text:p>16/07/20</text:p>
          </table:table-cell>
          <table:table-cell table:formula="of:=[$from_incidence_20210205.C37]" office:value-type="float" office:value="23704.5520804088" calcext:value-type="float">
            <text:p>23704.5520804088</text:p>
          </table:table-cell>
          <table:table-cell/>
          <table:table-cell table:formula="of:=[$prevalence_history_20210209.B19]" office:value-type="float" office:value="23702.8589768973" calcext:value-type="float">
            <text:p>23702.8589768973</text:p>
          </table:table-cell>
          <table:table-cell/>
          <table:table-cell table:formula="of:=ABS(([.B38]-[.D38])/[.D38])" office:value-type="float" office:value="0.0000714303499500995" calcext:value-type="float">
            <text:p>7.14303499500995E-05</text:p>
          </table:table-cell>
          <table:table-cell table:number-columns-repeated="1018"/>
        </table:table-row>
        <table:table-row table:style-name="ro1">
          <table:table-cell table:formula="of:=VALUE([$from_incidence_20210205.A38])" office:value-type="date" office:date-value="2020-07-17" calcext:value-type="date">
            <text:p>17/07/20</text:p>
          </table:table-cell>
          <table:table-cell table:formula="of:=[$from_incidence_20210205.C38]" office:value-type="float" office:value="24119.7939805716" calcext:value-type="float">
            <text:p>24119.7939805716</text:p>
          </table:table-cell>
          <table:table-cell/>
          <table:table-cell table:formula="of:=[$prevalence_history_20210209.B20]" office:value-type="float" office:value="24117.0858171023" calcext:value-type="float">
            <text:p>24117.0858171023</text:p>
          </table:table-cell>
          <table:table-cell/>
          <table:table-cell table:formula="of:=ABS(([.B39]-[.D39])/[.D39])" office:value-type="float" office:value="0.000112292317981922" calcext:value-type="float">
            <text:p>0.000112292317981922</text:p>
          </table:table-cell>
          <table:table-cell table:number-columns-repeated="1018"/>
        </table:table-row>
        <table:table-row table:style-name="ro1">
          <table:table-cell table:formula="of:=VALUE([$from_incidence_20210205.A39])" office:value-type="date" office:date-value="2020-07-18" calcext:value-type="date">
            <text:p>18/07/20</text:p>
          </table:table-cell>
          <table:table-cell table:formula="of:=[$from_incidence_20210205.C39]" office:value-type="float" office:value="24448.2147228929" calcext:value-type="float">
            <text:p>24448.2147228929</text:p>
          </table:table-cell>
          <table:table-cell/>
          <table:table-cell table:formula="of:=[$prevalence_history_20210209.B21]" office:value-type="float" office:value="24446.6665955949" calcext:value-type="float">
            <text:p>24446.6665955949</text:p>
          </table:table-cell>
          <table:table-cell/>
          <table:table-cell table:formula="of:=ABS(([.B40]-[.D40])/[.D40])" office:value-type="float" office:value="0.0000633267235830027" calcext:value-type="float">
            <text:p>6.33267235830027E-05</text:p>
          </table:table-cell>
          <table:table-cell table:number-columns-repeated="1018"/>
        </table:table-row>
        <table:table-row table:style-name="ro1">
          <table:table-cell table:formula="of:=VALUE([$from_incidence_20210205.A40])" office:value-type="date" office:date-value="2020-07-19" calcext:value-type="date">
            <text:p>19/07/20</text:p>
          </table:table-cell>
          <table:table-cell table:formula="of:=[$from_incidence_20210205.C40]" office:value-type="float" office:value="24715.2971531249" calcext:value-type="float">
            <text:p>24715.2971531249</text:p>
          </table:table-cell>
          <table:table-cell/>
          <table:table-cell table:formula="of:=[$prevalence_history_20210209.B22]" office:value-type="float" office:value="24713.6373350248" calcext:value-type="float">
            <text:p>24713.6373350248</text:p>
          </table:table-cell>
          <table:table-cell/>
          <table:table-cell table:formula="of:=ABS(([.B41]-[.D41])/[.D41])" office:value-type="float" office:value="0.0000671620319388073" calcext:value-type="float">
            <text:p>6.71620319388073E-05</text:p>
          </table:table-cell>
          <table:table-cell table:number-columns-repeated="1018"/>
        </table:table-row>
        <table:table-row table:style-name="ro1">
          <table:table-cell table:formula="of:=VALUE([$from_incidence_20210205.A41])" office:value-type="date" office:date-value="2020-07-20" calcext:value-type="date">
            <text:p>20/07/20</text:p>
          </table:table-cell>
          <table:table-cell table:formula="of:=[$from_incidence_20210205.C41]" office:value-type="float" office:value="25168.2296030097" calcext:value-type="float">
            <text:p>25168.2296030097</text:p>
          </table:table-cell>
          <table:table-cell/>
          <table:table-cell table:formula="of:=[$prevalence_history_20210209.B23]" office:value-type="float" office:value="25167.3291283757" calcext:value-type="float">
            <text:p>25167.3291283757</text:p>
          </table:table-cell>
          <table:table-cell/>
          <table:table-cell table:formula="of:=ABS(([.B42]-[.D42])/[.D42])" office:value-type="float" office:value="0.0000357795072122401" calcext:value-type="float">
            <text:p>3.57795072122401E-05</text:p>
          </table:table-cell>
          <table:table-cell table:number-columns-repeated="1018"/>
        </table:table-row>
        <table:table-row table:style-name="ro1">
          <table:table-cell table:formula="of:=VALUE([$from_incidence_20210205.A42])" office:value-type="date" office:date-value="2020-07-21" calcext:value-type="date">
            <text:p>21/07/20</text:p>
          </table:table-cell>
          <table:table-cell table:formula="of:=[$from_incidence_20210205.C42]" office:value-type="float" office:value="25454.1368409231" calcext:value-type="float">
            <text:p>25454.1368409231</text:p>
          </table:table-cell>
          <table:table-cell/>
          <table:table-cell table:formula="of:=[$prevalence_history_20210209.B24]" office:value-type="float" office:value="25453.9357124597" calcext:value-type="float">
            <text:p>25453.9357124597</text:p>
          </table:table-cell>
          <table:table-cell/>
          <table:table-cell table:formula="of:=ABS(([.B43]-[.D43])/[.D43])" office:value-type="float" office:value="0.00000790166462750796" calcext:value-type="float">
            <text:p>7.90166462750796E-06</text:p>
          </table:table-cell>
          <table:table-cell table:number-columns-repeated="1018"/>
        </table:table-row>
        <table:table-row table:style-name="ro1">
          <table:table-cell table:formula="of:=VALUE([$from_incidence_20210205.A43])" office:value-type="date" office:date-value="2020-07-22" calcext:value-type="date">
            <text:p>22/07/20</text:p>
          </table:table-cell>
          <table:table-cell table:formula="of:=[$from_incidence_20210205.C43]" office:value-type="float" office:value="25634.0659778764" calcext:value-type="float">
            <text:p>25634.0659778764</text:p>
          </table:table-cell>
          <table:table-cell/>
          <table:table-cell table:formula="of:=[$prevalence_history_20210209.B25]" office:value-type="float" office:value="25632.7225327526" calcext:value-type="float">
            <text:p>25632.7225327526</text:p>
          </table:table-cell>
          <table:table-cell/>
          <table:table-cell table:formula="of:=ABS(([.B44]-[.D44])/[.D44])" office:value-type="float" office:value="0.0000524113317301093" calcext:value-type="float">
            <text:p>5.24113317301093E-05</text:p>
          </table:table-cell>
          <table:table-cell table:number-columns-repeated="1018"/>
        </table:table-row>
        <table:table-row table:style-name="ro1">
          <table:table-cell table:formula="of:=VALUE([$from_incidence_20210205.A44])" office:value-type="date" office:date-value="2020-07-23" calcext:value-type="date">
            <text:p>23/07/20</text:p>
          </table:table-cell>
          <table:table-cell table:formula="of:=[$from_incidence_20210205.C44]" office:value-type="float" office:value="25742.6898759055" calcext:value-type="float">
            <text:p>25742.6898759055</text:p>
          </table:table-cell>
          <table:table-cell/>
          <table:table-cell table:formula="of:=[$prevalence_history_20210209.B26]" office:value-type="float" office:value="25742.9880493999" calcext:value-type="float">
            <text:p>25742.9880493999</text:p>
          </table:table-cell>
          <table:table-cell/>
          <table:table-cell table:formula="of:=ABS(([.B45]-[.D45])/[.D45])" office:value-type="float" office:value="0.0000115827072541147" calcext:value-type="float">
            <text:p>1.15827072541147E-05</text:p>
          </table:table-cell>
          <table:table-cell table:number-columns-repeated="1018"/>
        </table:table-row>
        <table:table-row table:style-name="ro1">
          <table:table-cell table:formula="of:=VALUE([$from_incidence_20210205.A45])" office:value-type="date" office:date-value="2020-07-24" calcext:value-type="date">
            <text:p>24/07/20</text:p>
          </table:table-cell>
          <table:table-cell table:formula="of:=[$from_incidence_20210205.C45]" office:value-type="float" office:value="25965.1338648998" calcext:value-type="float">
            <text:p>25965.1338648998</text:p>
          </table:table-cell>
          <table:table-cell/>
          <table:table-cell table:formula="of:=[$prevalence_history_20210209.B27]" office:value-type="float" office:value="25966.0264245104" calcext:value-type="float">
            <text:p>25966.0264245104</text:p>
          </table:table-cell>
          <table:table-cell/>
          <table:table-cell table:formula="of:=ABS(([.B46]-[.D46])/[.D46])" office:value-type="float" office:value="0.000034374131645247" calcext:value-type="float">
            <text:p>3.4374131645247E-05</text:p>
          </table:table-cell>
          <table:table-cell table:number-columns-repeated="1018"/>
        </table:table-row>
        <table:table-row table:style-name="ro1">
          <table:table-cell table:formula="of:=VALUE([$from_incidence_20210205.A46])" office:value-type="date" office:date-value="2020-07-25" calcext:value-type="date">
            <text:p>25/07/20</text:p>
          </table:table-cell>
          <table:table-cell table:formula="of:=[$from_incidence_20210205.C46]" office:value-type="float" office:value="26071.162839014" calcext:value-type="float">
            <text:p>26071.162839014</text:p>
          </table:table-cell>
          <table:table-cell/>
          <table:table-cell table:formula="of:=[$prevalence_history_20210209.B28]" office:value-type="float" office:value="26072.0180115971" calcext:value-type="float">
            <text:p>26072.0180115971</text:p>
          </table:table-cell>
          <table:table-cell/>
          <table:table-cell table:formula="of:=ABS(([.B47]-[.D47])/[.D47])" office:value-type="float" office:value="0.0000328003986014255" calcext:value-type="float">
            <text:p>3.28003986014255E-05</text:p>
          </table:table-cell>
          <table:table-cell table:number-columns-repeated="1018"/>
        </table:table-row>
        <table:table-row table:style-name="ro1">
          <table:table-cell table:formula="of:=VALUE([$from_incidence_20210205.A47])" office:value-type="date" office:date-value="2020-07-26" calcext:value-type="date">
            <text:p>26/07/20</text:p>
          </table:table-cell>
          <table:table-cell table:formula="of:=[$from_incidence_20210205.C47]" office:value-type="float" office:value="26100.7789320007" calcext:value-type="float">
            <text:p>26100.7789320007</text:p>
          </table:table-cell>
          <table:table-cell/>
          <table:table-cell table:formula="of:=[$prevalence_history_20210209.B29]" office:value-type="float" office:value="26102.0571944804" calcext:value-type="float">
            <text:p>26102.0571944804</text:p>
          </table:table-cell>
          <table:table-cell/>
          <table:table-cell table:formula="of:=ABS(([.B48]-[.D48])/[.D48])" office:value-type="float" office:value="0.0000489717139997343" calcext:value-type="float">
            <text:p>4.89717139997343E-05</text:p>
          </table:table-cell>
          <table:table-cell table:number-columns-repeated="1018"/>
        </table:table-row>
        <table:table-row table:style-name="ro1">
          <table:table-cell table:formula="of:=VALUE([$from_incidence_20210205.A48])" office:value-type="date" office:date-value="2020-07-27" calcext:value-type="date">
            <text:p>27/07/20</text:p>
          </table:table-cell>
          <table:table-cell table:formula="of:=[$from_incidence_20210205.C48]" office:value-type="float" office:value="25866.2489190859" calcext:value-type="float">
            <text:p>25866.2489190859</text:p>
          </table:table-cell>
          <table:table-cell/>
          <table:table-cell table:formula="of:=[$prevalence_history_20210209.B30]" office:value-type="float" office:value="25866.6596159769" calcext:value-type="float">
            <text:p>25866.6596159769</text:p>
          </table:table-cell>
          <table:table-cell/>
          <table:table-cell table:formula="of:=ABS(([.B49]-[.D49])/[.D49])" office:value-type="float" office:value="0.0000158774614566016" calcext:value-type="float">
            <text:p>1.58774614566016E-05</text:p>
          </table:table-cell>
          <table:table-cell table:number-columns-repeated="1018"/>
        </table:table-row>
        <table:table-row table:style-name="ro1">
          <table:table-cell table:formula="of:=VALUE([$from_incidence_20210205.A49])" office:value-type="date" office:date-value="2020-07-28" calcext:value-type="date">
            <text:p>28/07/20</text:p>
          </table:table-cell>
          <table:table-cell table:formula="of:=[$from_incidence_20210205.C49]" office:value-type="float" office:value="25682.0556460217" calcext:value-type="float">
            <text:p>25682.0556460217</text:p>
          </table:table-cell>
          <table:table-cell table:style-name="Default"/>
          <table:table-cell table:formula="of:=[$prevalence_history_20210209.B31]" office:value-type="float" office:value="25681.0019427879" calcext:value-type="float">
            <text:p>25681.0019427879</text:p>
          </table:table-cell>
          <table:table-cell/>
          <table:table-cell table:formula="of:=ABS(([.B50]-[.D50])/[.D50])" office:value-type="float" office:value="0.0000410304565259383" calcext:value-type="float">
            <text:p>4.10304565259383E-05</text:p>
          </table:table-cell>
          <table:table-cell table:number-columns-repeated="1018"/>
        </table:table-row>
        <table:table-row table:style-name="ro1">
          <table:table-cell table:formula="of:=VALUE([$from_incidence_20210205.A50])" office:value-type="date" office:date-value="2020-07-29" calcext:value-type="date">
            <text:p>29/07/20</text:p>
          </table:table-cell>
          <table:table-cell table:formula="of:=[$from_incidence_20210205.C50]" office:value-type="float" office:value="25660.7081812567" calcext:value-type="float">
            <text:p>25660.7081812567</text:p>
          </table:table-cell>
          <table:table-cell/>
          <table:table-cell table:formula="of:=[$prevalence_history_20210209.B32]" office:value-type="float" office:value="25658.8247892397" calcext:value-type="float">
            <text:p>25658.8247892397</text:p>
          </table:table-cell>
          <table:table-cell/>
          <table:table-cell table:formula="of:=ABS(([.B51]-[.D51])/[.D51])" office:value-type="float" office:value="0.0000734013358912954" calcext:value-type="float">
            <text:p>7.34013358912954E-05</text:p>
          </table:table-cell>
          <table:table-cell table:number-columns-repeated="1018"/>
        </table:table-row>
        <table:table-row table:style-name="ro1">
          <table:table-cell table:formula="of:=VALUE([$from_incidence_20210205.A51])" office:value-type="date" office:date-value="2020-07-30" calcext:value-type="date">
            <text:p>30/07/20</text:p>
          </table:table-cell>
          <table:table-cell table:formula="of:=[$from_incidence_20210205.C51]" office:value-type="float" office:value="25540.5336066034" calcext:value-type="float">
            <text:p>25540.5336066034</text:p>
          </table:table-cell>
          <table:table-cell table:formula="of:=[$from_incidence_history_20210209.C1]" office:value-type="float" office:value="25537.977305659" calcext:value-type="float">
            <text:p>25537.977305659</text:p>
          </table:table-cell>
          <table:table-cell table:formula="of:=[$prevalence_history_20210209.B33]" office:value-type="float" office:value="25537.977305659" calcext:value-type="float">
            <text:p>25537.977305659</text:p>
          </table:table-cell>
          <table:table-cell/>
          <table:table-cell table:formula="of:=ABS(([.B52]-[.D52])/[.D52])" office:value-type="float" office:value="0.000100098019267753" calcext:value-type="float">
            <text:p>0.000100098019267753</text:p>
          </table:table-cell>
          <table:table-cell table:formula="of:=ABS(([.C52]-[.D52])/[.D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52])" office:value-type="date" office:date-value="2020-07-31" calcext:value-type="date">
            <text:p>31/07/20</text:p>
          </table:table-cell>
          <table:table-cell table:formula="of:=[$from_incidence_20210205.C52]" office:value-type="float" office:value="25204.7410298164" calcext:value-type="float">
            <text:p>25204.7410298164</text:p>
          </table:table-cell>
          <table:table-cell table:formula="of:=[$from_incidence_history_20210209.C2]" office:value-type="float" office:value="25202.0169225471" calcext:value-type="float">
            <text:p>25202.0169225471</text:p>
          </table:table-cell>
          <table:table-cell table:formula="of:=[$prevalence_history_20210209.B34]" office:value-type="float" office:value="25202.0169225471" calcext:value-type="float">
            <text:p>25202.0169225471</text:p>
          </table:table-cell>
          <table:table-cell/>
          <table:table-cell table:formula="of:=ABS(([.B53]-[.D53])/[.D53])" office:value-type="float" office:value="0.000108090843589755" calcext:value-type="float">
            <text:p>0.000108090843589755</text:p>
          </table:table-cell>
          <table:table-cell table:formula="of:=ABS(([.C53]-[.D53])/[.D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53])" office:value-type="date" office:date-value="2020-08-01" calcext:value-type="date">
            <text:p>01/08/20</text:p>
          </table:table-cell>
          <table:table-cell table:formula="of:=[$from_incidence_20210205.C53]" office:value-type="float" office:value="24787.1501488012" calcext:value-type="float">
            <text:p>24787.1501488012</text:p>
          </table:table-cell>
          <table:table-cell table:formula="of:=[$from_incidence_history_20210209.C3]" office:value-type="float" office:value="24784.004775463" calcext:value-type="float">
            <text:p>24784.004775463</text:p>
          </table:table-cell>
          <table:table-cell table:formula="of:=[$prevalence_history_20210209.B35]" office:value-type="float" office:value="24784.004775463" calcext:value-type="float">
            <text:p>24784.004775463</text:p>
          </table:table-cell>
          <table:table-cell/>
          <table:table-cell table:formula="of:=ABS(([.B54]-[.D54])/[.D54])" office:value-type="float" office:value="0.000126911423988262" calcext:value-type="float">
            <text:p>0.000126911423988262</text:p>
          </table:table-cell>
          <table:table-cell table:formula="of:=ABS(([.C54]-[.D54])/[.D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54])" office:value-type="date" office:date-value="2020-08-02" calcext:value-type="date">
            <text:p>02/08/20</text:p>
          </table:table-cell>
          <table:table-cell table:formula="of:=[$from_incidence_20210205.C54]" office:value-type="float" office:value="24263.7272165759" calcext:value-type="float">
            <text:p>24263.7272165759</text:p>
          </table:table-cell>
          <table:table-cell table:formula="of:=[$from_incidence_history_20210209.C4]" office:value-type="float" office:value="24260.6591403783" calcext:value-type="float">
            <text:p>24260.6591403783</text:p>
          </table:table-cell>
          <table:table-cell table:formula="of:=[$prevalence_history_20210209.B36]" office:value-type="float" office:value="24260.6591403783" calcext:value-type="float">
            <text:p>24260.6591403783</text:p>
          </table:table-cell>
          <table:table-cell/>
          <table:table-cell table:formula="of:=ABS(([.B55]-[.D55])/[.D55])" office:value-type="float" office:value="0.000126463018989193" calcext:value-type="float">
            <text:p>0.000126463018989193</text:p>
          </table:table-cell>
          <table:table-cell table:formula="of:=ABS(([.C55]-[.D55])/[.D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55])" office:value-type="date" office:date-value="2020-08-03" calcext:value-type="date">
            <text:p>03/08/20</text:p>
          </table:table-cell>
          <table:table-cell table:formula="of:=[$from_incidence_20210205.C55]" office:value-type="float" office:value="23838.9242517828" calcext:value-type="float">
            <text:p>23838.9242517828</text:p>
          </table:table-cell>
          <table:table-cell table:formula="of:=[$from_incidence_history_20210209.C5]" office:value-type="float" office:value="23835.3444652537" calcext:value-type="float">
            <text:p>23835.3444652537</text:p>
          </table:table-cell>
          <table:table-cell table:formula="of:=[$prevalence_history_20210209.B37]" office:value-type="float" office:value="23835.3444652537" calcext:value-type="float">
            <text:p>23835.3444652537</text:p>
          </table:table-cell>
          <table:table-cell/>
          <table:table-cell table:formula="of:=ABS(([.B56]-[.D56])/[.D56])" office:value-type="float" office:value="0.000150188160038971" calcext:value-type="float">
            <text:p>0.000150188160038971</text:p>
          </table:table-cell>
          <table:table-cell table:formula="of:=ABS(([.C56]-[.D56])/[.D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56])" office:value-type="date" office:date-value="2020-08-04" calcext:value-type="date">
            <text:p>04/08/20</text:p>
          </table:table-cell>
          <table:table-cell table:formula="of:=[$from_incidence_20210205.C56]" office:value-type="float" office:value="23395.6072772194" calcext:value-type="float">
            <text:p>23395.6072772194</text:p>
          </table:table-cell>
          <table:table-cell table:formula="of:=[$from_incidence_history_20210209.C6]" office:value-type="float" office:value="23391.9281295692" calcext:value-type="float">
            <text:p>23391.9281295692</text:p>
          </table:table-cell>
          <table:table-cell table:formula="of:=[$prevalence_history_20210209.B38]" office:value-type="float" office:value="23391.9281295691" calcext:value-type="float">
            <text:p>23391.9281295691</text:p>
          </table:table-cell>
          <table:table-cell/>
          <table:table-cell table:formula="of:=ABS(([.B57]-[.D57])/[.D57])" office:value-type="float" office:value="0.000157282787031006" calcext:value-type="float">
            <text:p>0.000157282787031006</text:p>
          </table:table-cell>
          <table:table-cell table:formula="of:=ABS(([.C57]-[.D57])/[.D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57])" office:value-type="date" office:date-value="2020-08-05" calcext:value-type="date">
            <text:p>05/08/20</text:p>
          </table:table-cell>
          <table:table-cell table:formula="of:=[$from_incidence_20210205.C57]" office:value-type="float" office:value="22924.1423999102" calcext:value-type="float">
            <text:p>22924.1423999102</text:p>
          </table:table-cell>
          <table:table-cell table:formula="of:=[$from_incidence_history_20210209.C7]" office:value-type="float" office:value="22921.1994468611" calcext:value-type="float">
            <text:p>22921.1994468611</text:p>
          </table:table-cell>
          <table:table-cell table:formula="of:=[$prevalence_history_20210209.B39]" office:value-type="float" office:value="22921.1994468611" calcext:value-type="float">
            <text:p>22921.1994468611</text:p>
          </table:table-cell>
          <table:table-cell/>
          <table:table-cell table:formula="of:=ABS(([.B58]-[.D58])/[.D58])" office:value-type="float" office:value="0.000128394373770674" calcext:value-type="float">
            <text:p>0.000128394373770674</text:p>
          </table:table-cell>
          <table:table-cell table:formula="of:=ABS(([.C58]-[.D58])/[.D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58])" office:value-type="date" office:date-value="2020-08-06" calcext:value-type="date">
            <text:p>06/08/20</text:p>
          </table:table-cell>
          <table:table-cell table:formula="of:=[$from_incidence_20210205.C58]" office:value-type="float" office:value="22396.009938795" calcext:value-type="float">
            <text:p>22396.009938795</text:p>
          </table:table-cell>
          <table:table-cell table:formula="of:=[$from_incidence_history_20210209.C8]" office:value-type="float" office:value="22394.1264391759" calcext:value-type="float">
            <text:p>22394.1264391759</text:p>
          </table:table-cell>
          <table:table-cell table:formula="of:=[$prevalence_history_20210209.B40]" office:value-type="float" office:value="22394.1264391759" calcext:value-type="float">
            <text:p>22394.1264391759</text:p>
          </table:table-cell>
          <table:table-cell/>
          <table:table-cell table:formula="of:=ABS(([.B59]-[.D59])/[.D59])" office:value-type="float" office:value="0.0000841068582984025" calcext:value-type="float">
            <text:p>8.41068582984025E-05</text:p>
          </table:table-cell>
          <table:table-cell table:formula="of:=ABS(([.C59]-[.D59])/[.D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59])" office:value-type="date" office:date-value="2020-08-07" calcext:value-type="date">
            <text:p>07/08/20</text:p>
          </table:table-cell>
          <table:table-cell table:formula="of:=[$from_incidence_20210205.C59]" office:value-type="float" office:value="21985.2466730305" calcext:value-type="float">
            <text:p>21985.2466730305</text:p>
          </table:table-cell>
          <table:table-cell table:formula="of:=[$from_incidence_history_20210209.C9]" office:value-type="float" office:value="21982.9864631731" calcext:value-type="float">
            <text:p>21982.9864631731</text:p>
          </table:table-cell>
          <table:table-cell table:formula="of:=[$prevalence_history_20210209.B41]" office:value-type="float" office:value="21982.9864631731" calcext:value-type="float">
            <text:p>21982.9864631731</text:p>
          </table:table-cell>
          <table:table-cell/>
          <table:table-cell table:formula="of:=ABS(([.B60]-[.D60])/[.D60])" office:value-type="float" office:value="0.000102816323940492" calcext:value-type="float">
            <text:p>0.000102816323940492</text:p>
          </table:table-cell>
          <table:table-cell table:formula="of:=ABS(([.C60]-[.D60])/[.D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60])" office:value-type="date" office:date-value="2020-08-08" calcext:value-type="date">
            <text:p>08/08/20</text:p>
          </table:table-cell>
          <table:table-cell table:formula="of:=[$from_incidence_20210205.C60]" office:value-type="float" office:value="21588.0996687068" calcext:value-type="float">
            <text:p>21588.0996687068</text:p>
          </table:table-cell>
          <table:table-cell table:formula="of:=[$from_incidence_history_20210209.C10]" office:value-type="float" office:value="21587.567501696" calcext:value-type="float">
            <text:p>21587.567501696</text:p>
          </table:table-cell>
          <table:table-cell table:formula="of:=[$prevalence_history_20210209.B42]" office:value-type="float" office:value="21587.567501696" calcext:value-type="float">
            <text:p>21587.567501696</text:p>
          </table:table-cell>
          <table:table-cell/>
          <table:table-cell table:formula="of:=ABS(([.B61]-[.D61])/[.D61])" office:value-type="float" office:value="0.0000246515505204834" calcext:value-type="float">
            <text:p>2.46515505204834E-05</text:p>
          </table:table-cell>
          <table:table-cell table:formula="of:=ABS(([.C61]-[.D61])/[.D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61])" office:value-type="date" office:date-value="2020-08-09" calcext:value-type="date">
            <text:p>09/08/20</text:p>
          </table:table-cell>
          <table:table-cell table:formula="of:=[$from_incidence_20210205.C61]" office:value-type="float" office:value="20922.250547476" calcext:value-type="float">
            <text:p>20922.250547476</text:p>
          </table:table-cell>
          <table:table-cell table:formula="of:=[$from_incidence_history_20210209.C11]" office:value-type="float" office:value="20923.1895646262" calcext:value-type="float">
            <text:p>20923.1895646262</text:p>
          </table:table-cell>
          <table:table-cell table:formula="of:=[$prevalence_history_20210209.B43]" office:value-type="float" office:value="20923.1895646262" calcext:value-type="float">
            <text:p>20923.1895646262</text:p>
          </table:table-cell>
          <table:table-cell/>
          <table:table-cell table:formula="of:=ABS(([.B62]-[.D62])/[.D62])" office:value-type="float" office:value="0.0000448792545370686" calcext:value-type="float">
            <text:p>4.48792545370686E-05</text:p>
          </table:table-cell>
          <table:table-cell table:formula="of:=ABS(([.C62]-[.D62])/[.D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62])" office:value-type="date" office:date-value="2020-08-10" calcext:value-type="date">
            <text:p>10/08/20</text:p>
          </table:table-cell>
          <table:table-cell table:formula="of:=[$from_incidence_20210205.C62]" office:value-type="float" office:value="20298.2836767926" calcext:value-type="float">
            <text:p>20298.2836767926</text:p>
          </table:table-cell>
          <table:table-cell table:formula="of:=[$from_incidence_history_20210209.C12]" office:value-type="float" office:value="20299.5056615944" calcext:value-type="float">
            <text:p>20299.5056615944</text:p>
          </table:table-cell>
          <table:table-cell table:formula="of:=[$prevalence_history_20210209.B44]" office:value-type="float" office:value="20299.5056615944" calcext:value-type="float">
            <text:p>20299.5056615944</text:p>
          </table:table-cell>
          <table:table-cell/>
          <table:table-cell table:formula="of:=ABS(([.B63]-[.D63])/[.D63])" office:value-type="float" office:value="0.0000601977615650392" calcext:value-type="float">
            <text:p>6.01977615650392E-05</text:p>
          </table:table-cell>
          <table:table-cell table:formula="of:=ABS(([.C63]-[.D63])/[.D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63])" office:value-type="date" office:date-value="2020-08-11" calcext:value-type="date">
            <text:p>11/08/20</text:p>
          </table:table-cell>
          <table:table-cell table:formula="of:=[$from_incidence_20210205.C63]" office:value-type="float" office:value="19788.6826885283" calcext:value-type="float">
            <text:p>19788.6826885283</text:p>
          </table:table-cell>
          <table:table-cell table:formula="of:=[$from_incidence_history_20210209.C13]" office:value-type="float" office:value="19789.8117457432" calcext:value-type="float">
            <text:p>19789.8117457432</text:p>
          </table:table-cell>
          <table:table-cell table:formula="of:=[$prevalence_history_20210209.B45]" office:value-type="float" office:value="19789.8117457432" calcext:value-type="float">
            <text:p>19789.8117457432</text:p>
          </table:table-cell>
          <table:table-cell/>
          <table:table-cell table:formula="of:=ABS(([.B64]-[.D64])/[.D64])" office:value-type="float" office:value="0.0000570524484732412" calcext:value-type="float">
            <text:p>5.70524484732412E-05</text:p>
          </table:table-cell>
          <table:table-cell table:formula="of:=ABS(([.C64]-[.D64])/[.D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64])" office:value-type="date" office:date-value="2020-08-12" calcext:value-type="date">
            <text:p>12/08/20</text:p>
          </table:table-cell>
          <table:table-cell table:formula="of:=[$from_incidence_20210205.C64]" office:value-type="float" office:value="19062.6032904711" calcext:value-type="float">
            <text:p>19062.6032904711</text:p>
          </table:table-cell>
          <table:table-cell table:formula="of:=[$from_incidence_history_20210209.C14]" office:value-type="float" office:value="19065.3475527653" calcext:value-type="float">
            <text:p>19065.3475527653</text:p>
          </table:table-cell>
          <table:table-cell table:formula="of:=[$prevalence_history_20210209.B46]" office:value-type="float" office:value="19065.3475527653" calcext:value-type="float">
            <text:p>19065.3475527653</text:p>
          </table:table-cell>
          <table:table-cell/>
          <table:table-cell table:formula="of:=ABS(([.B65]-[.D65])/[.D65])" office:value-type="float" office:value="0.000143939798976189" calcext:value-type="float">
            <text:p>0.000143939798976189</text:p>
          </table:table-cell>
          <table:table-cell table:formula="of:=ABS(([.C65]-[.D65])/[.D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65])" office:value-type="date" office:date-value="2020-08-13" calcext:value-type="date">
            <text:p>13/08/20</text:p>
          </table:table-cell>
          <table:table-cell table:formula="of:=[$from_incidence_20210205.C65]" office:value-type="float" office:value="18396.8684934584" calcext:value-type="float">
            <text:p>18396.8684934584</text:p>
          </table:table-cell>
          <table:table-cell table:formula="of:=[$from_incidence_history_20210209.C15]" office:value-type="float" office:value="18398.9101312214" calcext:value-type="float">
            <text:p>18398.9101312214</text:p>
          </table:table-cell>
          <table:table-cell table:formula="of:=[$prevalence_history_20210209.B47]" office:value-type="float" office:value="18398.9101312214" calcext:value-type="float">
            <text:p>18398.9101312214</text:p>
          </table:table-cell>
          <table:table-cell/>
          <table:table-cell table:formula="of:=ABS(([.B66]-[.D66])/[.D66])" office:value-type="float" office:value="0.000110965146762291" calcext:value-type="float">
            <text:p>0.000110965146762291</text:p>
          </table:table-cell>
          <table:table-cell table:formula="of:=ABS(([.C66]-[.D66])/[.D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66])" office:value-type="date" office:date-value="2020-08-14" calcext:value-type="date">
            <text:p>14/08/20</text:p>
          </table:table-cell>
          <table:table-cell table:formula="of:=[$from_incidence_20210205.C66]" office:value-type="float" office:value="17786.7482171936" calcext:value-type="float">
            <text:p>17786.7482171936</text:p>
          </table:table-cell>
          <table:table-cell table:formula="of:=[$from_incidence_history_20210209.C16]" office:value-type="float" office:value="17789.2314597893" calcext:value-type="float">
            <text:p>17789.2314597893</text:p>
          </table:table-cell>
          <table:table-cell table:formula="of:=[$prevalence_history_20210209.B48]" office:value-type="float" office:value="17789.2314597893" calcext:value-type="float">
            <text:p>17789.2314597893</text:p>
          </table:table-cell>
          <table:table-cell/>
          <table:table-cell table:formula="of:=ABS(([.B67]-[.D67])/[.D67])" office:value-type="float" office:value="0.000139592460827757" calcext:value-type="float">
            <text:p>0.000139592460827757</text:p>
          </table:table-cell>
          <table:table-cell table:formula="of:=ABS(([.C67]-[.D67])/[.D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67])" office:value-type="date" office:date-value="2020-08-15" calcext:value-type="date">
            <text:p>15/08/20</text:p>
          </table:table-cell>
          <table:table-cell table:formula="of:=[$from_incidence_20210205.C67]" office:value-type="float" office:value="17302.4366893144" calcext:value-type="float">
            <text:p>17302.4366893144</text:p>
          </table:table-cell>
          <table:table-cell table:formula="of:=[$from_incidence_history_20210209.C17]" office:value-type="float" office:value="17304.5582184414" calcext:value-type="float">
            <text:p>17304.5582184414</text:p>
          </table:table-cell>
          <table:table-cell table:formula="of:=[$prevalence_history_20210209.B49]" office:value-type="float" office:value="17304.5582184414" calcext:value-type="float">
            <text:p>17304.5582184414</text:p>
          </table:table-cell>
          <table:table-cell/>
          <table:table-cell table:formula="of:=ABS(([.B68]-[.D68])/[.D68])" office:value-type="float" office:value="0.000122599438840604" calcext:value-type="float">
            <text:p>0.000122599438840604</text:p>
          </table:table-cell>
          <table:table-cell table:formula="of:=ABS(([.C68]-[.D68])/[.D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68])" office:value-type="date" office:date-value="2020-08-16" calcext:value-type="date">
            <text:p>16/08/20</text:p>
          </table:table-cell>
          <table:table-cell table:formula="of:=[$from_incidence_20210205.C68]" office:value-type="float" office:value="16764.2923241058" calcext:value-type="float">
            <text:p>16764.2923241058</text:p>
          </table:table-cell>
          <table:table-cell table:formula="of:=[$from_incidence_history_20210209.C18]" office:value-type="float" office:value="16767.129435447" calcext:value-type="float">
            <text:p>16767.129435447</text:p>
          </table:table-cell>
          <table:table-cell table:formula="of:=[$prevalence_history_20210209.B50]" office:value-type="float" office:value="16767.129435447" calcext:value-type="float">
            <text:p>16767.129435447</text:p>
          </table:table-cell>
          <table:table-cell/>
          <table:table-cell table:formula="of:=ABS(([.B69]-[.D69])/[.D69])" office:value-type="float" office:value="0.000169206741806804" calcext:value-type="float">
            <text:p>0.000169206741806804</text:p>
          </table:table-cell>
          <table:table-cell table:formula="of:=ABS(([.C69]-[.D69])/[.D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69])" office:value-type="date" office:date-value="2020-08-17" calcext:value-type="date">
            <text:p>17/08/20</text:p>
          </table:table-cell>
          <table:table-cell table:formula="of:=[$from_incidence_20210205.C69]" office:value-type="float" office:value="16195.9110000562" calcext:value-type="float">
            <text:p>16195.9110000562</text:p>
          </table:table-cell>
          <table:table-cell table:formula="of:=[$from_incidence_history_20210209.C19]" office:value-type="float" office:value="16198.7890956484" calcext:value-type="float">
            <text:p>16198.7890956484</text:p>
          </table:table-cell>
          <table:table-cell table:formula="of:=[$prevalence_history_20210209.B51]" office:value-type="float" office:value="16198.7890956484" calcext:value-type="float">
            <text:p>16198.7890956484</text:p>
          </table:table-cell>
          <table:table-cell/>
          <table:table-cell table:formula="of:=ABS(([.B70]-[.D70])/[.D70])" office:value-type="float" office:value="0.000177673502334237" calcext:value-type="float">
            <text:p>0.000177673502334237</text:p>
          </table:table-cell>
          <table:table-cell table:formula="of:=ABS(([.C70]-[.D70])/[.D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70])" office:value-type="date" office:date-value="2020-08-18" calcext:value-type="date">
            <text:p>18/08/20</text:p>
          </table:table-cell>
          <table:table-cell table:formula="of:=[$from_incidence_20210205.C70]" office:value-type="float" office:value="15750.0948958392" calcext:value-type="float">
            <text:p>15750.0948958392</text:p>
          </table:table-cell>
          <table:table-cell table:formula="of:=[$from_incidence_history_20210209.C20]" office:value-type="float" office:value="15753.6575328172" calcext:value-type="float">
            <text:p>15753.6575328172</text:p>
          </table:table-cell>
          <table:table-cell table:formula="of:=[$prevalence_history_20210209.B52]" office:value-type="float" office:value="15753.6575328171" calcext:value-type="float">
            <text:p>15753.6575328171</text:p>
          </table:table-cell>
          <table:table-cell/>
          <table:table-cell table:formula="of:=ABS(([.B71]-[.D71])/[.D71])" office:value-type="float" office:value="0.000226146656452237" calcext:value-type="float">
            <text:p>0.000226146656452237</text:p>
          </table:table-cell>
          <table:table-cell table:formula="of:=ABS(([.C71]-[.D71])/[.D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71])" office:value-type="date" office:date-value="2020-08-19" calcext:value-type="date">
            <text:p>19/08/20</text:p>
          </table:table-cell>
          <table:table-cell table:formula="of:=[$from_incidence_20210205.C71]" office:value-type="float" office:value="15567.4612274693" calcext:value-type="float">
            <text:p>15567.4612274693</text:p>
          </table:table-cell>
          <table:table-cell table:formula="of:=[$from_incidence_history_20210209.C21]" office:value-type="float" office:value="15571.0593098844" calcext:value-type="float">
            <text:p>15571.0593098844</text:p>
          </table:table-cell>
          <table:table-cell table:formula="of:=[$prevalence_history_20210209.B53]" office:value-type="float" office:value="15571.0593098844" calcext:value-type="float">
            <text:p>15571.0593098844</text:p>
          </table:table-cell>
          <table:table-cell/>
          <table:table-cell table:formula="of:=ABS(([.B72]-[.D72])/[.D72])" office:value-type="float" office:value="0.000231074992618854" calcext:value-type="float">
            <text:p>0.000231074992618854</text:p>
          </table:table-cell>
          <table:table-cell table:formula="of:=ABS(([.C72]-[.D72])/[.D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72])" office:value-type="date" office:date-value="2020-08-20" calcext:value-type="date">
            <text:p>20/08/20</text:p>
          </table:table-cell>
          <table:table-cell table:formula="of:=[$from_incidence_20210205.C72]" office:value-type="float" office:value="15360.6227750014" calcext:value-type="float">
            <text:p>15360.6227750014</text:p>
          </table:table-cell>
          <table:table-cell table:formula="of:=[$from_incidence_history_20210209.C22]" office:value-type="float" office:value="15364.7496588067" calcext:value-type="float">
            <text:p>15364.7496588067</text:p>
          </table:table-cell>
          <table:table-cell table:formula="of:=[$prevalence_history_20210209.B54]" office:value-type="float" office:value="15364.7496588067" calcext:value-type="float">
            <text:p>15364.7496588067</text:p>
          </table:table-cell>
          <table:table-cell/>
          <table:table-cell table:formula="of:=ABS(([.B73]-[.D73])/[.D73])" office:value-type="float" office:value="0.000268594275660433" calcext:value-type="float">
            <text:p>0.000268594275660433</text:p>
          </table:table-cell>
          <table:table-cell table:formula="of:=ABS(([.C73]-[.D73])/[.D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73])" office:value-type="date" office:date-value="2020-08-21" calcext:value-type="date">
            <text:p>21/08/20</text:p>
          </table:table-cell>
          <table:table-cell table:formula="of:=[$from_incidence_20210205.C73]" office:value-type="float" office:value="15234.6738166096" calcext:value-type="float">
            <text:p>15234.6738166096</text:p>
          </table:table-cell>
          <table:table-cell table:formula="of:=[$from_incidence_history_20210209.C23]" office:value-type="float" office:value="15238.3208012941" calcext:value-type="float">
            <text:p>15238.3208012941</text:p>
          </table:table-cell>
          <table:table-cell table:formula="of:=[$prevalence_history_20210209.B55]" office:value-type="float" office:value="15238.3208012941" calcext:value-type="float">
            <text:p>15238.3208012941</text:p>
          </table:table-cell>
          <table:table-cell/>
          <table:table-cell table:formula="of:=ABS(([.B74]-[.D74])/[.D74])" office:value-type="float" office:value="0.000239329827222086" calcext:value-type="float">
            <text:p>0.000239329827222086</text:p>
          </table:table-cell>
          <table:table-cell table:formula="of:=ABS(([.C74]-[.D74])/[.D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74])" office:value-type="date" office:date-value="2020-08-22" calcext:value-type="date">
            <text:p>22/08/20</text:p>
          </table:table-cell>
          <table:table-cell table:formula="of:=[$from_incidence_20210205.C74]" office:value-type="float" office:value="15104.1435790892" calcext:value-type="float">
            <text:p>15104.1435790892</text:p>
          </table:table-cell>
          <table:table-cell table:formula="of:=[$from_incidence_history_20210209.C24]" office:value-type="float" office:value="15106.4985391137" calcext:value-type="float">
            <text:p>15106.4985391137</text:p>
          </table:table-cell>
          <table:table-cell table:formula="of:=[$prevalence_history_20210209.B56]" office:value-type="float" office:value="15106.4985391137" calcext:value-type="float">
            <text:p>15106.4985391137</text:p>
          </table:table-cell>
          <table:table-cell/>
          <table:table-cell table:formula="of:=ABS(([.B75]-[.D75])/[.D75])" office:value-type="float" office:value="0.00015589052739999" calcext:value-type="float">
            <text:p>0.00015589052739999</text:p>
          </table:table-cell>
          <table:table-cell table:formula="of:=ABS(([.C75]-[.D75])/[.D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75])" office:value-type="date" office:date-value="2020-08-23" calcext:value-type="date">
            <text:p>23/08/20</text:p>
          </table:table-cell>
          <table:table-cell table:formula="of:=[$from_incidence_20210205.C75]" office:value-type="float" office:value="14954.8518726487" calcext:value-type="float">
            <text:p>14954.8518726487</text:p>
          </table:table-cell>
          <table:table-cell table:formula="of:=[$from_incidence_history_20210209.C25]" office:value-type="float" office:value="14955.5917282675" calcext:value-type="float">
            <text:p>14955.5917282675</text:p>
          </table:table-cell>
          <table:table-cell table:formula="of:=[$prevalence_history_20210209.B57]" office:value-type="float" office:value="14955.5917282675" calcext:value-type="float">
            <text:p>14955.5917282675</text:p>
          </table:table-cell>
          <table:table-cell/>
          <table:table-cell table:formula="of:=ABS(([.B76]-[.D76])/[.D76])" office:value-type="float" office:value="0.0000494701668974346" calcext:value-type="float">
            <text:p>4.94701668974346E-05</text:p>
          </table:table-cell>
          <table:table-cell table:formula="of:=ABS(([.C76]-[.D76])/[.D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76])" office:value-type="date" office:date-value="2020-08-24" calcext:value-type="date">
            <text:p>24/08/20</text:p>
          </table:table-cell>
          <table:table-cell table:formula="of:=[$from_incidence_20210205.C76]" office:value-type="float" office:value="14957.4533662755" calcext:value-type="float">
            <text:p>14957.4533662755</text:p>
          </table:table-cell>
          <table:table-cell table:formula="of:=[$from_incidence_history_20210209.C26]" office:value-type="float" office:value="14957.3511143769" calcext:value-type="float">
            <text:p>14957.3511143769</text:p>
          </table:table-cell>
          <table:table-cell table:formula="of:=[$prevalence_history_20210209.B58]" office:value-type="float" office:value="14957.3511143769" calcext:value-type="float">
            <text:p>14957.3511143769</text:p>
          </table:table-cell>
          <table:table-cell/>
          <table:table-cell table:formula="of:=ABS(([.B77]-[.D77])/[.D77])" office:value-type="float" office:value="0.00000683623041509755" calcext:value-type="float">
            <text:p>6.83623041509755E-06</text:p>
          </table:table-cell>
          <table:table-cell table:formula="of:=ABS(([.C77]-[.D77])/[.D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77])" office:value-type="date" office:date-value="2020-08-25" calcext:value-type="date">
            <text:p>25/08/20</text:p>
          </table:table-cell>
          <table:table-cell table:formula="of:=[$from_incidence_20210205.C77]" office:value-type="float" office:value="15019.1196024482" calcext:value-type="float">
            <text:p>15019.1196024482</text:p>
          </table:table-cell>
          <table:table-cell table:formula="of:=[$from_incidence_history_20210209.C27]" office:value-type="float" office:value="15017.7075145233" calcext:value-type="float">
            <text:p>15017.7075145233</text:p>
          </table:table-cell>
          <table:table-cell table:formula="of:=[$prevalence_history_20210209.B59]" office:value-type="float" office:value="15017.7075145233" calcext:value-type="float">
            <text:p>15017.7075145233</text:p>
          </table:table-cell>
          <table:table-cell/>
          <table:table-cell table:formula="of:=ABS(([.B78]-[.D78])/[.D78])" office:value-type="float" office:value="0.0000940281946186895" calcext:value-type="float">
            <text:p>9.40281946186895E-05</text:p>
          </table:table-cell>
          <table:table-cell table:formula="of:=ABS(([.C78]-[.D78])/[.D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78])" office:value-type="date" office:date-value="2020-08-26" calcext:value-type="date">
            <text:p>26/08/20</text:p>
          </table:table-cell>
          <table:table-cell table:formula="of:=[$from_incidence_20210205.C78]" office:value-type="float" office:value="15031.2344320288" calcext:value-type="float">
            <text:p>15031.2344320288</text:p>
          </table:table-cell>
          <table:table-cell table:formula="of:=[$from_incidence_history_20210209.C28]" office:value-type="float" office:value="15030.2993099715" calcext:value-type="float">
            <text:p>15030.2993099715</text:p>
          </table:table-cell>
          <table:table-cell table:formula="of:=[$prevalence_history_20210209.B60]" office:value-type="float" office:value="15030.2993099714" calcext:value-type="float">
            <text:p>15030.2993099714</text:p>
          </table:table-cell>
          <table:table-cell/>
          <table:table-cell table:formula="of:=ABS(([.B79]-[.D79])/[.D79])" office:value-type="float" office:value="0.0000622157974387849" calcext:value-type="float">
            <text:p>6.22157974387849E-05</text:p>
          </table:table-cell>
          <table:table-cell table:formula="of:=ABS(([.C79]-[.D79])/[.D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79])" office:value-type="date" office:date-value="2020-08-27" calcext:value-type="date">
            <text:p>27/08/20</text:p>
          </table:table-cell>
          <table:table-cell table:formula="of:=[$from_incidence_20210205.C79]" office:value-type="float" office:value="15205.8978606323" calcext:value-type="float">
            <text:p>15205.8978606323</text:p>
          </table:table-cell>
          <table:table-cell table:formula="of:=[$from_incidence_history_20210209.C29]" office:value-type="float" office:value="15205.5328266768" calcext:value-type="float">
            <text:p>15205.5328266768</text:p>
          </table:table-cell>
          <table:table-cell table:formula="of:=[$prevalence_history_20210209.B61]" office:value-type="float" office:value="15205.5328266768" calcext:value-type="float">
            <text:p>15205.5328266768</text:p>
          </table:table-cell>
          <table:table-cell/>
          <table:table-cell table:formula="of:=ABS(([.B80]-[.D80])/[.D80])" office:value-type="float" office:value="0.000024006653343626" calcext:value-type="float">
            <text:p>2.4006653343626E-05</text:p>
          </table:table-cell>
          <table:table-cell table:formula="of:=ABS(([.C80]-[.D80])/[.D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80])" office:value-type="date" office:date-value="2020-08-28" calcext:value-type="date">
            <text:p>28/08/20</text:p>
          </table:table-cell>
          <table:table-cell table:formula="of:=[$from_incidence_20210205.C80]" office:value-type="float" office:value="15513.3197259813" calcext:value-type="float">
            <text:p>15513.3197259813</text:p>
          </table:table-cell>
          <table:table-cell table:formula="of:=[$from_incidence_history_20210209.C30]" office:value-type="float" office:value="15510.7371702955" calcext:value-type="float">
            <text:p>15510.7371702955</text:p>
          </table:table-cell>
          <table:table-cell table:formula="of:=[$prevalence_history_20210209.B62]" office:value-type="float" office:value="15510.7371702955" calcext:value-type="float">
            <text:p>15510.7371702955</text:p>
          </table:table-cell>
          <table:table-cell/>
          <table:table-cell table:formula="of:=ABS(([.B81]-[.D81])/[.D81])" office:value-type="float" office:value="0.000166501157061601" calcext:value-type="float">
            <text:p>0.000166501157061601</text:p>
          </table:table-cell>
          <table:table-cell table:formula="of:=ABS(([.C81]-[.D81])/[.D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81])" office:value-type="date" office:date-value="2020-08-29" calcext:value-type="date">
            <text:p>29/08/20</text:p>
          </table:table-cell>
          <table:table-cell table:formula="of:=[$from_incidence_20210205.C81]" office:value-type="float" office:value="15753.9952271324" calcext:value-type="float">
            <text:p>15753.9952271324</text:p>
          </table:table-cell>
          <table:table-cell table:formula="of:=[$from_incidence_history_20210209.C31]" office:value-type="float" office:value="15751.2272135093" calcext:value-type="float">
            <text:p>15751.2272135093</text:p>
          </table:table-cell>
          <table:table-cell table:formula="of:=[$prevalence_history_20210209.B63]" office:value-type="float" office:value="15751.2272135093" calcext:value-type="float">
            <text:p>15751.2272135093</text:p>
          </table:table-cell>
          <table:table-cell/>
          <table:table-cell table:formula="of:=ABS(([.B82]-[.D82])/[.D82])" office:value-type="float" office:value="0.000175733203868351" calcext:value-type="float">
            <text:p>0.000175733203868351</text:p>
          </table:table-cell>
          <table:table-cell table:formula="of:=ABS(([.C82]-[.D82])/[.D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82])" office:value-type="date" office:date-value="2020-08-30" calcext:value-type="date">
            <text:p>30/08/20</text:p>
          </table:table-cell>
          <table:table-cell table:formula="of:=[$from_incidence_20210205.C82]" office:value-type="float" office:value="16027.0157223876" calcext:value-type="float">
            <text:p>16027.0157223876</text:p>
          </table:table-cell>
          <table:table-cell table:formula="of:=[$from_incidence_history_20210209.C32]" office:value-type="float" office:value="16024.7928689137" calcext:value-type="float">
            <text:p>16024.7928689137</text:p>
          </table:table-cell>
          <table:table-cell table:formula="of:=[$prevalence_history_20210209.B64]" office:value-type="float" office:value="16024.7928689137" calcext:value-type="float">
            <text:p>16024.7928689137</text:p>
          </table:table-cell>
          <table:table-cell/>
          <table:table-cell table:formula="of:=ABS(([.B83]-[.D83])/[.D83])" office:value-type="float" office:value="0.000138713398175761" calcext:value-type="float">
            <text:p>0.000138713398175761</text:p>
          </table:table-cell>
          <table:table-cell table:formula="of:=ABS(([.C83]-[.D83])/[.D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83])" office:value-type="date" office:date-value="2020-08-31" calcext:value-type="date">
            <text:p>31/08/20</text:p>
          </table:table-cell>
          <table:table-cell table:formula="of:=[$from_incidence_20210205.C83]" office:value-type="float" office:value="16597.3025436577" calcext:value-type="float">
            <text:p>16597.3025436577</text:p>
          </table:table-cell>
          <table:table-cell table:formula="of:=[$from_incidence_history_20210209.C33]" office:value-type="float" office:value="16596.2045992635" calcext:value-type="float">
            <text:p>16596.2045992635</text:p>
          </table:table-cell>
          <table:table-cell table:formula="of:=[$prevalence_history_20210209.B65]" office:value-type="float" office:value="16596.2045992635" calcext:value-type="float">
            <text:p>16596.2045992635</text:p>
          </table:table-cell>
          <table:table-cell/>
          <table:table-cell table:formula="of:=ABS(([.B84]-[.D84])/[.D84])" office:value-type="float" office:value="0.0000661563544638411" calcext:value-type="float">
            <text:p>6.61563544638411E-05</text:p>
          </table:table-cell>
          <table:table-cell table:formula="of:=ABS(([.C84]-[.D84])/[.D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84])" office:value-type="date" office:date-value="2020-09-01" calcext:value-type="date">
            <text:p>01/09/20</text:p>
          </table:table-cell>
          <table:table-cell table:formula="of:=[$from_incidence_20210205.C84]" office:value-type="float" office:value="17184.1824919984" calcext:value-type="float">
            <text:p>17184.1824919984</text:p>
          </table:table-cell>
          <table:table-cell table:formula="of:=[$from_incidence_history_20210209.C34]" office:value-type="float" office:value="17183.5433248326" calcext:value-type="float">
            <text:p>17183.5433248326</text:p>
          </table:table-cell>
          <table:table-cell table:formula="of:=[$prevalence_history_20210209.B66]" office:value-type="float" office:value="17183.5433248326" calcext:value-type="float">
            <text:p>17183.5433248326</text:p>
          </table:table-cell>
          <table:table-cell/>
          <table:table-cell table:formula="of:=ABS(([.B85]-[.D85])/[.D85])" office:value-type="float" office:value="0.0000371964707009274" calcext:value-type="float">
            <text:p>3.71964707009274E-05</text:p>
          </table:table-cell>
          <table:table-cell table:formula="of:=ABS(([.C85]-[.D85])/[.D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85])" office:value-type="date" office:date-value="2020-09-02" calcext:value-type="date">
            <text:p>02/09/20</text:p>
          </table:table-cell>
          <table:table-cell table:formula="of:=[$from_incidence_20210205.C85]" office:value-type="float" office:value="17906.7250266719" calcext:value-type="float">
            <text:p>17906.7250266719</text:p>
          </table:table-cell>
          <table:table-cell table:formula="of:=[$from_incidence_history_20210209.C35]" office:value-type="float" office:value="17905.6757480384" calcext:value-type="float">
            <text:p>17905.6757480384</text:p>
          </table:table-cell>
          <table:table-cell table:formula="of:=[$prevalence_history_20210209.B67]" office:value-type="float" office:value="17905.6757480384" calcext:value-type="float">
            <text:p>17905.6757480384</text:p>
          </table:table-cell>
          <table:table-cell/>
          <table:table-cell table:formula="of:=ABS(([.B86]-[.D86])/[.D86])" office:value-type="float" office:value="0.0000586003370247396" calcext:value-type="float">
            <text:p>5.86003370247396E-05</text:p>
          </table:table-cell>
          <table:table-cell table:formula="of:=ABS(([.C86]-[.D86])/[.D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86])" office:value-type="date" office:date-value="2020-09-03" calcext:value-type="date">
            <text:p>03/09/20</text:p>
          </table:table-cell>
          <table:table-cell table:formula="of:=[$from_incidence_20210205.C86]" office:value-type="float" office:value="18952.8417653995" calcext:value-type="float">
            <text:p>18952.8417653995</text:p>
          </table:table-cell>
          <table:table-cell table:formula="of:=[$from_incidence_history_20210209.C36]" office:value-type="float" office:value="18952.93584271" calcext:value-type="float">
            <text:p>18952.93584271</text:p>
          </table:table-cell>
          <table:table-cell table:formula="of:=[$prevalence_history_20210209.B68]" office:value-type="float" office:value="18952.93584271" calcext:value-type="float">
            <text:p>18952.93584271</text:p>
          </table:table-cell>
          <table:table-cell/>
          <table:table-cell table:formula="of:=ABS(([.B87]-[.D87])/[.D87])" office:value-type="float" office:value="0.00000496373286066227" calcext:value-type="float">
            <text:p>4.96373286066227E-06</text:p>
          </table:table-cell>
          <table:table-cell table:formula="of:=ABS(([.C87]-[.D87])/[.D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87])" office:value-type="date" office:date-value="2020-09-04" calcext:value-type="date">
            <text:p>04/09/20</text:p>
          </table:table-cell>
          <table:table-cell table:formula="of:=[$from_incidence_20210205.C87]" office:value-type="float" office:value="20119.1998989275" calcext:value-type="float">
            <text:p>20119.1998989275</text:p>
          </table:table-cell>
          <table:table-cell table:formula="of:=[$from_incidence_history_20210209.C37]" office:value-type="float" office:value="20120.5600489409" calcext:value-type="float">
            <text:p>20120.5600489409</text:p>
          </table:table-cell>
          <table:table-cell table:formula="of:=[$prevalence_history_20210209.B69]" office:value-type="float" office:value="20120.5600489409" calcext:value-type="float">
            <text:p>20120.5600489409</text:p>
          </table:table-cell>
          <table:table-cell/>
          <table:table-cell table:formula="of:=ABS(([.B88]-[.D88])/[.D88])" office:value-type="float" office:value="0.0000676000076549352" calcext:value-type="float">
            <text:p>6.76000076549352E-05</text:p>
          </table:table-cell>
          <table:table-cell table:formula="of:=ABS(([.C88]-[.D88])/[.D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88])" office:value-type="date" office:date-value="2020-09-05" calcext:value-type="date">
            <text:p>05/09/20</text:p>
          </table:table-cell>
          <table:table-cell table:formula="of:=[$from_incidence_20210205.C88]" office:value-type="float" office:value="21542.4719523836" calcext:value-type="float">
            <text:p>21542.4719523836</text:p>
          </table:table-cell>
          <table:table-cell table:formula="of:=[$from_incidence_history_20210209.C38]" office:value-type="float" office:value="21542.1999394393" calcext:value-type="float">
            <text:p>21542.1999394393</text:p>
          </table:table-cell>
          <table:table-cell table:formula="of:=[$prevalence_history_20210209.B70]" office:value-type="float" office:value="21542.1999394393" calcext:value-type="float">
            <text:p>21542.1999394393</text:p>
          </table:table-cell>
          <table:table-cell/>
          <table:table-cell table:formula="of:=ABS(([.B89]-[.D89])/[.D89])" office:value-type="float" office:value="0.0000126269807677171" calcext:value-type="float">
            <text:p>1.26269807677171E-05</text:p>
          </table:table-cell>
          <table:table-cell table:formula="of:=ABS(([.C89]-[.D89])/[.D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89])" office:value-type="date" office:date-value="2020-09-06" calcext:value-type="date">
            <text:p>06/09/20</text:p>
          </table:table-cell>
          <table:table-cell table:formula="of:=[$from_incidence_20210205.C89]" office:value-type="float" office:value="23093.7427143579" calcext:value-type="float">
            <text:p>23093.7427143579</text:p>
          </table:table-cell>
          <table:table-cell table:formula="of:=[$from_incidence_history_20210209.C39]" office:value-type="float" office:value="23093.9991991616" calcext:value-type="float">
            <text:p>23093.9991991616</text:p>
          </table:table-cell>
          <table:table-cell table:formula="of:=[$prevalence_history_20210209.B71]" office:value-type="float" office:value="23093.9991991616" calcext:value-type="float">
            <text:p>23093.9991991616</text:p>
          </table:table-cell>
          <table:table-cell/>
          <table:table-cell table:formula="of:=ABS(([.B90]-[.D90])/[.D90])" office:value-type="float" office:value="0.0000111061233476477" calcext:value-type="float">
            <text:p>1.11061233476477E-05</text:p>
          </table:table-cell>
          <table:table-cell table:formula="of:=ABS(([.C90]-[.D90])/[.D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90])" office:value-type="date" office:date-value="2020-09-07" calcext:value-type="date">
            <text:p>07/09/20</text:p>
          </table:table-cell>
          <table:table-cell table:formula="of:=[$from_incidence_20210205.C90]" office:value-type="float" office:value="24730.1041046662" calcext:value-type="float">
            <text:p>24730.1041046662</text:p>
          </table:table-cell>
          <table:table-cell table:formula="of:=[$from_incidence_history_20210209.C40]" office:value-type="float" office:value="24729.9464204087" calcext:value-type="float">
            <text:p>24729.9464204087</text:p>
          </table:table-cell>
          <table:table-cell table:formula="of:=[$prevalence_history_20210209.B72]" office:value-type="float" office:value="24729.9464204087" calcext:value-type="float">
            <text:p>24729.9464204087</text:p>
          </table:table-cell>
          <table:table-cell/>
          <table:table-cell table:formula="of:=ABS(([.B91]-[.D91])/[.D91])" office:value-type="float" office:value="0.00000637624743785358" calcext:value-type="float">
            <text:p>6.37624743785358E-06</text:p>
          </table:table-cell>
          <table:table-cell table:formula="of:=ABS(([.C91]-[.D91])/[.D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91])" office:value-type="date" office:date-value="2020-09-08" calcext:value-type="date">
            <text:p>08/09/20</text:p>
          </table:table-cell>
          <table:table-cell table:formula="of:=[$from_incidence_20210205.C91]" office:value-type="float" office:value="26903.2687966758" calcext:value-type="float">
            <text:p>26903.2687966758</text:p>
          </table:table-cell>
          <table:table-cell table:formula="of:=[$from_incidence_history_20210209.C41]" office:value-type="float" office:value="26902.7652795509" calcext:value-type="float">
            <text:p>26902.7652795509</text:p>
          </table:table-cell>
          <table:table-cell table:formula="of:=[$prevalence_history_20210209.B73]" office:value-type="float" office:value="26902.7652795509" calcext:value-type="float">
            <text:p>26902.7652795509</text:p>
          </table:table-cell>
          <table:table-cell/>
          <table:table-cell table:formula="of:=ABS(([.B92]-[.D92])/[.D92])" office:value-type="float" office:value="0.000018716184737915" calcext:value-type="float">
            <text:p>1.8716184737915E-05</text:p>
          </table:table-cell>
          <table:table-cell table:formula="of:=ABS(([.C92]-[.D92])/[.D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92])" office:value-type="date" office:date-value="2020-09-09" calcext:value-type="date">
            <text:p>09/09/20</text:p>
          </table:table-cell>
          <table:table-cell table:formula="of:=[$from_incidence_20210205.C92]" office:value-type="float" office:value="29516.2388118367" calcext:value-type="float">
            <text:p>29516.2388118367</text:p>
          </table:table-cell>
          <table:table-cell table:formula="of:=[$from_incidence_history_20210209.C42]" office:value-type="float" office:value="29516.1581917326" calcext:value-type="float">
            <text:p>29516.1581917326</text:p>
          </table:table-cell>
          <table:table-cell table:formula="of:=[$prevalence_history_20210209.B74]" office:value-type="float" office:value="29516.1581917326" calcext:value-type="float">
            <text:p>29516.1581917326</text:p>
          </table:table-cell>
          <table:table-cell/>
          <table:table-cell table:formula="of:=ABS(([.B93]-[.D93])/[.D93])" office:value-type="float" office:value="0.00000273138880841587" calcext:value-type="float">
            <text:p>2.73138880841587E-06</text:p>
          </table:table-cell>
          <table:table-cell table:formula="of:=ABS(([.C93]-[.D93])/[.D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93])" office:value-type="date" office:date-value="2020-09-10" calcext:value-type="date">
            <text:p>10/09/20</text:p>
          </table:table-cell>
          <table:table-cell table:formula="of:=[$from_incidence_20210205.C93]" office:value-type="float" office:value="32694.3893536976" calcext:value-type="float">
            <text:p>32694.3893536976</text:p>
          </table:table-cell>
          <table:table-cell table:formula="of:=[$from_incidence_history_20210209.C43]" office:value-type="float" office:value="32692.6432627853" calcext:value-type="float">
            <text:p>32692.6432627853</text:p>
          </table:table-cell>
          <table:table-cell table:formula="of:=[$prevalence_history_20210209.B75]" office:value-type="float" office:value="32692.6432627852" calcext:value-type="float">
            <text:p>32692.6432627852</text:p>
          </table:table-cell>
          <table:table-cell/>
          <table:table-cell table:formula="of:=ABS(([.B94]-[.D94])/[.D94])" office:value-type="float" office:value="0.0000534092914509978" calcext:value-type="float">
            <text:p>5.34092914509978E-05</text:p>
          </table:table-cell>
          <table:table-cell table:formula="of:=ABS(([.C94]-[.D94])/[.D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94])" office:value-type="date" office:date-value="2020-09-11" calcext:value-type="date">
            <text:p>11/09/20</text:p>
          </table:table-cell>
          <table:table-cell table:formula="of:=[$from_incidence_20210205.C94]" office:value-type="float" office:value="36209.8898309843" calcext:value-type="float">
            <text:p>36209.8898309843</text:p>
          </table:table-cell>
          <table:table-cell table:formula="of:=[$from_incidence_history_20210209.C44]" office:value-type="float" office:value="36210.6947063409" calcext:value-type="float">
            <text:p>36210.6947063409</text:p>
          </table:table-cell>
          <table:table-cell table:formula="of:=[$prevalence_history_20210209.B76]" office:value-type="float" office:value="36210.6947063409" calcext:value-type="float">
            <text:p>36210.6947063409</text:p>
          </table:table-cell>
          <table:table-cell/>
          <table:table-cell table:formula="of:=ABS(([.B95]-[.D95])/[.D95])" office:value-type="float" office:value="0.0000222275590974629" calcext:value-type="float">
            <text:p>2.22275590974629E-05</text:p>
          </table:table-cell>
          <table:table-cell table:formula="of:=ABS(([.C95]-[.D95])/[.D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95])" office:value-type="date" office:date-value="2020-09-12" calcext:value-type="date">
            <text:p>12/09/20</text:p>
          </table:table-cell>
          <table:table-cell table:formula="of:=[$from_incidence_20210205.C95]" office:value-type="float" office:value="40254.0035375372" calcext:value-type="float">
            <text:p>40254.0035375372</text:p>
          </table:table-cell>
          <table:table-cell table:formula="of:=[$from_incidence_history_20210209.C45]" office:value-type="float" office:value="40254.9247770545" calcext:value-type="float">
            <text:p>40254.9247770545</text:p>
          </table:table-cell>
          <table:table-cell table:formula="of:=[$prevalence_history_20210209.B77]" office:value-type="float" office:value="40254.9247770544" calcext:value-type="float">
            <text:p>40254.9247770544</text:p>
          </table:table-cell>
          <table:table-cell/>
          <table:table-cell table:formula="of:=ABS(([.B96]-[.D96])/[.D96])" office:value-type="float" office:value="0.0000228851382116308" calcext:value-type="float">
            <text:p>2.28851382116308E-05</text:p>
          </table:table-cell>
          <table:table-cell table:formula="of:=ABS(([.C96]-[.D96])/[.D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96])" office:value-type="date" office:date-value="2020-09-13" calcext:value-type="date">
            <text:p>13/09/20</text:p>
          </table:table-cell>
          <table:table-cell table:formula="of:=[$from_incidence_20210205.C96]" office:value-type="float" office:value="44987.3165253524" calcext:value-type="float">
            <text:p>44987.3165253524</text:p>
          </table:table-cell>
          <table:table-cell table:formula="of:=[$from_incidence_history_20210209.C46]" office:value-type="float" office:value="44988.4060165043" calcext:value-type="float">
            <text:p>44988.4060165043</text:p>
          </table:table-cell>
          <table:table-cell table:formula="of:=[$prevalence_history_20210209.B78]" office:value-type="float" office:value="44988.4060165043" calcext:value-type="float">
            <text:p>44988.4060165043</text:p>
          </table:table-cell>
          <table:table-cell/>
          <table:table-cell table:formula="of:=ABS(([.B97]-[.D97])/[.D97])" office:value-type="float" office:value="0.0000242171538924377" calcext:value-type="float">
            <text:p>2.42171538924377E-05</text:p>
          </table:table-cell>
          <table:table-cell table:formula="of:=ABS(([.C97]-[.D97])/[.D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97])" office:value-type="date" office:date-value="2020-09-14" calcext:value-type="date">
            <text:p>14/09/20</text:p>
          </table:table-cell>
          <table:table-cell table:formula="of:=[$from_incidence_20210205.C97]" office:value-type="float" office:value="50116.8191363917" calcext:value-type="float">
            <text:p>50116.8191363917</text:p>
          </table:table-cell>
          <table:table-cell table:formula="of:=[$from_incidence_history_20210209.C47]" office:value-type="float" office:value="50117.1124084331" calcext:value-type="float">
            <text:p>50117.1124084331</text:p>
          </table:table-cell>
          <table:table-cell table:formula="of:=[$prevalence_history_20210209.B79]" office:value-type="float" office:value="50117.1124084331" calcext:value-type="float">
            <text:p>50117.1124084331</text:p>
          </table:table-cell>
          <table:table-cell/>
          <table:table-cell table:formula="of:=ABS(([.B98]-[.D98])/[.D98])" office:value-type="float" office:value="0.00000585173461351981" calcext:value-type="float">
            <text:p>5.85173461351981E-06</text:p>
          </table:table-cell>
          <table:table-cell table:formula="of:=ABS(([.C98]-[.D98])/[.D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98])" office:value-type="date" office:date-value="2020-09-15" calcext:value-type="date">
            <text:p>15/09/20</text:p>
          </table:table-cell>
          <table:table-cell table:formula="of:=[$from_incidence_20210205.C98]" office:value-type="float" office:value="55705.2308383402" calcext:value-type="float">
            <text:p>55705.2308383402</text:p>
          </table:table-cell>
          <table:table-cell table:formula="of:=[$from_incidence_history_20210209.C48]" office:value-type="float" office:value="55705.0636423008" calcext:value-type="float">
            <text:p>55705.0636423008</text:p>
          </table:table-cell>
          <table:table-cell table:formula="of:=[$prevalence_history_20210209.B80]" office:value-type="float" office:value="55705.0636423008" calcext:value-type="float">
            <text:p>55705.0636423008</text:p>
          </table:table-cell>
          <table:table-cell/>
          <table:table-cell table:formula="of:=ABS(([.B99]-[.D99])/[.D99])" office:value-type="float" office:value="0.00000300145136670299" calcext:value-type="float">
            <text:p>3.00145136670299E-06</text:p>
          </table:table-cell>
          <table:table-cell table:formula="of:=ABS(([.C99]-[.D99])/[.D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99])" office:value-type="date" office:date-value="2020-09-16" calcext:value-type="date">
            <text:p>16/09/20</text:p>
          </table:table-cell>
          <table:table-cell table:formula="of:=[$from_incidence_20210205.C99]" office:value-type="float" office:value="61810.176146892" calcext:value-type="float">
            <text:p>61810.176146892</text:p>
          </table:table-cell>
          <table:table-cell table:formula="of:=[$from_incidence_history_20210209.C49]" office:value-type="float" office:value="61809.4793738637" calcext:value-type="float">
            <text:p>61809.4793738637</text:p>
          </table:table-cell>
          <table:table-cell table:formula="of:=[$prevalence_history_20210209.B81]" office:value-type="float" office:value="61809.4793738637" calcext:value-type="float">
            <text:p>61809.4793738637</text:p>
          </table:table-cell>
          <table:table-cell/>
          <table:table-cell table:formula="of:=ABS(([.B100]-[.D100])/[.D100])" office:value-type="float" office:value="0.0000112729153424611" calcext:value-type="float">
            <text:p>1.12729153424611E-05</text:p>
          </table:table-cell>
          <table:table-cell table:formula="of:=ABS(([.C100]-[.D100])/[.D1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00])" office:value-type="date" office:date-value="2020-09-17" calcext:value-type="date">
            <text:p>17/09/20</text:p>
          </table:table-cell>
          <table:table-cell table:formula="of:=[$from_incidence_20210205.C100]" office:value-type="float" office:value="68644.7964512325" calcext:value-type="float">
            <text:p>68644.7964512325</text:p>
          </table:table-cell>
          <table:table-cell table:formula="of:=[$from_incidence_history_20210209.C50]" office:value-type="float" office:value="68645.0770048051" calcext:value-type="float">
            <text:p>68645.0770048051</text:p>
          </table:table-cell>
          <table:table-cell table:formula="of:=[$prevalence_history_20210209.B82]" office:value-type="float" office:value="68645.077004805" calcext:value-type="float">
            <text:p>68645.077004805</text:p>
          </table:table-cell>
          <table:table-cell/>
          <table:table-cell table:formula="of:=ABS(([.B101]-[.D101])/[.D101])" office:value-type="float" office:value="0.00000408701664776278" calcext:value-type="float">
            <text:p>4.08701664776278E-06</text:p>
          </table:table-cell>
          <table:table-cell table:formula="of:=ABS(([.C101]-[.D101])/[.D1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01])" office:value-type="date" office:date-value="2020-09-18" calcext:value-type="date">
            <text:p>18/09/20</text:p>
          </table:table-cell>
          <table:table-cell table:formula="of:=[$from_incidence_20210205.C101]" office:value-type="float" office:value="76041.9444101297" calcext:value-type="float">
            <text:p>76041.9444101297</text:p>
          </table:table-cell>
          <table:table-cell table:formula="of:=[$from_incidence_history_20210209.C51]" office:value-type="float" office:value="76042.944833838" calcext:value-type="float">
            <text:p>76042.944833838</text:p>
          </table:table-cell>
          <table:table-cell table:formula="of:=[$prevalence_history_20210209.B83]" office:value-type="float" office:value="76042.944833838" calcext:value-type="float">
            <text:p>76042.944833838</text:p>
          </table:table-cell>
          <table:table-cell/>
          <table:table-cell table:formula="of:=ABS(([.B102]-[.D102])/[.D102])" office:value-type="float" office:value="0.0000131560358496711" calcext:value-type="float">
            <text:p>1.31560358496711E-05</text:p>
          </table:table-cell>
          <table:table-cell table:formula="of:=ABS(([.C102]-[.D102])/[.D1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02])" office:value-type="date" office:date-value="2020-09-19" calcext:value-type="date">
            <text:p>19/09/20</text:p>
          </table:table-cell>
          <table:table-cell table:formula="of:=[$from_incidence_20210205.C102]" office:value-type="float" office:value="84294.9161098321" calcext:value-type="float">
            <text:p>84294.9161098321</text:p>
          </table:table-cell>
          <table:table-cell table:formula="of:=[$from_incidence_history_20210209.C52]" office:value-type="float" office:value="84296.6218663773" calcext:value-type="float">
            <text:p>84296.6218663773</text:p>
          </table:table-cell>
          <table:table-cell table:formula="of:=[$prevalence_history_20210209.B84]" office:value-type="float" office:value="84296.6218663773" calcext:value-type="float">
            <text:p>84296.6218663773</text:p>
          </table:table-cell>
          <table:table-cell/>
          <table:table-cell table:formula="of:=ABS(([.B103]-[.D103])/[.D103])" office:value-type="float" office:value="0.0000202351708455479" calcext:value-type="float">
            <text:p>2.02351708455479E-05</text:p>
          </table:table-cell>
          <table:table-cell table:formula="of:=ABS(([.C103]-[.D103])/[.D1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03])" office:value-type="date" office:date-value="2020-09-20" calcext:value-type="date">
            <text:p>20/09/20</text:p>
          </table:table-cell>
          <table:table-cell table:formula="of:=[$from_incidence_20210205.C103]" office:value-type="float" office:value="93340.464989612" calcext:value-type="float">
            <text:p>93340.464989612</text:p>
          </table:table-cell>
          <table:table-cell table:formula="of:=[$from_incidence_history_20210209.C53]" office:value-type="float" office:value="93341.1067876749" calcext:value-type="float">
            <text:p>93341.1067876749</text:p>
          </table:table-cell>
          <table:table-cell table:formula="of:=[$prevalence_history_20210209.B85]" office:value-type="float" office:value="93341.1067876749" calcext:value-type="float">
            <text:p>93341.1067876749</text:p>
          </table:table-cell>
          <table:table-cell/>
          <table:table-cell table:formula="of:=ABS(([.B104]-[.D104])/[.D104])" office:value-type="float" office:value="0.00000687583514892549" calcext:value-type="float">
            <text:p>6.87583514892549E-06</text:p>
          </table:table-cell>
          <table:table-cell table:formula="of:=ABS(([.C104]-[.D104])/[.D1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04])" office:value-type="date" office:date-value="2020-09-21" calcext:value-type="date">
            <text:p>21/09/20</text:p>
          </table:table-cell>
          <table:table-cell table:formula="of:=[$from_incidence_20210205.C104]" office:value-type="float" office:value="102716.955696558" calcext:value-type="float">
            <text:p>102716.955696558</text:p>
          </table:table-cell>
          <table:table-cell table:formula="of:=[$from_incidence_history_20210209.C54]" office:value-type="float" office:value="102717.984381185" calcext:value-type="float">
            <text:p>102717.984381185</text:p>
          </table:table-cell>
          <table:table-cell table:formula="of:=[$prevalence_history_20210209.B86]" office:value-type="float" office:value="102717.984381185" calcext:value-type="float">
            <text:p>102717.984381185</text:p>
          </table:table-cell>
          <table:table-cell/>
          <table:table-cell table:formula="of:=ABS(([.B105]-[.D105])/[.D105])" office:value-type="float" office:value="0.0000100146496610664" calcext:value-type="float">
            <text:p>1.00146496610664E-05</text:p>
          </table:table-cell>
          <table:table-cell table:formula="of:=ABS(([.C105]-[.D105])/[.D1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05])" office:value-type="date" office:date-value="2020-09-22" calcext:value-type="date">
            <text:p>22/09/20</text:p>
          </table:table-cell>
          <table:table-cell table:formula="of:=[$from_incidence_20210205.C105]" office:value-type="float" office:value="112842.868718064" calcext:value-type="float">
            <text:p>112842.868718064</text:p>
          </table:table-cell>
          <table:table-cell table:formula="of:=[$from_incidence_history_20210209.C55]" office:value-type="float" office:value="112842.683289389" calcext:value-type="float">
            <text:p>112842.683289389</text:p>
          </table:table-cell>
          <table:table-cell table:formula="of:=[$prevalence_history_20210209.B87]" office:value-type="float" office:value="112842.683289389" calcext:value-type="float">
            <text:p>112842.683289389</text:p>
          </table:table-cell>
          <table:table-cell/>
          <table:table-cell table:formula="of:=ABS(([.B106]-[.D106])/[.D106])" office:value-type="float" office:value="0.00000164324942761385" calcext:value-type="float">
            <text:p>1.64324942761385E-06</text:p>
          </table:table-cell>
          <table:table-cell table:formula="of:=ABS(([.C106]-[.D106])/[.D1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06])" office:value-type="date" office:date-value="2020-09-23" calcext:value-type="date">
            <text:p>23/09/20</text:p>
          </table:table-cell>
          <table:table-cell table:formula="of:=[$from_incidence_20210205.C106]" office:value-type="float" office:value="122908.689875905" calcext:value-type="float">
            <text:p>122908.689875905</text:p>
          </table:table-cell>
          <table:table-cell table:formula="of:=[$from_incidence_history_20210209.C56]" office:value-type="float" office:value="122908.288137248" calcext:value-type="float">
            <text:p>122908.288137248</text:p>
          </table:table-cell>
          <table:table-cell table:formula="of:=[$prevalence_history_20210209.B88]" office:value-type="float" office:value="122908.288137248" calcext:value-type="float">
            <text:p>122908.288137248</text:p>
          </table:table-cell>
          <table:table-cell/>
          <table:table-cell table:formula="of:=ABS(([.B107]-[.D107])/[.D107])" office:value-type="float" office:value="0.00000326860510026753" calcext:value-type="float">
            <text:p>3.26860510026753E-06</text:p>
          </table:table-cell>
          <table:table-cell table:formula="of:=ABS(([.C107]-[.D107])/[.D1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07])" office:value-type="date" office:date-value="2020-09-24" calcext:value-type="date">
            <text:p>24/09/20</text:p>
          </table:table-cell>
          <table:table-cell table:formula="of:=[$from_incidence_20210205.C107]" office:value-type="float" office:value="132560.747599528" calcext:value-type="float">
            <text:p>132560.747599528</text:p>
          </table:table-cell>
          <table:table-cell table:formula="of:=[$from_incidence_history_20210209.C57]" office:value-type="float" office:value="132563.325042462" calcext:value-type="float">
            <text:p>132563.325042462</text:p>
          </table:table-cell>
          <table:table-cell table:formula="of:=[$prevalence_history_20210209.B89]" office:value-type="float" office:value="132563.325042462" calcext:value-type="float">
            <text:p>132563.325042462</text:p>
          </table:table-cell>
          <table:table-cell/>
          <table:table-cell table:formula="of:=ABS(([.B108]-[.D108])/[.D108])" office:value-type="float" office:value="0.0000194431071587849" calcext:value-type="float">
            <text:p>1.94431071587849E-05</text:p>
          </table:table-cell>
          <table:table-cell table:formula="of:=ABS(([.C108]-[.D108])/[.D1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08])" office:value-type="date" office:date-value="2020-09-25" calcext:value-type="date">
            <text:p>25/09/20</text:p>
          </table:table-cell>
          <table:table-cell table:formula="of:=[$from_incidence_20210205.C108]" office:value-type="float" office:value="141495.442360604" calcext:value-type="float">
            <text:p>141495.442360604</text:p>
          </table:table-cell>
          <table:table-cell table:formula="of:=[$from_incidence_history_20210209.C58]" office:value-type="float" office:value="141497.230257002" calcext:value-type="float">
            <text:p>141497.230257002</text:p>
          </table:table-cell>
          <table:table-cell table:formula="of:=[$prevalence_history_20210209.B90]" office:value-type="float" office:value="141497.230257002" calcext:value-type="float">
            <text:p>141497.230257002</text:p>
          </table:table-cell>
          <table:table-cell/>
          <table:table-cell table:formula="of:=ABS(([.B109]-[.D109])/[.D109])" office:value-type="float" office:value="0.0000126355575655644" calcext:value-type="float">
            <text:p>1.26355575655644E-05</text:p>
          </table:table-cell>
          <table:table-cell table:formula="of:=ABS(([.C109]-[.D109])/[.D1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09])" office:value-type="date" office:date-value="2020-09-26" calcext:value-type="date">
            <text:p>26/09/20</text:p>
          </table:table-cell>
          <table:table-cell table:formula="of:=[$from_incidence_20210205.C109]" office:value-type="float" office:value="150247.001403785" calcext:value-type="float">
            <text:p>150247.001403785</text:p>
          </table:table-cell>
          <table:table-cell table:formula="of:=[$from_incidence_history_20210209.C59]" office:value-type="float" office:value="150248.954753401" calcext:value-type="float">
            <text:p>150248.954753401</text:p>
          </table:table-cell>
          <table:table-cell table:formula="of:=[$prevalence_history_20210209.B91]" office:value-type="float" office:value="150248.954753401" calcext:value-type="float">
            <text:p>150248.954753401</text:p>
          </table:table-cell>
          <table:table-cell/>
          <table:table-cell table:formula="of:=ABS(([.B110]-[.D110])/[.D110])" office:value-type="float" office:value="0.0000130007534446039" calcext:value-type="float">
            <text:p>1.30007534446039E-05</text:p>
          </table:table-cell>
          <table:table-cell table:formula="of:=ABS(([.C110]-[.D110])/[.D1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10])" office:value-type="date" office:date-value="2020-09-27" calcext:value-type="date">
            <text:p>27/09/20</text:p>
          </table:table-cell>
          <table:table-cell table:formula="of:=[$from_incidence_20210205.C110]" office:value-type="float" office:value="158588.803919367" calcext:value-type="float">
            <text:p>158588.803919367</text:p>
          </table:table-cell>
          <table:table-cell table:formula="of:=[$from_incidence_history_20210209.C60]" office:value-type="float" office:value="158589.768738803" calcext:value-type="float">
            <text:p>158589.768738803</text:p>
          </table:table-cell>
          <table:table-cell table:formula="of:=[$prevalence_history_20210209.B92]" office:value-type="float" office:value="158589.768738803" calcext:value-type="float">
            <text:p>158589.768738803</text:p>
          </table:table-cell>
          <table:table-cell/>
          <table:table-cell table:formula="of:=ABS(([.B111]-[.D111])/[.D111])" office:value-type="float" office:value="0.00000608374325865475" calcext:value-type="float">
            <text:p>6.08374325865475E-06</text:p>
          </table:table-cell>
          <table:table-cell table:formula="of:=ABS(([.C111]-[.D111])/[.D1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11])" office:value-type="date" office:date-value="2020-09-28" calcext:value-type="date">
            <text:p>28/09/20</text:p>
          </table:table-cell>
          <table:table-cell table:formula="of:=[$from_incidence_20210205.C111]" office:value-type="float" office:value="167194.006850469" calcext:value-type="float">
            <text:p>167194.006850469</text:p>
          </table:table-cell>
          <table:table-cell table:formula="of:=[$from_incidence_history_20210209.C61]" office:value-type="float" office:value="167194.560993928" calcext:value-type="float">
            <text:p>167194.560993928</text:p>
          </table:table-cell>
          <table:table-cell table:formula="of:=[$prevalence_history_20210209.B93]" office:value-type="float" office:value="167194.560993928" calcext:value-type="float">
            <text:p>167194.560993928</text:p>
          </table:table-cell>
          <table:table-cell/>
          <table:table-cell table:formula="of:=ABS(([.B112]-[.D112])/[.D112])" office:value-type="float" office:value="0.0000033143629515744" calcext:value-type="float">
            <text:p>3.3143629515744E-06</text:p>
          </table:table-cell>
          <table:table-cell table:formula="of:=ABS(([.C112]-[.D112])/[.D1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12])" office:value-type="date" office:date-value="2020-09-29" calcext:value-type="date">
            <text:p>29/09/20</text:p>
          </table:table-cell>
          <table:table-cell table:formula="of:=[$from_incidence_20210205.C112]" office:value-type="float" office:value="174889.953618957" calcext:value-type="float">
            <text:p>174889.953618957</text:p>
          </table:table-cell>
          <table:table-cell table:formula="of:=[$from_incidence_history_20210209.C62]" office:value-type="float" office:value="174890.836923558" calcext:value-type="float">
            <text:p>174890.836923558</text:p>
          </table:table-cell>
          <table:table-cell table:formula="of:=[$prevalence_history_20210209.B94]" office:value-type="float" office:value="174890.836923558" calcext:value-type="float">
            <text:p>174890.836923558</text:p>
          </table:table-cell>
          <table:table-cell/>
          <table:table-cell table:formula="of:=ABS(([.B113]-[.D113])/[.D113])" office:value-type="float" office:value="0.00000505060537853444" calcext:value-type="float">
            <text:p>5.05060537853444E-06</text:p>
          </table:table-cell>
          <table:table-cell table:formula="of:=ABS(([.C113]-[.D113])/[.D1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13])" office:value-type="date" office:date-value="2020-09-30" calcext:value-type="date">
            <text:p>30/09/20</text:p>
          </table:table-cell>
          <table:table-cell table:formula="of:=[$from_incidence_20210205.C113]" office:value-type="float" office:value="181569.654500533" calcext:value-type="float">
            <text:p>181569.654500533</text:p>
          </table:table-cell>
          <table:table-cell table:formula="of:=[$from_incidence_history_20210209.C63]" office:value-type="float" office:value="181572.624799272" calcext:value-type="float">
            <text:p>181572.624799272</text:p>
          </table:table-cell>
          <table:table-cell table:formula="of:=[$prevalence_history_20210209.B95]" office:value-type="float" office:value="181572.624799272" calcext:value-type="float">
            <text:p>181572.624799272</text:p>
          </table:table-cell>
          <table:table-cell/>
          <table:table-cell table:formula="of:=ABS(([.B114]-[.D114])/[.D114])" office:value-type="float" office:value="0.0000163587365784357" calcext:value-type="float">
            <text:p>1.63587365784357E-05</text:p>
          </table:table-cell>
          <table:table-cell table:formula="of:=ABS(([.C114]-[.D114])/[.D1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14])" office:value-type="date" office:date-value="2020-10-01" calcext:value-type="date">
            <text:p>01/10/20</text:p>
          </table:table-cell>
          <table:table-cell table:formula="of:=[$from_incidence_20210205.C114]" office:value-type="float" office:value="187685.600595205" calcext:value-type="float">
            <text:p>187685.600595205</text:p>
          </table:table-cell>
          <table:table-cell table:formula="of:=[$from_incidence_history_20210209.C64]" office:value-type="float" office:value="187688.451336172" calcext:value-type="float">
            <text:p>187688.451336172</text:p>
          </table:table-cell>
          <table:table-cell table:formula="of:=[$prevalence_history_20210209.B96]" office:value-type="float" office:value="187688.451336172" calcext:value-type="float">
            <text:p>187688.451336172</text:p>
          </table:table-cell>
          <table:table-cell/>
          <table:table-cell table:formula="of:=ABS(([.B115]-[.D115])/[.D115])" office:value-type="float" office:value="0.000015188686075375" calcext:value-type="float">
            <text:p>1.5188686075375E-05</text:p>
          </table:table-cell>
          <table:table-cell table:formula="of:=ABS(([.C115]-[.D115])/[.D1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15])" office:value-type="date" office:date-value="2020-10-02" calcext:value-type="date">
            <text:p>02/10/20</text:p>
          </table:table-cell>
          <table:table-cell table:formula="of:=[$from_incidence_20210205.C115]" office:value-type="float" office:value="194013.544443821" calcext:value-type="float">
            <text:p>194013.544443821</text:p>
          </table:table-cell>
          <table:table-cell table:formula="of:=[$from_incidence_history_20210209.C65]" office:value-type="float" office:value="194017.44106884" calcext:value-type="float">
            <text:p>194017.44106884</text:p>
          </table:table-cell>
          <table:table-cell table:formula="of:=[$prevalence_history_20210209.B97]" office:value-type="float" office:value="194017.44106884" calcext:value-type="float">
            <text:p>194017.44106884</text:p>
          </table:table-cell>
          <table:table-cell/>
          <table:table-cell table:formula="of:=ABS(([.B116]-[.D116])/[.D116])" office:value-type="float" office:value="0.0000200838903870882" calcext:value-type="float">
            <text:p>2.00838903870882E-05</text:p>
          </table:table-cell>
          <table:table-cell table:formula="of:=ABS(([.C116]-[.D116])/[.D1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16])" office:value-type="date" office:date-value="2020-10-03" calcext:value-type="date">
            <text:p>03/10/20</text:p>
          </table:table-cell>
          <table:table-cell table:formula="of:=[$from_incidence_20210205.C116]" office:value-type="float" office:value="200645.130495817" calcext:value-type="float">
            <text:p>200645.130495817</text:p>
          </table:table-cell>
          <table:table-cell table:formula="of:=[$from_incidence_history_20210209.C66]" office:value-type="float" office:value="200648.396750939" calcext:value-type="float">
            <text:p>200648.396750939</text:p>
          </table:table-cell>
          <table:table-cell table:formula="of:=[$prevalence_history_20210209.B98]" office:value-type="float" office:value="200648.396750939" calcext:value-type="float">
            <text:p>200648.396750939</text:p>
          </table:table-cell>
          <table:table-cell/>
          <table:table-cell table:formula="of:=ABS(([.B117]-[.D117])/[.D117])" office:value-type="float" office:value="0.0000162785009760224" calcext:value-type="float">
            <text:p>1.62785009760224E-05</text:p>
          </table:table-cell>
          <table:table-cell table:formula="of:=ABS(([.C117]-[.D117])/[.D1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17])" office:value-type="date" office:date-value="2020-10-04" calcext:value-type="date">
            <text:p>04/10/20</text:p>
          </table:table-cell>
          <table:table-cell table:formula="of:=[$from_incidence_20210205.C117]" office:value-type="float" office:value="207223.817395699" calcext:value-type="float">
            <text:p>207223.817395699</text:p>
          </table:table-cell>
          <table:table-cell table:formula="of:=[$from_incidence_history_20210209.C67]" office:value-type="float" office:value="207226.088156885" calcext:value-type="float">
            <text:p>207226.088156885</text:p>
          </table:table-cell>
          <table:table-cell table:formula="of:=[$prevalence_history_20210209.B99]" office:value-type="float" office:value="207226.088156885" calcext:value-type="float">
            <text:p>207226.088156885</text:p>
          </table:table-cell>
          <table:table-cell/>
          <table:table-cell table:formula="of:=ABS(([.B118]-[.D118])/[.D118])" office:value-type="float" office:value="0.0000109578924448558" calcext:value-type="float">
            <text:p>1.09578924448558E-05</text:p>
          </table:table-cell>
          <table:table-cell table:formula="of:=ABS(([.C118]-[.D118])/[.D1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18])" office:value-type="date" office:date-value="2020-10-05" calcext:value-type="date">
            <text:p>05/10/20</text:p>
          </table:table-cell>
          <table:table-cell table:formula="of:=[$from_incidence_20210205.C118]" office:value-type="float" office:value="213446.759503622" calcext:value-type="float">
            <text:p>213446.759503622</text:p>
          </table:table-cell>
          <table:table-cell table:formula="of:=[$from_incidence_history_20210209.C68]" office:value-type="float" office:value="213449.629434289" calcext:value-type="float">
            <text:p>213449.629434289</text:p>
          </table:table-cell>
          <table:table-cell table:formula="of:=[$prevalence_history_20210209.B100]" office:value-type="float" office:value="213449.629434289" calcext:value-type="float">
            <text:p>213449.629434289</text:p>
          </table:table-cell>
          <table:table-cell/>
          <table:table-cell table:formula="of:=ABS(([.B119]-[.D119])/[.D119])" office:value-type="float" office:value="0.0000134454703676319" calcext:value-type="float">
            <text:p>1.34454703676319E-05</text:p>
          </table:table-cell>
          <table:table-cell table:formula="of:=ABS(([.C119]-[.D119])/[.D1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19])" office:value-type="date" office:date-value="2020-10-06" calcext:value-type="date">
            <text:p>06/10/20</text:p>
          </table:table-cell>
          <table:table-cell table:formula="of:=[$from_incidence_20210205.C119]" office:value-type="float" office:value="219847.972036611" calcext:value-type="float">
            <text:p>219847.972036611</text:p>
          </table:table-cell>
          <table:table-cell table:formula="of:=[$from_incidence_history_20210209.C69]" office:value-type="float" office:value="219850.905726563" calcext:value-type="float">
            <text:p>219850.905726563</text:p>
          </table:table-cell>
          <table:table-cell table:formula="of:=[$prevalence_history_20210209.B101]" office:value-type="float" office:value="219850.905726563" calcext:value-type="float">
            <text:p>219850.905726563</text:p>
          </table:table-cell>
          <table:table-cell/>
          <table:table-cell table:formula="of:=ABS(([.B120]-[.D120])/[.D120])" office:value-type="float" office:value="0.0000133439975726599" calcext:value-type="float">
            <text:p>1.33439975726599E-05</text:p>
          </table:table-cell>
          <table:table-cell table:formula="of:=ABS(([.C120]-[.D120])/[.D1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20])" office:value-type="date" office:date-value="2020-10-07" calcext:value-type="date">
            <text:p>07/10/20</text:p>
          </table:table-cell>
          <table:table-cell table:formula="of:=[$from_incidence_20210205.C120]" office:value-type="float" office:value="226266.379414903" calcext:value-type="float">
            <text:p>226266.379414903</text:p>
          </table:table-cell>
          <table:table-cell table:formula="of:=[$from_incidence_history_20210209.C70]" office:value-type="float" office:value="226268.399920945" calcext:value-type="float">
            <text:p>226268.399920945</text:p>
          </table:table-cell>
          <table:table-cell table:formula="of:=[$prevalence_history_20210209.B102]" office:value-type="float" office:value="226268.399920945" calcext:value-type="float">
            <text:p>226268.399920945</text:p>
          </table:table-cell>
          <table:table-cell/>
          <table:table-cell table:formula="of:=ABS(([.B121]-[.D121])/[.D121])" office:value-type="float" office:value="0.00000892968723296544" calcext:value-type="float">
            <text:p>8.92968723296544E-06</text:p>
          </table:table-cell>
          <table:table-cell table:formula="of:=ABS(([.C121]-[.D121])/[.D1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21])" office:value-type="date" office:date-value="2020-10-08" calcext:value-type="date">
            <text:p>08/10/20</text:p>
          </table:table-cell>
          <table:table-cell table:formula="of:=[$from_incidence_20210205.C121]" office:value-type="float" office:value="233275.088719187" calcext:value-type="float">
            <text:p>233275.088719187</text:p>
          </table:table-cell>
          <table:table-cell table:formula="of:=[$from_incidence_history_20210209.C71]" office:value-type="float" office:value="233276.995615313" calcext:value-type="float">
            <text:p>233276.995615313</text:p>
          </table:table-cell>
          <table:table-cell table:formula="of:=[$prevalence_history_20210209.B103]" office:value-type="float" office:value="233276.995615313" calcext:value-type="float">
            <text:p>233276.995615313</text:p>
          </table:table-cell>
          <table:table-cell/>
          <table:table-cell table:formula="of:=ABS(([.B122]-[.D122])/[.D122])" office:value-type="float" office:value="0.00000817438565251664" calcext:value-type="float">
            <text:p>8.17438565251664E-06</text:p>
          </table:table-cell>
          <table:table-cell table:formula="of:=ABS(([.C122]-[.D122])/[.D1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22])" office:value-type="date" office:date-value="2020-10-09" calcext:value-type="date">
            <text:p>09/10/20</text:p>
          </table:table-cell>
          <table:table-cell table:formula="of:=[$from_incidence_20210205.C122]" office:value-type="float" office:value="240010.958784884" calcext:value-type="float">
            <text:p>240010.958784884</text:p>
          </table:table-cell>
          <table:table-cell table:formula="of:=[$from_incidence_history_20210209.C72]" office:value-type="float" office:value="240012.519504517" calcext:value-type="float">
            <text:p>240012.519504517</text:p>
          </table:table-cell>
          <table:table-cell table:formula="of:=[$prevalence_history_20210209.B104]" office:value-type="float" office:value="240012.519504516" calcext:value-type="float">
            <text:p>240012.519504516</text:p>
          </table:table-cell>
          <table:table-cell/>
          <table:table-cell table:formula="of:=ABS(([.B123]-[.D123])/[.D123])" office:value-type="float" office:value="0.00000650265925981348" calcext:value-type="float">
            <text:p>6.50265925981348E-06</text:p>
          </table:table-cell>
          <table:table-cell table:formula="of:=ABS(([.C123]-[.D123])/[.D1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23])" office:value-type="date" office:date-value="2020-10-10" calcext:value-type="date">
            <text:p>10/10/20</text:p>
          </table:table-cell>
          <table:table-cell table:formula="of:=[$from_incidence_20210205.C123]" office:value-type="float" office:value="247415.689145937" calcext:value-type="float">
            <text:p>247415.689145937</text:p>
          </table:table-cell>
          <table:table-cell table:formula="of:=[$from_incidence_history_20210209.C73]" office:value-type="float" office:value="247417.322693451" calcext:value-type="float">
            <text:p>247417.322693451</text:p>
          </table:table-cell>
          <table:table-cell table:formula="of:=[$prevalence_history_20210209.B105]" office:value-type="float" office:value="247417.322693451" calcext:value-type="float">
            <text:p>247417.322693451</text:p>
          </table:table-cell>
          <table:table-cell/>
          <table:table-cell table:formula="of:=ABS(([.B124]-[.D124])/[.D124])" office:value-type="float" office:value="0.00000660239750355506" calcext:value-type="float">
            <text:p>6.60239750355506E-06</text:p>
          </table:table-cell>
          <table:table-cell table:formula="of:=ABS(([.C124]-[.D124])/[.D1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24])" office:value-type="date" office:date-value="2020-10-11" calcext:value-type="date">
            <text:p>11/10/20</text:p>
          </table:table-cell>
          <table:table-cell table:formula="of:=[$from_incidence_20210205.C124]" office:value-type="float" office:value="255695.563872199" calcext:value-type="float">
            <text:p>255695.563872199</text:p>
          </table:table-cell>
          <table:table-cell table:formula="of:=[$from_incidence_history_20210209.C74]" office:value-type="float" office:value="255695.612466687" calcext:value-type="float">
            <text:p>255695.612466687</text:p>
          </table:table-cell>
          <table:table-cell table:formula="of:=[$prevalence_history_20210209.B106]" office:value-type="float" office:value="255695.612466687" calcext:value-type="float">
            <text:p>255695.612466687</text:p>
          </table:table-cell>
          <table:table-cell/>
          <table:table-cell table:formula="of:=ABS(([.B125]-[.D125])/[.D125])" office:value-type="float" office:value="0.00000019004818846371" calcext:value-type="float">
            <text:p>1.90048188463706E-07</text:p>
          </table:table-cell>
          <table:table-cell table:formula="of:=ABS(([.C125]-[.D125])/[.D1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25])" office:value-type="date" office:date-value="2020-10-12" calcext:value-type="date">
            <text:p>12/10/20</text:p>
          </table:table-cell>
          <table:table-cell table:formula="of:=[$from_incidence_20210205.C125]" office:value-type="float" office:value="264834.36066034" calcext:value-type="float">
            <text:p>264834.36066034</text:p>
          </table:table-cell>
          <table:table-cell table:formula="of:=[$from_incidence_history_20210209.C75]" office:value-type="float" office:value="264834.84633884" calcext:value-type="float">
            <text:p>264834.84633884</text:p>
          </table:table-cell>
          <table:table-cell table:formula="of:=[$prevalence_history_20210209.B107]" office:value-type="float" office:value="264834.846338839" calcext:value-type="float">
            <text:p>264834.846338839</text:p>
          </table:table-cell>
          <table:table-cell/>
          <table:table-cell table:formula="of:=ABS(([.B126]-[.D126])/[.D126])" office:value-type="float" office:value="0.00000183389197407837" calcext:value-type="float">
            <text:p>1.83389197407837E-06</text:p>
          </table:table-cell>
          <table:table-cell table:formula="of:=ABS(([.C126]-[.D126])/[.D1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26])" office:value-type="date" office:date-value="2020-10-13" calcext:value-type="date">
            <text:p>13/10/20</text:p>
          </table:table-cell>
          <table:table-cell table:formula="of:=[$from_incidence_20210205.C126]" office:value-type="float" office:value="274299.917064406" calcext:value-type="float">
            <text:p>274299.917064406</text:p>
          </table:table-cell>
          <table:table-cell table:formula="of:=[$from_incidence_history_20210209.C76]" office:value-type="float" office:value="274300.678948576" calcext:value-type="float">
            <text:p>274300.678948576</text:p>
          </table:table-cell>
          <table:table-cell table:formula="of:=[$prevalence_history_20210209.B108]" office:value-type="float" office:value="274300.678948575" calcext:value-type="float">
            <text:p>274300.678948575</text:p>
          </table:table-cell>
          <table:table-cell/>
          <table:table-cell table:formula="of:=ABS(([.B127]-[.D127])/[.D127])" office:value-type="float" office:value="0.00000277755116300866" calcext:value-type="float">
            <text:p>2.77755116300866E-06</text:p>
          </table:table-cell>
          <table:table-cell table:formula="of:=ABS(([.C127]-[.D127])/[.D1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27])" office:value-type="date" office:date-value="2020-10-14" calcext:value-type="date">
            <text:p>14/10/20</text:p>
          </table:table-cell>
          <table:table-cell table:formula="of:=[$from_incidence_20210205.C127]" office:value-type="float" office:value="284512.854062553" calcext:value-type="float">
            <text:p>284512.854062553</text:p>
          </table:table-cell>
          <table:table-cell table:formula="of:=[$from_incidence_history_20210209.C77]" office:value-type="float" office:value="284513.173098112" calcext:value-type="float">
            <text:p>284513.173098112</text:p>
          </table:table-cell>
          <table:table-cell table:formula="of:=[$prevalence_history_20210209.B109]" office:value-type="float" office:value="284513.173098111" calcext:value-type="float">
            <text:p>284513.173098111</text:p>
          </table:table-cell>
          <table:table-cell/>
          <table:table-cell table:formula="of:=ABS(([.B128]-[.D128])/[.D128])" office:value-type="float" office:value="0.00000112133844368073" calcext:value-type="float">
            <text:p>1.12133844368073E-06</text:p>
          </table:table-cell>
          <table:table-cell table:formula="of:=ABS(([.C128]-[.D128])/[.D1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28])" office:value-type="date" office:date-value="2020-10-15" calcext:value-type="date">
            <text:p>15/10/20</text:p>
          </table:table-cell>
          <table:table-cell table:formula="of:=[$from_incidence_20210205.C128]" office:value-type="float" office:value="294904.316188444" calcext:value-type="float">
            <text:p>294904.316188444</text:p>
          </table:table-cell>
          <table:table-cell table:formula="of:=[$from_incidence_history_20210209.C78]" office:value-type="float" office:value="294904.179308648" calcext:value-type="float">
            <text:p>294904.179308648</text:p>
          </table:table-cell>
          <table:table-cell table:formula="of:=[$prevalence_history_20210209.B110]" office:value-type="float" office:value="294904.179308648" calcext:value-type="float">
            <text:p>294904.179308648</text:p>
          </table:table-cell>
          <table:table-cell/>
          <table:table-cell table:formula="of:=ABS(([.B129]-[.D129])/[.D129])" office:value-type="float" office:value="0.0000004641500713625" calcext:value-type="float">
            <text:p>4.64150071362503E-07</text:p>
          </table:table-cell>
          <table:table-cell table:formula="of:=ABS(([.C129]-[.D129])/[.D1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29])" office:value-type="date" office:date-value="2020-10-16" calcext:value-type="date">
            <text:p>16/10/20</text:p>
          </table:table-cell>
          <table:table-cell table:formula="of:=[$from_incidence_20210205.C129]" office:value-type="float" office:value="305042.362850244" calcext:value-type="float">
            <text:p>305042.362850244</text:p>
          </table:table-cell>
          <table:table-cell table:formula="of:=[$from_incidence_history_20210209.C79]" office:value-type="float" office:value="305041.854768036" calcext:value-type="float">
            <text:p>305041.854768036</text:p>
          </table:table-cell>
          <table:table-cell table:formula="of:=[$prevalence_history_20210209.B111]" office:value-type="float" office:value="305041.854768036" calcext:value-type="float">
            <text:p>305041.854768036</text:p>
          </table:table-cell>
          <table:table-cell/>
          <table:table-cell table:formula="of:=ABS(([.B130]-[.D130])/[.D130])" office:value-type="float" office:value="0.00000166561473676279" calcext:value-type="float">
            <text:p>1.66561473676279E-06</text:p>
          </table:table-cell>
          <table:table-cell table:formula="of:=ABS(([.C130]-[.D130])/[.D1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30])" office:value-type="date" office:date-value="2020-10-17" calcext:value-type="date">
            <text:p>17/10/20</text:p>
          </table:table-cell>
          <table:table-cell table:formula="of:=[$from_incidence_20210205.C130]" office:value-type="float" office:value="316055.382110169" calcext:value-type="float">
            <text:p>316055.382110169</text:p>
          </table:table-cell>
          <table:table-cell table:formula="of:=[$from_incidence_history_20210209.C80]" office:value-type="float" office:value="316055.402695791" calcext:value-type="float">
            <text:p>316055.402695791</text:p>
          </table:table-cell>
          <table:table-cell table:formula="of:=[$prevalence_history_20210209.B112]" office:value-type="float" office:value="316055.402695791" calcext:value-type="float">
            <text:p>316055.402695791</text:p>
          </table:table-cell>
          <table:table-cell/>
          <table:table-cell table:formula="of:=ABS(([.B131]-[.D131])/[.D131])" office:value-type="float" office:value="0.00000006513295213598" calcext:value-type="float">
            <text:p>6.51329521359809E-08</text:p>
          </table:table-cell>
          <table:table-cell table:formula="of:=ABS(([.C131]-[.D131])/[.D1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31])" office:value-type="date" office:date-value="2020-10-18" calcext:value-type="date">
            <text:p>18/10/20</text:p>
          </table:table-cell>
          <table:table-cell table:formula="of:=[$from_incidence_20210205.C131]" office:value-type="float" office:value="327316.002302207" calcext:value-type="float">
            <text:p>327316.002302207</text:p>
          </table:table-cell>
          <table:table-cell table:formula="of:=[$from_incidence_history_20210209.C81]" office:value-type="float" office:value="327316.663640886" calcext:value-type="float">
            <text:p>327316.663640886</text:p>
          </table:table-cell>
          <table:table-cell table:formula="of:=[$prevalence_history_20210209.B113]" office:value-type="float" office:value="327316.663640886" calcext:value-type="float">
            <text:p>327316.663640886</text:p>
          </table:table-cell>
          <table:table-cell/>
          <table:table-cell table:formula="of:=ABS(([.B132]-[.D132])/[.D132])" office:value-type="float" office:value="0.00000202048582544345" calcext:value-type="float">
            <text:p>2.02048582544345E-06</text:p>
          </table:table-cell>
          <table:table-cell table:formula="of:=ABS(([.C132]-[.D132])/[.D1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32])" office:value-type="date" office:date-value="2020-10-19" calcext:value-type="date">
            <text:p>19/10/20</text:p>
          </table:table-cell>
          <table:table-cell table:formula="of:=[$from_incidence_20210205.C132]" office:value-type="float" office:value="339127.777808973" calcext:value-type="float">
            <text:p>339127.777808973</text:p>
          </table:table-cell>
          <table:table-cell table:formula="of:=[$from_incidence_history_20210209.C82]" office:value-type="float" office:value="339128.067064438" calcext:value-type="float">
            <text:p>339128.067064438</text:p>
          </table:table-cell>
          <table:table-cell table:formula="of:=[$prevalence_history_20210209.B114]" office:value-type="float" office:value="339128.067064438" calcext:value-type="float">
            <text:p>339128.067064438</text:p>
          </table:table-cell>
          <table:table-cell/>
          <table:table-cell table:formula="of:=ABS(([.B133]-[.D133])/[.D133])" office:value-type="float" office:value="0.00000085293873632238" calcext:value-type="float">
            <text:p>8.52938736322382E-07</text:p>
          </table:table-cell>
          <table:table-cell table:formula="of:=ABS(([.C133]-[.D133])/[.D1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33])" office:value-type="date" office:date-value="2020-10-20" calcext:value-type="date">
            <text:p>20/10/20</text:p>
          </table:table-cell>
          <table:table-cell table:formula="of:=[$from_incidence_20210205.C133]" office:value-type="float" office:value="350939.127295188" calcext:value-type="float">
            <text:p>350939.127295188</text:p>
          </table:table-cell>
          <table:table-cell table:formula="of:=[$from_incidence_history_20210209.C83]" office:value-type="float" office:value="350938.334795997" calcext:value-type="float">
            <text:p>350938.334795997</text:p>
          </table:table-cell>
          <table:table-cell table:formula="of:=[$prevalence_history_20210209.B115]" office:value-type="float" office:value="350938.334795996" calcext:value-type="float">
            <text:p>350938.334795996</text:p>
          </table:table-cell>
          <table:table-cell/>
          <table:table-cell table:formula="of:=ABS(([.B134]-[.D134])/[.D134])" office:value-type="float" office:value="0.00000225822919035697" calcext:value-type="float">
            <text:p>2.25822919035697E-06</text:p>
          </table:table-cell>
          <table:table-cell table:formula="of:=ABS(([.C134]-[.D134])/[.D1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34])" office:value-type="date" office:date-value="2020-10-21" calcext:value-type="date">
            <text:p>21/10/20</text:p>
          </table:table-cell>
          <table:table-cell table:formula="of:=[$from_incidence_20210205.C134]" office:value-type="float" office:value="363923.670447527" calcext:value-type="float">
            <text:p>363923.670447527</text:p>
          </table:table-cell>
          <table:table-cell table:formula="of:=[$from_incidence_history_20210209.C84]" office:value-type="float" office:value="363923.573719315" calcext:value-type="float">
            <text:p>363923.573719315</text:p>
          </table:table-cell>
          <table:table-cell table:formula="of:=[$prevalence_history_20210209.B116]" office:value-type="float" office:value="363923.573719315" calcext:value-type="float">
            <text:p>363923.573719315</text:p>
          </table:table-cell>
          <table:table-cell/>
          <table:table-cell table:formula="of:=ABS(([.B135]-[.D135])/[.D135])" office:value-type="float" office:value="0.00000026579265186335" calcext:value-type="float">
            <text:p>2.6579265186335E-07</text:p>
          </table:table-cell>
          <table:table-cell table:formula="of:=ABS(([.C135]-[.D135])/[.D1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35])" office:value-type="date" office:date-value="2020-10-22" calcext:value-type="date">
            <text:p>22/10/20</text:p>
          </table:table-cell>
          <table:table-cell table:formula="of:=[$from_incidence_20210205.C135]" office:value-type="float" office:value="377187.019091471" calcext:value-type="float">
            <text:p>377187.019091471</text:p>
          </table:table-cell>
          <table:table-cell table:formula="of:=[$from_incidence_history_20210209.C85]" office:value-type="float" office:value="377187.396490173" calcext:value-type="float">
            <text:p>377187.396490173</text:p>
          </table:table-cell>
          <table:table-cell table:formula="of:=[$prevalence_history_20210209.B117]" office:value-type="float" office:value="377187.396490173" calcext:value-type="float">
            <text:p>377187.396490173</text:p>
          </table:table-cell>
          <table:table-cell/>
          <table:table-cell table:formula="of:=ABS(([.B136]-[.D136])/[.D136])" office:value-type="float" office:value="0.000001000560213359" calcext:value-type="float">
            <text:p>1.000560213359E-06</text:p>
          </table:table-cell>
          <table:table-cell table:formula="of:=ABS(([.C136]-[.D136])/[.D1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36])" office:value-type="date" office:date-value="2020-10-23" calcext:value-type="date">
            <text:p>23/10/20</text:p>
          </table:table-cell>
          <table:table-cell table:formula="of:=[$from_incidence_20210205.C136]" office:value-type="float" office:value="390413.33752597" calcext:value-type="float">
            <text:p>390413.33752597</text:p>
          </table:table-cell>
          <table:table-cell table:formula="of:=[$from_incidence_history_20210209.C86]" office:value-type="float" office:value="390415.108792248" calcext:value-type="float">
            <text:p>390415.108792248</text:p>
          </table:table-cell>
          <table:table-cell table:formula="of:=[$prevalence_history_20210209.B118]" office:value-type="float" office:value="390415.108792249" calcext:value-type="float">
            <text:p>390415.108792249</text:p>
          </table:table-cell>
          <table:table-cell/>
          <table:table-cell table:formula="of:=ABS(([.B137]-[.D137])/[.D137])" office:value-type="float" office:value="0.00000453687943553918" calcext:value-type="float">
            <text:p>4.53687943553918E-06</text:p>
          </table:table-cell>
          <table:table-cell table:formula="of:=ABS(([.C137]-[.D137])/[.D1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37])" office:value-type="date" office:date-value="2020-10-24" calcext:value-type="date">
            <text:p>24/10/20</text:p>
          </table:table-cell>
          <table:table-cell table:formula="of:=[$from_incidence_20210205.C137]" office:value-type="float" office:value="402750.058116683" calcext:value-type="float">
            <text:p>402750.058116683</text:p>
          </table:table-cell>
          <table:table-cell table:formula="of:=[$from_incidence_history_20210209.C87]" office:value-type="float" office:value="402751.898069822" calcext:value-type="float">
            <text:p>402751.898069822</text:p>
          </table:table-cell>
          <table:table-cell table:formula="of:=[$prevalence_history_20210209.B119]" office:value-type="float" office:value="402751.898069822" calcext:value-type="float">
            <text:p>402751.898069822</text:p>
          </table:table-cell>
          <table:table-cell/>
          <table:table-cell table:formula="of:=ABS(([.B138]-[.D138])/[.D138])" office:value-type="float" office:value="0.00000456845305612928" calcext:value-type="float">
            <text:p>4.56845305612928E-06</text:p>
          </table:table-cell>
          <table:table-cell table:formula="of:=ABS(([.C138]-[.D138])/[.D1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38])" office:value-type="date" office:date-value="2020-10-25" calcext:value-type="date">
            <text:p>25/10/20</text:p>
          </table:table-cell>
          <table:table-cell table:formula="of:=[$from_incidence_20210205.C138]" office:value-type="float" office:value="414539.255713403" calcext:value-type="float">
            <text:p>414539.255713403</text:p>
          </table:table-cell>
          <table:table-cell table:formula="of:=[$from_incidence_history_20210209.C88]" office:value-type="float" office:value="414543.370195576" calcext:value-type="float">
            <text:p>414543.370195576</text:p>
          </table:table-cell>
          <table:table-cell table:formula="of:=[$prevalence_history_20210209.B120]" office:value-type="float" office:value="414543.370195576" calcext:value-type="float">
            <text:p>414543.370195576</text:p>
          </table:table-cell>
          <table:table-cell/>
          <table:table-cell table:formula="of:=ABS(([.B139]-[.D139])/[.D139])" office:value-type="float" office:value="0.00000992533584704594" calcext:value-type="float">
            <text:p>9.92533584704594E-06</text:p>
          </table:table-cell>
          <table:table-cell table:formula="of:=ABS(([.C139]-[.D139])/[.D1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39])" office:value-type="date" office:date-value="2020-10-26" calcext:value-type="date">
            <text:p>26/10/20</text:p>
          </table:table-cell>
          <table:table-cell table:formula="of:=[$from_incidence_20210205.C139]" office:value-type="float" office:value="425708.127519793" calcext:value-type="float">
            <text:p>425708.127519793</text:p>
          </table:table-cell>
          <table:table-cell table:formula="of:=[$from_incidence_history_20210209.C89]" office:value-type="float" office:value="425712.787874506" calcext:value-type="float">
            <text:p>425712.787874506</text:p>
          </table:table-cell>
          <table:table-cell table:formula="of:=[$prevalence_history_20210209.B121]" office:value-type="float" office:value="425712.787874505" calcext:value-type="float">
            <text:p>425712.787874505</text:p>
          </table:table-cell>
          <table:table-cell/>
          <table:table-cell table:formula="of:=ABS(([.B140]-[.D140])/[.D140])" office:value-type="float" office:value="0.0000109471804575062" calcext:value-type="float">
            <text:p>1.09471804575062E-05</text:p>
          </table:table-cell>
          <table:table-cell table:formula="of:=ABS(([.C140]-[.D140])/[.D1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40])" office:value-type="date" office:date-value="2020-10-27" calcext:value-type="date">
            <text:p>27/10/20</text:p>
          </table:table-cell>
          <table:table-cell table:formula="of:=[$from_incidence_20210205.C140]" office:value-type="float" office:value="435739.134370262" calcext:value-type="float">
            <text:p>435739.134370262</text:p>
          </table:table-cell>
          <table:table-cell table:formula="of:=[$from_incidence_history_20210209.C90]" office:value-type="float" office:value="435744.735046241" calcext:value-type="float">
            <text:p>435744.735046241</text:p>
          </table:table-cell>
          <table:table-cell table:formula="of:=[$prevalence_history_20210209.B122]" office:value-type="float" office:value="435744.735046241" calcext:value-type="float">
            <text:p>435744.735046241</text:p>
          </table:table-cell>
          <table:table-cell/>
          <table:table-cell table:formula="of:=ABS(([.B141]-[.D141])/[.D141])" office:value-type="float" office:value="0.0000128531122187765" calcext:value-type="float">
            <text:p>1.28531122187765E-05</text:p>
          </table:table-cell>
          <table:table-cell table:formula="of:=ABS(([.C141]-[.D141])/[.D1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41])" office:value-type="date" office:date-value="2020-10-28" calcext:value-type="date">
            <text:p>28/10/20</text:p>
          </table:table-cell>
          <table:table-cell table:formula="of:=[$from_incidence_20210205.C141]" office:value-type="float" office:value="444305.84462912" calcext:value-type="float">
            <text:p>444305.84462912</text:p>
          </table:table-cell>
          <table:table-cell table:formula="of:=[$from_incidence_history_20210209.C91]" office:value-type="float" office:value="444313.351139582" calcext:value-type="float">
            <text:p>444313.351139582</text:p>
          </table:table-cell>
          <table:table-cell table:formula="of:=[$prevalence_history_20210209.B123]" office:value-type="float" office:value="444313.351139582" calcext:value-type="float">
            <text:p>444313.351139582</text:p>
          </table:table-cell>
          <table:table-cell/>
          <table:table-cell table:formula="of:=ABS(([.B142]-[.D142])/[.D142])" office:value-type="float" office:value="0.0000168946317777644" calcext:value-type="float">
            <text:p>1.68946317777644E-05</text:p>
          </table:table-cell>
          <table:table-cell table:formula="of:=ABS(([.C142]-[.D142])/[.D1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42])" office:value-type="date" office:date-value="2020-10-29" calcext:value-type="date">
            <text:p>29/10/20</text:p>
          </table:table-cell>
          <table:table-cell table:formula="of:=[$from_incidence_20210205.C142]" office:value-type="float" office:value="451858.364085575" calcext:value-type="float">
            <text:p>451858.364085575</text:p>
          </table:table-cell>
          <table:table-cell table:formula="of:=[$from_incidence_history_20210209.C92]" office:value-type="float" office:value="451866.082076674" calcext:value-type="float">
            <text:p>451866.082076674</text:p>
          </table:table-cell>
          <table:table-cell table:formula="of:=[$prevalence_history_20210209.B124]" office:value-type="float" office:value="451866.082076674" calcext:value-type="float">
            <text:p>451866.082076674</text:p>
          </table:table-cell>
          <table:table-cell/>
          <table:table-cell table:formula="of:=ABS(([.B143]-[.D143])/[.D143])" office:value-type="float" office:value="0.0000170802620633346" calcext:value-type="float">
            <text:p>1.70802620633346E-05</text:p>
          </table:table-cell>
          <table:table-cell table:formula="of:=ABS(([.C143]-[.D143])/[.D1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43])" office:value-type="date" office:date-value="2020-10-30" calcext:value-type="date">
            <text:p>30/10/20</text:p>
          </table:table-cell>
          <table:table-cell table:formula="of:=[$from_incidence_20210205.C143]" office:value-type="float" office:value="458382.125835252" calcext:value-type="float">
            <text:p>458382.125835252</text:p>
          </table:table-cell>
          <table:table-cell table:formula="of:=[$from_incidence_history_20210209.C93]" office:value-type="float" office:value="458388.408867494" calcext:value-type="float">
            <text:p>458388.408867494</text:p>
          </table:table-cell>
          <table:table-cell table:formula="of:=[$prevalence_history_20210209.B125]" office:value-type="float" office:value="458388.408867494" calcext:value-type="float">
            <text:p>458388.408867494</text:p>
          </table:table-cell>
          <table:table-cell/>
          <table:table-cell table:formula="of:=ABS(([.B144]-[.D144])/[.D144])" office:value-type="float" office:value="0.0000137067869095415" calcext:value-type="float">
            <text:p>1.37067869095415E-05</text:p>
          </table:table-cell>
          <table:table-cell table:formula="of:=ABS(([.C144]-[.D144])/[.D14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44])" office:value-type="date" office:date-value="2020-10-31" calcext:value-type="date">
            <text:p>31/10/20</text:p>
          </table:table-cell>
          <table:table-cell table:formula="of:=[$from_incidence_20210205.C144]" office:value-type="float" office:value="463966.885282722" calcext:value-type="float">
            <text:p>463966.885282722</text:p>
          </table:table-cell>
          <table:table-cell table:formula="of:=[$from_incidence_history_20210209.C94]" office:value-type="float" office:value="463973.227003399" calcext:value-type="float">
            <text:p>463973.227003399</text:p>
          </table:table-cell>
          <table:table-cell table:formula="of:=[$prevalence_history_20210209.B126]" office:value-type="float" office:value="463973.227003399" calcext:value-type="float">
            <text:p>463973.227003399</text:p>
          </table:table-cell>
          <table:table-cell/>
          <table:table-cell table:formula="of:=ABS(([.B145]-[.D145])/[.D145])" office:value-type="float" office:value="0.0000136682901241386" calcext:value-type="float">
            <text:p>1.36682901241386E-05</text:p>
          </table:table-cell>
          <table:table-cell table:formula="of:=ABS(([.C145]-[.D145])/[.D14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45])" office:value-type="date" office:date-value="2020-11-01" calcext:value-type="date">
            <text:p>01/11/20</text:p>
          </table:table-cell>
          <table:table-cell table:formula="of:=[$from_incidence_20210205.C145]" office:value-type="float" office:value="468442.275366388" calcext:value-type="float">
            <text:p>468442.275366388</text:p>
          </table:table-cell>
          <table:table-cell table:formula="of:=[$from_incidence_history_20210209.C95]" office:value-type="float" office:value="468447.884286974" calcext:value-type="float">
            <text:p>468447.884286974</text:p>
          </table:table-cell>
          <table:table-cell table:formula="of:=[$prevalence_history_20210209.B127]" office:value-type="float" office:value="468447.884286974" calcext:value-type="float">
            <text:p>468447.884286974</text:p>
          </table:table-cell>
          <table:table-cell/>
          <table:table-cell table:formula="of:=ABS(([.B146]-[.D146])/[.D146])" office:value-type="float" office:value="0.0000119734142782841" calcext:value-type="float">
            <text:p>1.19734142782841E-05</text:p>
          </table:table-cell>
          <table:table-cell table:formula="of:=ABS(([.C146]-[.D146])/[.D14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46])" office:value-type="date" office:date-value="2020-11-02" calcext:value-type="date">
            <text:p>02/11/20</text:p>
          </table:table-cell>
          <table:table-cell table:formula="of:=[$from_incidence_20210205.C146]" office:value-type="float" office:value="471269.43202875" calcext:value-type="float">
            <text:p>471269.43202875</text:p>
          </table:table-cell>
          <table:table-cell table:formula="of:=[$from_incidence_history_20210209.C96]" office:value-type="float" office:value="471273.139282198" calcext:value-type="float">
            <text:p>471273.139282198</text:p>
          </table:table-cell>
          <table:table-cell table:formula="of:=[$prevalence_history_20210209.B128]" office:value-type="float" office:value="471273.139282197" calcext:value-type="float">
            <text:p>471273.139282197</text:p>
          </table:table-cell>
          <table:table-cell/>
          <table:table-cell table:formula="of:=ABS(([.B147]-[.D147])/[.D147])" office:value-type="float" office:value="0.00000786646455879531" calcext:value-type="float">
            <text:p>7.86646455879531E-06</text:p>
          </table:table-cell>
          <table:table-cell table:formula="of:=ABS(([.C147]-[.D147])/[.D14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47])" office:value-type="date" office:date-value="2020-11-03" calcext:value-type="date">
            <text:p>03/11/20</text:p>
          </table:table-cell>
          <table:table-cell table:formula="of:=[$from_incidence_20210205.C147]" office:value-type="float" office:value="471866.824302319" calcext:value-type="float">
            <text:p>471866.824302319</text:p>
          </table:table-cell>
          <table:table-cell table:formula="of:=[$from_incidence_history_20210209.C97]" office:value-type="float" office:value="471870.420841109" calcext:value-type="float">
            <text:p>471870.420841109</text:p>
          </table:table-cell>
          <table:table-cell table:formula="of:=[$prevalence_history_20210209.B129]" office:value-type="float" office:value="471870.420841108" calcext:value-type="float">
            <text:p>471870.420841108</text:p>
          </table:table-cell>
          <table:table-cell/>
          <table:table-cell table:formula="of:=ABS(([.B148]-[.D148])/[.D148])" office:value-type="float" office:value="0.00000762187802093353" calcext:value-type="float">
            <text:p>7.62187802093353E-06</text:p>
          </table:table-cell>
          <table:table-cell table:formula="of:=ABS(([.C148]-[.D148])/[.D1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48])" office:value-type="date" office:date-value="2020-11-04" calcext:value-type="date">
            <text:p>04/11/20</text:p>
          </table:table-cell>
          <table:table-cell table:formula="of:=[$from_incidence_20210205.C148]" office:value-type="float" office:value="471134.835925656" calcext:value-type="float">
            <text:p>471134.835925656</text:p>
          </table:table-cell>
          <table:table-cell table:formula="of:=[$from_incidence_history_20210209.C98]" office:value-type="float" office:value="471137.648295111" calcext:value-type="float">
            <text:p>471137.648295111</text:p>
          </table:table-cell>
          <table:table-cell table:formula="of:=[$prevalence_history_20210209.B130]" office:value-type="float" office:value="471137.648295111" calcext:value-type="float">
            <text:p>471137.648295111</text:p>
          </table:table-cell>
          <table:table-cell/>
          <table:table-cell table:formula="of:=ABS(([.B149]-[.D149])/[.D149])" office:value-type="float" office:value="0.00000596931590025327" calcext:value-type="float">
            <text:p>5.96931590025327E-06</text:p>
          </table:table-cell>
          <table:table-cell table:formula="of:=ABS(([.C149]-[.D149])/[.D14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49])" office:value-type="date" office:date-value="2020-11-05" calcext:value-type="date">
            <text:p>05/11/20</text:p>
          </table:table-cell>
          <table:table-cell table:formula="of:=[$from_incidence_20210205.C149]" office:value-type="float" office:value="469814.255769555" calcext:value-type="float">
            <text:p>469814.255769555</text:p>
          </table:table-cell>
          <table:table-cell table:formula="of:=[$from_incidence_history_20210209.C99]" office:value-type="float" office:value="469815.394102325" calcext:value-type="float">
            <text:p>469815.394102325</text:p>
          </table:table-cell>
          <table:table-cell table:formula="of:=[$prevalence_history_20210209.B131]" office:value-type="float" office:value="469815.394102324" calcext:value-type="float">
            <text:p>469815.394102324</text:p>
          </table:table-cell>
          <table:table-cell/>
          <table:table-cell table:formula="of:=ABS(([.B150]-[.D150])/[.D150])" office:value-type="float" office:value="0.00000242293629289847" calcext:value-type="float">
            <text:p>2.42293629289847E-06</text:p>
          </table:table-cell>
          <table:table-cell table:formula="of:=ABS(([.C150]-[.D150])/[.D15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50])" office:value-type="date" office:date-value="2020-11-06" calcext:value-type="date">
            <text:p>06/11/20</text:p>
          </table:table-cell>
          <table:table-cell table:formula="of:=[$from_incidence_20210205.C150]" office:value-type="float" office:value="467693.797293504" calcext:value-type="float">
            <text:p>467693.797293504</text:p>
          </table:table-cell>
          <table:table-cell table:formula="of:=[$from_incidence_history_20210209.C100]" office:value-type="float" office:value="467694.16193154" calcext:value-type="float">
            <text:p>467694.16193154</text:p>
          </table:table-cell>
          <table:table-cell table:formula="of:=[$prevalence_history_20210209.B132]" office:value-type="float" office:value="467694.16193154" calcext:value-type="float">
            <text:p>467694.16193154</text:p>
          </table:table-cell>
          <table:table-cell/>
          <table:table-cell table:formula="of:=ABS(([.B151]-[.D151])/[.D151])" office:value-type="float" office:value="0.0000007796506062161" calcext:value-type="float">
            <text:p>7.79650606216102E-07</text:p>
          </table:table-cell>
          <table:table-cell table:formula="of:=ABS(([.C151]-[.D151])/[.D15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51])" office:value-type="date" office:date-value="2020-11-07" calcext:value-type="date">
            <text:p>07/11/20</text:p>
          </table:table-cell>
          <table:table-cell table:formula="of:=[$from_incidence_20210205.C151]" office:value-type="float" office:value="465598.558987029" calcext:value-type="float">
            <text:p>465598.558987029</text:p>
          </table:table-cell>
          <table:table-cell table:formula="of:=[$from_incidence_history_20210209.C101]" office:value-type="float" office:value="465600.557558638" calcext:value-type="float">
            <text:p>465600.557558638</text:p>
          </table:table-cell>
          <table:table-cell table:formula="of:=[$prevalence_history_20210209.B133]" office:value-type="float" office:value="465600.557558638" calcext:value-type="float">
            <text:p>465600.557558638</text:p>
          </table:table-cell>
          <table:table-cell/>
          <table:table-cell table:formula="of:=ABS(([.B152]-[.D152])/[.D152])" office:value-type="float" office:value="0.00000429245965565788" calcext:value-type="float">
            <text:p>4.29245965565788E-06</text:p>
          </table:table-cell>
          <table:table-cell table:formula="of:=ABS(([.C152]-[.D152])/[.D15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52])" office:value-type="date" office:date-value="2020-11-08" calcext:value-type="date">
            <text:p>08/11/20</text:p>
          </table:table-cell>
          <table:table-cell table:formula="of:=[$from_incidence_20210205.C152]" office:value-type="float" office:value="463375.024032793" calcext:value-type="float">
            <text:p>463375.024032793</text:p>
          </table:table-cell>
          <table:table-cell table:formula="of:=[$from_incidence_history_20210209.C102]" office:value-type="float" office:value="463376.087198796" calcext:value-type="float">
            <text:p>463376.087198796</text:p>
          </table:table-cell>
          <table:table-cell table:formula="of:=[$prevalence_history_20210209.B134]" office:value-type="float" office:value="463376.087198796" calcext:value-type="float">
            <text:p>463376.087198796</text:p>
          </table:table-cell>
          <table:table-cell/>
          <table:table-cell table:formula="of:=ABS(([.B153]-[.D153])/[.D153])" office:value-type="float" office:value="0.00000229439117151019" calcext:value-type="float">
            <text:p>2.29439117151019E-06</text:p>
          </table:table-cell>
          <table:table-cell table:formula="of:=ABS(([.C153]-[.D153])/[.D1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53])" office:value-type="date" office:date-value="2020-11-09" calcext:value-type="date">
            <text:p>09/11/20</text:p>
          </table:table-cell>
          <table:table-cell table:formula="of:=[$from_incidence_20210205.C153]" office:value-type="float" office:value="461369.105396148" calcext:value-type="float">
            <text:p>461369.105396148</text:p>
          </table:table-cell>
          <table:table-cell table:formula="of:=[$from_incidence_history_20210209.C103]" office:value-type="float" office:value="461369.875419238" calcext:value-type="float">
            <text:p>461369.875419238</text:p>
          </table:table-cell>
          <table:table-cell table:formula="of:=[$prevalence_history_20210209.B135]" office:value-type="float" office:value="461369.875419238" calcext:value-type="float">
            <text:p>461369.875419238</text:p>
          </table:table-cell>
          <table:table-cell/>
          <table:table-cell table:formula="of:=ABS(([.B154]-[.D154])/[.D154])" office:value-type="float" office:value="0.00000166899299362104" calcext:value-type="float">
            <text:p>1.66899299362104E-06</text:p>
          </table:table-cell>
          <table:table-cell table:formula="of:=ABS(([.C154]-[.D154])/[.D15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54])" office:value-type="date" office:date-value="2020-11-10" calcext:value-type="date">
            <text:p>10/11/20</text:p>
          </table:table-cell>
          <table:table-cell table:formula="of:=[$from_incidence_20210205.C154]" office:value-type="float" office:value="460575.201583469" calcext:value-type="float">
            <text:p>460575.201583469</text:p>
          </table:table-cell>
          <table:table-cell table:formula="of:=[$from_incidence_history_20210209.C104]" office:value-type="float" office:value="460576.872971994" calcext:value-type="float">
            <text:p>460576.872971994</text:p>
          </table:table-cell>
          <table:table-cell table:formula="of:=[$prevalence_history_20210209.B136]" office:value-type="float" office:value="460576.872971994" calcext:value-type="float">
            <text:p>460576.872971994</text:p>
          </table:table-cell>
          <table:table-cell/>
          <table:table-cell table:formula="of:=ABS(([.B155]-[.D155])/[.D155])" office:value-type="float" office:value="0.0000036289024114625" calcext:value-type="float">
            <text:p>3.6289024114625E-06</text:p>
          </table:table-cell>
          <table:table-cell table:formula="of:=ABS(([.C155]-[.D155])/[.D15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55])" office:value-type="date" office:date-value="2020-11-11" calcext:value-type="date">
            <text:p>11/11/20</text:p>
          </table:table-cell>
          <table:table-cell table:formula="of:=[$from_incidence_20210205.C155]" office:value-type="float" office:value="459815.038407547" calcext:value-type="float">
            <text:p>459815.038407547</text:p>
          </table:table-cell>
          <table:table-cell table:formula="of:=[$from_incidence_history_20210209.C105]" office:value-type="float" office:value="459815.424603329" calcext:value-type="float">
            <text:p>459815.424603329</text:p>
          </table:table-cell>
          <table:table-cell table:formula="of:=[$prevalence_history_20210209.B137]" office:value-type="float" office:value="459815.424603329" calcext:value-type="float">
            <text:p>459815.424603329</text:p>
          </table:table-cell>
          <table:table-cell/>
          <table:table-cell table:formula="of:=ABS(([.B156]-[.D156])/[.D156])" office:value-type="float" office:value="0.00000083989305511072" calcext:value-type="float">
            <text:p>8.39893055110723E-07</text:p>
          </table:table-cell>
          <table:table-cell table:formula="of:=ABS(([.C156]-[.D156])/[.D15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56])" office:value-type="date" office:date-value="2020-11-12" calcext:value-type="date">
            <text:p>12/11/20</text:p>
          </table:table-cell>
          <table:table-cell table:formula="of:=[$from_incidence_20210205.C156]" office:value-type="float" office:value="458191.773541468" calcext:value-type="float">
            <text:p>458191.773541468</text:p>
          </table:table-cell>
          <table:table-cell table:formula="of:=[$from_incidence_history_20210209.C106]" office:value-type="float" office:value="458192.86685051" calcext:value-type="float">
            <text:p>458192.86685051</text:p>
          </table:table-cell>
          <table:table-cell table:formula="of:=[$prevalence_history_20210209.B138]" office:value-type="float" office:value="458192.86685051" calcext:value-type="float">
            <text:p>458192.86685051</text:p>
          </table:table-cell>
          <table:table-cell/>
          <table:table-cell table:formula="of:=ABS(([.B157]-[.D157])/[.D157])" office:value-type="float" office:value="0.00000238613283021078" calcext:value-type="float">
            <text:p>2.38613283021078E-06</text:p>
          </table:table-cell>
          <table:table-cell table:formula="of:=ABS(([.C157]-[.D157])/[.D15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57])" office:value-type="date" office:date-value="2020-11-13" calcext:value-type="date">
            <text:p>13/11/20</text:p>
          </table:table-cell>
          <table:table-cell table:formula="of:=[$from_incidence_20210205.C157]" office:value-type="float" office:value="457332.152787916" calcext:value-type="float">
            <text:p>457332.152787916</text:p>
          </table:table-cell>
          <table:table-cell table:formula="of:=[$from_incidence_history_20210209.C107]" office:value-type="float" office:value="457334.241069687" calcext:value-type="float">
            <text:p>457334.241069687</text:p>
          </table:table-cell>
          <table:table-cell table:formula="of:=[$prevalence_history_20210209.B139]" office:value-type="float" office:value="457334.241069687" calcext:value-type="float">
            <text:p>457334.241069687</text:p>
          </table:table-cell>
          <table:table-cell/>
          <table:table-cell table:formula="of:=ABS(([.B158]-[.D158])/[.D158])" office:value-type="float" office:value="0.00000456620472112047" calcext:value-type="float">
            <text:p>4.56620472112047E-06</text:p>
          </table:table-cell>
          <table:table-cell table:formula="of:=ABS(([.C158]-[.D158])/[.D15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58])" office:value-type="date" office:date-value="2020-11-14" calcext:value-type="date">
            <text:p>14/11/20</text:p>
          </table:table-cell>
          <table:table-cell table:formula="of:=[$from_incidence_20210205.C158]" office:value-type="float" office:value="456572.012858667" calcext:value-type="float">
            <text:p>456572.012858667</text:p>
          </table:table-cell>
          <table:table-cell table:formula="of:=[$from_incidence_history_20210209.C108]" office:value-type="float" office:value="456573.746638779" calcext:value-type="float">
            <text:p>456573.746638779</text:p>
          </table:table-cell>
          <table:table-cell table:formula="of:=[$prevalence_history_20210209.B140]" office:value-type="float" office:value="456573.746638779" calcext:value-type="float">
            <text:p>456573.746638779</text:p>
          </table:table-cell>
          <table:table-cell/>
          <table:table-cell table:formula="of:=ABS(([.B159]-[.D159])/[.D159])" office:value-type="float" office:value="0.00000379737145231112" calcext:value-type="float">
            <text:p>3.79737145231112E-06</text:p>
          </table:table-cell>
          <table:table-cell table:formula="of:=ABS(([.C159]-[.D159])/[.D15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59])" office:value-type="date" office:date-value="2020-11-15" calcext:value-type="date">
            <text:p>15/11/20</text:p>
          </table:table-cell>
          <table:table-cell table:formula="of:=[$from_incidence_20210205.C159]" office:value-type="float" office:value="455586.728676512" calcext:value-type="float">
            <text:p>455586.728676512</text:p>
          </table:table-cell>
          <table:table-cell table:formula="of:=[$from_incidence_history_20210209.C109]" office:value-type="float" office:value="455589.131913476" calcext:value-type="float">
            <text:p>455589.131913476</text:p>
          </table:table-cell>
          <table:table-cell table:formula="of:=[$prevalence_history_20210209.B141]" office:value-type="float" office:value="455589.131913476" calcext:value-type="float">
            <text:p>455589.131913476</text:p>
          </table:table-cell>
          <table:table-cell/>
          <table:table-cell table:formula="of:=ABS(([.B160]-[.D160])/[.D160])" office:value-type="float" office:value="0.00000527500942232698" calcext:value-type="float">
            <text:p>5.27500942232698E-06</text:p>
          </table:table-cell>
          <table:table-cell table:formula="of:=ABS(([.C160]-[.D160])/[.D16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60])" office:value-type="date" office:date-value="2020-11-16" calcext:value-type="date">
            <text:p>16/11/20</text:p>
          </table:table-cell>
          <table:table-cell table:formula="of:=[$from_incidence_20210205.C160]" office:value-type="float" office:value="455169.757201415" calcext:value-type="float">
            <text:p>455169.757201415</text:p>
          </table:table-cell>
          <table:table-cell table:formula="of:=[$from_incidence_history_20210209.C110]" office:value-type="float" office:value="455172.276422731" calcext:value-type="float">
            <text:p>455172.276422731</text:p>
          </table:table-cell>
          <table:table-cell table:formula="of:=[$prevalence_history_20210209.B142]" office:value-type="float" office:value="455172.276422731" calcext:value-type="float">
            <text:p>455172.276422731</text:p>
          </table:table-cell>
          <table:table-cell/>
          <table:table-cell table:formula="of:=ABS(([.B161]-[.D161])/[.D161])" office:value-type="float" office:value="0.00000553465456074128" calcext:value-type="float">
            <text:p>5.53465456074128E-06</text:p>
          </table:table-cell>
          <table:table-cell table:formula="of:=ABS(([.C161]-[.D161])/[.D16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61])" office:value-type="date" office:date-value="2020-11-17" calcext:value-type="date">
            <text:p>17/11/20</text:p>
          </table:table-cell>
          <table:table-cell table:formula="of:=[$from_incidence_20210205.C161]" office:value-type="float" office:value="454765.633724522" calcext:value-type="float">
            <text:p>454765.633724522</text:p>
          </table:table-cell>
          <table:table-cell table:formula="of:=[$from_incidence_history_20210209.C111]" office:value-type="float" office:value="454767.674970412" calcext:value-type="float">
            <text:p>454767.674970412</text:p>
          </table:table-cell>
          <table:table-cell table:formula="of:=[$prevalence_history_20210209.B143]" office:value-type="float" office:value="454767.674970412" calcext:value-type="float">
            <text:p>454767.674970412</text:p>
          </table:table-cell>
          <table:table-cell/>
          <table:table-cell table:formula="of:=ABS(([.B162]-[.D162])/[.D162])" office:value-type="float" office:value="0.00000448854657602178" calcext:value-type="float">
            <text:p>4.48854657602178E-06</text:p>
          </table:table-cell>
          <table:table-cell table:formula="of:=ABS(([.C162]-[.D162])/[.D16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62])" office:value-type="date" office:date-value="2020-11-18" calcext:value-type="date">
            <text:p>18/11/20</text:p>
          </table:table-cell>
          <table:table-cell table:formula="of:=[$from_incidence_20210205.C162]" office:value-type="float" office:value="453231.652535235" calcext:value-type="float">
            <text:p>453231.652535235</text:p>
          </table:table-cell>
          <table:table-cell table:formula="of:=[$from_incidence_history_20210209.C112]" office:value-type="float" office:value="453233.500585563" calcext:value-type="float">
            <text:p>453233.500585563</text:p>
          </table:table-cell>
          <table:table-cell table:formula="of:=[$prevalence_history_20210209.B144]" office:value-type="float" office:value="453233.500585562" calcext:value-type="float">
            <text:p>453233.500585562</text:p>
          </table:table-cell>
          <table:table-cell/>
          <table:table-cell table:formula="of:=ABS(([.B163]-[.D163])/[.D163])" office:value-type="float" office:value="0.00000407747954369889" calcext:value-type="float">
            <text:p>4.07747954369889E-06</text:p>
          </table:table-cell>
          <table:table-cell table:formula="of:=ABS(([.C163]-[.D163])/[.D16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63])" office:value-type="date" office:date-value="2020-11-19" calcext:value-type="date">
            <text:p>19/11/20</text:p>
          </table:table-cell>
          <table:table-cell table:formula="of:=[$from_incidence_20210205.C163]" office:value-type="float" office:value="451096.018080746" calcext:value-type="float">
            <text:p>451096.018080746</text:p>
          </table:table-cell>
          <table:table-cell table:formula="of:=[$from_incidence_history_20210209.C113]" office:value-type="float" office:value="451097.339049129" calcext:value-type="float">
            <text:p>451097.339049129</text:p>
          </table:table-cell>
          <table:table-cell table:formula="of:=[$prevalence_history_20210209.B145]" office:value-type="float" office:value="451097.339049129" calcext:value-type="float">
            <text:p>451097.339049129</text:p>
          </table:table-cell>
          <table:table-cell/>
          <table:table-cell table:formula="of:=ABS(([.B164]-[.D164])/[.D164])" office:value-type="float" office:value="0.00000292834443556083" calcext:value-type="float">
            <text:p>2.92834443556083E-06</text:p>
          </table:table-cell>
          <table:table-cell table:formula="of:=ABS(([.C164]-[.D164])/[.D16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64])" office:value-type="date" office:date-value="2020-11-20" calcext:value-type="date">
            <text:p>20/11/20</text:p>
          </table:table-cell>
          <table:table-cell table:formula="of:=[$from_incidence_20210205.C164]" office:value-type="float" office:value="447459.208321635" calcext:value-type="float">
            <text:p>447459.208321635</text:p>
          </table:table-cell>
          <table:table-cell table:formula="of:=[$from_incidence_history_20210209.C114]" office:value-type="float" office:value="447459.101715467" calcext:value-type="float">
            <text:p>447459.101715467</text:p>
          </table:table-cell>
          <table:table-cell table:formula="of:=[$prevalence_history_20210209.B146]" office:value-type="float" office:value="447459.101715467" calcext:value-type="float">
            <text:p>447459.101715467</text:p>
          </table:table-cell>
          <table:table-cell/>
          <table:table-cell table:formula="of:=ABS(([.B165]-[.D165])/[.D165])" office:value-type="float" office:value="0.00000023824784899696" calcext:value-type="float">
            <text:p>2.38247848996954E-07</text:p>
          </table:table-cell>
          <table:table-cell table:formula="of:=ABS(([.C165]-[.D165])/[.D16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65])" office:value-type="date" office:date-value="2020-11-21" calcext:value-type="date">
            <text:p>21/11/20</text:p>
          </table:table-cell>
          <table:table-cell table:formula="of:=[$from_incidence_20210205.C165]" office:value-type="float" office:value="442838.896512999" calcext:value-type="float">
            <text:p>442838.896512999</text:p>
          </table:table-cell>
          <table:table-cell table:formula="of:=[$from_incidence_history_20210209.C115]" office:value-type="float" office:value="442837.522350925" calcext:value-type="float">
            <text:p>442837.522350925</text:p>
          </table:table-cell>
          <table:table-cell table:formula="of:=[$prevalence_history_20210209.B147]" office:value-type="float" office:value="442837.522350924" calcext:value-type="float">
            <text:p>442837.522350924</text:p>
          </table:table-cell>
          <table:table-cell/>
          <table:table-cell table:formula="of:=ABS(([.B166]-[.D166])/[.D166])" office:value-type="float" office:value="0.00000310308410166121" calcext:value-type="float">
            <text:p>3.10308410166121E-06</text:p>
          </table:table-cell>
          <table:table-cell table:formula="of:=ABS(([.C166]-[.D166])/[.D16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66])" office:value-type="date" office:date-value="2020-11-22" calcext:value-type="date">
            <text:p>22/11/20</text:p>
          </table:table-cell>
          <table:table-cell table:formula="of:=[$from_incidence_20210205.C166]" office:value-type="float" office:value="436305.391543602" calcext:value-type="float">
            <text:p>436305.391543602</text:p>
          </table:table-cell>
          <table:table-cell table:formula="of:=[$from_incidence_history_20210209.C116]" office:value-type="float" office:value="436304.726830845" calcext:value-type="float">
            <text:p>436304.726830845</text:p>
          </table:table-cell>
          <table:table-cell table:formula="of:=[$prevalence_history_20210209.B148]" office:value-type="float" office:value="436304.726830845" calcext:value-type="float">
            <text:p>436304.726830845</text:p>
          </table:table-cell>
          <table:table-cell/>
          <table:table-cell table:formula="of:=ABS(([.B167]-[.D167])/[.D167])" office:value-type="float" office:value="0.00000152350574278352" calcext:value-type="float">
            <text:p>1.52350574278352E-06</text:p>
          </table:table-cell>
          <table:table-cell table:formula="of:=ABS(([.C167]-[.D167])/[.D16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67])" office:value-type="date" office:date-value="2020-11-23" calcext:value-type="date">
            <text:p>23/11/20</text:p>
          </table:table-cell>
          <table:table-cell table:formula="of:=[$from_incidence_20210205.C167]" office:value-type="float" office:value="427858.057442866" calcext:value-type="float">
            <text:p>427858.057442866</text:p>
          </table:table-cell>
          <table:table-cell table:formula="of:=[$from_incidence_history_20210209.C117]" office:value-type="float" office:value="427858.58642447" calcext:value-type="float">
            <text:p>427858.58642447</text:p>
          </table:table-cell>
          <table:table-cell table:formula="of:=[$prevalence_history_20210209.B149]" office:value-type="float" office:value="427858.586424469" calcext:value-type="float">
            <text:p>427858.586424469</text:p>
          </table:table-cell>
          <table:table-cell/>
          <table:table-cell table:formula="of:=ABS(([.B168]-[.D168])/[.D168])" office:value-type="float" office:value="0.00000123634682085163" calcext:value-type="float">
            <text:p>1.23634682085163E-06</text:p>
          </table:table-cell>
          <table:table-cell table:formula="of:=ABS(([.C168]-[.D168])/[.D16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68])" office:value-type="date" office:date-value="2020-11-24" calcext:value-type="date">
            <text:p>24/11/20</text:p>
          </table:table-cell>
          <table:table-cell table:formula="of:=[$from_incidence_20210205.C168]" office:value-type="float" office:value="417032.420573868" calcext:value-type="float">
            <text:p>417032.420573868</text:p>
          </table:table-cell>
          <table:table-cell table:formula="of:=[$from_incidence_history_20210209.C118]" office:value-type="float" office:value="417031.737742042" calcext:value-type="float">
            <text:p>417031.737742042</text:p>
          </table:table-cell>
          <table:table-cell table:formula="of:=[$prevalence_history_20210209.B150]" office:value-type="float" office:value="417031.737742041" calcext:value-type="float">
            <text:p>417031.737742041</text:p>
          </table:table-cell>
          <table:table-cell/>
          <table:table-cell table:formula="of:=ABS(([.B169]-[.D169])/[.D169])" office:value-type="float" office:value="0.00000163736177441321" calcext:value-type="float">
            <text:p>1.63736177441321E-06</text:p>
          </table:table-cell>
          <table:table-cell table:formula="of:=ABS(([.C169]-[.D169])/[.D1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69])" office:value-type="date" office:date-value="2020-11-25" calcext:value-type="date">
            <text:p>25/11/20</text:p>
          </table:table-cell>
          <table:table-cell table:formula="of:=[$from_incidence_20210205.C169]" office:value-type="float" office:value="405084.722780617" calcext:value-type="float">
            <text:p>405084.722780617</text:p>
          </table:table-cell>
          <table:table-cell table:formula="of:=[$from_incidence_history_20210209.C119]" office:value-type="float" office:value="405084.007116973" calcext:value-type="float">
            <text:p>405084.007116973</text:p>
          </table:table-cell>
          <table:table-cell table:formula="of:=[$prevalence_history_20210209.B151]" office:value-type="float" office:value="405084.007116973" calcext:value-type="float">
            <text:p>405084.007116973</text:p>
          </table:table-cell>
          <table:table-cell/>
          <table:table-cell table:formula="of:=ABS(([.B170]-[.D170])/[.D170])" office:value-type="float" office:value="0.00000176670426708908" calcext:value-type="float">
            <text:p>1.76670426708908E-06</text:p>
          </table:table-cell>
          <table:table-cell table:formula="of:=ABS(([.C170]-[.D170])/[.D17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70])" office:value-type="date" office:date-value="2020-11-26" calcext:value-type="date">
            <text:p>26/11/20</text:p>
          </table:table-cell>
          <table:table-cell table:formula="of:=[$from_incidence_20210205.C170]" office:value-type="float" office:value="392292.633163008" calcext:value-type="float">
            <text:p>392292.633163008</text:p>
          </table:table-cell>
          <table:table-cell table:formula="of:=[$from_incidence_history_20210209.C120]" office:value-type="float" office:value="392291.454311766" calcext:value-type="float">
            <text:p>392291.454311766</text:p>
          </table:table-cell>
          <table:table-cell table:formula="of:=[$prevalence_history_20210209.B152]" office:value-type="float" office:value="392291.454311766" calcext:value-type="float">
            <text:p>392291.454311766</text:p>
          </table:table-cell>
          <table:table-cell/>
          <table:table-cell table:formula="of:=ABS(([.B171]-[.D171])/[.D171])" office:value-type="float" office:value="0.00000300503931164168" calcext:value-type="float">
            <text:p>3.00503931164168E-06</text:p>
          </table:table-cell>
          <table:table-cell table:formula="of:=ABS(([.C171]-[.D171])/[.D17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71])" office:value-type="date" office:date-value="2020-11-27" calcext:value-type="date">
            <text:p>27/11/20</text:p>
          </table:table-cell>
          <table:table-cell table:formula="of:=[$from_incidence_20210205.C171]" office:value-type="float" office:value="378610.835251839" calcext:value-type="float">
            <text:p>378610.835251839</text:p>
          </table:table-cell>
          <table:table-cell table:formula="of:=[$from_incidence_history_20210209.C121]" office:value-type="float" office:value="378609.761276352" calcext:value-type="float">
            <text:p>378609.761276352</text:p>
          </table:table-cell>
          <table:table-cell table:formula="of:=[$prevalence_history_20210209.B153]" office:value-type="float" office:value="378609.761276352" calcext:value-type="float">
            <text:p>378609.761276352</text:p>
          </table:table-cell>
          <table:table-cell/>
          <table:table-cell table:formula="of:=ABS(([.B172]-[.D172])/[.D172])" office:value-type="float" office:value="0.00000283662915515544" calcext:value-type="float">
            <text:p>2.83662915515544E-06</text:p>
          </table:table-cell>
          <table:table-cell table:formula="of:=ABS(([.C172]-[.D172])/[.D17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72])" office:value-type="date" office:date-value="2020-11-28" calcext:value-type="date">
            <text:p>28/11/20</text:p>
          </table:table-cell>
          <table:table-cell table:formula="of:=[$from_incidence_20210205.C172]" office:value-type="float" office:value="364070.866752766" calcext:value-type="float">
            <text:p>364070.866752766</text:p>
          </table:table-cell>
          <table:table-cell table:formula="of:=[$from_incidence_history_20210209.C122]" office:value-type="float" office:value="364071.5865472" calcext:value-type="float">
            <text:p>364071.5865472</text:p>
          </table:table-cell>
          <table:table-cell table:formula="of:=[$prevalence_history_20210209.B154]" office:value-type="float" office:value="364071.586547199" calcext:value-type="float">
            <text:p>364071.586547199</text:p>
          </table:table-cell>
          <table:table-cell/>
          <table:table-cell table:formula="of:=ABS(([.B173]-[.D173])/[.D173])" office:value-type="float" office:value="0.00000197706841258003" calcext:value-type="float">
            <text:p>1.97706841258003E-06</text:p>
          </table:table-cell>
          <table:table-cell table:formula="of:=ABS(([.C173]-[.D173])/[.D1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73])" office:value-type="date" office:date-value="2020-11-29" calcext:value-type="date">
            <text:p>29/11/20</text:p>
          </table:table-cell>
          <table:table-cell table:formula="of:=[$from_incidence_20210205.C173]" office:value-type="float" office:value="349329.263069235" calcext:value-type="float">
            <text:p>349329.263069235</text:p>
          </table:table-cell>
          <table:table-cell table:formula="of:=[$from_incidence_history_20210209.C123]" office:value-type="float" office:value="349329.41922285" calcext:value-type="float">
            <text:p>349329.41922285</text:p>
          </table:table-cell>
          <table:table-cell table:formula="of:=[$prevalence_history_20210209.B155]" office:value-type="float" office:value="349329.41922285" calcext:value-type="float">
            <text:p>349329.41922285</text:p>
          </table:table-cell>
          <table:table-cell/>
          <table:table-cell table:formula="of:=ABS(([.B174]-[.D174])/[.D174])" office:value-type="float" office:value="0.00000044700963139955" calcext:value-type="float">
            <text:p>4.47009631399546E-07</text:p>
          </table:table-cell>
          <table:table-cell table:formula="of:=ABS(([.C174]-[.D174])/[.D17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74])" office:value-type="date" office:date-value="2020-11-30" calcext:value-type="date">
            <text:p>30/11/20</text:p>
          </table:table-cell>
          <table:table-cell table:formula="of:=[$from_incidence_20210205.C174]" office:value-type="float" office:value="334933.660171824" calcext:value-type="float">
            <text:p>334933.660171824</text:p>
          </table:table-cell>
          <table:table-cell table:formula="of:=[$from_incidence_history_20210209.C124]" office:value-type="float" office:value="334933.847012645" calcext:value-type="float">
            <text:p>334933.847012645</text:p>
          </table:table-cell>
          <table:table-cell table:formula="of:=[$prevalence_history_20210209.B156]" office:value-type="float" office:value="334933.847012645" calcext:value-type="float">
            <text:p>334933.847012645</text:p>
          </table:table-cell>
          <table:table-cell/>
          <table:table-cell table:formula="of:=ABS(([.B175]-[.D175])/[.D175])" office:value-type="float" office:value="0.00000055784395306315" calcext:value-type="float">
            <text:p>5.57843953063147E-07</text:p>
          </table:table-cell>
          <table:table-cell table:formula="of:=ABS(([.C175]-[.D175])/[.D17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75])" office:value-type="date" office:date-value="2020-12-01" calcext:value-type="date">
            <text:p>01/12/20</text:p>
          </table:table-cell>
          <table:table-cell table:formula="of:=[$from_incidence_20210205.C175]" office:value-type="float" office:value="320774.014037846" calcext:value-type="float">
            <text:p>320774.014037846</text:p>
          </table:table-cell>
          <table:table-cell table:formula="of:=[$from_incidence_history_20210209.C125]" office:value-type="float" office:value="320773.733078815" calcext:value-type="float">
            <text:p>320773.733078815</text:p>
          </table:table-cell>
          <table:table-cell table:formula="of:=[$prevalence_history_20210209.B157]" office:value-type="float" office:value="320773.733078815" calcext:value-type="float">
            <text:p>320773.733078815</text:p>
          </table:table-cell>
          <table:table-cell/>
          <table:table-cell table:formula="of:=ABS(([.B176]-[.D176])/[.D176])" office:value-type="float" office:value="0.00000087587916979388" calcext:value-type="float">
            <text:p>8.75879169793882E-07</text:p>
          </table:table-cell>
          <table:table-cell table:formula="of:=ABS(([.C176]-[.D176])/[.D17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76])" office:value-type="date" office:date-value="2020-12-02" calcext:value-type="date">
            <text:p>02/12/20</text:p>
          </table:table-cell>
          <table:table-cell table:formula="of:=[$from_incidence_20210205.C176]" office:value-type="float" office:value="306932.067774721" calcext:value-type="float">
            <text:p>306932.067774721</text:p>
          </table:table-cell>
          <table:table-cell table:formula="of:=[$from_incidence_history_20210209.C126]" office:value-type="float" office:value="306931.148123765" calcext:value-type="float">
            <text:p>306931.148123765</text:p>
          </table:table-cell>
          <table:table-cell table:formula="of:=[$prevalence_history_20210209.B158]" office:value-type="float" office:value="306931.148123765" calcext:value-type="float">
            <text:p>306931.148123765</text:p>
          </table:table-cell>
          <table:table-cell/>
          <table:table-cell table:formula="of:=ABS(([.B177]-[.D177])/[.D177])" office:value-type="float" office:value="0.00000299627770336465" calcext:value-type="float">
            <text:p>2.99627770336465E-06</text:p>
          </table:table-cell>
          <table:table-cell table:formula="of:=ABS(([.C177]-[.D177])/[.D1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77])" office:value-type="date" office:date-value="2020-12-03" calcext:value-type="date">
            <text:p>03/12/20</text:p>
          </table:table-cell>
          <table:table-cell table:formula="of:=[$from_incidence_20210205.C177]" office:value-type="float" office:value="293839.038070639" calcext:value-type="float">
            <text:p>293839.038070639</text:p>
          </table:table-cell>
          <table:table-cell table:formula="of:=[$from_incidence_history_20210209.C127]" office:value-type="float" office:value="293838.429914398" calcext:value-type="float">
            <text:p>293838.429914398</text:p>
          </table:table-cell>
          <table:table-cell table:formula="of:=[$prevalence_history_20210209.B159]" office:value-type="float" office:value="293838.429914397" calcext:value-type="float">
            <text:p>293838.429914397</text:p>
          </table:table-cell>
          <table:table-cell/>
          <table:table-cell table:formula="of:=ABS(([.B178]-[.D178])/[.D178])" office:value-type="float" office:value="0.00000206969606214913" calcext:value-type="float">
            <text:p>2.06969606214913E-06</text:p>
          </table:table-cell>
          <table:table-cell table:formula="of:=ABS(([.C178]-[.D178])/[.D17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78])" office:value-type="date" office:date-value="2020-12-04" calcext:value-type="date">
            <text:p>04/12/20</text:p>
          </table:table-cell>
          <table:table-cell table:formula="of:=[$from_incidence_20210205.C178]" office:value-type="float" office:value="281761.161547532" calcext:value-type="float">
            <text:p>281761.161547532</text:p>
          </table:table-cell>
          <table:table-cell table:formula="of:=[$from_incidence_history_20210209.C128]" office:value-type="float" office:value="281762.026746062" calcext:value-type="float">
            <text:p>281762.026746062</text:p>
          </table:table-cell>
          <table:table-cell table:formula="of:=[$prevalence_history_20210209.B160]" office:value-type="float" office:value="281762.026746062" calcext:value-type="float">
            <text:p>281762.026746062</text:p>
          </table:table-cell>
          <table:table-cell/>
          <table:table-cell table:formula="of:=ABS(([.B179]-[.D179])/[.D179])" office:value-type="float" office:value="0.00000307067116078292" calcext:value-type="float">
            <text:p>3.07067116078292E-06</text:p>
          </table:table-cell>
          <table:table-cell table:formula="of:=ABS(([.C179]-[.D179])/[.D17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79])" office:value-type="date" office:date-value="2020-12-05" calcext:value-type="date">
            <text:p>05/12/20</text:p>
          </table:table-cell>
          <table:table-cell table:formula="of:=[$from_incidence_20210205.C179]" office:value-type="float" office:value="270993.259419395" calcext:value-type="float">
            <text:p>270993.259419395</text:p>
          </table:table-cell>
          <table:table-cell table:formula="of:=[$from_incidence_history_20210209.C129]" office:value-type="float" office:value="270992.809273345" calcext:value-type="float">
            <text:p>270992.809273345</text:p>
          </table:table-cell>
          <table:table-cell table:formula="of:=[$prevalence_history_20210209.B161]" office:value-type="float" office:value="270992.809273345" calcext:value-type="float">
            <text:p>270992.809273345</text:p>
          </table:table-cell>
          <table:table-cell/>
          <table:table-cell table:formula="of:=ABS(([.B180]-[.D180])/[.D180])" office:value-type="float" office:value="0.00000166109960995647" calcext:value-type="float">
            <text:p>1.66109960995647E-06</text:p>
          </table:table-cell>
          <table:table-cell table:formula="of:=ABS(([.C180]-[.D180])/[.D18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80])" office:value-type="date" office:date-value="2020-12-06" calcext:value-type="date">
            <text:p>06/12/20</text:p>
          </table:table-cell>
          <table:table-cell table:formula="of:=[$from_incidence_20210205.C180]" office:value-type="float" office:value="261399.986467517" calcext:value-type="float">
            <text:p>261399.986467517</text:p>
          </table:table-cell>
          <table:table-cell table:formula="of:=[$from_incidence_history_20210209.C130]" office:value-type="float" office:value="261399.692883777" calcext:value-type="float">
            <text:p>261399.692883777</text:p>
          </table:table-cell>
          <table:table-cell table:formula="of:=[$prevalence_history_20210209.B162]" office:value-type="float" office:value="261399.692883777" calcext:value-type="float">
            <text:p>261399.692883777</text:p>
          </table:table-cell>
          <table:table-cell/>
          <table:table-cell table:formula="of:=ABS(([.B181]-[.D181])/[.D181])" office:value-type="float" office:value="0.00000112312197581446" calcext:value-type="float">
            <text:p>1.12312197581446E-06</text:p>
          </table:table-cell>
          <table:table-cell table:formula="of:=ABS(([.C181]-[.D181])/[.D18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81])" office:value-type="date" office:date-value="2020-12-07" calcext:value-type="date">
            <text:p>07/12/20</text:p>
          </table:table-cell>
          <table:table-cell table:formula="of:=[$from_incidence_20210205.C181]" office:value-type="float" office:value="253058.074456736" calcext:value-type="float">
            <text:p>253058.074456736</text:p>
          </table:table-cell>
          <table:table-cell table:formula="of:=[$from_incidence_history_20210209.C131]" office:value-type="float" office:value="253057.145060787" calcext:value-type="float">
            <text:p>253057.145060787</text:p>
          </table:table-cell>
          <table:table-cell table:formula="of:=[$prevalence_history_20210209.B163]" office:value-type="float" office:value="253057.145060787" calcext:value-type="float">
            <text:p>253057.145060787</text:p>
          </table:table-cell>
          <table:table-cell/>
          <table:table-cell table:formula="of:=ABS(([.B182]-[.D182])/[.D182])" office:value-type="float" office:value="0.00000367267222883591" calcext:value-type="float">
            <text:p>3.67267222883591E-06</text:p>
          </table:table-cell>
          <table:table-cell table:formula="of:=ABS(([.C182]-[.D182])/[.D18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82])" office:value-type="date" office:date-value="2020-12-08" calcext:value-type="date">
            <text:p>08/12/20</text:p>
          </table:table-cell>
          <table:table-cell table:formula="of:=[$from_incidence_20210205.C182]" office:value-type="float" office:value="245715.089449155" calcext:value-type="float">
            <text:p>245715.089449155</text:p>
          </table:table-cell>
          <table:table-cell table:formula="of:=[$from_incidence_history_20210209.C132]" office:value-type="float" office:value="245713.824325654" calcext:value-type="float">
            <text:p>245713.824325654</text:p>
          </table:table-cell>
          <table:table-cell table:formula="of:=[$prevalence_history_20210209.B164]" office:value-type="float" office:value="245713.824325653" calcext:value-type="float">
            <text:p>245713.824325653</text:p>
          </table:table-cell>
          <table:table-cell/>
          <table:table-cell table:formula="of:=ABS(([.B183]-[.D183])/[.D183])" office:value-type="float" office:value="0.00000514876810574061" calcext:value-type="float">
            <text:p>5.14876810574061E-06</text:p>
          </table:table-cell>
          <table:table-cell table:formula="of:=ABS(([.C183]-[.D183])/[.D18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83])" office:value-type="date" office:date-value="2020-12-09" calcext:value-type="date">
            <text:p>09/12/20</text:p>
          </table:table-cell>
          <table:table-cell table:formula="of:=[$from_incidence_20210205.C183]" office:value-type="float" office:value="239835.274074906" calcext:value-type="float">
            <text:p>239835.274074906</text:p>
          </table:table-cell>
          <table:table-cell table:formula="of:=[$from_incidence_history_20210209.C133]" office:value-type="float" office:value="239835.846175035" calcext:value-type="float">
            <text:p>239835.846175035</text:p>
          </table:table-cell>
          <table:table-cell table:formula="of:=[$prevalence_history_20210209.B165]" office:value-type="float" office:value="239835.846175035" calcext:value-type="float">
            <text:p>239835.846175035</text:p>
          </table:table-cell>
          <table:table-cell/>
          <table:table-cell table:formula="of:=ABS(([.B184]-[.D184])/[.D184])" office:value-type="float" office:value="0.00000238538207628492" calcext:value-type="float">
            <text:p>2.38538207628492E-06</text:p>
          </table:table-cell>
          <table:table-cell table:formula="of:=ABS(([.C184]-[.D184])/[.D18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84])" office:value-type="date" office:date-value="2020-12-10" calcext:value-type="date">
            <text:p>10/12/20</text:p>
          </table:table-cell>
          <table:table-cell table:formula="of:=[$from_incidence_20210205.C184]" office:value-type="float" office:value="235025.607389522" calcext:value-type="float">
            <text:p>235025.607389522</text:p>
          </table:table-cell>
          <table:table-cell table:formula="of:=[$from_incidence_history_20210209.C134]" office:value-type="float" office:value="235027.207314997" calcext:value-type="float">
            <text:p>235027.207314997</text:p>
          </table:table-cell>
          <table:table-cell table:formula="of:=[$prevalence_history_20210209.B166]" office:value-type="float" office:value="235027.207314996" calcext:value-type="float">
            <text:p>235027.207314996</text:p>
          </table:table-cell>
          <table:table-cell/>
          <table:table-cell table:formula="of:=ABS(([.B185]-[.D185])/[.D185])" office:value-type="float" office:value="0.00000680740537328207" calcext:value-type="float">
            <text:p>6.80740537328207E-06</text:p>
          </table:table-cell>
          <table:table-cell table:formula="of:=ABS(([.C185]-[.D185])/[.D18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85])" office:value-type="date" office:date-value="2020-12-11" calcext:value-type="date">
            <text:p>11/12/20</text:p>
          </table:table-cell>
          <table:table-cell table:formula="of:=[$from_incidence_20210205.C185]" office:value-type="float" office:value="232360.450109495" calcext:value-type="float">
            <text:p>232360.450109495</text:p>
          </table:table-cell>
          <table:table-cell table:formula="of:=[$from_incidence_history_20210209.C135]" office:value-type="float" office:value="232361.188703542" calcext:value-type="float">
            <text:p>232361.188703542</text:p>
          </table:table-cell>
          <table:table-cell table:formula="of:=[$prevalence_history_20210209.B167]" office:value-type="float" office:value="232361.188703542" calcext:value-type="float">
            <text:p>232361.188703542</text:p>
          </table:table-cell>
          <table:table-cell/>
          <table:table-cell table:formula="of:=ABS(([.B186]-[.D186])/[.D186])" office:value-type="float" office:value="0.00000317864635924709" calcext:value-type="float">
            <text:p>3.17864635924709E-06</text:p>
          </table:table-cell>
          <table:table-cell table:formula="of:=ABS(([.C186]-[.D186])/[.D18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86])" office:value-type="date" office:date-value="2020-12-12" calcext:value-type="date">
            <text:p>12/12/20</text:p>
          </table:table-cell>
          <table:table-cell table:formula="of:=[$from_incidence_20210205.C186]" office:value-type="float" office:value="231469.324161941" calcext:value-type="float">
            <text:p>231469.324161941</text:p>
          </table:table-cell>
          <table:table-cell table:formula="of:=[$from_incidence_history_20210209.C136]" office:value-type="float" office:value="231470.469279389" calcext:value-type="float">
            <text:p>231470.469279389</text:p>
          </table:table-cell>
          <table:table-cell table:formula="of:=[$prevalence_history_20210209.B168]" office:value-type="float" office:value="231470.469279388" calcext:value-type="float">
            <text:p>231470.469279388</text:p>
          </table:table-cell>
          <table:table-cell/>
          <table:table-cell table:formula="of:=ABS(([.B187]-[.D187])/[.D187])" office:value-type="float" office:value="0.00000494714272160613" calcext:value-type="float">
            <text:p>4.94714272160613E-06</text:p>
          </table:table-cell>
          <table:table-cell table:formula="of:=ABS(([.C187]-[.D187])/[.D18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87])" office:value-type="date" office:date-value="2020-12-13" calcext:value-type="date">
            <text:p>13/12/20</text:p>
          </table:table-cell>
          <table:table-cell table:formula="of:=[$from_incidence_20210205.C187]" office:value-type="float" office:value="232404.349766972" calcext:value-type="float">
            <text:p>232404.349766972</text:p>
          </table:table-cell>
          <table:table-cell table:formula="of:=[$from_incidence_history_20210209.C137]" office:value-type="float" office:value="232406.138070496" calcext:value-type="float">
            <text:p>232406.138070496</text:p>
          </table:table-cell>
          <table:table-cell table:formula="of:=[$prevalence_history_20210209.B169]" office:value-type="float" office:value="232406.138070496" calcext:value-type="float">
            <text:p>232406.138070496</text:p>
          </table:table-cell>
          <table:table-cell/>
          <table:table-cell table:formula="of:=ABS(([.B188]-[.D188])/[.D188])" office:value-type="float" office:value="0.00000769473447958141" calcext:value-type="float">
            <text:p>7.69473447958141E-06</text:p>
          </table:table-cell>
          <table:table-cell table:formula="of:=ABS(([.C188]-[.D188])/[.D18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88])" office:value-type="date" office:date-value="2020-12-14" calcext:value-type="date">
            <text:p>14/12/20</text:p>
          </table:table-cell>
          <table:table-cell table:formula="of:=[$from_incidence_20210205.C188]" office:value-type="float" office:value="234805.131281936" calcext:value-type="float">
            <text:p>234805.131281936</text:p>
          </table:table-cell>
          <table:table-cell table:formula="of:=[$from_incidence_history_20210209.C138]" office:value-type="float" office:value="234805.904900263" calcext:value-type="float">
            <text:p>234805.904900263</text:p>
          </table:table-cell>
          <table:table-cell table:formula="of:=[$prevalence_history_20210209.B170]" office:value-type="float" office:value="234805.904900263" calcext:value-type="float">
            <text:p>234805.904900263</text:p>
          </table:table-cell>
          <table:table-cell/>
          <table:table-cell table:formula="of:=ABS(([.B189]-[.D189])/[.D189])" office:value-type="float" office:value="0.00000329471410438564" calcext:value-type="float">
            <text:p>3.29471410438564E-06</text:p>
          </table:table-cell>
          <table:table-cell table:formula="of:=ABS(([.C189]-[.D189])/[.D18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89])" office:value-type="date" office:date-value="2020-12-15" calcext:value-type="date">
            <text:p>15/12/20</text:p>
          </table:table-cell>
          <table:table-cell table:formula="of:=[$from_incidence_20210205.C189]" office:value-type="float" office:value="239716.092705935" calcext:value-type="float">
            <text:p>239716.092705935</text:p>
          </table:table-cell>
          <table:table-cell table:formula="of:=[$from_incidence_history_20210209.C139]" office:value-type="float" office:value="239716.71541149" calcext:value-type="float">
            <text:p>239716.71541149</text:p>
          </table:table-cell>
          <table:table-cell table:formula="of:=[$prevalence_history_20210209.B171]" office:value-type="float" office:value="239716.715411489" calcext:value-type="float">
            <text:p>239716.715411489</text:p>
          </table:table-cell>
          <table:table-cell/>
          <table:table-cell table:formula="of:=ABS(([.B190]-[.D190])/[.D190])" office:value-type="float" office:value="0.00000259767264333573" calcext:value-type="float">
            <text:p>2.59767264333573E-06</text:p>
          </table:table-cell>
          <table:table-cell table:formula="of:=ABS(([.C190]-[.D190])/[.D19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90])" office:value-type="date" office:date-value="2020-12-16" calcext:value-type="date">
            <text:p>16/12/20</text:p>
          </table:table-cell>
          <table:table-cell table:formula="of:=[$from_incidence_20210205.C190]" office:value-type="float" office:value="246878.673030491" calcext:value-type="float">
            <text:p>246878.673030491</text:p>
          </table:table-cell>
          <table:table-cell table:formula="of:=[$from_incidence_history_20210209.C140]" office:value-type="float" office:value="246880.671946897" calcext:value-type="float">
            <text:p>246880.671946897</text:p>
          </table:table-cell>
          <table:table-cell table:formula="of:=[$prevalence_history_20210209.B172]" office:value-type="float" office:value="246880.671946897" calcext:value-type="float">
            <text:p>246880.671946897</text:p>
          </table:table-cell>
          <table:table-cell/>
          <table:table-cell table:formula="of:=ABS(([.B191]-[.D191])/[.D191])" office:value-type="float" office:value="0.00000809669056016211" calcext:value-type="float">
            <text:p>8.09669056016211E-06</text:p>
          </table:table-cell>
          <table:table-cell table:formula="of:=ABS(([.C191]-[.D191])/[.D19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91])" office:value-type="date" office:date-value="2020-12-17" calcext:value-type="date">
            <text:p>17/12/20</text:p>
          </table:table-cell>
          <table:table-cell table:formula="of:=[$from_incidence_20210205.C191]" office:value-type="float" office:value="256465.112471223" calcext:value-type="float">
            <text:p>256465.112471223</text:p>
          </table:table-cell>
          <table:table-cell table:formula="of:=[$from_incidence_history_20210209.C141]" office:value-type="float" office:value="256468.004685909" calcext:value-type="float">
            <text:p>256468.004685909</text:p>
          </table:table-cell>
          <table:table-cell table:formula="of:=[$prevalence_history_20210209.B173]" office:value-type="float" office:value="256468.004685908" calcext:value-type="float">
            <text:p>256468.004685908</text:p>
          </table:table-cell>
          <table:table-cell/>
          <table:table-cell table:formula="of:=ABS(([.B192]-[.D192])/[.D192])" office:value-type="float" office:value="0.0000112770974662748" calcext:value-type="float">
            <text:p>1.12770974662748E-05</text:p>
          </table:table-cell>
          <table:table-cell table:formula="of:=ABS(([.C192]-[.D192])/[.D19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92])" office:value-type="date" office:date-value="2020-12-18" calcext:value-type="date">
            <text:p>18/12/20</text:p>
          </table:table-cell>
          <table:table-cell table:formula="of:=[$from_incidence_20210205.C192]" office:value-type="float" office:value="267898.894547701" calcext:value-type="float">
            <text:p>267898.894547701</text:p>
          </table:table-cell>
          <table:table-cell table:formula="of:=[$from_incidence_history_20210209.C142]" office:value-type="float" office:value="267902.672249513" calcext:value-type="float">
            <text:p>267902.672249513</text:p>
          </table:table-cell>
          <table:table-cell table:formula="of:=[$prevalence_history_20210209.B174]" office:value-type="float" office:value="267902.672249513" calcext:value-type="float">
            <text:p>267902.672249513</text:p>
          </table:table-cell>
          <table:table-cell/>
          <table:table-cell table:formula="of:=ABS(([.B193]-[.D193])/[.D193])" office:value-type="float" office:value="0.0000141010232558336" calcext:value-type="float">
            <text:p>1.41010232558336E-05</text:p>
          </table:table-cell>
          <table:table-cell table:formula="of:=ABS(([.C193]-[.D193])/[.D19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93])" office:value-type="date" office:date-value="2020-12-19" calcext:value-type="date">
            <text:p>19/12/20</text:p>
          </table:table-cell>
          <table:table-cell table:formula="of:=[$from_incidence_20210205.C193]" office:value-type="float" office:value="281371.702285362" calcext:value-type="float">
            <text:p>281371.702285362</text:p>
          </table:table-cell>
          <table:table-cell table:formula="of:=[$from_incidence_history_20210209.C143]" office:value-type="float" office:value="281375.438163694" calcext:value-type="float">
            <text:p>281375.438163694</text:p>
          </table:table-cell>
          <table:table-cell table:formula="of:=[$prevalence_history_20210209.B175]" office:value-type="float" office:value="281375.438163693" calcext:value-type="float">
            <text:p>281375.438163693</text:p>
          </table:table-cell>
          <table:table-cell/>
          <table:table-cell table:formula="of:=ABS(([.B194]-[.D194])/[.D194])" office:value-type="float" office:value="0.000013277201294058" calcext:value-type="float">
            <text:p>1.3277201294058E-05</text:p>
          </table:table-cell>
          <table:table-cell table:formula="of:=ABS(([.C194]-[.D194])/[.D19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94])" office:value-type="date" office:date-value="2020-12-20" calcext:value-type="date">
            <text:p>20/12/20</text:p>
          </table:table-cell>
          <table:table-cell table:formula="of:=[$from_incidence_20210205.C194]" office:value-type="float" office:value="296417.659441855" calcext:value-type="float">
            <text:p>296417.659441855</text:p>
          </table:table-cell>
          <table:table-cell table:formula="of:=[$from_incidence_history_20210209.C144]" office:value-type="float" office:value="296419.51460756" calcext:value-type="float">
            <text:p>296419.51460756</text:p>
          </table:table-cell>
          <table:table-cell table:formula="of:=[$prevalence_history_20210209.B176]" office:value-type="float" office:value="296419.51460756" calcext:value-type="float">
            <text:p>296419.51460756</text:p>
          </table:table-cell>
          <table:table-cell/>
          <table:table-cell table:formula="of:=ABS(([.B195]-[.D195])/[.D195])" office:value-type="float" office:value="0.0000062585815477056" calcext:value-type="float">
            <text:p>6.2585815477056E-06</text:p>
          </table:table-cell>
          <table:table-cell table:formula="of:=ABS(([.C195]-[.D195])/[.D19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95])" office:value-type="date" office:date-value="2020-12-21" calcext:value-type="date">
            <text:p>21/12/20</text:p>
          </table:table-cell>
          <table:table-cell table:formula="of:=[$from_incidence_20210205.C195]" office:value-type="float" office:value="313215.639227357" calcext:value-type="float">
            <text:p>313215.639227357</text:p>
          </table:table-cell>
          <table:table-cell table:formula="of:=[$from_incidence_history_20210209.C145]" office:value-type="float" office:value="313218.027510128" calcext:value-type="float">
            <text:p>313218.027510128</text:p>
          </table:table-cell>
          <table:table-cell table:formula="of:=[$prevalence_history_20210209.B177]" office:value-type="float" office:value="313218.027510127" calcext:value-type="float">
            <text:p>313218.027510127</text:p>
          </table:table-cell>
          <table:table-cell/>
          <table:table-cell table:formula="of:=ABS(([.B196]-[.D196])/[.D196])" office:value-type="float" office:value="0.00000762498502827062" calcext:value-type="float">
            <text:p>7.62498502827062E-06</text:p>
          </table:table-cell>
          <table:table-cell table:formula="of:=ABS(([.C196]-[.D196])/[.D19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96])" office:value-type="date" office:date-value="2020-12-22" calcext:value-type="date">
            <text:p>22/12/20</text:p>
          </table:table-cell>
          <table:table-cell table:formula="of:=[$from_incidence_20210205.C196]" office:value-type="float" office:value="331395.925037903" calcext:value-type="float">
            <text:p>331395.925037903</text:p>
          </table:table-cell>
          <table:table-cell table:formula="of:=[$from_incidence_history_20210209.C146]" office:value-type="float" office:value="331398.426793068" calcext:value-type="float">
            <text:p>331398.426793068</text:p>
          </table:table-cell>
          <table:table-cell table:formula="of:=[$prevalence_history_20210209.B178]" office:value-type="float" office:value="331398.426793068" calcext:value-type="float">
            <text:p>331398.426793068</text:p>
          </table:table-cell>
          <table:table-cell/>
          <table:table-cell table:formula="of:=ABS(([.B197]-[.D197])/[.D197])" office:value-type="float" office:value="0.0000075490858222733" calcext:value-type="float">
            <text:p>7.5490858222733E-06</text:p>
          </table:table-cell>
          <table:table-cell table:formula="of:=ABS(([.C197]-[.D197])/[.D19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97])" office:value-type="date" office:date-value="2020-12-23" calcext:value-type="date">
            <text:p>23/12/20</text:p>
          </table:table-cell>
          <table:table-cell table:formula="of:=[$from_incidence_20210205.C197]" office:value-type="float" office:value="350037.414846426" calcext:value-type="float">
            <text:p>350037.414846426</text:p>
          </table:table-cell>
          <table:table-cell table:formula="of:=[$from_incidence_history_20210209.C147]" office:value-type="float" office:value="350039.049449948" calcext:value-type="float">
            <text:p>350039.049449948</text:p>
          </table:table-cell>
          <table:table-cell table:formula="of:=[$prevalence_history_20210209.B179]" office:value-type="float" office:value="350039.049449947" calcext:value-type="float">
            <text:p>350039.049449947</text:p>
          </table:table-cell>
          <table:table-cell/>
          <table:table-cell table:formula="of:=ABS(([.B198]-[.D198])/[.D198])" office:value-type="float" office:value="0.00000466977476959846" calcext:value-type="float">
            <text:p>4.66977476959846E-06</text:p>
          </table:table-cell>
          <table:table-cell table:formula="of:=ABS(([.C198]-[.D198])/[.D19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98])" office:value-type="date" office:date-value="2020-12-24" calcext:value-type="date">
            <text:p>24/12/20</text:p>
          </table:table-cell>
          <table:table-cell table:formula="of:=[$from_incidence_20210205.C198]" office:value-type="float" office:value="369514.694424168" calcext:value-type="float">
            <text:p>369514.694424168</text:p>
          </table:table-cell>
          <table:table-cell table:formula="of:=[$from_incidence_history_20210209.C148]" office:value-type="float" office:value="369516.506542942" calcext:value-type="float">
            <text:p>369516.506542942</text:p>
          </table:table-cell>
          <table:table-cell table:formula="of:=[$prevalence_history_20210209.B180]" office:value-type="float" office:value="369516.506542942" calcext:value-type="float">
            <text:p>369516.506542942</text:p>
          </table:table-cell>
          <table:table-cell/>
          <table:table-cell table:formula="of:=ABS(([.B199]-[.D199])/[.D199])" office:value-type="float" office:value="0.00000490402659250078" calcext:value-type="float">
            <text:p>4.90402659250078E-06</text:p>
          </table:table-cell>
          <table:table-cell table:formula="of:=ABS(([.C199]-[.D199])/[.D19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199])" office:value-type="date" office:date-value="2020-12-25" calcext:value-type="date">
            <text:p>25/12/20</text:p>
          </table:table-cell>
          <table:table-cell table:formula="of:=[$from_incidence_20210205.C199]" office:value-type="float" office:value="389005.834241114" calcext:value-type="float">
            <text:p>389005.834241114</text:p>
          </table:table-cell>
          <table:table-cell table:formula="of:=[$from_incidence_history_20210209.C149]" office:value-type="float" office:value="389006.155428971" calcext:value-type="float">
            <text:p>389006.155428971</text:p>
          </table:table-cell>
          <table:table-cell table:formula="of:=[$prevalence_history_20210209.B181]" office:value-type="float" office:value="389006.155428971" calcext:value-type="float">
            <text:p>389006.155428971</text:p>
          </table:table-cell>
          <table:table-cell/>
          <table:table-cell table:formula="of:=ABS(([.B200]-[.D200])/[.D200])" office:value-type="float" office:value="0.00000082566265916633" calcext:value-type="float">
            <text:p>8.25662659166329E-07</text:p>
          </table:table-cell>
          <table:table-cell table:formula="of:=ABS(([.C200]-[.D200])/[.D20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00])" office:value-type="date" office:date-value="2020-12-26" calcext:value-type="date">
            <text:p>26/12/20</text:p>
          </table:table-cell>
          <table:table-cell table:formula="of:=[$from_incidence_20210205.C200]" office:value-type="float" office:value="409837.024931215" calcext:value-type="float">
            <text:p>409837.024931215</text:p>
          </table:table-cell>
          <table:table-cell table:formula="of:=[$from_incidence_history_20210209.C150]" office:value-type="float" office:value="409835.487612042" calcext:value-type="float">
            <text:p>409835.487612042</text:p>
          </table:table-cell>
          <table:table-cell table:formula="of:=[$prevalence_history_20210209.B182]" office:value-type="float" office:value="409835.487612042" calcext:value-type="float">
            <text:p>409835.487612042</text:p>
          </table:table-cell>
          <table:table-cell/>
          <table:table-cell table:formula="of:=ABS(([.B201]-[.D201])/[.D201])" office:value-type="float" office:value="0.00000375106407123256" calcext:value-type="float">
            <text:p>3.75106407123256E-06</text:p>
          </table:table-cell>
          <table:table-cell table:formula="of:=ABS(([.C201]-[.D201])/[.D2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01])" office:value-type="date" office:date-value="2020-12-27" calcext:value-type="date">
            <text:p>27/12/20</text:p>
          </table:table-cell>
          <table:table-cell table:formula="of:=[$from_incidence_20210205.C201]" office:value-type="float" office:value="431973.985625246" calcext:value-type="float">
            <text:p>431973.985625246</text:p>
          </table:table-cell>
          <table:table-cell table:formula="of:=[$from_incidence_history_20210209.C151]" office:value-type="float" office:value="431972.775207265" calcext:value-type="float">
            <text:p>431972.775207265</text:p>
          </table:table-cell>
          <table:table-cell table:formula="of:=[$prevalence_history_20210209.B183]" office:value-type="float" office:value="431972.775207265" calcext:value-type="float">
            <text:p>431972.775207265</text:p>
          </table:table-cell>
          <table:table-cell/>
          <table:table-cell table:formula="of:=ABS(([.B202]-[.D202])/[.D202])" office:value-type="float" office:value="0.00000280207006123633" calcext:value-type="float">
            <text:p>2.80207006123633E-06</text:p>
          </table:table-cell>
          <table:table-cell table:formula="of:=ABS(([.C202]-[.D202])/[.D20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02])" office:value-type="date" office:date-value="2020-12-28" calcext:value-type="date">
            <text:p>28/12/20</text:p>
          </table:table-cell>
          <table:table-cell table:formula="of:=[$from_incidence_20210205.C202]" office:value-type="float" office:value="454525.914425291" calcext:value-type="float">
            <text:p>454525.914425291</text:p>
          </table:table-cell>
          <table:table-cell table:formula="of:=[$from_incidence_history_20210209.C152]" office:value-type="float" office:value="454523.963251926" calcext:value-type="float">
            <text:p>454523.963251926</text:p>
          </table:table-cell>
          <table:table-cell table:formula="of:=[$prevalence_history_20210209.B184]" office:value-type="float" office:value="454523.963251926" calcext:value-type="float">
            <text:p>454523.963251926</text:p>
          </table:table-cell>
          <table:table-cell/>
          <table:table-cell table:formula="of:=ABS(([.B203]-[.D203])/[.D203])" office:value-type="float" office:value="0.00000429278436909083" calcext:value-type="float">
            <text:p>4.29278436909083E-06</text:p>
          </table:table-cell>
          <table:table-cell table:formula="of:=ABS(([.C203]-[.D203])/[.D2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03])" office:value-type="date" office:date-value="2020-12-29" calcext:value-type="date">
            <text:p>29/12/20</text:p>
          </table:table-cell>
          <table:table-cell table:formula="of:=[$from_incidence_20210205.C203]" office:value-type="float" office:value="478630.573979449" calcext:value-type="float">
            <text:p>478630.573979449</text:p>
          </table:table-cell>
          <table:table-cell table:formula="of:=[$from_incidence_history_20210209.C153]" office:value-type="float" office:value="478628.958434492" calcext:value-type="float">
            <text:p>478628.958434492</text:p>
          </table:table-cell>
          <table:table-cell table:formula="of:=[$prevalence_history_20210209.B185]" office:value-type="float" office:value="478628.958434492" calcext:value-type="float">
            <text:p>478628.958434492</text:p>
          </table:table-cell>
          <table:table-cell/>
          <table:table-cell table:formula="of:=ABS(([.B204]-[.D204])/[.D204])" office:value-type="float" office:value="0.00000337535982455211" calcext:value-type="float">
            <text:p>3.37535982455211E-06</text:p>
          </table:table-cell>
          <table:table-cell table:formula="of:=ABS(([.C204]-[.D204])/[.D20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04])" office:value-type="date" office:date-value="2020-12-30" calcext:value-type="date">
            <text:p>30/12/20</text:p>
          </table:table-cell>
          <table:table-cell table:formula="of:=[$from_incidence_20210205.C204]" office:value-type="float" office:value="503251.700769274" calcext:value-type="float">
            <text:p>503251.700769274</text:p>
          </table:table-cell>
          <table:table-cell table:formula="of:=[$from_incidence_history_20210209.C154]" office:value-type="float" office:value="503249.975219439" calcext:value-type="float">
            <text:p>503249.975219439</text:p>
          </table:table-cell>
          <table:table-cell table:formula="of:=[$prevalence_history_20210209.B186]" office:value-type="float" office:value="503249.975219439" calcext:value-type="float">
            <text:p>503249.975219439</text:p>
          </table:table-cell>
          <table:table-cell/>
          <table:table-cell table:formula="of:=ABS(([.B205]-[.D205])/[.D205])" office:value-type="float" office:value="0.00000342881255833308" calcext:value-type="float">
            <text:p>3.42881255833308E-06</text:p>
          </table:table-cell>
          <table:table-cell table:formula="of:=ABS(([.C205]-[.D205])/[.D20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05])" office:value-type="date" office:date-value="2020-12-31" calcext:value-type="date">
            <text:p>31/12/20</text:p>
          </table:table-cell>
          <table:table-cell table:formula="of:=[$from_incidence_20210205.C205]" office:value-type="float" office:value="527533.973384244" calcext:value-type="float">
            <text:p>527533.973384244</text:p>
          </table:table-cell>
          <table:table-cell table:formula="of:=[$from_incidence_history_20210209.C155]" office:value-type="float" office:value="527532.152348712" calcext:value-type="float">
            <text:p>527532.152348712</text:p>
          </table:table-cell>
          <table:table-cell table:formula="of:=[$prevalence_history_20210209.B187]" office:value-type="float" office:value="527532.152348712" calcext:value-type="float">
            <text:p>527532.152348712</text:p>
          </table:table-cell>
          <table:table-cell/>
          <table:table-cell table:formula="of:=ABS(([.B206]-[.D206])/[.D206])" office:value-type="float" office:value="0.00000345198965463904" calcext:value-type="float">
            <text:p>3.45198965463904E-06</text:p>
          </table:table-cell>
          <table:table-cell table:formula="of:=ABS(([.C206]-[.D206])/[.D20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06])" office:value-type="date" office:date-value="2021-01-01" calcext:value-type="date">
            <text:p>01/01/21</text:p>
          </table:table-cell>
          <table:table-cell table:formula="of:=[$from_incidence_20210205.C206]" office:value-type="float" office:value="551095.967993711" calcext:value-type="float">
            <text:p>551095.967993711</text:p>
          </table:table-cell>
          <table:table-cell table:formula="of:=[$from_incidence_history_20210209.C156]" office:value-type="float" office:value="551092.452099251" calcext:value-type="float">
            <text:p>551092.452099251</text:p>
          </table:table-cell>
          <table:table-cell table:formula="of:=[$prevalence_history_20210209.B188]" office:value-type="float" office:value="551092.452099251" calcext:value-type="float">
            <text:p>551092.452099251</text:p>
          </table:table-cell>
          <table:table-cell/>
          <table:table-cell table:formula="of:=ABS(([.B207]-[.D207])/[.D207])" office:value-type="float" office:value="0.00000637986320900753" calcext:value-type="float">
            <text:p>6.37986320900753E-06</text:p>
          </table:table-cell>
          <table:table-cell table:formula="of:=ABS(([.C207]-[.D207])/[.D20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07])" office:value-type="date" office:date-value="2021-01-02" calcext:value-type="date">
            <text:p>02/01/21</text:p>
          </table:table-cell>
          <table:table-cell table:formula="of:=[$from_incidence_20210205.C207]" office:value-type="float" office:value="573711.081756415" calcext:value-type="float">
            <text:p>573711.081756415</text:p>
          </table:table-cell>
          <table:table-cell table:formula="of:=[$from_incidence_history_20210209.C157]" office:value-type="float" office:value="573709.250667001" calcext:value-type="float">
            <text:p>573709.250667001</text:p>
          </table:table-cell>
          <table:table-cell table:formula="of:=[$prevalence_history_20210209.B189]" office:value-type="float" office:value="573709.250667001" calcext:value-type="float">
            <text:p>573709.250667001</text:p>
          </table:table-cell>
          <table:table-cell/>
          <table:table-cell table:formula="of:=ABS(([.B208]-[.D208])/[.D208])" office:value-type="float" office:value="0.00000319166792719509" calcext:value-type="float">
            <text:p>3.19166792719509E-06</text:p>
          </table:table-cell>
          <table:table-cell table:formula="of:=ABS(([.C208]-[.D208])/[.D20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08])" office:value-type="date" office:date-value="2021-01-03" calcext:value-type="date">
            <text:p>03/01/21</text:p>
          </table:table-cell>
          <table:table-cell table:formula="of:=[$from_incidence_20210205.C208]" office:value-type="float" office:value="594575.662979392" calcext:value-type="float">
            <text:p>594575.662979392</text:p>
          </table:table-cell>
          <table:table-cell table:formula="of:=[$from_incidence_history_20210209.C158]" office:value-type="float" office:value="594573.6087265" calcext:value-type="float">
            <text:p>594573.6087265</text:p>
          </table:table-cell>
          <table:table-cell table:formula="of:=[$prevalence_history_20210209.B190]" office:value-type="float" office:value="594573.6087265" calcext:value-type="float">
            <text:p>594573.6087265</text:p>
          </table:table-cell>
          <table:table-cell/>
          <table:table-cell table:formula="of:=ABS(([.B209]-[.D209])/[.D209])" office:value-type="float" office:value="0.00000345500180672889" calcext:value-type="float">
            <text:p>3.45500180672889E-06</text:p>
          </table:table-cell>
          <table:table-cell table:formula="of:=ABS(([.C209]-[.D209])/[.D20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09])" office:value-type="date" office:date-value="2021-01-04" calcext:value-type="date">
            <text:p>04/01/21</text:p>
          </table:table-cell>
          <table:table-cell table:formula="of:=[$from_incidence_20210205.C209]" office:value-type="float" office:value="612845.044977259" calcext:value-type="float">
            <text:p>612845.044977259</text:p>
          </table:table-cell>
          <table:table-cell table:formula="of:=[$from_incidence_history_20210209.C159]" office:value-type="float" office:value="612843.538520164" calcext:value-type="float">
            <text:p>612843.538520164</text:p>
          </table:table-cell>
          <table:table-cell table:formula="of:=[$prevalence_history_20210209.B191]" office:value-type="float" office:value="612843.538520163" calcext:value-type="float">
            <text:p>612843.538520163</text:p>
          </table:table-cell>
          <table:table-cell/>
          <table:table-cell table:formula="of:=ABS(([.B210]-[.D210])/[.D210])" office:value-type="float" office:value="0.00000245814306702379" calcext:value-type="float">
            <text:p>2.45814306702379E-06</text:p>
          </table:table-cell>
          <table:table-cell table:formula="of:=ABS(([.C210]-[.D210])/[.D2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10])" office:value-type="date" office:date-value="2021-01-05" calcext:value-type="date">
            <text:p>05/01/21</text:p>
          </table:table-cell>
          <table:table-cell table:formula="of:=[$from_incidence_20210205.C210]" office:value-type="float" office:value="628667.413554944" calcext:value-type="float">
            <text:p>628667.413554944</text:p>
          </table:table-cell>
          <table:table-cell table:formula="of:=[$from_incidence_history_20210209.C160]" office:value-type="float" office:value="628667.695344092" calcext:value-type="float">
            <text:p>628667.695344092</text:p>
          </table:table-cell>
          <table:table-cell table:formula="of:=[$prevalence_history_20210209.B192]" office:value-type="float" office:value="628667.695344092" calcext:value-type="float">
            <text:p>628667.695344092</text:p>
          </table:table-cell>
          <table:table-cell/>
          <table:table-cell table:formula="of:=ABS(([.B211]-[.D211])/[.D211])" office:value-type="float" office:value="0.00000044823226955045" calcext:value-type="float">
            <text:p>4.48232269550452E-07</text:p>
          </table:table-cell>
          <table:table-cell table:formula="of:=ABS(([.C211]-[.D211])/[.D2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11])" office:value-type="date" office:date-value="2021-01-06" calcext:value-type="date">
            <text:p>06/01/21</text:p>
          </table:table-cell>
          <table:table-cell table:formula="of:=[$from_incidence_20210205.C211]" office:value-type="float" office:value="641087.850019653" calcext:value-type="float">
            <text:p>641087.850019653</text:p>
          </table:table-cell>
          <table:table-cell table:formula="of:=[$from_incidence_history_20210209.C161]" office:value-type="float" office:value="641088.439146169" calcext:value-type="float">
            <text:p>641088.439146169</text:p>
          </table:table-cell>
          <table:table-cell table:formula="of:=[$prevalence_history_20210209.B193]" office:value-type="float" office:value="641088.439146169" calcext:value-type="float">
            <text:p>641088.439146169</text:p>
          </table:table-cell>
          <table:table-cell/>
          <table:table-cell table:formula="of:=ABS(([.B212]-[.D212])/[.D212])" office:value-type="float" office:value="0.00000091894733988485" calcext:value-type="float">
            <text:p>9.18947339884848E-07</text:p>
          </table:table-cell>
          <table:table-cell table:formula="of:=ABS(([.C212]-[.D212])/[.D2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12])" office:value-type="date" office:date-value="2021-01-07" calcext:value-type="date">
            <text:p>07/01/21</text:p>
          </table:table-cell>
          <table:table-cell table:formula="of:=[$from_incidence_20210205.C212]" office:value-type="float" office:value="649895.829917458" calcext:value-type="float">
            <text:p>649895.829917458</text:p>
          </table:table-cell>
          <table:table-cell table:formula="of:=[$from_incidence_history_20210209.C162]" office:value-type="float" office:value="649897.343819789" calcext:value-type="float">
            <text:p>649897.343819789</text:p>
          </table:table-cell>
          <table:table-cell table:formula="of:=[$prevalence_history_20210209.B194]" office:value-type="float" office:value="649897.343819788" calcext:value-type="float">
            <text:p>649897.343819788</text:p>
          </table:table-cell>
          <table:table-cell/>
          <table:table-cell table:formula="of:=ABS(([.B213]-[.D213])/[.D213])" office:value-type="float" office:value="0.00000232944840450751" calcext:value-type="float">
            <text:p>2.32944840450751E-06</text:p>
          </table:table-cell>
          <table:table-cell table:formula="of:=ABS(([.C213]-[.D213])/[.D2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13])" office:value-type="date" office:date-value="2021-01-08" calcext:value-type="date">
            <text:p>08/01/21</text:p>
          </table:table-cell>
          <table:table-cell table:formula="of:=[$from_incidence_20210205.C213]" office:value-type="float" office:value="656066.55943624" calcext:value-type="float">
            <text:p>656066.55943624</text:p>
          </table:table-cell>
          <table:table-cell table:formula="of:=[$from_incidence_history_20210209.C163]" office:value-type="float" office:value="656067.892095475" calcext:value-type="float">
            <text:p>656067.892095475</text:p>
          </table:table-cell>
          <table:table-cell table:formula="of:=[$prevalence_history_20210209.B195]" office:value-type="float" office:value="656067.892095475" calcext:value-type="float">
            <text:p>656067.892095475</text:p>
          </table:table-cell>
          <table:table-cell/>
          <table:table-cell table:formula="of:=ABS(([.B214]-[.D214])/[.D214])" office:value-type="float" office:value="0.00000203128251061761" calcext:value-type="float">
            <text:p>2.03128251061761E-06</text:p>
          </table:table-cell>
          <table:table-cell table:formula="of:=ABS(([.C214]-[.D214])/[.D2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14])" office:value-type="date" office:date-value="2021-01-09" calcext:value-type="date">
            <text:p>09/01/21</text:p>
          </table:table-cell>
          <table:table-cell table:formula="of:=[$from_incidence_20210205.C214]" office:value-type="float" office:value="658474.935313606" calcext:value-type="float">
            <text:p>658474.935313606</text:p>
          </table:table-cell>
          <table:table-cell table:formula="of:=[$from_incidence_history_20210209.C164]" office:value-type="float" office:value="658475.374790805" calcext:value-type="float">
            <text:p>658475.374790805</text:p>
          </table:table-cell>
          <table:table-cell table:formula="of:=[$prevalence_history_20210209.B196]" office:value-type="float" office:value="658475.374790805" calcext:value-type="float">
            <text:p>658475.374790805</text:p>
          </table:table-cell>
          <table:table-cell/>
          <table:table-cell table:formula="of:=ABS(([.B215]-[.D215])/[.D215])" office:value-type="float" office:value="0.00000066741630195626" calcext:value-type="float">
            <text:p>6.67416301956255E-07</text:p>
          </table:table-cell>
          <table:table-cell table:formula="of:=ABS(([.C215]-[.D215])/[.D2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15])" office:value-type="date" office:date-value="2021-01-10" calcext:value-type="date">
            <text:p>10/01/21</text:p>
          </table:table-cell>
          <table:table-cell table:formula="of:=[$from_incidence_20210205.C215]" office:value-type="float" office:value="657455.259082487" calcext:value-type="float">
            <text:p>657455.259082487</text:p>
          </table:table-cell>
          <table:table-cell table:formula="of:=[$from_incidence_history_20210209.C165]" office:value-type="float" office:value="657455.083446606" calcext:value-type="float">
            <text:p>657455.083446606</text:p>
          </table:table-cell>
          <table:table-cell table:formula="of:=[$prevalence_history_20210209.B197]" office:value-type="float" office:value="657455.083446606" calcext:value-type="float">
            <text:p>657455.083446606</text:p>
          </table:table-cell>
          <table:table-cell/>
          <table:table-cell table:formula="of:=ABS(([.B216]-[.D216])/[.D216])" office:value-type="float" office:value="0.00000026714506397037" calcext:value-type="float">
            <text:p>2.67145063970371E-07</text:p>
          </table:table-cell>
          <table:table-cell table:formula="of:=ABS(([.C216]-[.D216])/[.D2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16])" office:value-type="date" office:date-value="2021-01-11" calcext:value-type="date">
            <text:p>11/01/21</text:p>
          </table:table-cell>
          <table:table-cell table:formula="of:=[$from_incidence_20210205.C216]" office:value-type="float" office:value="652462.482228087" calcext:value-type="float">
            <text:p>652462.482228087</text:p>
          </table:table-cell>
          <table:table-cell table:formula="of:=[$from_incidence_history_20210209.C166]" office:value-type="float" office:value="652461.876041259" calcext:value-type="float">
            <text:p>652461.876041259</text:p>
          </table:table-cell>
          <table:table-cell table:formula="of:=[$prevalence_history_20210209.B198]" office:value-type="float" office:value="652461.876041259" calcext:value-type="float">
            <text:p>652461.876041259</text:p>
          </table:table-cell>
          <table:table-cell/>
          <table:table-cell table:formula="of:=ABS(([.B217]-[.D217])/[.D217])" office:value-type="float" office:value="0.00000092907624169964" calcext:value-type="float">
            <text:p>9.29076241699634E-07</text:p>
          </table:table-cell>
          <table:table-cell table:formula="of:=ABS(([.C217]-[.D217])/[.D2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17])" office:value-type="date" office:date-value="2021-01-12" calcext:value-type="date">
            <text:p>12/01/21</text:p>
          </table:table-cell>
          <table:table-cell table:formula="of:=[$from_incidence_20210205.C217]" office:value-type="float" office:value="643796.645067101" calcext:value-type="float">
            <text:p>643796.645067101</text:p>
          </table:table-cell>
          <table:table-cell table:formula="of:=[$from_incidence_history_20210209.C167]" office:value-type="float" office:value="643797.025774334" calcext:value-type="float">
            <text:p>643797.025774334</text:p>
          </table:table-cell>
          <table:table-cell table:formula="of:=[$prevalence_history_20210209.B199]" office:value-type="float" office:value="643797.025774333" calcext:value-type="float">
            <text:p>643797.025774333</text:p>
          </table:table-cell>
          <table:table-cell/>
          <table:table-cell table:formula="of:=ABS(([.B218]-[.D218])/[.D218])" office:value-type="float" office:value="0.00000059134667766392" calcext:value-type="float">
            <text:p>5.91346677663921E-07</text:p>
          </table:table-cell>
          <table:table-cell table:formula="of:=ABS(([.C218]-[.D218])/[.D2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18])" office:value-type="date" office:date-value="2021-01-13" calcext:value-type="date">
            <text:p>13/01/21</text:p>
          </table:table-cell>
          <table:table-cell table:formula="of:=[$from_incidence_20210205.C218]" office:value-type="float" office:value="631923.126116009" calcext:value-type="float">
            <text:p>631923.126116009</text:p>
          </table:table-cell>
          <table:table-cell table:formula="of:=[$from_incidence_history_20210209.C168]" office:value-type="float" office:value="631924.426199046" calcext:value-type="float">
            <text:p>631924.426199046</text:p>
          </table:table-cell>
          <table:table-cell table:formula="of:=[$prevalence_history_20210209.B200]" office:value-type="float" office:value="631924.426199046" calcext:value-type="float">
            <text:p>631924.426199046</text:p>
          </table:table-cell>
          <table:table-cell/>
          <table:table-cell table:formula="of:=ABS(([.B219]-[.D219])/[.D219])" office:value-type="float" office:value="0.00000205733942807383" calcext:value-type="float">
            <text:p>2.05733942807383E-06</text:p>
          </table:table-cell>
          <table:table-cell table:formula="of:=ABS(([.C219]-[.D219])/[.D2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19])" office:value-type="date" office:date-value="2021-01-14" calcext:value-type="date">
            <text:p>14/01/21</text:p>
          </table:table-cell>
          <table:table-cell table:formula="of:=[$from_incidence_20210205.C219]" office:value-type="float" office:value="618253.072098378" calcext:value-type="float">
            <text:p>618253.072098378</text:p>
          </table:table-cell>
          <table:table-cell table:formula="of:=[$from_incidence_history_20210209.C169]" office:value-type="float" office:value="618254.840345206" calcext:value-type="float">
            <text:p>618254.840345206</text:p>
          </table:table-cell>
          <table:table-cell table:formula="of:=[$prevalence_history_20210209.B201]" office:value-type="float" office:value="618254.840345206" calcext:value-type="float">
            <text:p>618254.840345206</text:p>
          </table:table-cell>
          <table:table-cell/>
          <table:table-cell table:formula="of:=ABS(([.B220]-[.D220])/[.D220])" office:value-type="float" office:value="0.00000286006143899864" calcext:value-type="float">
            <text:p>2.86006143899864E-06</text:p>
          </table:table-cell>
          <table:table-cell table:formula="of:=ABS(([.C220]-[.D220])/[.D2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20])" office:value-type="date" office:date-value="2021-01-15" calcext:value-type="date">
            <text:p>15/01/21</text:p>
          </table:table-cell>
          <table:table-cell table:formula="of:=[$from_incidence_20210205.C220]" office:value-type="float" office:value="602810.118479421" calcext:value-type="float">
            <text:p>602810.118479421</text:p>
          </table:table-cell>
          <table:table-cell table:formula="of:=[$from_incidence_history_20210209.C170]" office:value-type="float" office:value="602811.14621818" calcext:value-type="float">
            <text:p>602811.14621818</text:p>
          </table:table-cell>
          <table:table-cell table:formula="of:=[$prevalence_history_20210209.B202]" office:value-type="float" office:value="602811.146218179" calcext:value-type="float">
            <text:p>602811.146218179</text:p>
          </table:table-cell>
          <table:table-cell/>
          <table:table-cell table:formula="of:=ABS(([.B221]-[.D221])/[.D221])" office:value-type="float" office:value="0.00000170491001171842" calcext:value-type="float">
            <text:p>1.70491001171842E-06</text:p>
          </table:table-cell>
          <table:table-cell table:formula="of:=ABS(([.C221]-[.D221])/[.D2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21])" office:value-type="date" office:date-value="2021-01-16" calcext:value-type="date">
            <text:p>16/01/21</text:p>
          </table:table-cell>
          <table:table-cell table:formula="of:=[$from_incidence_20210205.C221]" office:value-type="float" office:value="586210.077769667" calcext:value-type="float">
            <text:p>586210.077769667</text:p>
          </table:table-cell>
          <table:table-cell table:formula="of:=[$from_incidence_history_20210209.C171]" office:value-type="float" office:value="586210.505797519" calcext:value-type="float">
            <text:p>586210.505797519</text:p>
          </table:table-cell>
          <table:table-cell table:formula="of:=[$prevalence_history_20210209.B203]" office:value-type="float" office:value="586210.505797519" calcext:value-type="float">
            <text:p>586210.505797519</text:p>
          </table:table-cell>
          <table:table-cell/>
          <table:table-cell table:formula="of:=ABS(([.B222]-[.D222])/[.D222])" office:value-type="float" office:value="0.00000073016066368584" calcext:value-type="float">
            <text:p>7.30160663685841E-07</text:p>
          </table:table-cell>
          <table:table-cell table:formula="of:=ABS(([.C222]-[.D222])/[.D2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22])" office:value-type="date" office:date-value="2021-01-17" calcext:value-type="date">
            <text:p>17/01/21</text:p>
          </table:table-cell>
          <table:table-cell table:formula="of:=[$from_incidence_20210205.C222]" office:value-type="float" office:value="567932.056207536" calcext:value-type="float">
            <text:p>567932.056207536</text:p>
          </table:table-cell>
          <table:table-cell table:formula="of:=[$from_incidence_history_20210209.C172]" office:value-type="float" office:value="567932.781791293" calcext:value-type="float">
            <text:p>567932.781791293</text:p>
          </table:table-cell>
          <table:table-cell table:formula="of:=[$prevalence_history_20210209.B204]" office:value-type="float" office:value="567932.781791293" calcext:value-type="float">
            <text:p>567932.781791293</text:p>
          </table:table-cell>
          <table:table-cell/>
          <table:table-cell table:formula="of:=ABS(([.B223]-[.D223])/[.D223])" office:value-type="float" office:value="0.00000127758738452343" calcext:value-type="float">
            <text:p>1.27758738452343E-06</text:p>
          </table:table-cell>
          <table:table-cell table:formula="of:=ABS(([.C223]-[.D223])/[.D22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23])" office:value-type="date" office:date-value="2021-01-18" calcext:value-type="date">
            <text:p>18/01/21</text:p>
          </table:table-cell>
          <table:table-cell table:formula="of:=[$from_incidence_20210205.C223]" office:value-type="float" office:value="549315.529114493" calcext:value-type="float">
            <text:p>549315.529114493</text:p>
          </table:table-cell>
          <table:table-cell table:formula="of:=[$from_incidence_history_20210209.C173]" office:value-type="float" office:value="549316.358157153" calcext:value-type="float">
            <text:p>549316.358157153</text:p>
          </table:table-cell>
          <table:table-cell table:formula="of:=[$prevalence_history_20210209.B205]" office:value-type="float" office:value="549316.358157153" calcext:value-type="float">
            <text:p>549316.358157153</text:p>
          </table:table-cell>
          <table:table-cell/>
          <table:table-cell table:formula="of:=ABS(([.B224]-[.D224])/[.D224])" office:value-type="float" office:value="0.00000150922623686962" calcext:value-type="float">
            <text:p>1.50922623686962E-06</text:p>
          </table:table-cell>
          <table:table-cell table:formula="of:=ABS(([.C224]-[.D224])/[.D2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24])" office:value-type="date" office:date-value="2021-01-19" calcext:value-type="date">
            <text:p>19/01/21</text:p>
          </table:table-cell>
          <table:table-cell table:formula="of:=[$from_incidence_20210205.C224]" office:value-type="float" office:value="530731.283452187" calcext:value-type="float">
            <text:p>530731.283452187</text:p>
          </table:table-cell>
          <table:table-cell table:formula="of:=[$from_incidence_history_20210209.C174]" office:value-type="float" office:value="530731.269799927" calcext:value-type="float">
            <text:p>530731.269799927</text:p>
          </table:table-cell>
          <table:table-cell table:formula="of:=[$prevalence_history_20210209.B206]" office:value-type="float" office:value="530731.269799926" calcext:value-type="float">
            <text:p>530731.269799926</text:p>
          </table:table-cell>
          <table:table-cell/>
          <table:table-cell table:formula="of:=ABS(([.B225]-[.D225])/[.D225])" office:value-type="float" office:value="0.00000002572349091562" calcext:value-type="float">
            <text:p>2.57234909156177E-08</text:p>
          </table:table-cell>
          <table:table-cell table:formula="of:=ABS(([.C225]-[.D225])/[.D2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25])" office:value-type="date" office:date-value="2021-01-20" calcext:value-type="date">
            <text:p>20/01/21</text:p>
          </table:table-cell>
          <table:table-cell table:formula="of:=[$from_incidence_20210205.C225]" office:value-type="float" office:value="512193.349542366" calcext:value-type="float">
            <text:p>512193.349542366</text:p>
          </table:table-cell>
          <table:table-cell table:formula="of:=[$from_incidence_history_20210209.C175]" office:value-type="float" office:value="512191.478609867" calcext:value-type="float">
            <text:p>512191.478609867</text:p>
          </table:table-cell>
          <table:table-cell table:formula="of:=[$prevalence_history_20210209.B207]" office:value-type="float" office:value="512191.478609867" calcext:value-type="float">
            <text:p>512191.478609867</text:p>
          </table:table-cell>
          <table:table-cell/>
          <table:table-cell table:formula="of:=ABS(([.B226]-[.D226])/[.D226])" office:value-type="float" office:value="0.00000365279895843825" calcext:value-type="float">
            <text:p>3.65279895843825E-06</text:p>
          </table:table-cell>
          <table:table-cell table:formula="of:=ABS(([.C226]-[.D226])/[.D22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26])" office:value-type="date" office:date-value="2021-01-21" calcext:value-type="date">
            <text:p>21/01/21</text:p>
          </table:table-cell>
          <table:table-cell table:formula="of:=[$from_incidence_20210205.C226]" office:value-type="float" office:value="494174.010781066" calcext:value-type="float">
            <text:p>494174.010781066</text:p>
          </table:table-cell>
          <table:table-cell table:formula="of:=[$from_incidence_history_20210209.C176]" office:value-type="float" office:value="494173.54418898" calcext:value-type="float">
            <text:p>494173.54418898</text:p>
          </table:table-cell>
          <table:table-cell table:formula="of:=[$prevalence_history_20210209.B208]" office:value-type="float" office:value="494173.54418898" calcext:value-type="float">
            <text:p>494173.54418898</text:p>
          </table:table-cell>
          <table:table-cell/>
          <table:table-cell table:formula="of:=ABS(([.B227]-[.D227])/[.D227])" office:value-type="float" office:value="0.00000094418669662293" calcext:value-type="float">
            <text:p>9.44186696622928E-07</text:p>
          </table:table-cell>
          <table:table-cell table:formula="of:=ABS(([.C227]-[.D227])/[.D22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27])" office:value-type="date" office:date-value="2021-01-22" calcext:value-type="date">
            <text:p>22/01/21</text:p>
          </table:table-cell>
          <table:table-cell table:formula="of:=[$from_incidence_20210205.C227]" office:value-type="float" office:value="477039.958054916" calcext:value-type="float">
            <text:p>477039.958054916</text:p>
          </table:table-cell>
          <table:table-cell table:formula="of:=[$from_incidence_history_20210209.C177]" office:value-type="float" office:value="477038.923196157" calcext:value-type="float">
            <text:p>477038.923196157</text:p>
          </table:table-cell>
          <table:table-cell table:formula="of:=[$prevalence_history_20210209.B209]" office:value-type="float" office:value="477038.923196156" calcext:value-type="float">
            <text:p>477038.923196156</text:p>
          </table:table-cell>
          <table:table-cell/>
          <table:table-cell table:formula="of:=ABS(([.B228]-[.D228])/[.D228])" office:value-type="float" office:value="0.00000216933820230259" calcext:value-type="float">
            <text:p>2.16933820230259E-06</text:p>
          </table:table-cell>
          <table:table-cell table:formula="of:=ABS(([.C228]-[.D228])/[.D2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28])" office:value-type="date" office:date-value="2021-01-23" calcext:value-type="date">
            <text:p>23/01/21</text:p>
          </table:table-cell>
          <table:table-cell table:formula="of:=[$from_incidence_20210205.C228]" office:value-type="float" office:value="460782.151945646" calcext:value-type="float">
            <text:p>460782.151945646</text:p>
          </table:table-cell>
          <table:table-cell table:formula="of:=[$from_incidence_history_20210209.C178]" office:value-type="float" office:value="460780.806687709" calcext:value-type="float">
            <text:p>460780.806687709</text:p>
          </table:table-cell>
          <table:table-cell table:formula="of:=[$prevalence_history_20210209.B210]" office:value-type="float" office:value="460780.806687708" calcext:value-type="float">
            <text:p>460780.806687708</text:p>
          </table:table-cell>
          <table:table-cell/>
          <table:table-cell table:formula="of:=ABS(([.B229]-[.D229])/[.D229])" office:value-type="float" office:value="0.00000291951816921753" calcext:value-type="float">
            <text:p>2.91951816921753E-06</text:p>
          </table:table-cell>
          <table:table-cell table:formula="of:=ABS(([.C229]-[.D229])/[.D2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29])" office:value-type="date" office:date-value="2021-01-24" calcext:value-type="date">
            <text:p>24/01/21</text:p>
          </table:table-cell>
          <table:table-cell table:formula="of:=[$from_incidence_20210205.C229]" office:value-type="float" office:value="445724.958391825" calcext:value-type="float">
            <text:p>445724.958391825</text:p>
          </table:table-cell>
          <table:table-cell table:formula="of:=[$from_incidence_history_20210209.C179]" office:value-type="float" office:value="445724.310903821" calcext:value-type="float">
            <text:p>445724.310903821</text:p>
          </table:table-cell>
          <table:table-cell table:formula="of:=[$prevalence_history_20210209.B211]" office:value-type="float" office:value="445724.310903821" calcext:value-type="float">
            <text:p>445724.310903821</text:p>
          </table:table-cell>
          <table:table-cell/>
          <table:table-cell table:formula="of:=ABS(([.B230]-[.D230])/[.D230])" office:value-type="float" office:value="0.00000145266477068472" calcext:value-type="float">
            <text:p>1.45266477068472E-06</text:p>
          </table:table-cell>
          <table:table-cell table:formula="of:=ABS(([.C230]-[.D230])/[.D2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30])" office:value-type="date" office:date-value="2021-01-25" calcext:value-type="date">
            <text:p>25/01/21</text:p>
          </table:table-cell>
          <table:table-cell table:formula="of:=[$from_incidence_20210205.C230]" office:value-type="float" office:value="431001.522600933" calcext:value-type="float">
            <text:p>431001.522600933</text:p>
          </table:table-cell>
          <table:table-cell table:formula="of:=[$from_incidence_history_20210209.C180]" office:value-type="float" office:value="431000.163986871" calcext:value-type="float">
            <text:p>431000.163986871</text:p>
          </table:table-cell>
          <table:table-cell table:formula="of:=[$prevalence_history_20210209.B212]" office:value-type="float" office:value="431000.163986871" calcext:value-type="float">
            <text:p>431000.163986871</text:p>
          </table:table-cell>
          <table:table-cell/>
          <table:table-cell table:formula="of:=ABS(([.B231]-[.D231])/[.D231])" office:value-type="float" office:value="0.00000315223560251645" calcext:value-type="float">
            <text:p>3.15223560251645E-06</text:p>
          </table:table-cell>
          <table:table-cell table:formula="of:=ABS(([.C231]-[.D231])/[.D23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31])" office:value-type="date" office:date-value="2021-01-26" calcext:value-type="date">
            <text:p>26/01/21</text:p>
          </table:table-cell>
          <table:table-cell table:formula="of:=[$from_incidence_20210205.C231]" office:value-type="float" office:value="416501.535234994" calcext:value-type="float">
            <text:p>416501.535234994</text:p>
          </table:table-cell>
          <table:table-cell table:formula="of:=[$from_incidence_history_20210209.C181]" office:value-type="float" office:value="416498.644636283" calcext:value-type="float">
            <text:p>416498.644636283</text:p>
          </table:table-cell>
          <table:table-cell table:formula="of:=[$prevalence_history_20210209.B213]" office:value-type="float" office:value="416498.644636282" calcext:value-type="float">
            <text:p>416498.644636282</text:p>
          </table:table-cell>
          <table:table-cell/>
          <table:table-cell table:formula="of:=ABS(([.B232]-[.D232])/[.D232])" office:value-type="float" office:value="0.00000694023557809317" calcext:value-type="float">
            <text:p>6.94023557809317E-06</text:p>
          </table:table-cell>
          <table:table-cell table:formula="of:=ABS(([.C232]-[.D232])/[.D23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32])" office:value-type="date" office:date-value="2021-01-27" calcext:value-type="date">
            <text:p>27/01/21</text:p>
          </table:table-cell>
          <table:table-cell table:formula="of:=[$from_incidence_20210205.C232]" office:value-type="float" office:value="402332.767589421" calcext:value-type="float">
            <text:p>402332.767589421</text:p>
          </table:table-cell>
          <table:table-cell table:formula="of:=[$from_incidence_history_20210209.C182]" office:value-type="float" office:value="402328.953833133" calcext:value-type="float">
            <text:p>402328.953833133</text:p>
          </table:table-cell>
          <table:table-cell table:formula="of:=[$prevalence_history_20210209.B214]" office:value-type="float" office:value="402328.953833133" calcext:value-type="float">
            <text:p>402328.953833133</text:p>
          </table:table-cell>
          <table:table-cell/>
          <table:table-cell table:formula="of:=ABS(([.B233]-[.D233])/[.D233])" office:value-type="float" office:value="0.00000947919917808521" calcext:value-type="float">
            <text:p>9.47919917808521E-06</text:p>
          </table:table-cell>
          <table:table-cell table:formula="of:=ABS(([.C233]-[.D233])/[.D2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33])" office:value-type="date" office:date-value="2021-01-28" calcext:value-type="date">
            <text:p>28/01/21</text:p>
          </table:table-cell>
          <table:table-cell table:formula="of:=[$from_incidence_20210205.C233]" office:value-type="float" office:value="388213.993149532" calcext:value-type="float">
            <text:p>388213.993149532</text:p>
          </table:table-cell>
          <table:table-cell table:formula="of:=[$from_incidence_history_20210209.C183]" office:value-type="float" office:value="388209.141676032" calcext:value-type="float">
            <text:p>388209.141676032</text:p>
          </table:table-cell>
          <table:table-cell table:formula="of:=[$prevalence_history_20210209.B215]" office:value-type="float" office:value="388209.141676032" calcext:value-type="float">
            <text:p>388209.141676032</text:p>
          </table:table-cell>
          <table:table-cell/>
          <table:table-cell table:formula="of:=ABS(([.B234]-[.D234])/[.D234])" office:value-type="float" office:value="0.0000124970614522386" calcext:value-type="float">
            <text:p>1.24970614522386E-05</text:p>
          </table:table-cell>
          <table:table-cell table:formula="of:=ABS(([.C234]-[.D234])/[.D2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34])" office:value-type="date" office:date-value="2021-01-29" calcext:value-type="date">
            <text:p>29/01/21</text:p>
          </table:table-cell>
          <table:table-cell table:formula="of:=[$from_incidence_20210205.C234]" office:value-type="float" office:value="374017.524566231" calcext:value-type="float">
            <text:p>374017.524566231</text:p>
          </table:table-cell>
          <table:table-cell table:formula="of:=[$from_incidence_history_20210209.C184]" office:value-type="float" office:value="374012.887315221" calcext:value-type="float">
            <text:p>374012.887315221</text:p>
          </table:table-cell>
          <table:table-cell table:formula="of:=[$prevalence_history_20210209.B216]" office:value-type="float" office:value="374012.88731522" calcext:value-type="float">
            <text:p>374012.88731522</text:p>
          </table:table-cell>
          <table:table-cell/>
          <table:table-cell table:formula="of:=ABS(([.B235]-[.D235])/[.D235])" office:value-type="float" office:value="0.0000123986396404041" calcext:value-type="float">
            <text:p>1.23986396404041E-05</text:p>
          </table:table-cell>
          <table:table-cell table:formula="of:=ABS(([.C235]-[.D235])/[.D2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35])" office:value-type="date" office:date-value="2021-01-30" calcext:value-type="date">
            <text:p>30/01/21</text:p>
          </table:table-cell>
          <table:table-cell table:formula="of:=[$from_incidence_20210205.C235]" office:value-type="float" office:value="360014.374585884" calcext:value-type="float">
            <text:p>360014.374585884</text:p>
          </table:table-cell>
          <table:table-cell table:formula="of:=[$from_incidence_history_20210209.C185]" office:value-type="float" office:value="360010.712007574" calcext:value-type="float">
            <text:p>360010.712007574</text:p>
          </table:table-cell>
          <table:table-cell table:formula="of:=[$prevalence_history_20210209.B217]" office:value-type="float" office:value="360010.712007573" calcext:value-type="float">
            <text:p>360010.712007573</text:p>
          </table:table-cell>
          <table:table-cell/>
          <table:table-cell table:formula="of:=ABS(([.B236]-[.D236])/[.D236])" office:value-type="float" office:value="0.0000101735259215448" calcext:value-type="float">
            <text:p>1.01735259215448E-05</text:p>
          </table:table-cell>
          <table:table-cell table:formula="of:=ABS(([.C236]-[.D236])/[.D23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36])" office:value-type="date" office:date-value="2021-01-31" calcext:value-type="date">
            <text:p>31/01/21</text:p>
          </table:table-cell>
          <table:table-cell table:formula="of:=[$from_incidence_20210205.C236]" office:value-type="float" office:value="345917.134987928" calcext:value-type="float">
            <text:p>345917.134987928</text:p>
          </table:table-cell>
          <table:table-cell table:formula="of:=[$from_incidence_history_20210209.C186]" office:value-type="float" office:value="345913.898082651" calcext:value-type="float">
            <text:p>345913.898082651</text:p>
          </table:table-cell>
          <table:table-cell table:formula="of:=[$prevalence_history_20210209.B218]" office:value-type="float" office:value="345913.89808265" calcext:value-type="float">
            <text:p>345913.89808265</text:p>
          </table:table-cell>
          <table:table-cell/>
          <table:table-cell table:formula="of:=ABS(([.B237]-[.D237])/[.D237])" office:value-type="float" office:value="0.00000935754618605489" calcext:value-type="float">
            <text:p>9.35754618605489E-06</text:p>
          </table:table-cell>
          <table:table-cell table:formula="of:=ABS(([.C237]-[.D237])/[.D2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37])" office:value-type="date" office:date-value="2021-02-01" calcext:value-type="date">
            <text:p>01/02/21</text:p>
          </table:table-cell>
          <table:table-cell table:formula="of:=[$from_incidence_20210205.C237]" office:value-type="float" office:value="331755.204615644" calcext:value-type="float">
            <text:p>331755.204615644</text:p>
          </table:table-cell>
          <table:table-cell table:formula="of:=[$from_incidence_history_20210209.C187]" office:value-type="float" office:value="331751.892014217" calcext:value-type="float">
            <text:p>331751.892014217</text:p>
          </table:table-cell>
          <table:table-cell table:formula="of:=[$prevalence_history_20210209.B219]" office:value-type="float" office:value="331751.892014216" calcext:value-type="float">
            <text:p>331751.892014216</text:p>
          </table:table-cell>
          <table:table-cell/>
          <table:table-cell table:formula="of:=ABS(([.B238]-[.D238])/[.D238])" office:value-type="float" office:value="0.0000099851771990947" calcext:value-type="float">
            <text:p>9.9851771990947E-06</text:p>
          </table:table-cell>
          <table:table-cell table:formula="of:=ABS(([.C238]-[.D238])/[.D2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38])" office:value-type="date" office:date-value="2021-02-02" calcext:value-type="date">
            <text:p>02/02/21</text:p>
          </table:table-cell>
          <table:table-cell table:formula="of:=[$from_incidence_20210205.C238]" office:value-type="float" office:value="317779.43040036" calcext:value-type="float">
            <text:p>317779.43040036</text:p>
          </table:table-cell>
          <table:table-cell table:formula="of:=[$from_incidence_history_20210209.C188]" office:value-type="float" office:value="317776.544313281" calcext:value-type="float">
            <text:p>317776.544313281</text:p>
          </table:table-cell>
          <table:table-cell table:formula="of:=[$prevalence_history_20210209.B220]" office:value-type="float" office:value="317776.544313281" calcext:value-type="float">
            <text:p>317776.544313281</text:p>
          </table:table-cell>
          <table:table-cell/>
          <table:table-cell table:formula="of:=ABS(([.B239]-[.D239])/[.D239])" office:value-type="float" office:value="0.00000908212745941856" calcext:value-type="float">
            <text:p>9.08212745941856E-06</text:p>
          </table:table-cell>
          <table:table-cell table:formula="of:=ABS(([.C239]-[.D239])/[.D2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39])" office:value-type="date" office:date-value="2021-02-03" calcext:value-type="date">
            <text:p>03/02/21</text:p>
          </table:table-cell>
          <table:table-cell table:formula="of:=[$from_incidence_20210205.C239]" office:value-type="float" office:value="304026.282273008" calcext:value-type="float">
            <text:p>304026.282273008</text:p>
          </table:table-cell>
          <table:table-cell table:formula="of:=[$from_incidence_history_20210209.C189]" office:value-type="float" office:value="304022.492871029" calcext:value-type="float">
            <text:p>304022.492871029</text:p>
          </table:table-cell>
          <table:table-cell table:formula="of:=[$prevalence_history_20210209.B221]" office:value-type="float" office:value="304022.492871029" calcext:value-type="float">
            <text:p>304022.492871029</text:p>
          </table:table-cell>
          <table:table-cell/>
          <table:table-cell table:formula="of:=ABS(([.B240]-[.D240])/[.D240])" office:value-type="float" office:value="0.0000124642158678485" calcext:value-type="float">
            <text:p>1.24642158678485E-05</text:p>
          </table:table-cell>
          <table:table-cell table:formula="of:=ABS(([.C240]-[.D240])/[.D24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40])" office:value-type="date" office:date-value="2021-02-04" calcext:value-type="date">
            <text:p>04/02/21</text:p>
          </table:table-cell>
          <table:table-cell table:formula="of:=[$from_incidence_20210205.C240]" office:value-type="float" office:value="290903.929979224" calcext:value-type="float">
            <text:p>290903.929979224</text:p>
          </table:table-cell>
          <table:table-cell table:formula="of:=[$from_incidence_history_20210209.C190]" office:value-type="float" office:value="290900.095512186" calcext:value-type="float">
            <text:p>290900.095512186</text:p>
          </table:table-cell>
          <table:table-cell table:formula="of:=[$prevalence_history_20210209.B222]" office:value-type="float" office:value="290900.095512186" calcext:value-type="float">
            <text:p>290900.095512186</text:p>
          </table:table-cell>
          <table:table-cell/>
          <table:table-cell table:formula="of:=ABS(([.B241]-[.D241])/[.D241])" office:value-type="float" office:value="0.0000131813880363076" calcext:value-type="float">
            <text:p>1.31813880363076E-05</text:p>
          </table:table-cell>
          <table:table-cell table:formula="of:=ABS(([.C241]-[.D241])/[.D24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VALUE([$from_incidence_20210205.A241])" office:value-type="date" office:date-value="2021-02-05" calcext:value-type="date">
            <text:p>05/02/21</text:p>
          </table:table-cell>
          <table:table-cell table:formula="of:=[$from_incidence_20210205.C241]" office:value-type="float" office:value="277781.149755742" calcext:value-type="float">
            <text:p>277781.149755742</text:p>
          </table:table-cell>
          <table:table-cell table:formula="of:=[$from_incidence_history_20210209.C191]" office:value-type="float" office:value="277779.258635176" calcext:value-type="float">
            <text:p>277779.258635176</text:p>
          </table:table-cell>
          <table:table-cell table:formula="of:=[$prevalence_history_20210209.B223]" office:value-type="float" office:value="277779.258635176" calcext:value-type="float">
            <text:p>277779.258635176</text:p>
          </table:table-cell>
          <table:table-cell/>
          <table:table-cell table:formula="of:=ABS(([.B242]-[.D242])/[.D242])" office:value-type="float" office:value="0.00000680799774335378" calcext:value-type="float">
            <text:p>6.80799774335378E-06</text:p>
          </table:table-cell>
          <table:table-cell table:formula="of:=ABS(([.C242]-[.D242])/[.D2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$prevalence_history_20210209.B224]" office:value-type="float" office:value="265695.877194939" calcext:value-type="float">
            <text:p>265695.87719493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$prevalence_history_20210209.B225]" office:value-type="float" office:value="254626.921263493" calcext:value-type="float">
            <text:p>254626.92126349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/>
          <table:table-cell table:style-name="ce7"/>
          <table:table-cell table:style-name="ce8" office:value-type="string" calcext:value-type="string">
            <text:p>Maximum error, as a fraction of expected value:</text:p>
          </table:table-cell>
          <table:table-cell table:style-name="ce8" table:number-columns-repeated="2"/>
          <table:table-cell table:style-name="ce8" table:formula="of:=MAX([.F2:.F245])" office:value-type="float" office:value="0.000268594275660433" calcext:value-type="float">
            <text:p>0.000268594275660433</text:p>
          </table:table-cell>
          <table:table-cell table:style-name="ce8" table:formula="of:=MAX([.G2:.G245])" office:value-type="float" office:value="0" calcext:value-type="float">
            <text:p>0</text:p>
          </table:table-cell>
          <table:table-cell table:style-name="ce8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>
            <text:p>CONCLUS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“from_incidence” is showing errors of up to 0.03%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his is because it is based on incidence_20210205.csv, where the incidence is rounded to a whole number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“from_incidence_history” does not show any error. However this time series does not go quite as far back.</text:p>
          </table:table-cell>
          <table:table-cell table:number-columns-repeated="1021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valence_history_20210209" table:style-name="ta1">
        <table:table-source xlink:type="simple" xlink:href="../../out-sample/England/prevalence_history_20210209.csv" table:table-name="prevalence_history_20210209" table:filter-name="Text - txt - csv (StarCalc)" table:filter-options="9/59/44,34,76,1,,2057,false,false,true,false,false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e_cases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25302.895944901" calcext:value-type="float">
            <text:p>25302.895944901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24334.153269098" calcext:value-type="float">
            <text:p>24334.153269098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23382.7345544326" calcext:value-type="float">
            <text:p>23382.7345544326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22549.0147799204" calcext:value-type="float">
            <text:p>22549.0147799204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22050.8017684157" calcext:value-type="float">
            <text:p>22050.8017684157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21486.3967187493" calcext:value-type="float">
            <text:p>21486.3967187493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20960.5984320645" calcext:value-type="float">
            <text:p>20960.5984320645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20699.5041675688" calcext:value-type="float">
            <text:p>20699.5041675688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20792.2865088132" calcext:value-type="float">
            <text:p>20792.2865088132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20959.5552807842" calcext:value-type="float">
            <text:p>20959.5552807842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21079.5059081281" calcext:value-type="float">
            <text:p>21079.5059081281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21288.1253392425" calcext:value-type="float">
            <text:p>21288.1253392425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21626.2568225264" calcext:value-type="float">
            <text:p>21626.2568225264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22127.8925355962" calcext:value-type="float">
            <text:p>22127.8925355962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22618.9943031625" calcext:value-type="float">
            <text:p>22618.9943031625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23064.1840934922" calcext:value-type="float">
            <text:p>23064.1840934922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23498.1448343382" calcext:value-type="float">
            <text:p>23498.1448343382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23702.8589768973" calcext:value-type="float">
            <text:p>23702.8589768973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24117.0858171023" calcext:value-type="float">
            <text:p>24117.0858171023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4446.6665955949" calcext:value-type="float">
            <text:p>24446.6665955949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24713.6373350248" calcext:value-type="float">
            <text:p>24713.6373350248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25167.3291283757" calcext:value-type="float">
            <text:p>25167.3291283757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25453.9357124597" calcext:value-type="float">
            <text:p>25453.9357124597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25632.7225327526" calcext:value-type="float">
            <text:p>25632.7225327526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25742.9880493999" calcext:value-type="float">
            <text:p>25742.9880493999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25966.0264245104" calcext:value-type="float">
            <text:p>25966.0264245104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26072.0180115971" calcext:value-type="float">
            <text:p>26072.0180115971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26102.0571944804" calcext:value-type="float">
            <text:p>26102.0571944804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25866.6596159769" calcext:value-type="float">
            <text:p>25866.6596159769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25681.0019427879" calcext:value-type="float">
            <text:p>25681.0019427879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25658.8247892397" calcext:value-type="float">
            <text:p>25658.8247892397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25537.977305659" calcext:value-type="float">
            <text:p>25537.977305659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25202.0169225471" calcext:value-type="float">
            <text:p>25202.0169225471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24784.004775463" calcext:value-type="float">
            <text:p>24784.004775463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24260.6591403783" calcext:value-type="float">
            <text:p>24260.6591403783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23835.3444652537" calcext:value-type="float">
            <text:p>23835.3444652537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23391.9281295691" calcext:value-type="float">
            <text:p>23391.9281295691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22921.1994468611" calcext:value-type="float">
            <text:p>22921.1994468611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22394.1264391759" calcext:value-type="float">
            <text:p>22394.1264391759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21982.9864631731" calcext:value-type="float">
            <text:p>21982.9864631731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21587.567501696" calcext:value-type="float">
            <text:p>21587.567501696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20923.1895646262" calcext:value-type="float">
            <text:p>20923.1895646262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20299.5056615944" calcext:value-type="float">
            <text:p>20299.5056615944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19789.8117457432" calcext:value-type="float">
            <text:p>19789.8117457432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19065.3475527653" calcext:value-type="float">
            <text:p>19065.3475527653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8398.9101312214" calcext:value-type="float">
            <text:p>18398.9101312214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17789.2314597893" calcext:value-type="float">
            <text:p>17789.2314597893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17304.5582184414" calcext:value-type="float">
            <text:p>17304.5582184414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16767.129435447" calcext:value-type="float">
            <text:p>16767.129435447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6198.7890956484" calcext:value-type="float">
            <text:p>16198.7890956484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5753.6575328171" calcext:value-type="float">
            <text:p>15753.6575328171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5571.0593098844" calcext:value-type="float">
            <text:p>15571.0593098844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5364.7496588067" calcext:value-type="float">
            <text:p>15364.7496588067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5238.3208012941" calcext:value-type="float">
            <text:p>15238.3208012941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5106.4985391137" calcext:value-type="float">
            <text:p>15106.4985391137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4955.5917282675" calcext:value-type="float">
            <text:p>14955.5917282675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4957.3511143769" calcext:value-type="float">
            <text:p>14957.3511143769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5017.7075145233" calcext:value-type="float">
            <text:p>15017.7075145233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5030.2993099714" calcext:value-type="float">
            <text:p>15030.2993099714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5205.5328266768" calcext:value-type="float">
            <text:p>15205.5328266768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5510.7371702955" calcext:value-type="float">
            <text:p>15510.7371702955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5751.2272135093" calcext:value-type="float">
            <text:p>15751.2272135093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024.7928689137" calcext:value-type="float">
            <text:p>16024.7928689137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6596.2045992635" calcext:value-type="float">
            <text:p>16596.2045992635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17183.5433248326" calcext:value-type="float">
            <text:p>17183.5433248326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17905.6757480384" calcext:value-type="float">
            <text:p>17905.6757480384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18952.93584271" calcext:value-type="float">
            <text:p>18952.93584271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0120.5600489409" calcext:value-type="float">
            <text:p>20120.5600489409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1542.1999394393" calcext:value-type="float">
            <text:p>21542.1999394393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23093.9991991616" calcext:value-type="float">
            <text:p>23093.9991991616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24729.9464204087" calcext:value-type="float">
            <text:p>24729.946420408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26902.7652795509" calcext:value-type="float">
            <text:p>26902.7652795509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29516.1581917326" calcext:value-type="float">
            <text:p>29516.1581917326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32692.6432627852" calcext:value-type="float">
            <text:p>32692.6432627852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36210.6947063409" calcext:value-type="float">
            <text:p>36210.6947063409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40254.9247770544" calcext:value-type="float">
            <text:p>40254.9247770544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44988.4060165043" calcext:value-type="float">
            <text:p>44988.4060165043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50117.1124084331" calcext:value-type="float">
            <text:p>50117.1124084331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55705.0636423008" calcext:value-type="float">
            <text:p>55705.0636423008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61809.4793738637" calcext:value-type="float">
            <text:p>61809.4793738637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68645.077004805" calcext:value-type="float">
            <text:p>68645.077004805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76042.944833838" calcext:value-type="float">
            <text:p>76042.944833838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84296.6218663773" calcext:value-type="float">
            <text:p>84296.6218663773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93341.1067876749" calcext:value-type="float">
            <text:p>93341.1067876749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02717.984381185" calcext:value-type="float">
            <text:p>102717.984381185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12842.683289389" calcext:value-type="float">
            <text:p>112842.683289389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22908.288137248" calcext:value-type="float">
            <text:p>122908.288137248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32563.325042462" calcext:value-type="float">
            <text:p>132563.325042462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41497.230257002" calcext:value-type="float">
            <text:p>141497.230257002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50248.954753401" calcext:value-type="float">
            <text:p>150248.954753401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58589.768738803" calcext:value-type="float">
            <text:p>158589.768738803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7194.560993928" calcext:value-type="float">
            <text:p>167194.560993928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74890.836923558" calcext:value-type="float">
            <text:p>174890.836923558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81572.624799272" calcext:value-type="float">
            <text:p>181572.624799272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87688.451336172" calcext:value-type="float">
            <text:p>187688.451336172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94017.44106884" calcext:value-type="float">
            <text:p>194017.44106884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200648.396750939" calcext:value-type="float">
            <text:p>200648.396750939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207226.088156885" calcext:value-type="float">
            <text:p>207226.088156885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213449.629434289" calcext:value-type="float">
            <text:p>213449.629434289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19850.905726563" calcext:value-type="float">
            <text:p>219850.90572656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26268.399920945" calcext:value-type="float">
            <text:p>226268.399920945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33276.995615313" calcext:value-type="float">
            <text:p>233276.995615313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40012.519504516" calcext:value-type="float">
            <text:p>240012.519504516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47417.322693451" calcext:value-type="float">
            <text:p>247417.322693451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55695.612466687" calcext:value-type="float">
            <text:p>255695.612466687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64834.846338839" calcext:value-type="float">
            <text:p>264834.846338839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74300.678948575" calcext:value-type="float">
            <text:p>274300.678948575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84513.173098111" calcext:value-type="float">
            <text:p>284513.173098111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94904.179308648" calcext:value-type="float">
            <text:p>294904.179308648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05041.854768036" calcext:value-type="float">
            <text:p>305041.854768036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16055.402695791" calcext:value-type="float">
            <text:p>316055.402695791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27316.663640886" calcext:value-type="float">
            <text:p>327316.663640886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39128.067064438" calcext:value-type="float">
            <text:p>339128.067064438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50938.334795996" calcext:value-type="float">
            <text:p>350938.334795996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63923.573719315" calcext:value-type="float">
            <text:p>363923.573719315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77187.396490173" calcext:value-type="float">
            <text:p>377187.396490173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90415.108792249" calcext:value-type="float">
            <text:p>390415.108792249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402751.898069822" calcext:value-type="float">
            <text:p>402751.898069822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414543.370195576" calcext:value-type="float">
            <text:p>414543.370195576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425712.787874505" calcext:value-type="float">
            <text:p>425712.787874505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435744.735046241" calcext:value-type="float">
            <text:p>435744.735046241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444313.351139582" calcext:value-type="float">
            <text:p>444313.35113958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451866.082076674" calcext:value-type="float">
            <text:p>451866.082076674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458388.408867494" calcext:value-type="float">
            <text:p>458388.408867494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463973.227003399" calcext:value-type="float">
            <text:p>463973.227003399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468447.884286974" calcext:value-type="float">
            <text:p>468447.884286974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471273.139282197" calcext:value-type="float">
            <text:p>471273.139282197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471870.420841108" calcext:value-type="float">
            <text:p>471870.420841108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471137.648295111" calcext:value-type="float">
            <text:p>471137.648295111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469815.394102324" calcext:value-type="float">
            <text:p>469815.394102324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467694.16193154" calcext:value-type="float">
            <text:p>467694.16193154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465600.557558638" calcext:value-type="float">
            <text:p>465600.557558638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463376.087198796" calcext:value-type="float">
            <text:p>463376.087198796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461369.875419238" calcext:value-type="float">
            <text:p>461369.875419238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460576.872971994" calcext:value-type="float">
            <text:p>460576.872971994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459815.424603329" calcext:value-type="float">
            <text:p>459815.424603329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458192.86685051" calcext:value-type="float">
            <text:p>458192.86685051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457334.241069687" calcext:value-type="float">
            <text:p>457334.241069687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456573.746638779" calcext:value-type="float">
            <text:p>456573.746638779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455589.131913476" calcext:value-type="float">
            <text:p>455589.131913476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455172.276422731" calcext:value-type="float">
            <text:p>455172.276422731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454767.674970412" calcext:value-type="float">
            <text:p>454767.674970412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453233.500585562" calcext:value-type="float">
            <text:p>453233.500585562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451097.339049129" calcext:value-type="float">
            <text:p>451097.339049129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447459.101715467" calcext:value-type="float">
            <text:p>447459.101715467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442837.522350924" calcext:value-type="float">
            <text:p>442837.522350924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436304.726830845" calcext:value-type="float">
            <text:p>436304.726830845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427858.586424469" calcext:value-type="float">
            <text:p>427858.586424469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417031.737742041" calcext:value-type="float">
            <text:p>417031.737742041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405084.007116973" calcext:value-type="float">
            <text:p>405084.007116973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392291.454311766" calcext:value-type="float">
            <text:p>392291.454311766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378609.761276352" calcext:value-type="float">
            <text:p>378609.761276352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364071.586547199" calcext:value-type="float">
            <text:p>364071.586547199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349329.41922285" calcext:value-type="float">
            <text:p>349329.41922285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334933.847012645" calcext:value-type="float">
            <text:p>334933.847012645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320773.733078815" calcext:value-type="float">
            <text:p>320773.733078815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306931.148123765" calcext:value-type="float">
            <text:p>306931.148123765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293838.429914397" calcext:value-type="float">
            <text:p>293838.429914397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281762.026746062" calcext:value-type="float">
            <text:p>281762.026746062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270992.809273345" calcext:value-type="float">
            <text:p>270992.809273345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261399.692883777" calcext:value-type="float">
            <text:p>261399.692883777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253057.145060787" calcext:value-type="float">
            <text:p>253057.145060787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245713.824325653" calcext:value-type="float">
            <text:p>245713.824325653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239835.846175035" calcext:value-type="float">
            <text:p>239835.846175035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235027.207314996" calcext:value-type="float">
            <text:p>235027.207314996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232361.188703542" calcext:value-type="float">
            <text:p>232361.18870354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31470.469279388" calcext:value-type="float">
            <text:p>231470.469279388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32406.138070496" calcext:value-type="float">
            <text:p>232406.138070496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34805.904900263" calcext:value-type="float">
            <text:p>234805.904900263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39716.715411489" calcext:value-type="float">
            <text:p>239716.715411489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46880.671946897" calcext:value-type="float">
            <text:p>246880.671946897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256468.004685908" calcext:value-type="float">
            <text:p>256468.004685908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267902.672249513" calcext:value-type="float">
            <text:p>267902.672249513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281375.438163693" calcext:value-type="float">
            <text:p>281375.438163693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296419.51460756" calcext:value-type="float">
            <text:p>296419.51460756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13218.027510127" calcext:value-type="float">
            <text:p>313218.027510127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31398.426793068" calcext:value-type="float">
            <text:p>331398.426793068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50039.049449947" calcext:value-type="float">
            <text:p>350039.049449947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369516.506542942" calcext:value-type="float">
            <text:p>369516.506542942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389006.155428971" calcext:value-type="float">
            <text:p>389006.155428971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09835.487612042" calcext:value-type="float">
            <text:p>409835.487612042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31972.775207265" calcext:value-type="float">
            <text:p>431972.775207265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454523.963251926" calcext:value-type="float">
            <text:p>454523.963251926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478628.958434492" calcext:value-type="float">
            <text:p>478628.958434492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03249.975219439" calcext:value-type="float">
            <text:p>503249.975219439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27532.152348712" calcext:value-type="float">
            <text:p>527532.152348712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51092.452099251" calcext:value-type="float">
            <text:p>551092.452099251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73709.250667001" calcext:value-type="float">
            <text:p>573709.250667001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94573.6087265" calcext:value-type="float">
            <text:p>594573.6087265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612843.538520163" calcext:value-type="float">
            <text:p>612843.538520163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628667.695344092" calcext:value-type="float">
            <text:p>628667.695344092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641088.439146169" calcext:value-type="float">
            <text:p>641088.439146169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649897.343819788" calcext:value-type="float">
            <text:p>649897.343819788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656067.892095475" calcext:value-type="float">
            <text:p>656067.892095475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658475.374790805" calcext:value-type="float">
            <text:p>658475.374790805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657455.083446606" calcext:value-type="float">
            <text:p>657455.083446606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652461.876041259" calcext:value-type="float">
            <text:p>652461.876041259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643797.025774333" calcext:value-type="float">
            <text:p>643797.025774333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631924.426199046" calcext:value-type="float">
            <text:p>631924.426199046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618254.840345206" calcext:value-type="float">
            <text:p>618254.840345206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602811.146218179" calcext:value-type="float">
            <text:p>602811.146218179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586210.505797519" calcext:value-type="float">
            <text:p>586210.505797519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567932.781791293" calcext:value-type="float">
            <text:p>567932.781791293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549316.358157153" calcext:value-type="float">
            <text:p>549316.358157153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530731.269799926" calcext:value-type="float">
            <text:p>530731.269799926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512191.478609867" calcext:value-type="float">
            <text:p>512191.478609867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494173.54418898" calcext:value-type="float">
            <text:p>494173.54418898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477038.923196156" calcext:value-type="float">
            <text:p>477038.923196156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460780.806687708" calcext:value-type="float">
            <text:p>460780.806687708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445724.310903821" calcext:value-type="float">
            <text:p>445724.310903821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431000.163986871" calcext:value-type="float">
            <text:p>431000.163986871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416498.644636282" calcext:value-type="float">
            <text:p>416498.644636282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402328.953833133" calcext:value-type="float">
            <text:p>402328.953833133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388209.141676032" calcext:value-type="float">
            <text:p>388209.141676032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374012.88731522" calcext:value-type="float">
            <text:p>374012.88731522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360010.712007573" calcext:value-type="float">
            <text:p>360010.712007573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345913.89808265" calcext:value-type="float">
            <text:p>345913.89808265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331751.892014216" calcext:value-type="float">
            <text:p>331751.892014216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317776.544313281" calcext:value-type="float">
            <text:p>317776.544313281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304022.492871029" calcext:value-type="float">
            <text:p>304022.492871029</text:p>
          </table:table-cell>
        </table:table-row>
        <table:table-row table:style-name="ro1">
          <table:table-cell office:value-type="string" calcext:value-type="string">
            <text:p>2021-02-06</text:p>
          </table:table-cell>
          <table:table-cell office:value-type="float" office:value="290900.095512186" calcext:value-type="float">
            <text:p>290900.095512186</text:p>
          </table:table-cell>
        </table:table-row>
        <table:table-row table:style-name="ro1">
          <table:table-cell office:value-type="string" calcext:value-type="string">
            <text:p>2021-02-07</text:p>
          </table:table-cell>
          <table:table-cell office:value-type="float" office:value="277779.258635176" calcext:value-type="float">
            <text:p>277779.258635176</text:p>
          </table:table-cell>
        </table:table-row>
        <table:table-row table:style-name="ro1">
          <table:table-cell office:value-type="string" calcext:value-type="string">
            <text:p>2021-02-08</text:p>
          </table:table-cell>
          <table:table-cell office:value-type="float" office:value="265695.877194939" calcext:value-type="float">
            <text:p>265695.877194939</text:p>
          </table:table-cell>
        </table:table-row>
        <table:table-row table:style-name="ro1">
          <table:table-cell office:value-type="string" calcext:value-type="string">
            <text:p>2021-02-09</text:p>
          </table:table-cell>
          <table:table-cell office:value-type="float" office:value="254626.921263493" calcext:value-type="float">
            <text:p>254626.921263493</text:p>
          </table:table-cell>
        </table:table-row>
      </table:table>
      <table:table table:name="from_incidence_20210205" table:style-name="ta1">
        <table:table-source xlink:type="simple" xlink:href="../../out-sample/England/prevalence_from_incidence_20210205.England.csv" table:table-name="prevalence_from_incidence_20210205.England" table:filter-name="Text - txt - csv (StarCalc)" table:filter-options="9/59/44,34,76,1,,2057,false,false,true,false,false"/>
        <table:table-column table:style-name="co3" table:default-cell-style-name="ce3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2020-06-10</text:p>
          </table:table-cell>
          <table:table-cell office:value-type="float" office:value="2069" calcext:value-type="float">
            <text:p>2069</text:p>
          </table:table-cell>
          <table:table-cell office:value-type="float" office:value="67171.2275254086" calcext:value-type="float">
            <text:p>67171.2275254086</text:p>
          </table:table-cell>
        </table:table-row>
        <table:table-row table:style-name="ro1">
          <table:table-cell office:value-type="string" calcext:value-type="string">
            <text:p>2020-06-11</text:p>
          </table:table-cell>
          <table:table-cell office:value-type="float" office:value="2014" calcext:value-type="float">
            <text:p>2014</text:p>
          </table:table-cell>
          <table:table-cell office:value-type="float" office:value="62582.7015553934" calcext:value-type="float">
            <text:p>62582.7015553934</text:p>
          </table:table-cell>
        </table:table-row>
        <table:table-row table:style-name="ro1">
          <table:table-cell office:value-type="string" calcext:value-type="string">
            <text:p>2020-06-12</text:p>
          </table:table-cell>
          <table:table-cell office:value-type="float" office:value="2009" calcext:value-type="float">
            <text:p>2009</text:p>
          </table:table-cell>
          <table:table-cell office:value-type="float" office:value="58323.1350440789" calcext:value-type="float">
            <text:p>58323.1350440789</text:p>
          </table:table-cell>
        </table:table-row>
        <table:table-row table:style-name="ro1">
          <table:table-cell office:value-type="string" calcext:value-type="string">
            <text:p>2020-06-13</text:p>
          </table:table-cell>
          <table:table-cell office:value-type="float" office:value="1965" calcext:value-type="float">
            <text:p>1965</text:p>
          </table:table-cell>
          <table:table-cell office:value-type="float" office:value="54367.6044696503" calcext:value-type="float">
            <text:p>54367.6044696503</text:p>
          </table:table-cell>
        </table:table-row>
        <table:table-row table:style-name="ro1">
          <table:table-cell office:value-type="string" calcext:value-type="string">
            <text:p>2020-06-14</text:p>
          </table:table-cell>
          <table:table-cell office:value-type="float" office:value="2042" calcext:value-type="float">
            <text:p>2042</text:p>
          </table:table-cell>
          <table:table-cell office:value-type="float" office:value="50872.5577516987" calcext:value-type="float">
            <text:p>50872.5577516987</text:p>
          </table:table-cell>
        </table:table-row>
        <table:table-row table:style-name="ro1">
          <table:table-cell office:value-type="string" calcext:value-type="string">
            <text:p>2020-06-15</text:p>
          </table:table-cell>
          <table:table-cell office:value-type="float" office:value="2087" calcext:value-type="float">
            <text:p>2087</text:p>
          </table:table-cell>
          <table:table-cell office:value-type="float" office:value="47759.2656521984" calcext:value-type="float">
            <text:p>47759.2656521984</text:p>
          </table:table-cell>
        </table:table-row>
        <table:table-row table:style-name="ro1">
          <table:table-cell office:value-type="string" calcext:value-type="string">
            <text:p>2020-06-16</text:p>
          </table:table-cell>
          <table:table-cell office:value-type="float" office:value="2119" calcext:value-type="float">
            <text:p>2119</text:p>
          </table:table-cell>
          <table:table-cell office:value-type="float" office:value="45043.7755067663" calcext:value-type="float">
            <text:p>45043.7755067663</text:p>
          </table:table-cell>
        </table:table-row>
        <table:table-row table:style-name="ro1">
          <table:table-cell office:value-type="string" calcext:value-type="string">
            <text:p>2020-06-17</text:p>
          </table:table-cell>
          <table:table-cell office:value-type="float" office:value="2032" calcext:value-type="float">
            <text:p>2032</text:p>
          </table:table-cell>
          <table:table-cell office:value-type="float" office:value="42593.0674939638" calcext:value-type="float">
            <text:p>42593.0674939638</text:p>
          </table:table-cell>
        </table:table-row>
        <table:table-row table:style-name="ro1">
          <table:table-cell office:value-type="string" calcext:value-type="string">
            <text:p>2020-06-18</text:p>
          </table:table-cell>
          <table:table-cell office:value-type="float" office:value="2043" calcext:value-type="float">
            <text:p>2043</text:p>
          </table:table-cell>
          <table:table-cell office:value-type="float" office:value="40472.6769049358" calcext:value-type="float">
            <text:p>40472.6769049358</text:p>
          </table:table-cell>
        </table:table-row>
        <table:table-row table:style-name="ro1">
          <table:table-cell office:value-type="string" calcext:value-type="string">
            <text:p>2020-06-19</text:p>
          </table:table-cell>
          <table:table-cell office:value-type="float" office:value="2027" calcext:value-type="float">
            <text:p>2027</text:p>
          </table:table-cell>
          <table:table-cell office:value-type="float" office:value="38614.4953113595" calcext:value-type="float">
            <text:p>38614.4953113595</text:p>
          </table:table-cell>
        </table:table-row>
        <table:table-row table:style-name="ro1">
          <table:table-cell office:value-type="string" calcext:value-type="string">
            <text:p>2020-06-20</text:p>
          </table:table-cell>
          <table:table-cell office:value-type="float" office:value="1980" calcext:value-type="float">
            <text:p>1980</text:p>
          </table:table-cell>
          <table:table-cell office:value-type="float" office:value="36961.5829636701" calcext:value-type="float">
            <text:p>36961.5829636701</text:p>
          </table:table-cell>
        </table:table-row>
        <table:table-row table:style-name="ro1">
          <table:table-cell office:value-type="string" calcext:value-type="string">
            <text:p>2020-06-21</text:p>
          </table:table-cell>
          <table:table-cell office:value-type="float" office:value="1880" calcext:value-type="float">
            <text:p>1880</text:p>
          </table:table-cell>
          <table:table-cell office:value-type="float" office:value="35433.7807849964" calcext:value-type="float">
            <text:p>35433.7807849964</text:p>
          </table:table-cell>
        </table:table-row>
        <table:table-row table:style-name="ro1">
          <table:table-cell office:value-type="string" calcext:value-type="string">
            <text:p>2020-06-22</text:p>
          </table:table-cell>
          <table:table-cell office:value-type="float" office:value="1894" calcext:value-type="float">
            <text:p>1894</text:p>
          </table:table-cell>
          <table:table-cell office:value-type="float" office:value="34103.5652198327" calcext:value-type="float">
            <text:p>34103.5652198327</text:p>
          </table:table-cell>
        </table:table-row>
        <table:table-row table:style-name="ro1">
          <table:table-cell office:value-type="string" calcext:value-type="string">
            <text:p>2020-06-23</text:p>
          </table:table-cell>
          <table:table-cell office:value-type="float" office:value="1878" calcext:value-type="float">
            <text:p>1878</text:p>
          </table:table-cell>
          <table:table-cell office:value-type="float" office:value="32927.1377954967" calcext:value-type="float">
            <text:p>32927.1377954967</text:p>
          </table:table-cell>
        </table:table-row>
        <table:table-row table:style-name="ro1">
          <table:table-cell office:value-type="string" calcext:value-type="string">
            <text:p>2020-06-24</text:p>
          </table:table-cell>
          <table:table-cell office:value-type="float" office:value="1558" calcext:value-type="float">
            <text:p>1558</text:p>
          </table:table-cell>
          <table:table-cell office:value-type="float" office:value="31556.244258521" calcext:value-type="float">
            <text:p>31556.244258521</text:p>
          </table:table-cell>
        </table:table-row>
        <table:table-row table:style-name="ro1">
          <table:table-cell office:value-type="string" calcext:value-type="string">
            <text:p>2020-06-25</text:p>
          </table:table-cell>
          <table:table-cell office:value-type="float" office:value="1461" calcext:value-type="float">
            <text:p>1461</text:p>
          </table:table-cell>
          <table:table-cell office:value-type="float" office:value="30223.48924701" calcext:value-type="float">
            <text:p>30223.48924701</text:p>
          </table:table-cell>
        </table:table-row>
        <table:table-row table:style-name="ro1">
          <table:table-cell office:value-type="string" calcext:value-type="string">
            <text:p>2020-06-26</text:p>
          </table:table-cell>
          <table:table-cell office:value-type="float" office:value="1258" calcext:value-type="float">
            <text:p>1258</text:p>
          </table:table-cell>
          <table:table-cell office:value-type="float" office:value="28797.7994834073" calcext:value-type="float">
            <text:p>28797.7994834073</text:p>
          </table:table-cell>
        </table:table-row>
        <table:table-row table:style-name="ro1">
          <table:table-cell office:value-type="string" calcext:value-type="string">
            <text:p>2020-06-27</text:p>
          </table:table-cell>
          <table:table-cell office:value-type="float" office:value="1295" calcext:value-type="float">
            <text:p>1295</text:p>
          </table:table-cell>
          <table:table-cell office:value-type="float" office:value="27515.2736818463" calcext:value-type="float">
            <text:p>27515.2736818463</text:p>
          </table:table-cell>
        </table:table-row>
        <table:table-row table:style-name="ro1">
          <table:table-cell office:value-type="string" calcext:value-type="string">
            <text:p>2020-06-28</text:p>
          </table:table-cell>
          <table:table-cell office:value-type="float" office:value="1317" calcext:value-type="float">
            <text:p>1317</text:p>
          </table:table-cell>
          <table:table-cell office:value-type="float" office:value="26356.7938682689" calcext:value-type="float">
            <text:p>26356.7938682689</text:p>
          </table:table-cell>
        </table:table-row>
        <table:table-row table:style-name="ro1">
          <table:table-cell office:value-type="string" calcext:value-type="string">
            <text:p>2020-06-29</text:p>
          </table:table-cell>
          <table:table-cell office:value-type="float" office:value="1335" calcext:value-type="float">
            <text:p>1335</text:p>
          </table:table-cell>
          <table:table-cell office:value-type="float" office:value="25304.338536695" calcext:value-type="float">
            <text:p>25304.338536695</text:p>
          </table:table-cell>
        </table:table-row>
        <table:table-row table:style-name="ro1">
          <table:table-cell office:value-type="string" calcext:value-type="string">
            <text:p>2020-06-30</text:p>
          </table:table-cell>
          <table:table-cell office:value-type="float" office:value="1336" calcext:value-type="float">
            <text:p>1336</text:p>
          </table:table-cell>
          <table:table-cell office:value-type="float" office:value="24334.7154809367" calcext:value-type="float">
            <text:p>24334.7154809367</text:p>
          </table:table-cell>
        </table:table-row>
        <table:table-row table:style-name="ro1">
          <table:table-cell office:value-type="string" calcext:value-type="string">
            <text:p>2020-07-01</text:p>
          </table:table-cell>
          <table:table-cell office:value-type="float" office:value="1243" calcext:value-type="float">
            <text:p>1243</text:p>
          </table:table-cell>
          <table:table-cell office:value-type="float" office:value="23385.4552754226" calcext:value-type="float">
            <text:p>23385.4552754226</text:p>
          </table:table-cell>
        </table:table-row>
        <table:table-row table:style-name="ro1">
          <table:table-cell office:value-type="string" calcext:value-type="string">
            <text:p>2020-07-02</text:p>
          </table:table-cell>
          <table:table-cell office:value-type="float" office:value="1257" calcext:value-type="float">
            <text:p>1257</text:p>
          </table:table-cell>
          <table:table-cell office:value-type="float" office:value="22551.2001796845" calcext:value-type="float">
            <text:p>22551.2001796845</text:p>
          </table:table-cell>
        </table:table-row>
        <table:table-row table:style-name="ro1">
          <table:table-cell office:value-type="string" calcext:value-type="string">
            <text:p>2020-07-03</text:p>
          </table:table-cell>
          <table:table-cell office:value-type="float" office:value="1501" calcext:value-type="float">
            <text:p>1501</text:p>
          </table:table-cell>
          <table:table-cell office:value-type="float" office:value="22052.3233758212" calcext:value-type="float">
            <text:p>22052.3233758212</text:p>
          </table:table-cell>
        </table:table-row>
        <table:table-row table:style-name="ro1">
          <table:table-cell office:value-type="string" calcext:value-type="string">
            <text:p>2020-07-04</text:p>
          </table:table-cell>
          <table:table-cell office:value-type="float" office:value="1336" calcext:value-type="float">
            <text:p>1336</text:p>
          </table:table-cell>
          <table:table-cell office:value-type="float" office:value="21489.4252344321" calcext:value-type="float">
            <text:p>21489.4252344321</text:p>
          </table:table-cell>
        </table:table-row>
        <table:table-row table:style-name="ro1">
          <table:table-cell office:value-type="string" calcext:value-type="string">
            <text:p>2020-07-05</text:p>
          </table:table-cell>
          <table:table-cell office:value-type="float" office:value="1295" calcext:value-type="float">
            <text:p>1295</text:p>
          </table:table-cell>
          <table:table-cell office:value-type="float" office:value="20963.6674715032" calcext:value-type="float">
            <text:p>20963.6674715032</text:p>
          </table:table-cell>
        </table:table-row>
        <table:table-row table:style-name="ro1">
          <table:table-cell office:value-type="string" calcext:value-type="string">
            <text:p>2020-07-06</text:p>
          </table:table-cell>
          <table:table-cell office:value-type="float" office:value="1474" calcext:value-type="float">
            <text:p>1474</text:p>
          </table:table-cell>
          <table:table-cell office:value-type="float" office:value="20702.6109270594" calcext:value-type="float">
            <text:p>20702.6109270594</text:p>
          </table:table-cell>
        </table:table-row>
        <table:table-row table:style-name="ro1">
          <table:table-cell office:value-type="string" calcext:value-type="string">
            <text:p>2020-07-07</text:p>
          </table:table-cell>
          <table:table-cell office:value-type="float" office:value="1753" calcext:value-type="float">
            <text:p>1753</text:p>
          </table:table-cell>
          <table:table-cell office:value-type="float" office:value="20794.8075130552" calcext:value-type="float">
            <text:p>20794.8075130552</text:p>
          </table:table-cell>
        </table:table-row>
        <table:table-row table:style-name="ro1">
          <table:table-cell office:value-type="string" calcext:value-type="string">
            <text:p>2020-07-08</text:p>
          </table:table-cell>
          <table:table-cell office:value-type="float" office:value="1772" calcext:value-type="float">
            <text:p>1772</text:p>
          </table:table-cell>
          <table:table-cell office:value-type="float" office:value="20962.9533943512" calcext:value-type="float">
            <text:p>20962.9533943512</text:p>
          </table:table-cell>
        </table:table-row>
        <table:table-row table:style-name="ro1">
          <table:table-cell office:value-type="string" calcext:value-type="string">
            <text:p>2020-07-09</text:p>
          </table:table-cell>
          <table:table-cell office:value-type="float" office:value="1676" calcext:value-type="float">
            <text:p>1676</text:p>
          </table:table-cell>
          <table:table-cell office:value-type="float" office:value="21083.1148857319" calcext:value-type="float">
            <text:p>21083.1148857319</text:p>
          </table:table-cell>
        </table:table-row>
        <table:table-row table:style-name="ro1">
          <table:table-cell office:value-type="string" calcext:value-type="string">
            <text:p>2020-07-10</text:p>
          </table:table-cell>
          <table:table-cell office:value-type="float" office:value="1738" calcext:value-type="float">
            <text:p>1738</text:p>
          </table:table-cell>
          <table:table-cell office:value-type="float" office:value="21292.7025661183" calcext:value-type="float">
            <text:p>21292.7025661183</text:p>
          </table:table-cell>
        </table:table-row>
        <table:table-row table:style-name="ro1">
          <table:table-cell office:value-type="string" calcext:value-type="string">
            <text:p>2020-07-11</text:p>
          </table:table-cell>
          <table:table-cell office:value-type="float" office:value="1829" calcext:value-type="float">
            <text:p>1829</text:p>
          </table:table-cell>
          <table:table-cell office:value-type="float" office:value="21628.8009994946" calcext:value-type="float">
            <text:p>21628.8009994946</text:p>
          </table:table-cell>
        </table:table-row>
        <table:table-row table:style-name="ro1">
          <table:table-cell office:value-type="string" calcext:value-type="string">
            <text:p>2020-07-12</text:p>
          </table:table-cell>
          <table:table-cell office:value-type="float" office:value="1959" calcext:value-type="float">
            <text:p>1959</text:p>
          </table:table-cell>
          <table:table-cell office:value-type="float" office:value="22129.1279690045" calcext:value-type="float">
            <text:p>22129.1279690045</text:p>
          </table:table-cell>
        </table:table-row>
        <table:table-row table:style-name="ro1">
          <table:table-cell office:value-type="string" calcext:value-type="string">
            <text:p>2020-07-13</text:p>
          </table:table-cell>
          <table:table-cell office:value-type="float" office:value="1949" calcext:value-type="float">
            <text:p>1949</text:p>
          </table:table-cell>
          <table:table-cell office:value-type="float" office:value="22620.2838452468" calcext:value-type="float">
            <text:p>22620.2838452468</text:p>
          </table:table-cell>
        </table:table-row>
        <table:table-row table:style-name="ro1">
          <table:table-cell office:value-type="string" calcext:value-type="string">
            <text:p>2020-07-14</text:p>
          </table:table-cell>
          <table:table-cell office:value-type="float" office:value="1935" calcext:value-type="float">
            <text:p>1935</text:p>
          </table:table-cell>
          <table:table-cell office:value-type="float" office:value="23066.012858667" calcext:value-type="float">
            <text:p>23066.012858667</text:p>
          </table:table-cell>
        </table:table-row>
        <table:table-row table:style-name="ro1">
          <table:table-cell office:value-type="string" calcext:value-type="string">
            <text:p>2020-07-15</text:p>
          </table:table-cell>
          <table:table-cell office:value-type="float" office:value="1949" calcext:value-type="float">
            <text:p>1949</text:p>
          </table:table-cell>
          <table:table-cell office:value-type="float" office:value="23498.7345724072" calcext:value-type="float">
            <text:p>23498.7345724072</text:p>
          </table:table-cell>
        </table:table-row>
        <table:table-row table:style-name="ro1">
          <table:table-cell office:value-type="string" calcext:value-type="string">
            <text:p>2020-07-16</text:p>
          </table:table-cell>
          <table:table-cell office:value-type="float" office:value="1730" calcext:value-type="float">
            <text:p>1730</text:p>
          </table:table-cell>
          <table:table-cell office:value-type="float" office:value="23704.5520804088" calcext:value-type="float">
            <text:p>23704.5520804088</text:p>
          </table:table-cell>
        </table:table-row>
        <table:table-row table:style-name="ro1">
          <table:table-cell office:value-type="string" calcext:value-type="string">
            <text:p>2020-07-17</text:p>
          </table:table-cell>
          <table:table-cell office:value-type="float" office:value="1961" calcext:value-type="float">
            <text:p>1961</text:p>
          </table:table-cell>
          <table:table-cell office:value-type="float" office:value="24119.7939805716" calcext:value-type="float">
            <text:p>24119.7939805716</text:p>
          </table:table-cell>
        </table:table-row>
        <table:table-row table:style-name="ro1">
          <table:table-cell office:value-type="string" calcext:value-type="string">
            <text:p>2020-07-18</text:p>
          </table:table-cell>
          <table:table-cell office:value-type="float" office:value="1916" calcext:value-type="float">
            <text:p>1916</text:p>
          </table:table-cell>
          <table:table-cell office:value-type="float" office:value="24448.2147228929" calcext:value-type="float">
            <text:p>24448.2147228929</text:p>
          </table:table-cell>
        </table:table-row>
        <table:table-row table:style-name="ro1">
          <table:table-cell office:value-type="string" calcext:value-type="string">
            <text:p>2020-07-19</text:p>
          </table:table-cell>
          <table:table-cell office:value-type="float" office:value="1898" calcext:value-type="float">
            <text:p>1898</text:p>
          </table:table-cell>
          <table:table-cell office:value-type="float" office:value="24715.2971531249" calcext:value-type="float">
            <text:p>24715.2971531249</text:p>
          </table:table-cell>
        </table:table-row>
        <table:table-row table:style-name="ro1">
          <table:table-cell office:value-type="string" calcext:value-type="string">
            <text:p>2020-07-20</text:p>
          </table:table-cell>
          <table:table-cell office:value-type="float" office:value="2113" calcext:value-type="float">
            <text:p>2113</text:p>
          </table:table-cell>
          <table:table-cell office:value-type="float" office:value="25168.2296030097" calcext:value-type="float">
            <text:p>25168.2296030097</text:p>
          </table:table-cell>
        </table:table-row>
        <table:table-row table:style-name="ro1">
          <table:table-cell office:value-type="string" calcext:value-type="string">
            <text:p>2020-07-21</text:p>
          </table:table-cell>
          <table:table-cell office:value-type="float" office:value="1964" calcext:value-type="float">
            <text:p>1964</text:p>
          </table:table-cell>
          <table:table-cell office:value-type="float" office:value="25454.1368409231" calcext:value-type="float">
            <text:p>25454.1368409231</text:p>
          </table:table-cell>
        </table:table-row>
        <table:table-row table:style-name="ro1">
          <table:table-cell office:value-type="string" calcext:value-type="string">
            <text:p>2020-07-22</text:p>
          </table:table-cell>
          <table:table-cell office:value-type="float" office:value="1900" calcext:value-type="float">
            <text:p>1900</text:p>
          </table:table-cell>
          <table:table-cell office:value-type="float" office:value="25634.0659778764" calcext:value-type="float">
            <text:p>25634.0659778764</text:p>
          </table:table-cell>
        </table:table-row>
        <table:table-row table:style-name="ro1">
          <table:table-cell office:value-type="string" calcext:value-type="string">
            <text:p>2020-07-23</text:p>
          </table:table-cell>
          <table:table-cell office:value-type="float" office:value="1840" calcext:value-type="float">
            <text:p>1840</text:p>
          </table:table-cell>
          <table:table-cell office:value-type="float" office:value="25742.6898759055" calcext:value-type="float">
            <text:p>25742.6898759055</text:p>
          </table:table-cell>
        </table:table-row>
        <table:table-row table:style-name="ro1">
          <table:table-cell office:value-type="string" calcext:value-type="string">
            <text:p>2020-07-24</text:p>
          </table:table-cell>
          <table:table-cell office:value-type="float" office:value="1978" calcext:value-type="float">
            <text:p>1978</text:p>
          </table:table-cell>
          <table:table-cell office:value-type="float" office:value="25965.1338648998" calcext:value-type="float">
            <text:p>25965.1338648998</text:p>
          </table:table-cell>
        </table:table-row>
        <table:table-row table:style-name="ro1">
          <table:table-cell office:value-type="string" calcext:value-type="string">
            <text:p>2020-07-25</text:p>
          </table:table-cell>
          <table:table-cell office:value-type="float" office:value="1878" calcext:value-type="float">
            <text:p>1878</text:p>
          </table:table-cell>
          <table:table-cell office:value-type="float" office:value="26071.162839014" calcext:value-type="float">
            <text:p>26071.162839014</text:p>
          </table:table-cell>
        </table:table-row>
        <table:table-row table:style-name="ro1">
          <table:table-cell office:value-type="string" calcext:value-type="string">
            <text:p>2020-07-26</text:p>
          </table:table-cell>
          <table:table-cell office:value-type="float" office:value="1804" calcext:value-type="float">
            <text:p>1804</text:p>
          </table:table-cell>
          <table:table-cell office:value-type="float" office:value="26100.7789320007" calcext:value-type="float">
            <text:p>26100.7789320007</text:p>
          </table:table-cell>
        </table:table-row>
        <table:table-row table:style-name="ro1">
          <table:table-cell office:value-type="string" calcext:value-type="string">
            <text:p>2020-07-27</text:p>
          </table:table-cell>
          <table:table-cell office:value-type="float" office:value="1586" calcext:value-type="float">
            <text:p>1586</text:p>
          </table:table-cell>
          <table:table-cell office:value-type="float" office:value="25866.2489190859" calcext:value-type="float">
            <text:p>25866.2489190859</text:p>
          </table:table-cell>
        </table:table-row>
        <table:table-row table:style-name="ro1">
          <table:table-cell office:value-type="string" calcext:value-type="string">
            <text:p>2020-07-28</text:p>
          </table:table-cell>
          <table:table-cell office:value-type="float" office:value="1654" calcext:value-type="float">
            <text:p>1654</text:p>
          </table:table-cell>
          <table:table-cell office:value-type="float" office:value="25682.0556460217" calcext:value-type="float">
            <text:p>25682.0556460217</text:p>
          </table:table-cell>
        </table:table-row>
        <table:table-row table:style-name="ro1">
          <table:table-cell office:value-type="string" calcext:value-type="string">
            <text:p>2020-07-29</text:p>
          </table:table-cell>
          <table:table-cell office:value-type="float" office:value="1827" calcext:value-type="float">
            <text:p>1827</text:p>
          </table:table-cell>
          <table:table-cell office:value-type="float" office:value="25660.7081812567" calcext:value-type="float">
            <text:p>25660.7081812567</text:p>
          </table:table-cell>
        </table:table-row>
        <table:table-row table:style-name="ro1">
          <table:table-cell office:value-type="string" calcext:value-type="string">
            <text:p>2020-07-30</text:p>
          </table:table-cell>
          <table:table-cell office:value-type="float" office:value="1736" calcext:value-type="float">
            <text:p>1736</text:p>
          </table:table-cell>
          <table:table-cell office:value-type="float" office:value="25540.5336066034" calcext:value-type="float">
            <text:p>25540.5336066034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531" calcext:value-type="float">
            <text:p>1531</text:p>
          </table:table-cell>
          <table:table-cell office:value-type="float" office:value="25204.7410298164" calcext:value-type="float">
            <text:p>25204.7410298164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457" calcext:value-type="float">
            <text:p>1457</text:p>
          </table:table-cell>
          <table:table-cell office:value-type="float" office:value="24787.1501488012" calcext:value-type="float">
            <text:p>24787.1501488012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346" calcext:value-type="float">
            <text:p>1346</text:p>
          </table:table-cell>
          <table:table-cell office:value-type="float" office:value="24263.7272165759" calcext:value-type="float">
            <text:p>24263.7272165759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412" calcext:value-type="float">
            <text:p>1412</text:p>
          </table:table-cell>
          <table:table-cell office:value-type="float" office:value="23838.9242517828" calcext:value-type="float">
            <text:p>23838.9242517828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376" calcext:value-type="float">
            <text:p>1376</text:p>
          </table:table-cell>
          <table:table-cell office:value-type="float" office:value="23395.6072772194" calcext:value-type="float">
            <text:p>23395.6072772194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364" calcext:value-type="float">
            <text:p>1364</text:p>
          </table:table-cell>
          <table:table-cell office:value-type="float" office:value="22924.1423999102" calcext:value-type="float">
            <text:p>22924.1423999102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299" calcext:value-type="float">
            <text:p>1299</text:p>
          </table:table-cell>
          <table:table-cell office:value-type="float" office:value="22396.009938795" calcext:value-type="float">
            <text:p>22396.009938795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376" calcext:value-type="float">
            <text:p>1376</text:p>
          </table:table-cell>
          <table:table-cell office:value-type="float" office:value="21985.2466730305" calcext:value-type="float">
            <text:p>21985.2466730305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352" calcext:value-type="float">
            <text:p>1352</text:p>
          </table:table-cell>
          <table:table-cell office:value-type="float" office:value="21588.0996687068" calcext:value-type="float">
            <text:p>21588.0996687068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049" calcext:value-type="float">
            <text:p>1049</text:p>
          </table:table-cell>
          <table:table-cell office:value-type="float" office:value="20922.250547476" calcext:value-type="float">
            <text:p>20922.250547476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063" calcext:value-type="float">
            <text:p>1063</text:p>
          </table:table-cell>
          <table:table-cell office:value-type="float" office:value="20298.2836767926" calcext:value-type="float">
            <text:p>20298.2836767926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40" calcext:value-type="float">
            <text:p>1140</text:p>
          </table:table-cell>
          <table:table-cell office:value-type="float" office:value="19788.6826885283" calcext:value-type="float">
            <text:p>19788.6826885283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877" calcext:value-type="float">
            <text:p>877</text:p>
          </table:table-cell>
          <table:table-cell office:value-type="float" office:value="19062.6032904711" calcext:value-type="float">
            <text:p>19062.6032904711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903" calcext:value-type="float">
            <text:p>903</text:p>
          </table:table-cell>
          <table:table-cell office:value-type="float" office:value="18396.8684934584" calcext:value-type="float">
            <text:p>18396.8684934584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939" calcext:value-type="float">
            <text:p>939</text:p>
          </table:table-cell>
          <table:table-cell office:value-type="float" office:value="17786.7482171936" calcext:value-type="float">
            <text:p>17786.7482171936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033" calcext:value-type="float">
            <text:p>1033</text:p>
          </table:table-cell>
          <table:table-cell office:value-type="float" office:value="17302.4366893144" calcext:value-type="float">
            <text:p>17302.4366893144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929" calcext:value-type="float">
            <text:p>929</text:p>
          </table:table-cell>
          <table:table-cell office:value-type="float" office:value="16764.2923241058" calcext:value-type="float">
            <text:p>16764.2923241058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848" calcext:value-type="float">
            <text:p>848</text:p>
          </table:table-cell>
          <table:table-cell office:value-type="float" office:value="16195.9110000562" calcext:value-type="float">
            <text:p>16195.9110000562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944" calcext:value-type="float">
            <text:p>944</text:p>
          </table:table-cell>
          <table:table-cell office:value-type="float" office:value="15750.0948958392" calcext:value-type="float">
            <text:p>15750.0948958392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51" calcext:value-type="float">
            <text:p>1151</text:p>
          </table:table-cell>
          <table:table-cell office:value-type="float" office:value="15567.4612274693" calcext:value-type="float">
            <text:p>15567.4612274693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070" calcext:value-type="float">
            <text:p>1070</text:p>
          </table:table-cell>
          <table:table-cell office:value-type="float" office:value="15360.6227750014" calcext:value-type="float">
            <text:p>15360.6227750014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04" calcext:value-type="float">
            <text:p>1104</text:p>
          </table:table-cell>
          <table:table-cell office:value-type="float" office:value="15234.6738166096" calcext:value-type="float">
            <text:p>15234.6738166096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073" calcext:value-type="float">
            <text:p>1073</text:p>
          </table:table-cell>
          <table:table-cell office:value-type="float" office:value="15104.1435790892" calcext:value-type="float">
            <text:p>15104.1435790892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027" calcext:value-type="float">
            <text:p>1027</text:p>
          </table:table-cell>
          <table:table-cell office:value-type="float" office:value="14954.8518726487" calcext:value-type="float">
            <text:p>14954.8518726487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30" calcext:value-type="float">
            <text:p>1130</text:p>
          </table:table-cell>
          <table:table-cell office:value-type="float" office:value="14957.4533662755" calcext:value-type="float">
            <text:p>14957.4533662755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63" calcext:value-type="float">
            <text:p>1163</text:p>
          </table:table-cell>
          <table:table-cell office:value-type="float" office:value="15019.1196024482" calcext:value-type="float">
            <text:p>15019.1196024482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08" calcext:value-type="float">
            <text:p>1108</text:p>
          </table:table-cell>
          <table:table-cell office:value-type="float" office:value="15031.2344320288" calcext:value-type="float">
            <text:p>15031.2344320288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262" calcext:value-type="float">
            <text:p>1262</text:p>
          </table:table-cell>
          <table:table-cell office:value-type="float" office:value="15205.8978606323" calcext:value-type="float">
            <text:p>15205.8978606323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392" calcext:value-type="float">
            <text:p>1392</text:p>
          </table:table-cell>
          <table:table-cell office:value-type="float" office:value="15513.3197259813" calcext:value-type="float">
            <text:p>15513.3197259813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317" calcext:value-type="float">
            <text:p>1317</text:p>
          </table:table-cell>
          <table:table-cell office:value-type="float" office:value="15753.9952271324" calcext:value-type="float">
            <text:p>15753.9952271324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341" calcext:value-type="float">
            <text:p>1341</text:p>
          </table:table-cell>
          <table:table-cell office:value-type="float" office:value="16027.0157223876" calcext:value-type="float">
            <text:p>16027.0157223876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647" calcext:value-type="float">
            <text:p>1647</text:p>
          </table:table-cell>
          <table:table-cell office:value-type="float" office:value="16597.3025436577" calcext:value-type="float">
            <text:p>16597.3025436577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66" calcext:value-type="float">
            <text:p>1666</text:p>
          </table:table-cell>
          <table:table-cell office:value-type="float" office:value="17184.1824919984" calcext:value-type="float">
            <text:p>17184.1824919984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800" calcext:value-type="float">
            <text:p>1800</text:p>
          </table:table-cell>
          <table:table-cell office:value-type="float" office:value="17906.7250266719" calcext:value-type="float">
            <text:p>17906.7250266719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144" calcext:value-type="float">
            <text:p>2144</text:p>
          </table:table-cell>
          <table:table-cell office:value-type="float" office:value="18952.8417653995" calcext:value-type="float">
            <text:p>18952.8417653995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299" calcext:value-type="float">
            <text:p>2299</text:p>
          </table:table-cell>
          <table:table-cell office:value-type="float" office:value="20119.1998989275" calcext:value-type="float">
            <text:p>20119.1998989275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573" calcext:value-type="float">
            <text:p>2573</text:p>
          </table:table-cell>
          <table:table-cell office:value-type="float" office:value="21542.4719523836" calcext:value-type="float">
            <text:p>21542.4719523836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723" calcext:value-type="float">
            <text:p>2723</text:p>
          </table:table-cell>
          <table:table-cell office:value-type="float" office:value="23093.7427143579" calcext:value-type="float">
            <text:p>23093.7427143579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863" calcext:value-type="float">
            <text:p>2863</text:p>
          </table:table-cell>
          <table:table-cell office:value-type="float" office:value="24730.1041046662" calcext:value-type="float">
            <text:p>24730.1041046662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437" calcext:value-type="float">
            <text:p>3437</text:p>
          </table:table-cell>
          <table:table-cell office:value-type="float" office:value="26903.2687966758" calcext:value-type="float">
            <text:p>26903.2687966758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936" calcext:value-type="float">
            <text:p>3936</text:p>
          </table:table-cell>
          <table:table-cell office:value-type="float" office:value="29516.2388118367" calcext:value-type="float">
            <text:p>29516.2388118367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4592" calcext:value-type="float">
            <text:p>4592</text:p>
          </table:table-cell>
          <table:table-cell office:value-type="float" office:value="32694.3893536976" calcext:value-type="float">
            <text:p>32694.3893536976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5016" calcext:value-type="float">
            <text:p>5016</text:p>
          </table:table-cell>
          <table:table-cell office:value-type="float" office:value="36209.8898309843" calcext:value-type="float">
            <text:p>36209.8898309843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5667" calcext:value-type="float">
            <text:p>5667</text:p>
          </table:table-cell>
          <table:table-cell office:value-type="float" office:value="40254.0035375372" calcext:value-type="float">
            <text:p>40254.0035375372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6484" calcext:value-type="float">
            <text:p>6484</text:p>
          </table:table-cell>
          <table:table-cell office:value-type="float" office:value="44987.3165253524" calcext:value-type="float">
            <text:p>44987.3165253524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7007" calcext:value-type="float">
            <text:p>7007</text:p>
          </table:table-cell>
          <table:table-cell office:value-type="float" office:value="50116.8191363917" calcext:value-type="float">
            <text:p>50116.8191363917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646" calcext:value-type="float">
            <text:p>7646</text:p>
          </table:table-cell>
          <table:table-cell office:value-type="float" office:value="55705.2308383402" calcext:value-type="float">
            <text:p>55705.2308383402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8370" calcext:value-type="float">
            <text:p>8370</text:p>
          </table:table-cell>
          <table:table-cell office:value-type="float" office:value="61810.176146892" calcext:value-type="float">
            <text:p>61810.176146892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9357" calcext:value-type="float">
            <text:p>9357</text:p>
          </table:table-cell>
          <table:table-cell office:value-type="float" office:value="68644.7964512325" calcext:value-type="float">
            <text:p>68644.7964512325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0202" calcext:value-type="float">
            <text:p>10202</text:p>
          </table:table-cell>
          <table:table-cell office:value-type="float" office:value="76041.9444101297" calcext:value-type="float">
            <text:p>76041.9444101297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1376" calcext:value-type="float">
            <text:p>11376</text:p>
          </table:table-cell>
          <table:table-cell office:value-type="float" office:value="84294.9161098321" calcext:value-type="float">
            <text:p>84294.9161098321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2562" calcext:value-type="float">
            <text:p>12562</text:p>
          </table:table-cell>
          <table:table-cell office:value-type="float" office:value="93340.464989612" calcext:value-type="float">
            <text:p>93340.464989612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3290" calcext:value-type="float">
            <text:p>13290</text:p>
          </table:table-cell>
          <table:table-cell office:value-type="float" office:value="102716.955696558" calcext:value-type="float">
            <text:p>102716.955696558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4463" calcext:value-type="float">
            <text:p>14463</text:p>
          </table:table-cell>
          <table:table-cell office:value-type="float" office:value="112842.868718064" calcext:value-type="float">
            <text:p>112842.868718064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4872" calcext:value-type="float">
            <text:p>14872</text:p>
          </table:table-cell>
          <table:table-cell office:value-type="float" office:value="122908.689875905" calcext:value-type="float">
            <text:p>122908.689875905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988" calcext:value-type="float">
            <text:p>14988</text:p>
          </table:table-cell>
          <table:table-cell office:value-type="float" office:value="132560.747599528" calcext:value-type="float">
            <text:p>132560.747599528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4839" calcext:value-type="float">
            <text:p>14839</text:p>
          </table:table-cell>
          <table:table-cell office:value-type="float" office:value="141495.442360604" calcext:value-type="float">
            <text:p>141495.442360604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5287" calcext:value-type="float">
            <text:p>15287</text:p>
          </table:table-cell>
          <table:table-cell office:value-type="float" office:value="150247.001403785" calcext:value-type="float">
            <text:p>150247.001403785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5580" calcext:value-type="float">
            <text:p>15580</text:p>
          </table:table-cell>
          <table:table-cell office:value-type="float" office:value="158588.803919367" calcext:value-type="float">
            <text:p>158588.803919367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6543" calcext:value-type="float">
            <text:p>16543</text:p>
          </table:table-cell>
          <table:table-cell office:value-type="float" office:value="167194.006850469" calcext:value-type="float">
            <text:p>167194.006850469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6407" calcext:value-type="float">
            <text:p>16407</text:p>
          </table:table-cell>
          <table:table-cell office:value-type="float" office:value="174889.953618957" calcext:value-type="float">
            <text:p>174889.953618957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140" calcext:value-type="float">
            <text:p>16140</text:p>
          </table:table-cell>
          <table:table-cell office:value-type="float" office:value="181569.654500533" calcext:value-type="float">
            <text:p>181569.654500533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6245" calcext:value-type="float">
            <text:p>16245</text:p>
          </table:table-cell>
          <table:table-cell office:value-type="float" office:value="187685.600595205" calcext:value-type="float">
            <text:p>187685.600595205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7070" calcext:value-type="float">
            <text:p>17070</text:p>
          </table:table-cell>
          <table:table-cell office:value-type="float" office:value="194013.544443821" calcext:value-type="float">
            <text:p>194013.544443821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7974" calcext:value-type="float">
            <text:p>17974</text:p>
          </table:table-cell>
          <table:table-cell office:value-type="float" office:value="200645.130495817" calcext:value-type="float">
            <text:p>200645.130495817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8486" calcext:value-type="float">
            <text:p>18486</text:p>
          </table:table-cell>
          <table:table-cell office:value-type="float" office:value="207223.817395699" calcext:value-type="float">
            <text:p>207223.817395699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8715" calcext:value-type="float">
            <text:p>18715</text:p>
          </table:table-cell>
          <table:table-cell office:value-type="float" office:value="213446.759503622" calcext:value-type="float">
            <text:p>213446.759503622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9389" calcext:value-type="float">
            <text:p>19389</text:p>
          </table:table-cell>
          <table:table-cell office:value-type="float" office:value="219847.972036611" calcext:value-type="float">
            <text:p>219847.972036611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9818" calcext:value-type="float">
            <text:p>19818</text:p>
          </table:table-cell>
          <table:table-cell office:value-type="float" office:value="226266.379414903" calcext:value-type="float">
            <text:p>226266.379414903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0842" calcext:value-type="float">
            <text:p>20842</text:p>
          </table:table-cell>
          <table:table-cell office:value-type="float" office:value="233275.088719187" calcext:value-type="float">
            <text:p>233275.088719187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1021" calcext:value-type="float">
            <text:p>21021</text:p>
          </table:table-cell>
          <table:table-cell office:value-type="float" office:value="240010.958784884" calcext:value-type="float">
            <text:p>240010.958784884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2163" calcext:value-type="float">
            <text:p>22163</text:p>
          </table:table-cell>
          <table:table-cell office:value-type="float" office:value="247415.689145937" calcext:value-type="float">
            <text:p>247415.689145937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3462" calcext:value-type="float">
            <text:p>23462</text:p>
          </table:table-cell>
          <table:table-cell office:value-type="float" office:value="255695.563872199" calcext:value-type="float">
            <text:p>255695.563872199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4741" calcext:value-type="float">
            <text:p>24741</text:p>
          </table:table-cell>
          <table:table-cell office:value-type="float" office:value="264834.36066034" calcext:value-type="float">
            <text:p>264834.36066034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5562" calcext:value-type="float">
            <text:p>25562</text:p>
          </table:table-cell>
          <table:table-cell office:value-type="float" office:value="274299.917064406" calcext:value-type="float">
            <text:p>274299.917064406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6799" calcext:value-type="float">
            <text:p>26799</text:p>
          </table:table-cell>
          <table:table-cell office:value-type="float" office:value="284512.854062553" calcext:value-type="float">
            <text:p>284512.854062553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7507" calcext:value-type="float">
            <text:p>27507</text:p>
          </table:table-cell>
          <table:table-cell office:value-type="float" office:value="294904.316188444" calcext:value-type="float">
            <text:p>294904.316188444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7723" calcext:value-type="float">
            <text:p>27723</text:p>
          </table:table-cell>
          <table:table-cell office:value-type="float" office:value="305042.362850244" calcext:value-type="float">
            <text:p>305042.362850244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9156" calcext:value-type="float">
            <text:p>29156</text:p>
          </table:table-cell>
          <table:table-cell office:value-type="float" office:value="316055.382110169" calcext:value-type="float">
            <text:p>316055.382110169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0064" calcext:value-type="float">
            <text:p>30064</text:p>
          </table:table-cell>
          <table:table-cell office:value-type="float" office:value="327316.002302207" calcext:value-type="float">
            <text:p>327316.002302207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1337" calcext:value-type="float">
            <text:p>31337</text:p>
          </table:table-cell>
          <table:table-cell office:value-type="float" office:value="339127.777808973" calcext:value-type="float">
            <text:p>339127.777808973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2064" calcext:value-type="float">
            <text:p>32064</text:p>
          </table:table-cell>
          <table:table-cell office:value-type="float" office:value="350939.127295188" calcext:value-type="float">
            <text:p>350939.127295188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4012" calcext:value-type="float">
            <text:p>34012</text:p>
          </table:table-cell>
          <table:table-cell office:value-type="float" office:value="363923.670447527" calcext:value-type="float">
            <text:p>363923.670447527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5101" calcext:value-type="float">
            <text:p>35101</text:p>
          </table:table-cell>
          <table:table-cell office:value-type="float" office:value="377187.019091471" calcext:value-type="float">
            <text:p>377187.019091471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5800" calcext:value-type="float">
            <text:p>35800</text:p>
          </table:table-cell>
          <table:table-cell office:value-type="float" office:value="390413.33752597" calcext:value-type="float">
            <text:p>390413.33752597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5703" calcext:value-type="float">
            <text:p>35703</text:p>
          </table:table-cell>
          <table:table-cell office:value-type="float" office:value="402750.058116683" calcext:value-type="float">
            <text:p>402750.058116683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5951" calcext:value-type="float">
            <text:p>35951</text:p>
          </table:table-cell>
          <table:table-cell office:value-type="float" office:value="414539.255713403" calcext:value-type="float">
            <text:p>414539.255713403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36176" calcext:value-type="float">
            <text:p>36176</text:p>
          </table:table-cell>
          <table:table-cell office:value-type="float" office:value="425708.127519793" calcext:value-type="float">
            <text:p>425708.127519793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35905" calcext:value-type="float">
            <text:p>35905</text:p>
          </table:table-cell>
          <table:table-cell office:value-type="float" office:value="435739.134370262" calcext:value-type="float">
            <text:p>435739.134370262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35430" calcext:value-type="float">
            <text:p>35430</text:p>
          </table:table-cell>
          <table:table-cell office:value-type="float" office:value="444305.84462912" calcext:value-type="float">
            <text:p>444305.84462912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35415" calcext:value-type="float">
            <text:p>35415</text:p>
          </table:table-cell>
          <table:table-cell office:value-type="float" office:value="451858.364085575" calcext:value-type="float">
            <text:p>451858.364085575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35308" calcext:value-type="float">
            <text:p>35308</text:p>
          </table:table-cell>
          <table:table-cell office:value-type="float" office:value="458382.125835252" calcext:value-type="float">
            <text:p>458382.125835252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35232" calcext:value-type="float">
            <text:p>35232</text:p>
          </table:table-cell>
          <table:table-cell office:value-type="float" office:value="463966.885282722" calcext:value-type="float">
            <text:p>463966.885282722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34938" calcext:value-type="float">
            <text:p>34938</text:p>
          </table:table-cell>
          <table:table-cell office:value-type="float" office:value="468442.275366388" calcext:value-type="float">
            <text:p>468442.275366388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4088" calcext:value-type="float">
            <text:p>34088</text:p>
          </table:table-cell>
          <table:table-cell office:value-type="float" office:value="471269.43202875" calcext:value-type="float">
            <text:p>471269.43202875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2484" calcext:value-type="float">
            <text:p>32484</text:p>
          </table:table-cell>
          <table:table-cell office:value-type="float" office:value="471866.824302319" calcext:value-type="float">
            <text:p>471866.824302319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31647" calcext:value-type="float">
            <text:p>31647</text:p>
          </table:table-cell>
          <table:table-cell office:value-type="float" office:value="471134.835925656" calcext:value-type="float">
            <text:p>471134.835925656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31512" calcext:value-type="float">
            <text:p>31512</text:p>
          </table:table-cell>
          <table:table-cell office:value-type="float" office:value="469814.255769555" calcext:value-type="float">
            <text:p>469814.255769555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31113" calcext:value-type="float">
            <text:p>31113</text:p>
          </table:table-cell>
          <table:table-cell office:value-type="float" office:value="467693.797293504" calcext:value-type="float">
            <text:p>467693.797293504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31491" calcext:value-type="float">
            <text:p>31491</text:p>
          </table:table-cell>
          <table:table-cell office:value-type="float" office:value="465598.558987029" calcext:value-type="float">
            <text:p>465598.558987029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31580" calcext:value-type="float">
            <text:p>31580</text:p>
          </table:table-cell>
          <table:table-cell office:value-type="float" office:value="463375.024032793" calcext:value-type="float">
            <text:p>463375.024032793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1916" calcext:value-type="float">
            <text:p>31916</text:p>
          </table:table-cell>
          <table:table-cell office:value-type="float" office:value="461369.105396148" calcext:value-type="float">
            <text:p>461369.105396148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3072" calcext:value-type="float">
            <text:p>33072</text:p>
          </table:table-cell>
          <table:table-cell office:value-type="float" office:value="460575.201583469" calcext:value-type="float">
            <text:p>460575.201583469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2981" calcext:value-type="float">
            <text:p>32981</text:p>
          </table:table-cell>
          <table:table-cell office:value-type="float" office:value="459815.038407547" calcext:value-type="float">
            <text:p>459815.038407547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1941" calcext:value-type="float">
            <text:p>31941</text:p>
          </table:table-cell>
          <table:table-cell office:value-type="float" office:value="458191.773541468" calcext:value-type="float">
            <text:p>458191.773541468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2480" calcext:value-type="float">
            <text:p>32480</text:p>
          </table:table-cell>
          <table:table-cell office:value-type="float" office:value="457332.152787916" calcext:value-type="float">
            <text:p>457332.152787916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2359" calcext:value-type="float">
            <text:p>32359</text:p>
          </table:table-cell>
          <table:table-cell office:value-type="float" office:value="456572.012858667" calcext:value-type="float">
            <text:p>456572.012858667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1950" calcext:value-type="float">
            <text:p>31950</text:p>
          </table:table-cell>
          <table:table-cell office:value-type="float" office:value="455586.728676512" calcext:value-type="float">
            <text:p>455586.728676512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2420" calcext:value-type="float">
            <text:p>32420</text:p>
          </table:table-cell>
          <table:table-cell office:value-type="float" office:value="455169.757201415" calcext:value-type="float">
            <text:p>455169.757201415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2482" calcext:value-type="float">
            <text:p>32482</text:p>
          </table:table-cell>
          <table:table-cell office:value-type="float" office:value="454765.633724522" calcext:value-type="float">
            <text:p>454765.633724522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31345" calcext:value-type="float">
            <text:p>31345</text:p>
          </table:table-cell>
          <table:table-cell office:value-type="float" office:value="453231.652535235" calcext:value-type="float">
            <text:p>453231.652535235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30612" calcext:value-type="float">
            <text:p>30612</text:p>
          </table:table-cell>
          <table:table-cell office:value-type="float" office:value="451096.018080746" calcext:value-type="float">
            <text:p>451096.018080746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9130" calcext:value-type="float">
            <text:p>29130</text:p>
          </table:table-cell>
          <table:table-cell office:value-type="float" office:value="447459.208321635" calcext:value-type="float">
            <text:p>447459.208321635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28138" calcext:value-type="float">
            <text:p>28138</text:p>
          </table:table-cell>
          <table:table-cell office:value-type="float" office:value="442838.896512999" calcext:value-type="float">
            <text:p>442838.896512999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26134" calcext:value-type="float">
            <text:p>26134</text:p>
          </table:table-cell>
          <table:table-cell office:value-type="float" office:value="436305.391543602" calcext:value-type="float">
            <text:p>436305.391543602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4169" calcext:value-type="float">
            <text:p>24169</text:p>
          </table:table-cell>
          <table:table-cell office:value-type="float" office:value="427858.057442866" calcext:value-type="float">
            <text:p>427858.057442866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1758" calcext:value-type="float">
            <text:p>21758</text:p>
          </table:table-cell>
          <table:table-cell office:value-type="float" office:value="417032.420573868" calcext:value-type="float">
            <text:p>417032.420573868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20521" calcext:value-type="float">
            <text:p>20521</text:p>
          </table:table-cell>
          <table:table-cell office:value-type="float" office:value="405084.722780617" calcext:value-type="float">
            <text:p>405084.722780617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9498" calcext:value-type="float">
            <text:p>19498</text:p>
          </table:table-cell>
          <table:table-cell office:value-type="float" office:value="392292.633163008" calcext:value-type="float">
            <text:p>392292.633163008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8274" calcext:value-type="float">
            <text:p>18274</text:p>
          </table:table-cell>
          <table:table-cell office:value-type="float" office:value="378610.835251839" calcext:value-type="float">
            <text:p>378610.835251839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17010" calcext:value-type="float">
            <text:p>17010</text:p>
          </table:table-cell>
          <table:table-cell office:value-type="float" office:value="364070.866752766" calcext:value-type="float">
            <text:p>364070.866752766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16231" calcext:value-type="float">
            <text:p>16231</text:p>
          </table:table-cell>
          <table:table-cell office:value-type="float" office:value="349329.263069235" calcext:value-type="float">
            <text:p>349329.263069235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15816" calcext:value-type="float">
            <text:p>15816</text:p>
          </table:table-cell>
          <table:table-cell office:value-type="float" office:value="334933.660171824" calcext:value-type="float">
            <text:p>334933.660171824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5127" calcext:value-type="float">
            <text:p>15127</text:p>
          </table:table-cell>
          <table:table-cell office:value-type="float" office:value="320774.014037846" calcext:value-type="float">
            <text:p>320774.014037846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4458" calcext:value-type="float">
            <text:p>14458</text:p>
          </table:table-cell>
          <table:table-cell office:value-type="float" office:value="306932.067774721" calcext:value-type="float">
            <text:p>306932.067774721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4175" calcext:value-type="float">
            <text:p>14175</text:p>
          </table:table-cell>
          <table:table-cell office:value-type="float" office:value="293839.038070639" calcext:value-type="float">
            <text:p>293839.038070639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4103" calcext:value-type="float">
            <text:p>14103</text:p>
          </table:table-cell>
          <table:table-cell office:value-type="float" office:value="281761.161547532" calcext:value-type="float">
            <text:p>281761.161547532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4312" calcext:value-type="float">
            <text:p>14312</text:p>
          </table:table-cell>
          <table:table-cell office:value-type="float" office:value="270993.259419395" calcext:value-type="float">
            <text:p>270993.259419395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4410" calcext:value-type="float">
            <text:p>14410</text:p>
          </table:table-cell>
          <table:table-cell office:value-type="float" office:value="261399.986467517" calcext:value-type="float">
            <text:p>261399.986467517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4684" calcext:value-type="float">
            <text:p>14684</text:p>
          </table:table-cell>
          <table:table-cell office:value-type="float" office:value="253058.074456736" calcext:value-type="float">
            <text:p>253058.074456736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4706" calcext:value-type="float">
            <text:p>14706</text:p>
          </table:table-cell>
          <table:table-cell office:value-type="float" office:value="245715.089449155" calcext:value-type="float">
            <text:p>245715.089449155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5189" calcext:value-type="float">
            <text:p>15189</text:p>
          </table:table-cell>
          <table:table-cell office:value-type="float" office:value="239835.274074906" calcext:value-type="float">
            <text:p>239835.274074906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5410" calcext:value-type="float">
            <text:p>15410</text:p>
          </table:table-cell>
          <table:table-cell office:value-type="float" office:value="235025.607389522" calcext:value-type="float">
            <text:p>235025.607389522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6754" calcext:value-type="float">
            <text:p>16754</text:p>
          </table:table-cell>
          <table:table-cell office:value-type="float" office:value="232360.450109495" calcext:value-type="float">
            <text:p>232360.450109495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17821" calcext:value-type="float">
            <text:p>17821</text:p>
          </table:table-cell>
          <table:table-cell office:value-type="float" office:value="231469.324161941" calcext:value-type="float">
            <text:p>231469.324161941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19061" calcext:value-type="float">
            <text:p>19061</text:p>
          </table:table-cell>
          <table:table-cell office:value-type="float" office:value="232404.349766972" calcext:value-type="float">
            <text:p>232404.349766972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0024" calcext:value-type="float">
            <text:p>20024</text:p>
          </table:table-cell>
          <table:table-cell office:value-type="float" office:value="234805.131281936" calcext:value-type="float">
            <text:p>234805.131281936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2099" calcext:value-type="float">
            <text:p>22099</text:p>
          </table:table-cell>
          <table:table-cell office:value-type="float" office:value="239716.092705935" calcext:value-type="float">
            <text:p>239716.092705935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4080" calcext:value-type="float">
            <text:p>24080</text:p>
          </table:table-cell>
          <table:table-cell office:value-type="float" office:value="246878.673030491" calcext:value-type="float">
            <text:p>246878.673030491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6263" calcext:value-type="float">
            <text:p>26263</text:p>
          </table:table-cell>
          <table:table-cell office:value-type="float" office:value="256465.112471223" calcext:value-type="float">
            <text:p>256465.112471223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8002" calcext:value-type="float">
            <text:p>28002</text:p>
          </table:table-cell>
          <table:table-cell office:value-type="float" office:value="267898.894547701" calcext:value-type="float">
            <text:p>267898.894547701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0077" calcext:value-type="float">
            <text:p>30077</text:p>
          </table:table-cell>
          <table:table-cell office:value-type="float" office:value="281371.702285362" calcext:value-type="float">
            <text:p>281371.702285362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1798" calcext:value-type="float">
            <text:p>31798</text:p>
          </table:table-cell>
          <table:table-cell office:value-type="float" office:value="296417.659441855" calcext:value-type="float">
            <text:p>296417.659441855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3834" calcext:value-type="float">
            <text:p>33834</text:p>
          </table:table-cell>
          <table:table-cell office:value-type="float" office:value="313215.639227357" calcext:value-type="float">
            <text:p>313215.639227357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5676" calcext:value-type="float">
            <text:p>35676</text:p>
          </table:table-cell>
          <table:table-cell office:value-type="float" office:value="331395.925037903" calcext:value-type="float">
            <text:p>331395.925037903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6786" calcext:value-type="float">
            <text:p>36786</text:p>
          </table:table-cell>
          <table:table-cell office:value-type="float" office:value="350037.414846426" calcext:value-type="float">
            <text:p>350037.414846426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8407" calcext:value-type="float">
            <text:p>38407</text:p>
          </table:table-cell>
          <table:table-cell office:value-type="float" office:value="369514.694424168" calcext:value-type="float">
            <text:p>369514.694424168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9369" calcext:value-type="float">
            <text:p>39369</text:p>
          </table:table-cell>
          <table:table-cell office:value-type="float" office:value="389005.834241114" calcext:value-type="float">
            <text:p>389005.834241114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1809" calcext:value-type="float">
            <text:p>41809</text:p>
          </table:table-cell>
          <table:table-cell office:value-type="float" office:value="409837.024931215" calcext:value-type="float">
            <text:p>409837.024931215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4325" calcext:value-type="float">
            <text:p>44325</text:p>
          </table:table-cell>
          <table:table-cell office:value-type="float" office:value="431973.985625246" calcext:value-type="float">
            <text:p>431973.985625246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6053" calcext:value-type="float">
            <text:p>46053</text:p>
          </table:table-cell>
          <table:table-cell office:value-type="float" office:value="454525.914425291" calcext:value-type="float">
            <text:p>454525.914425291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9001" calcext:value-type="float">
            <text:p>49001</text:p>
          </table:table-cell>
          <table:table-cell office:value-type="float" office:value="478630.573979449" calcext:value-type="float">
            <text:p>478630.573979449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0904" calcext:value-type="float">
            <text:p>50904</text:p>
          </table:table-cell>
          <table:table-cell office:value-type="float" office:value="503251.700769274" calcext:value-type="float">
            <text:p>503251.700769274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1999" calcext:value-type="float">
            <text:p>51999</text:p>
          </table:table-cell>
          <table:table-cell office:value-type="float" office:value="527533.973384244" calcext:value-type="float">
            <text:p>527533.973384244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2698" calcext:value-type="float">
            <text:p>52698</text:p>
          </table:table-cell>
          <table:table-cell office:value-type="float" office:value="551095.967993711" calcext:value-type="float">
            <text:p>551095.967993711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3277" calcext:value-type="float">
            <text:p>53277</text:p>
          </table:table-cell>
          <table:table-cell office:value-type="float" office:value="573711.081756415" calcext:value-type="float">
            <text:p>573711.081756415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3180" calcext:value-type="float">
            <text:p>53180</text:p>
          </table:table-cell>
          <table:table-cell office:value-type="float" office:value="594575.662979392" calcext:value-type="float">
            <text:p>594575.662979392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2195" calcext:value-type="float">
            <text:p>52195</text:p>
          </table:table-cell>
          <table:table-cell office:value-type="float" office:value="612845.044977259" calcext:value-type="float">
            <text:p>612845.044977259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1552" calcext:value-type="float">
            <text:p>51552</text:p>
          </table:table-cell>
          <table:table-cell office:value-type="float" office:value="628667.413554944" calcext:value-type="float">
            <text:p>628667.413554944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49966" calcext:value-type="float">
            <text:p>49966</text:p>
          </table:table-cell>
          <table:table-cell office:value-type="float" office:value="641087.850019653" calcext:value-type="float">
            <text:p>641087.850019653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48101" calcext:value-type="float">
            <text:p>48101</text:p>
          </table:table-cell>
          <table:table-cell office:value-type="float" office:value="649895.829917458" calcext:value-type="float">
            <text:p>649895.829917458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47133" calcext:value-type="float">
            <text:p>47133</text:p>
          </table:table-cell>
          <table:table-cell office:value-type="float" office:value="656066.55943624" calcext:value-type="float">
            <text:p>656066.55943624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44917" calcext:value-type="float">
            <text:p>44917</text:p>
          </table:table-cell>
          <table:table-cell office:value-type="float" office:value="658474.935313606" calcext:value-type="float">
            <text:p>658474.935313606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42915" calcext:value-type="float">
            <text:p>42915</text:p>
          </table:table-cell>
          <table:table-cell office:value-type="float" office:value="657455.259082487" calcext:value-type="float">
            <text:p>657455.259082487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0094" calcext:value-type="float">
            <text:p>40094</text:p>
          </table:table-cell>
          <table:table-cell office:value-type="float" office:value="652462.482228087" calcext:value-type="float">
            <text:p>652462.482228087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7380" calcext:value-type="float">
            <text:p>37380</text:p>
          </table:table-cell>
          <table:table-cell office:value-type="float" office:value="643796.645067101" calcext:value-type="float">
            <text:p>643796.645067101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34854" calcext:value-type="float">
            <text:p>34854</text:p>
          </table:table-cell>
          <table:table-cell office:value-type="float" office:value="631923.126116009" calcext:value-type="float">
            <text:p>631923.126116009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3486" calcext:value-type="float">
            <text:p>33486</text:p>
          </table:table-cell>
          <table:table-cell office:value-type="float" office:value="618253.072098378" calcext:value-type="float">
            <text:p>618253.072098378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1985" calcext:value-type="float">
            <text:p>31985</text:p>
          </table:table-cell>
          <table:table-cell office:value-type="float" office:value="602810.118479421" calcext:value-type="float">
            <text:p>602810.118479421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0769" calcext:value-type="float">
            <text:p>30769</text:p>
          </table:table-cell>
          <table:table-cell office:value-type="float" office:value="586210.077769667" calcext:value-type="float">
            <text:p>586210.077769667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8768" calcext:value-type="float">
            <text:p>28768</text:p>
          </table:table-cell>
          <table:table-cell office:value-type="float" office:value="567932.056207536" calcext:value-type="float">
            <text:p>567932.056207536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7835" calcext:value-type="float">
            <text:p>27835</text:p>
          </table:table-cell>
          <table:table-cell office:value-type="float" office:value="549315.529114493" calcext:value-type="float">
            <text:p>549315.529114493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26979" calcext:value-type="float">
            <text:p>26979</text:p>
          </table:table-cell>
          <table:table-cell office:value-type="float" office:value="530731.283452187" calcext:value-type="float">
            <text:p>530731.283452187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25979" calcext:value-type="float">
            <text:p>25979</text:p>
          </table:table-cell>
          <table:table-cell office:value-type="float" office:value="512193.349542366" calcext:value-type="float">
            <text:p>512193.349542366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5329" calcext:value-type="float">
            <text:p>25329</text:p>
          </table:table-cell>
          <table:table-cell office:value-type="float" office:value="494174.010781066" calcext:value-type="float">
            <text:p>494174.010781066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4942" calcext:value-type="float">
            <text:p>24942</text:p>
          </table:table-cell>
          <table:table-cell office:value-type="float" office:value="477039.958054916" calcext:value-type="float">
            <text:p>477039.958054916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4516" calcext:value-type="float">
            <text:p>24516</text:p>
          </table:table-cell>
          <table:table-cell office:value-type="float" office:value="460782.151945646" calcext:value-type="float">
            <text:p>460782.151945646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4309" calcext:value-type="float">
            <text:p>24309</text:p>
          </table:table-cell>
          <table:table-cell office:value-type="float" office:value="445724.958391825" calcext:value-type="float">
            <text:p>445724.958391825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3344" calcext:value-type="float">
            <text:p>23344</text:p>
          </table:table-cell>
          <table:table-cell office:value-type="float" office:value="431001.522600933" calcext:value-type="float">
            <text:p>431001.522600933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2314" calcext:value-type="float">
            <text:p>22314</text:p>
          </table:table-cell>
          <table:table-cell office:value-type="float" office:value="416501.535234994" calcext:value-type="float">
            <text:p>416501.535234994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1344" calcext:value-type="float">
            <text:p>21344</text:p>
          </table:table-cell>
          <table:table-cell office:value-type="float" office:value="402332.767589421" calcext:value-type="float">
            <text:p>402332.767589421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20188" calcext:value-type="float">
            <text:p>20188</text:p>
          </table:table-cell>
          <table:table-cell office:value-type="float" office:value="388213.993149532" calcext:value-type="float">
            <text:p>388213.993149532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8956" calcext:value-type="float">
            <text:p>18956</text:p>
          </table:table-cell>
          <table:table-cell office:value-type="float" office:value="374017.524566231" calcext:value-type="float">
            <text:p>374017.524566231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18068" calcext:value-type="float">
            <text:p>18068</text:p>
          </table:table-cell>
          <table:table-cell office:value-type="float" office:value="360014.374585884" calcext:value-type="float">
            <text:p>360014.374585884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16988" calcext:value-type="float">
            <text:p>16988</text:p>
          </table:table-cell>
          <table:table-cell office:value-type="float" office:value="345917.134987928" calcext:value-type="float">
            <text:p>345917.134987928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5933" calcext:value-type="float">
            <text:p>15933</text:p>
          </table:table-cell>
          <table:table-cell office:value-type="float" office:value="331755.204615644" calcext:value-type="float">
            <text:p>331755.204615644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5128" calcext:value-type="float">
            <text:p>15128</text:p>
          </table:table-cell>
          <table:table-cell office:value-type="float" office:value="317779.43040036" calcext:value-type="float">
            <text:p>317779.43040036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358" calcext:value-type="float">
            <text:p>14358</text:p>
          </table:table-cell>
          <table:table-cell office:value-type="float" office:value="304026.282273008" calcext:value-type="float">
            <text:p>304026.282273008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4013" calcext:value-type="float">
            <text:p>14013</text:p>
          </table:table-cell>
          <table:table-cell office:value-type="float" office:value="290903.929979224" calcext:value-type="float">
            <text:p>290903.929979224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2953" calcext:value-type="float">
            <text:p>12953</text:p>
          </table:table-cell>
          <table:table-cell office:value-type="float" office:value="277781.149755742" calcext:value-type="float">
            <text:p>277781.149755742</text:p>
          </table:table-cell>
        </table:table-row>
      </table:table>
      <table:table table:name="from_incidence_history_20210209" table:style-name="ta1">
        <table:table-source xlink:type="simple" xlink:href="../../out-sample/England/prevalence_from_incidence_history_20210209.England.csv" table:table-name="prevalence_from_incidence_history_20210209.England" table:filter-name="Text - txt - csv (StarCalc)" table:filter-options="9/59/44,34,76,1,,2057,false,false,true,false,false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2020-07-30</text:p>
          </table:table-cell>
          <table:table-cell office:value-type="float" office:value="1735.49406276222" calcext:value-type="float">
            <text:p>1735.49406276222</text:p>
          </table:table-cell>
          <table:table-cell office:value-type="float" office:value="25537.977305659" calcext:value-type="float">
            <text:p>25537.977305659</text:p>
          </table:table-cell>
        </table:table-row>
        <table:table-row table:style-name="ro1">
          <table:table-cell office:value-type="string" calcext:value-type="string">
            <text:p>2020-07-31</text:p>
          </table:table-cell>
          <table:table-cell office:value-type="float" office:value="1530.89126467139" calcext:value-type="float">
            <text:p>1530.89126467139</text:p>
          </table:table-cell>
          <table:table-cell office:value-type="float" office:value="25202.0169225471" calcext:value-type="float">
            <text:p>25202.0169225471</text:p>
          </table:table-cell>
        </table:table-row>
        <table:table-row table:style-name="ro1">
          <table:table-cell office:value-type="string" calcext:value-type="string">
            <text:p>2020-08-01</text:p>
          </table:table-cell>
          <table:table-cell office:value-type="float" office:value="1456.65131300712" calcext:value-type="float">
            <text:p>1456.65131300712</text:p>
          </table:table-cell>
          <table:table-cell office:value-type="float" office:value="24784.004775463" calcext:value-type="float">
            <text:p>24784.004775463</text:p>
          </table:table-cell>
        </table:table-row>
        <table:table-row table:style-name="ro1">
          <table:table-cell office:value-type="string" calcext:value-type="string">
            <text:p>2020-08-02</text:p>
          </table:table-cell>
          <table:table-cell office:value-type="float" office:value="1346.17882934147" calcext:value-type="float">
            <text:p>1346.17882934147</text:p>
          </table:table-cell>
          <table:table-cell office:value-type="float" office:value="24260.6591403783" calcext:value-type="float">
            <text:p>24260.6591403783</text:p>
          </table:table-cell>
        </table:table-row>
        <table:table-row table:style-name="ro1">
          <table:table-cell office:value-type="string" calcext:value-type="string">
            <text:p>2020-08-03</text:p>
          </table:table-cell>
          <table:table-cell office:value-type="float" office:value="1411.43984592621" calcext:value-type="float">
            <text:p>1411.43984592621</text:p>
          </table:table-cell>
          <table:table-cell office:value-type="float" office:value="23835.3444652537" calcext:value-type="float">
            <text:p>23835.3444652537</text:p>
          </table:table-cell>
        </table:table-row>
        <table:table-row table:style-name="ro1">
          <table:table-cell office:value-type="string" calcext:value-type="string">
            <text:p>2020-08-04</text:p>
          </table:table-cell>
          <table:table-cell office:value-type="float" office:value="1375.78873186683" calcext:value-type="float">
            <text:p>1375.78873186683</text:p>
          </table:table-cell>
          <table:table-cell office:value-type="float" office:value="23391.9281295692" calcext:value-type="float">
            <text:p>23391.9281295692</text:p>
          </table:table-cell>
        </table:table-row>
        <table:table-row table:style-name="ro1">
          <table:table-cell office:value-type="string" calcext:value-type="string">
            <text:p>2020-08-05</text:p>
          </table:table-cell>
          <table:table-cell office:value-type="float" office:value="1364.58007449106" calcext:value-type="float">
            <text:p>1364.58007449106</text:p>
          </table:table-cell>
          <table:table-cell office:value-type="float" office:value="22921.1994468611" calcext:value-type="float">
            <text:p>22921.1994468611</text:p>
          </table:table-cell>
        </table:table-row>
        <table:table-row table:style-name="ro1">
          <table:table-cell office:value-type="string" calcext:value-type="string">
            <text:p>2020-08-06</text:p>
          </table:table-cell>
          <table:table-cell office:value-type="float" office:value="1299.8342921788" calcext:value-type="float">
            <text:p>1299.8342921788</text:p>
          </table:table-cell>
          <table:table-cell office:value-type="float" office:value="22394.1264391759" calcext:value-type="float">
            <text:p>22394.1264391759</text:p>
          </table:table-cell>
        </table:table-row>
        <table:table-row table:style-name="ro1">
          <table:table-cell office:value-type="string" calcext:value-type="string">
            <text:p>2020-08-07</text:p>
          </table:table-cell>
          <table:table-cell office:value-type="float" office:value="1375.35083224982" calcext:value-type="float">
            <text:p>1375.35083224982</text:p>
          </table:table-cell>
          <table:table-cell office:value-type="float" office:value="21982.9864631731" calcext:value-type="float">
            <text:p>21982.9864631731</text:p>
          </table:table-cell>
        </table:table-row>
        <table:table-row table:style-name="ro1">
          <table:table-cell office:value-type="string" calcext:value-type="string">
            <text:p>2020-08-08</text:p>
          </table:table-cell>
          <table:table-cell office:value-type="float" office:value="1353.43183508853" calcext:value-type="float">
            <text:p>1353.43183508853</text:p>
          </table:table-cell>
          <table:table-cell office:value-type="float" office:value="21587.567501696" calcext:value-type="float">
            <text:p>21587.567501696</text:p>
          </table:table-cell>
        </table:table-row>
        <table:table-row table:style-name="ro1">
          <table:table-cell office:value-type="string" calcext:value-type="string">
            <text:p>2020-08-09</text:p>
          </table:table-cell>
          <table:table-cell office:value-type="float" office:value="1050.21166580443" calcext:value-type="float">
            <text:p>1050.21166580443</text:p>
          </table:table-cell>
          <table:table-cell office:value-type="float" office:value="20923.1895646262" calcext:value-type="float">
            <text:p>20923.1895646262</text:p>
          </table:table-cell>
        </table:table-row>
        <table:table-row table:style-name="ro1">
          <table:table-cell office:value-type="string" calcext:value-type="string">
            <text:p>2020-08-10</text:p>
          </table:table-cell>
          <table:table-cell office:value-type="float" office:value="1063.06704326916" calcext:value-type="float">
            <text:p>1063.06704326916</text:p>
          </table:table-cell>
          <table:table-cell office:value-type="float" office:value="20299.5056615944" calcext:value-type="float">
            <text:p>20299.5056615944</text:p>
          </table:table-cell>
        </table:table-row>
        <table:table-row table:style-name="ro1">
          <table:table-cell office:value-type="string" calcext:value-type="string">
            <text:p>2020-08-11</text:p>
          </table:table-cell>
          <table:table-cell office:value-type="float" office:value="1139.68946490744" calcext:value-type="float">
            <text:p>1139.68946490744</text:p>
          </table:table-cell>
          <table:table-cell office:value-type="float" office:value="19789.8117457432" calcext:value-type="float">
            <text:p>19789.8117457432</text:p>
          </table:table-cell>
        </table:table-row>
        <table:table-row table:style-name="ro1">
          <table:table-cell office:value-type="string" calcext:value-type="string">
            <text:p>2020-08-12</text:p>
          </table:table-cell>
          <table:table-cell office:value-type="float" office:value="878.431534748287" calcext:value-type="float">
            <text:p>878.431534748287</text:p>
          </table:table-cell>
          <table:table-cell office:value-type="float" office:value="19065.3475527653" calcext:value-type="float">
            <text:p>19065.3475527653</text:p>
          </table:table-cell>
        </table:table-row>
        <table:table-row table:style-name="ro1">
          <table:table-cell office:value-type="string" calcext:value-type="string">
            <text:p>2020-08-13</text:p>
          </table:table-cell>
          <table:table-cell office:value-type="float" office:value="902.167767411419" calcext:value-type="float">
            <text:p>902.167767411419</text:p>
          </table:table-cell>
          <table:table-cell office:value-type="float" office:value="18398.9101312214" calcext:value-type="float">
            <text:p>18398.9101312214</text:p>
          </table:table-cell>
        </table:table-row>
        <table:table-row table:style-name="ro1">
          <table:table-cell office:value-type="string" calcext:value-type="string">
            <text:p>2020-08-14</text:p>
          </table:table-cell>
          <table:table-cell office:value-type="float" office:value="939.307873624165" calcext:value-type="float">
            <text:p>939.307873624165</text:p>
          </table:table-cell>
          <table:table-cell office:value-type="float" office:value="17789.2314597893" calcext:value-type="float">
            <text:p>17789.2314597893</text:p>
          </table:table-cell>
        </table:table-row>
        <table:table-row table:style-name="ro1">
          <table:table-cell office:value-type="string" calcext:value-type="string">
            <text:p>2020-08-15</text:p>
          </table:table-cell>
          <table:table-cell office:value-type="float" office:value="1032.59009487757" calcext:value-type="float">
            <text:p>1032.59009487757</text:p>
          </table:table-cell>
          <table:table-cell office:value-type="float" office:value="17304.5582184414" calcext:value-type="float">
            <text:p>17304.5582184414</text:p>
          </table:table-cell>
        </table:table-row>
        <table:table-row table:style-name="ro1">
          <table:table-cell office:value-type="string" calcext:value-type="string">
            <text:p>2020-08-16</text:p>
          </table:table-cell>
          <table:table-cell office:value-type="float" office:value="929.844325418287" calcext:value-type="float">
            <text:p>929.844325418287</text:p>
          </table:table-cell>
          <table:table-cell office:value-type="float" office:value="16767.129435447" calcext:value-type="float">
            <text:p>16767.129435447</text:p>
          </table:table-cell>
        </table:table-row>
        <table:table-row table:style-name="ro1">
          <table:table-cell office:value-type="string" calcext:value-type="string">
            <text:p>2020-08-17</text:p>
          </table:table-cell>
          <table:table-cell office:value-type="float" office:value="848.236102244268" calcext:value-type="float">
            <text:p>848.236102244268</text:p>
          </table:table-cell>
          <table:table-cell office:value-type="float" office:value="16198.7890956484" calcext:value-type="float">
            <text:p>16198.7890956484</text:p>
          </table:table-cell>
        </table:table-row>
        <table:table-row table:style-name="ro1">
          <table:table-cell office:value-type="string" calcext:value-type="string">
            <text:p>2020-08-18</text:p>
          </table:table-cell>
          <table:table-cell office:value-type="float" office:value="944.79870652669" calcext:value-type="float">
            <text:p>944.79870652669</text:p>
          </table:table-cell>
          <table:table-cell office:value-type="float" office:value="15753.6575328172" calcext:value-type="float">
            <text:p>15753.6575328172</text:p>
          </table:table-cell>
        </table:table-row>
        <table:table-row table:style-name="ro1">
          <table:table-cell office:value-type="string" calcext:value-type="string">
            <text:p>2020-08-19</text:p>
          </table:table-cell>
          <table:table-cell office:value-type="float" office:value="1151.34894762321" calcext:value-type="float">
            <text:p>1151.34894762321</text:p>
          </table:table-cell>
          <table:table-cell office:value-type="float" office:value="15571.0593098844" calcext:value-type="float">
            <text:p>15571.0593098844</text:p>
          </table:table-cell>
        </table:table-row>
        <table:table-row table:style-name="ro1">
          <table:table-cell office:value-type="string" calcext:value-type="string">
            <text:p>2020-08-20</text:p>
          </table:table-cell>
          <table:table-cell office:value-type="float" office:value="1070.73295603575" calcext:value-type="float">
            <text:p>1070.73295603575</text:p>
          </table:table-cell>
          <table:table-cell office:value-type="float" office:value="15364.7496588067" calcext:value-type="float">
            <text:p>15364.7496588067</text:p>
          </table:table-cell>
        </table:table-row>
        <table:table-row table:style-name="ro1">
          <table:table-cell office:value-type="string" calcext:value-type="string">
            <text:p>2020-08-21</text:p>
          </table:table-cell>
          <table:table-cell office:value-type="float" office:value="1103.6654287515" calcext:value-type="float">
            <text:p>1103.6654287515</text:p>
          </table:table-cell>
          <table:table-cell office:value-type="float" office:value="15238.3208012941" calcext:value-type="float">
            <text:p>15238.3208012941</text:p>
          </table:table-cell>
        </table:table-row>
        <table:table-row table:style-name="ro1">
          <table:table-cell office:value-type="string" calcext:value-type="string">
            <text:p>2020-08-22</text:p>
          </table:table-cell>
          <table:table-cell office:value-type="float" office:value="1071.90291963902" calcext:value-type="float">
            <text:p>1071.90291963902</text:p>
          </table:table-cell>
          <table:table-cell office:value-type="float" office:value="15106.4985391137" calcext:value-type="float">
            <text:p>15106.4985391137</text:p>
          </table:table-cell>
        </table:table-row>
        <table:table-row table:style-name="ro1">
          <table:table-cell office:value-type="string" calcext:value-type="string">
            <text:p>2020-08-23</text:p>
          </table:table-cell>
          <table:table-cell office:value-type="float" office:value="1025.57333818696" calcext:value-type="float">
            <text:p>1025.57333818696</text:p>
          </table:table-cell>
          <table:table-cell office:value-type="float" office:value="14955.5917282675" calcext:value-type="float">
            <text:p>14955.5917282675</text:p>
          </table:table-cell>
        </table:table-row>
        <table:table-row table:style-name="ro1">
          <table:table-cell office:value-type="string" calcext:value-type="string">
            <text:p>2020-08-24</text:p>
          </table:table-cell>
          <table:table-cell office:value-type="float" office:value="1129.39230638501" calcext:value-type="float">
            <text:p>1129.39230638501</text:p>
          </table:table-cell>
          <table:table-cell office:value-type="float" office:value="14957.3511143769" calcext:value-type="float">
            <text:p>14957.3511143769</text:p>
          </table:table-cell>
        </table:table-row>
        <table:table-row table:style-name="ro1">
          <table:table-cell office:value-type="string" calcext:value-type="string">
            <text:p>2020-08-25</text:p>
          </table:table-cell>
          <table:table-cell office:value-type="float" office:value="1161.95868785643" calcext:value-type="float">
            <text:p>1161.95868785643</text:p>
          </table:table-cell>
          <table:table-cell office:value-type="float" office:value="15017.7075145233" calcext:value-type="float">
            <text:p>15017.7075145233</text:p>
          </table:table-cell>
        </table:table-row>
        <table:table-row table:style-name="ro1">
          <table:table-cell office:value-type="string" calcext:value-type="string">
            <text:p>2020-08-26</text:p>
          </table:table-cell>
          <table:table-cell office:value-type="float" office:value="1108.71963906591" calcext:value-type="float">
            <text:p>1108.71963906591</text:p>
          </table:table-cell>
          <table:table-cell office:value-type="float" office:value="15030.2993099715" calcext:value-type="float">
            <text:p>15030.2993099715</text:p>
          </table:table-cell>
        </table:table-row>
        <table:table-row table:style-name="ro1">
          <table:table-cell office:value-type="string" calcext:value-type="string">
            <text:p>2020-08-27</text:p>
          </table:table-cell>
          <table:table-cell office:value-type="float" office:value="1262.84349693358" calcext:value-type="float">
            <text:p>1262.84349693358</text:p>
          </table:table-cell>
          <table:table-cell office:value-type="float" office:value="15205.5328266768" calcext:value-type="float">
            <text:p>15205.5328266768</text:p>
          </table:table-cell>
        </table:table-row>
        <table:table-row table:style-name="ro1">
          <table:table-cell office:value-type="string" calcext:value-type="string">
            <text:p>2020-08-28</text:p>
          </table:table-cell>
          <table:table-cell office:value-type="float" office:value="1390.02759521658" calcext:value-type="float">
            <text:p>1390.02759521658</text:p>
          </table:table-cell>
          <table:table-cell office:value-type="float" office:value="15510.7371702955" calcext:value-type="float">
            <text:p>15510.7371702955</text:p>
          </table:table-cell>
        </table:table-row>
        <table:table-row table:style-name="ro1">
          <table:table-cell office:value-type="string" calcext:value-type="string">
            <text:p>2020-08-29</text:p>
          </table:table-cell>
          <table:table-cell office:value-type="float" office:value="1316.93555637305" calcext:value-type="float">
            <text:p>1316.93555637305</text:p>
          </table:table-cell>
          <table:table-cell office:value-type="float" office:value="15751.2272135093" calcext:value-type="float">
            <text:p>15751.2272135093</text:p>
          </table:table-cell>
        </table:table-row>
        <table:table-row table:style-name="ro1">
          <table:table-cell office:value-type="string" calcext:value-type="string">
            <text:p>2020-08-30</text:p>
          </table:table-cell>
          <table:table-cell office:value-type="float" office:value="1341.5166122762" calcext:value-type="float">
            <text:p>1341.5166122762</text:p>
          </table:table-cell>
          <table:table-cell office:value-type="float" office:value="16024.7928689137" calcext:value-type="float">
            <text:p>16024.7928689137</text:p>
          </table:table-cell>
        </table:table-row>
        <table:table-row table:style-name="ro1">
          <table:table-cell office:value-type="string" calcext:value-type="string">
            <text:p>2020-08-31</text:p>
          </table:table-cell>
          <table:table-cell office:value-type="float" office:value="1648.05302973082" calcext:value-type="float">
            <text:p>1648.05302973082</text:p>
          </table:table-cell>
          <table:table-cell office:value-type="float" office:value="16596.2045992635" calcext:value-type="float">
            <text:p>16596.2045992635</text:p>
          </table:table-cell>
        </table:table-row>
        <table:table-row table:style-name="ro1">
          <table:table-cell office:value-type="string" calcext:value-type="string">
            <text:p>2020-09-01</text:p>
          </table:table-cell>
          <table:table-cell office:value-type="float" office:value="1666.27051128549" calcext:value-type="float">
            <text:p>1666.27051128549</text:p>
          </table:table-cell>
          <table:table-cell office:value-type="float" office:value="17183.5433248326" calcext:value-type="float">
            <text:p>17183.5433248326</text:p>
          </table:table-cell>
        </table:table-row>
        <table:table-row table:style-name="ro1">
          <table:table-cell office:value-type="string" calcext:value-type="string">
            <text:p>2020-09-02</text:p>
          </table:table-cell>
          <table:table-cell office:value-type="float" office:value="1799.46511931411" calcext:value-type="float">
            <text:p>1799.46511931411</text:p>
          </table:table-cell>
          <table:table-cell office:value-type="float" office:value="17905.6757480384" calcext:value-type="float">
            <text:p>17905.6757480384</text:p>
          </table:table-cell>
        </table:table-row>
        <table:table-row table:style-name="ro1">
          <table:table-cell office:value-type="string" calcext:value-type="string">
            <text:p>2020-09-03</text:p>
          </table:table-cell>
          <table:table-cell office:value-type="float" office:value="2145.0829881333" calcext:value-type="float">
            <text:p>2145.0829881333</text:p>
          </table:table-cell>
          <table:table-cell office:value-type="float" office:value="18952.93584271" calcext:value-type="float">
            <text:p>18952.93584271</text:p>
          </table:table-cell>
        </table:table-row>
        <table:table-row table:style-name="ro1">
          <table:table-cell office:value-type="string" calcext:value-type="string">
            <text:p>2020-09-04</text:p>
          </table:table-cell>
          <table:table-cell office:value-type="float" office:value="2300.02081531048" calcext:value-type="float">
            <text:p>2300.02081531048</text:p>
          </table:table-cell>
          <table:table-cell office:value-type="float" office:value="20120.5600489409" calcext:value-type="float">
            <text:p>20120.5600489409</text:p>
          </table:table-cell>
        </table:table-row>
        <table:table-row table:style-name="ro1">
          <table:table-cell office:value-type="string" calcext:value-type="string">
            <text:p>2020-09-05</text:p>
          </table:table-cell>
          <table:table-cell office:value-type="float" office:value="2571.17850598357" calcext:value-type="float">
            <text:p>2571.17850598357</text:p>
          </table:table-cell>
          <table:table-cell office:value-type="float" office:value="21542.1999394393" calcext:value-type="float">
            <text:p>21542.1999394393</text:p>
          </table:table-cell>
        </table:table-row>
        <table:table-row table:style-name="ro1">
          <table:table-cell office:value-type="string" calcext:value-type="string">
            <text:p>2020-09-06</text:p>
          </table:table-cell>
          <table:table-cell office:value-type="float" office:value="2723.42109746305" calcext:value-type="float">
            <text:p>2723.42109746305</text:p>
          </table:table-cell>
          <table:table-cell office:value-type="float" office:value="23093.9991991616" calcext:value-type="float">
            <text:p>23093.9991991616</text:p>
          </table:table-cell>
        </table:table-row>
        <table:table-row table:style-name="ro1">
          <table:table-cell office:value-type="string" calcext:value-type="string">
            <text:p>2020-09-07</text:p>
          </table:table-cell>
          <table:table-cell office:value-type="float" office:value="2862.57310033557" calcext:value-type="float">
            <text:p>2862.57310033557</text:p>
          </table:table-cell>
          <table:table-cell office:value-type="float" office:value="24729.9464204087" calcext:value-type="float">
            <text:p>24729.9464204087</text:p>
          </table:table-cell>
        </table:table-row>
        <table:table-row table:style-name="ro1">
          <table:table-cell office:value-type="string" calcext:value-type="string">
            <text:p>2020-09-08</text:p>
          </table:table-cell>
          <table:table-cell office:value-type="float" office:value="3436.66284911856" calcext:value-type="float">
            <text:p>3436.66284911856</text:p>
          </table:table-cell>
          <table:table-cell office:value-type="float" office:value="26902.7652795509" calcext:value-type="float">
            <text:p>26902.7652795509</text:p>
          </table:table-cell>
        </table:table-row>
        <table:table-row table:style-name="ro1">
          <table:table-cell office:value-type="string" calcext:value-type="string">
            <text:p>2020-09-09</text:p>
          </table:table-cell>
          <table:table-cell office:value-type="float" office:value="3936.24097702603" calcext:value-type="float">
            <text:p>3936.24097702603</text:p>
          </table:table-cell>
          <table:table-cell office:value-type="float" office:value="29516.1581917326" calcext:value-type="float">
            <text:p>29516.1581917326</text:p>
          </table:table-cell>
        </table:table-row>
        <table:table-row table:style-name="ro1">
          <table:table-cell office:value-type="string" calcext:value-type="string">
            <text:p>2020-09-10</text:p>
          </table:table-cell>
          <table:table-cell office:value-type="float" office:value="4590.40637451516" calcext:value-type="float">
            <text:p>4590.40637451516</text:p>
          </table:table-cell>
          <table:table-cell office:value-type="float" office:value="32692.6432627853" calcext:value-type="float">
            <text:p>32692.6432627853</text:p>
          </table:table-cell>
        </table:table-row>
        <table:table-row table:style-name="ro1">
          <table:table-cell office:value-type="string" calcext:value-type="string">
            <text:p>2020-09-11</text:p>
          </table:table-cell>
          <table:table-cell office:value-type="float" office:value="5018.80351847356" calcext:value-type="float">
            <text:p>5018.80351847356</text:p>
          </table:table-cell>
          <table:table-cell office:value-type="float" office:value="36210.6947063409" calcext:value-type="float">
            <text:p>36210.6947063409</text:p>
          </table:table-cell>
        </table:table-row>
        <table:table-row table:style-name="ro1">
          <table:table-cell office:value-type="string" calcext:value-type="string">
            <text:p>2020-09-12</text:p>
          </table:table-cell>
          <table:table-cell office:value-type="float" office:value="5667.04811443147" calcext:value-type="float">
            <text:p>5667.04811443147</text:p>
          </table:table-cell>
          <table:table-cell office:value-type="float" office:value="40254.9247770545" calcext:value-type="float">
            <text:p>40254.9247770545</text:p>
          </table:table-cell>
        </table:table-row>
        <table:table-row table:style-name="ro1">
          <table:table-cell office:value-type="string" calcext:value-type="string">
            <text:p>2020-09-13</text:p>
          </table:table-cell>
          <table:table-cell office:value-type="float" office:value="6484.1711464196" calcext:value-type="float">
            <text:p>6484.1711464196</text:p>
          </table:table-cell>
          <table:table-cell office:value-type="float" office:value="44988.4060165043" calcext:value-type="float">
            <text:p>44988.4060165043</text:p>
          </table:table-cell>
        </table:table-row>
        <table:table-row table:style-name="ro1">
          <table:table-cell office:value-type="string" calcext:value-type="string">
            <text:p>2020-09-14</text:p>
          </table:table-cell>
          <table:table-cell office:value-type="float" office:value="7006.1914231959" calcext:value-type="float">
            <text:p>7006.1914231959</text:p>
          </table:table-cell>
          <table:table-cell office:value-type="float" office:value="50117.1124084331" calcext:value-type="float">
            <text:p>50117.1124084331</text:p>
          </table:table-cell>
        </table:table-row>
        <table:table-row table:style-name="ro1">
          <table:table-cell office:value-type="string" calcext:value-type="string">
            <text:p>2020-09-15</text:p>
          </table:table-cell>
          <table:table-cell office:value-type="float" office:value="7645.52550762603" calcext:value-type="float">
            <text:p>7645.52550762603</text:p>
          </table:table-cell>
          <table:table-cell office:value-type="float" office:value="55705.0636423008" calcext:value-type="float">
            <text:p>55705.0636423008</text:p>
          </table:table-cell>
        </table:table-row>
        <table:table-row table:style-name="ro1">
          <table:table-cell office:value-type="string" calcext:value-type="string">
            <text:p>2020-09-16</text:p>
          </table:table-cell>
          <table:table-cell office:value-type="float" office:value="8369.48750071211" calcext:value-type="float">
            <text:p>8369.48750071211</text:p>
          </table:table-cell>
          <table:table-cell office:value-type="float" office:value="61809.4793738637" calcext:value-type="float">
            <text:p>61809.4793738637</text:p>
          </table:table-cell>
        </table:table-row>
        <table:table-row table:style-name="ro1">
          <table:table-cell office:value-type="string" calcext:value-type="string">
            <text:p>2020-09-17</text:p>
          </table:table-cell>
          <table:table-cell office:value-type="float" office:value="9357.75127544084" calcext:value-type="float">
            <text:p>9357.75127544084</text:p>
          </table:table-cell>
          <table:table-cell office:value-type="float" office:value="68645.0770048051" calcext:value-type="float">
            <text:p>68645.0770048051</text:p>
          </table:table-cell>
        </table:table-row>
        <table:table-row table:style-name="ro1">
          <table:table-cell office:value-type="string" calcext:value-type="string">
            <text:p>2020-09-18</text:p>
          </table:table-cell>
          <table:table-cell office:value-type="float" office:value="10202.8526760933" calcext:value-type="float">
            <text:p>10202.8526760933</text:p>
          </table:table-cell>
          <table:table-cell office:value-type="float" office:value="76042.944833838" calcext:value-type="float">
            <text:p>76042.944833838</text:p>
          </table:table-cell>
        </table:table-row>
        <table:table-row table:style-name="ro1">
          <table:table-cell office:value-type="string" calcext:value-type="string">
            <text:p>2020-09-19</text:p>
          </table:table-cell>
          <table:table-cell office:value-type="float" office:value="11376.8679001954" calcext:value-type="float">
            <text:p>11376.8679001954</text:p>
          </table:table-cell>
          <table:table-cell office:value-type="float" office:value="84296.6218663773" calcext:value-type="float">
            <text:p>84296.6218663773</text:p>
          </table:table-cell>
        </table:table-row>
        <table:table-row table:style-name="ro1">
          <table:table-cell office:value-type="string" calcext:value-type="string">
            <text:p>2020-09-20</text:p>
          </table:table-cell>
          <table:table-cell office:value-type="float" office:value="12560.9765057094" calcext:value-type="float">
            <text:p>12560.9765057094</text:p>
          </table:table-cell>
          <table:table-cell office:value-type="float" office:value="93341.1067876749" calcext:value-type="float">
            <text:p>93341.1067876749</text:p>
          </table:table-cell>
        </table:table-row>
        <table:table-row table:style-name="ro1">
          <table:table-cell office:value-type="string" calcext:value-type="string">
            <text:p>2020-09-21</text:p>
          </table:table-cell>
          <table:table-cell office:value-type="float" office:value="13290.3851669293" calcext:value-type="float">
            <text:p>13290.3851669293</text:p>
          </table:table-cell>
          <table:table-cell office:value-type="float" office:value="102717.984381185" calcext:value-type="float">
            <text:p>102717.984381185</text:p>
          </table:table-cell>
        </table:table-row>
        <table:table-row table:style-name="ro1">
          <table:table-cell office:value-type="string" calcext:value-type="string">
            <text:p>2020-09-22</text:p>
          </table:table-cell>
          <table:table-cell office:value-type="float" office:value="14461.671811345" calcext:value-type="float">
            <text:p>14461.671811345</text:p>
          </table:table-cell>
          <table:table-cell office:value-type="float" office:value="112842.683289389" calcext:value-type="float">
            <text:p>112842.683289389</text:p>
          </table:table-cell>
        </table:table-row>
        <table:table-row table:style-name="ro1">
          <table:table-cell office:value-type="string" calcext:value-type="string">
            <text:p>2020-09-23</text:p>
          </table:table-cell>
          <table:table-cell office:value-type="float" office:value="14871.7826542895" calcext:value-type="float">
            <text:p>14871.7826542895</text:p>
          </table:table-cell>
          <table:table-cell office:value-type="float" office:value="122908.288137248" calcext:value-type="float">
            <text:p>122908.288137248</text:p>
          </table:table-cell>
        </table:table-row>
        <table:table-row table:style-name="ro1">
          <table:table-cell office:value-type="string" calcext:value-type="string">
            <text:p>2020-09-24</text:p>
          </table:table-cell>
          <table:table-cell office:value-type="float" office:value="14990.9434445215" calcext:value-type="float">
            <text:p>14990.9434445215</text:p>
          </table:table-cell>
          <table:table-cell office:value-type="float" office:value="132563.325042462" calcext:value-type="float">
            <text:p>132563.325042462</text:p>
          </table:table-cell>
        </table:table-row>
        <table:table-row table:style-name="ro1">
          <table:table-cell office:value-type="string" calcext:value-type="string">
            <text:p>2020-09-25</text:p>
          </table:table-cell>
          <table:table-cell office:value-type="float" office:value="14838.3175034186" calcext:value-type="float">
            <text:p>14838.3175034186</text:p>
          </table:table-cell>
          <table:table-cell office:value-type="float" office:value="141497.230257002" calcext:value-type="float">
            <text:p>141497.230257002</text:p>
          </table:table-cell>
        </table:table-row>
        <table:table-row table:style-name="ro1">
          <table:table-cell office:value-type="string" calcext:value-type="string">
            <text:p>2020-09-26</text:p>
          </table:table-cell>
          <table:table-cell office:value-type="float" office:value="15287.3157014827" calcext:value-type="float">
            <text:p>15287.3157014827</text:p>
          </table:table-cell>
          <table:table-cell office:value-type="float" office:value="150248.954753401" calcext:value-type="float">
            <text:p>150248.954753401</text:p>
          </table:table-cell>
        </table:table-row>
        <table:table-row table:style-name="ro1">
          <table:table-cell office:value-type="string" calcext:value-type="string">
            <text:p>2020-09-27</text:p>
          </table:table-cell>
          <table:table-cell office:value-type="float" office:value="15578.9937986812" calcext:value-type="float">
            <text:p>15578.9937986812</text:p>
          </table:table-cell>
          <table:table-cell office:value-type="float" office:value="158589.768738803" calcext:value-type="float">
            <text:p>158589.768738803</text:p>
          </table:table-cell>
        </table:table-row>
        <table:table-row table:style-name="ro1">
          <table:table-cell office:value-type="string" calcext:value-type="string">
            <text:p>2020-09-28</text:p>
          </table:table-cell>
          <table:table-cell office:value-type="float" office:value="16542.738154476" calcext:value-type="float">
            <text:p>16542.738154476</text:p>
          </table:table-cell>
          <table:table-cell office:value-type="float" office:value="167194.560993928" calcext:value-type="float">
            <text:p>167194.560993928</text:p>
          </table:table-cell>
        </table:table-row>
        <table:table-row table:style-name="ro1">
          <table:table-cell office:value-type="string" calcext:value-type="string">
            <text:p>2020-09-29</text:p>
          </table:table-cell>
          <table:table-cell office:value-type="float" office:value="16407.3490038969" calcext:value-type="float">
            <text:p>16407.3490038969</text:p>
          </table:table-cell>
          <table:table-cell office:value-type="float" office:value="174890.836923558" calcext:value-type="float">
            <text:p>174890.836923558</text:p>
          </table:table-cell>
        </table:table-row>
        <table:table-row table:style-name="ro1">
          <table:table-cell office:value-type="string" calcext:value-type="string">
            <text:p>2020-09-30</text:p>
          </table:table-cell>
          <table:table-cell office:value-type="float" office:value="16142.0575880622" calcext:value-type="float">
            <text:p>16142.0575880622</text:p>
          </table:table-cell>
          <table:table-cell office:value-type="float" office:value="181572.624799272" calcext:value-type="float">
            <text:p>181572.624799272</text:p>
          </table:table-cell>
        </table:table-row>
        <table:table-row table:style-name="ro1">
          <table:table-cell office:value-type="string" calcext:value-type="string">
            <text:p>2020-10-01</text:p>
          </table:table-cell>
          <table:table-cell office:value-type="float" office:value="16245.1516977208" calcext:value-type="float">
            <text:p>16245.1516977208</text:p>
          </table:table-cell>
          <table:table-cell office:value-type="float" office:value="187688.451336172" calcext:value-type="float">
            <text:p>187688.451336172</text:p>
          </table:table-cell>
        </table:table-row>
        <table:table-row table:style-name="ro1">
          <table:table-cell office:value-type="string" calcext:value-type="string">
            <text:p>2020-10-02</text:p>
          </table:table-cell>
          <table:table-cell office:value-type="float" office:value="17071.0913671815" calcext:value-type="float">
            <text:p>17071.0913671815</text:p>
          </table:table-cell>
          <table:table-cell office:value-type="float" office:value="194017.44106884" calcext:value-type="float">
            <text:p>194017.44106884</text:p>
          </table:table-cell>
        </table:table-row>
        <table:table-row table:style-name="ro1">
          <table:table-cell office:value-type="string" calcext:value-type="string">
            <text:p>2020-10-03</text:p>
          </table:table-cell>
          <table:table-cell office:value-type="float" office:value="17973.5127641463" calcext:value-type="float">
            <text:p>17973.5127641463</text:p>
          </table:table-cell>
          <table:table-cell office:value-type="float" office:value="200648.396750939" calcext:value-type="float">
            <text:p>200648.396750939</text:p>
          </table:table-cell>
        </table:table-row>
        <table:table-row table:style-name="ro1">
          <table:table-cell office:value-type="string" calcext:value-type="string">
            <text:p>2020-10-04</text:p>
          </table:table-cell>
          <table:table-cell office:value-type="float" office:value="18485.1237384887" calcext:value-type="float">
            <text:p>18485.1237384887</text:p>
          </table:table-cell>
          <table:table-cell office:value-type="float" office:value="207226.088156885" calcext:value-type="float">
            <text:p>207226.088156885</text:p>
          </table:table-cell>
        </table:table-row>
        <table:table-row table:style-name="ro1">
          <table:table-cell office:value-type="string" calcext:value-type="string">
            <text:p>2020-10-05</text:p>
          </table:table-cell>
          <table:table-cell office:value-type="float" office:value="18715.5519484512" calcext:value-type="float">
            <text:p>18715.5519484512</text:p>
          </table:table-cell>
          <table:table-cell office:value-type="float" office:value="213449.629434289" calcext:value-type="float">
            <text:p>213449.629434289</text:p>
          </table:table-cell>
        </table:table-row>
        <table:table-row table:style-name="ro1">
          <table:table-cell office:value-type="string" calcext:value-type="string">
            <text:p>2020-10-06</text:p>
          </table:table-cell>
          <table:table-cell office:value-type="float" office:value="19389.2558742916" calcext:value-type="float">
            <text:p>19389.2558742916</text:p>
          </table:table-cell>
          <table:table-cell office:value-type="float" office:value="219850.905726563" calcext:value-type="float">
            <text:p>219850.905726563</text:p>
          </table:table-cell>
        </table:table-row>
        <table:table-row table:style-name="ro1">
          <table:table-cell office:value-type="string" calcext:value-type="string">
            <text:p>2020-10-07</text:p>
          </table:table-cell>
          <table:table-cell office:value-type="float" office:value="19817.2626020927" calcext:value-type="float">
            <text:p>19817.2626020927</text:p>
          </table:table-cell>
          <table:table-cell office:value-type="float" office:value="226268.399920945" calcext:value-type="float">
            <text:p>226268.399920945</text:p>
          </table:table-cell>
        </table:table-row>
        <table:table-row table:style-name="ro1">
          <table:table-cell office:value-type="string" calcext:value-type="string">
            <text:p>2020-10-08</text:p>
          </table:table-cell>
          <table:table-cell office:value-type="float" office:value="20842.0894990754" calcext:value-type="float">
            <text:p>20842.0894990754</text:p>
          </table:table-cell>
          <table:table-cell office:value-type="float" office:value="233276.995615313" calcext:value-type="float">
            <text:p>233276.995615313</text:p>
          </table:table-cell>
        </table:table-row>
        <table:table-row table:style-name="ro1">
          <table:table-cell office:value-type="string" calcext:value-type="string">
            <text:p>2020-10-09</text:p>
          </table:table-cell>
          <table:table-cell office:value-type="float" office:value="21020.9158307861" calcext:value-type="float">
            <text:p>21020.9158307861</text:p>
          </table:table-cell>
          <table:table-cell office:value-type="float" office:value="240012.519504517" calcext:value-type="float">
            <text:p>240012.519504517</text:p>
          </table:table-cell>
        </table:table-row>
        <table:table-row table:style-name="ro1">
          <table:table-cell office:value-type="string" calcext:value-type="string">
            <text:p>2020-10-10</text:p>
          </table:table-cell>
          <table:table-cell office:value-type="float" office:value="22163.3277873575" calcext:value-type="float">
            <text:p>22163.3277873575</text:p>
          </table:table-cell>
          <table:table-cell office:value-type="float" office:value="247417.322693451" calcext:value-type="float">
            <text:p>247417.322693451</text:p>
          </table:table-cell>
        </table:table-row>
        <table:table-row table:style-name="ro1">
          <table:table-cell office:value-type="string" calcext:value-type="string">
            <text:p>2020-10-11</text:p>
          </table:table-cell>
          <table:table-cell office:value-type="float" office:value="23460.6825235409" calcext:value-type="float">
            <text:p>23460.6825235409</text:p>
          </table:table-cell>
          <table:table-cell office:value-type="float" office:value="255695.612466687" calcext:value-type="float">
            <text:p>255695.612466687</text:p>
          </table:table-cell>
        </table:table-row>
        <table:table-row table:style-name="ro1">
          <table:table-cell office:value-type="string" calcext:value-type="string">
            <text:p>2020-10-12</text:p>
          </table:table-cell>
          <table:table-cell office:value-type="float" office:value="24741.6922214488" calcext:value-type="float">
            <text:p>24741.6922214488</text:p>
          </table:table-cell>
          <table:table-cell office:value-type="float" office:value="264834.84633884" calcext:value-type="float">
            <text:p>264834.84633884</text:p>
          </table:table-cell>
        </table:table-row>
        <table:table-row table:style-name="ro1">
          <table:table-cell office:value-type="string" calcext:value-type="string">
            <text:p>2020-10-13</text:p>
          </table:table-cell>
          <table:table-cell office:value-type="float" office:value="25562.4701101626" calcext:value-type="float">
            <text:p>25562.4701101626</text:p>
          </table:table-cell>
          <table:table-cell office:value-type="float" office:value="274300.678948576" calcext:value-type="float">
            <text:p>274300.678948576</text:p>
          </table:table-cell>
        </table:table-row>
        <table:table-row table:style-name="ro1">
          <table:table-cell office:value-type="string" calcext:value-type="string">
            <text:p>2020-10-14</text:p>
          </table:table-cell>
          <table:table-cell office:value-type="float" office:value="26798.5871546113" calcext:value-type="float">
            <text:p>26798.5871546113</text:p>
          </table:table-cell>
          <table:table-cell office:value-type="float" office:value="284513.173098112" calcext:value-type="float">
            <text:p>284513.173098112</text:p>
          </table:table-cell>
        </table:table-row>
        <table:table-row table:style-name="ro1">
          <table:table-cell office:value-type="string" calcext:value-type="string">
            <text:p>2020-10-15</text:p>
          </table:table-cell>
          <table:table-cell office:value-type="float" office:value="27506.6097202492" calcext:value-type="float">
            <text:p>27506.6097202492</text:p>
          </table:table-cell>
          <table:table-cell office:value-type="float" office:value="294904.179308648" calcext:value-type="float">
            <text:p>294904.179308648</text:p>
          </table:table-cell>
        </table:table-row>
        <table:table-row table:style-name="ro1">
          <table:table-cell office:value-type="string" calcext:value-type="string">
            <text:p>2020-10-16</text:p>
          </table:table-cell>
          <table:table-cell office:value-type="float" office:value="27722.7000609329" calcext:value-type="float">
            <text:p>27722.7000609329</text:p>
          </table:table-cell>
          <table:table-cell office:value-type="float" office:value="305041.854768036" calcext:value-type="float">
            <text:p>305041.854768036</text:p>
          </table:table-cell>
        </table:table-row>
        <table:table-row table:style-name="ro1">
          <table:table-cell office:value-type="string" calcext:value-type="string">
            <text:p>2020-10-17</text:p>
          </table:table-cell>
          <table:table-cell office:value-type="float" office:value="29156.677505459" calcext:value-type="float">
            <text:p>29156.677505459</text:p>
          </table:table-cell>
          <table:table-cell office:value-type="float" office:value="316055.402695791" calcext:value-type="float">
            <text:p>316055.402695791</text:p>
          </table:table-cell>
        </table:table-row>
        <table:table-row table:style-name="ro1">
          <table:table-cell office:value-type="string" calcext:value-type="string">
            <text:p>2020-10-18</text:p>
          </table:table-cell>
          <table:table-cell office:value-type="float" office:value="30064.6278104843" calcext:value-type="float">
            <text:p>30064.6278104843</text:p>
          </table:table-cell>
          <table:table-cell office:value-type="float" office:value="327316.663640886" calcext:value-type="float">
            <text:p>327316.663640886</text:p>
          </table:table-cell>
        </table:table-row>
        <table:table-row table:style-name="ro1">
          <table:table-cell office:value-type="string" calcext:value-type="string">
            <text:p>2020-10-19</text:p>
          </table:table-cell>
          <table:table-cell office:value-type="float" office:value="31336.6768507658" calcext:value-type="float">
            <text:p>31336.6768507658</text:p>
          </table:table-cell>
          <table:table-cell office:value-type="float" office:value="339128.067064438" calcext:value-type="float">
            <text:p>339128.067064438</text:p>
          </table:table-cell>
        </table:table-row>
        <table:table-row table:style-name="ro1">
          <table:table-cell office:value-type="string" calcext:value-type="string">
            <text:p>2020-10-20</text:p>
          </table:table-cell>
          <table:table-cell office:value-type="float" office:value="32062.9434142323" calcext:value-type="float">
            <text:p>32062.9434142323</text:p>
          </table:table-cell>
          <table:table-cell office:value-type="float" office:value="350938.334795997" calcext:value-type="float">
            <text:p>350938.334795997</text:p>
          </table:table-cell>
        </table:table-row>
        <table:table-row table:style-name="ro1">
          <table:table-cell office:value-type="string" calcext:value-type="string">
            <text:p>2020-10-21</text:p>
          </table:table-cell>
          <table:table-cell office:value-type="float" office:value="34012.709537292" calcext:value-type="float">
            <text:p>34012.709537292</text:p>
          </table:table-cell>
          <table:table-cell office:value-type="float" office:value="363923.573719315" calcext:value-type="float">
            <text:p>363923.573719315</text:p>
          </table:table-cell>
        </table:table-row>
        <table:table-row table:style-name="ro1">
          <table:table-cell office:value-type="string" calcext:value-type="string">
            <text:p>2020-10-22</text:p>
          </table:table-cell>
          <table:table-cell office:value-type="float" office:value="35101.3537559944" calcext:value-type="float">
            <text:p>35101.3537559944</text:p>
          </table:table-cell>
          <table:table-cell office:value-type="float" office:value="377187.396490173" calcext:value-type="float">
            <text:p>377187.396490173</text:p>
          </table:table-cell>
        </table:table-row>
        <table:table-row table:style-name="ro1">
          <table:table-cell office:value-type="string" calcext:value-type="string">
            <text:p>2020-10-23</text:p>
          </table:table-cell>
          <table:table-cell office:value-type="float" office:value="35801.3203960938" calcext:value-type="float">
            <text:p>35801.3203960938</text:p>
          </table:table-cell>
          <table:table-cell office:value-type="float" office:value="390415.108792248" calcext:value-type="float">
            <text:p>390415.108792248</text:p>
          </table:table-cell>
        </table:table-row>
        <table:table-row table:style-name="ro1">
          <table:table-cell office:value-type="string" calcext:value-type="string">
            <text:p>2020-10-24</text:p>
          </table:table-cell>
          <table:table-cell office:value-type="float" office:value="35703.1920847313" calcext:value-type="float">
            <text:p>35703.1920847313</text:p>
          </table:table-cell>
          <table:table-cell office:value-type="float" office:value="402751.898069822" calcext:value-type="float">
            <text:p>402751.898069822</text:p>
          </table:table-cell>
        </table:table-row>
        <table:table-row table:style-name="ro1">
          <table:table-cell office:value-type="string" calcext:value-type="string">
            <text:p>2020-10-25</text:p>
          </table:table-cell>
          <table:table-cell office:value-type="float" office:value="35953.3510547727" calcext:value-type="float">
            <text:p>35953.3510547727</text:p>
          </table:table-cell>
          <table:table-cell office:value-type="float" office:value="414543.370195576" calcext:value-type="float">
            <text:p>414543.370195576</text:p>
          </table:table-cell>
        </table:table-row>
        <table:table-row table:style-name="ro1">
          <table:table-cell office:value-type="string" calcext:value-type="string">
            <text:p>2020-10-26</text:p>
          </table:table-cell>
          <table:table-cell office:value-type="float" office:value="36176.5308269463" calcext:value-type="float">
            <text:p>36176.5308269463</text:p>
          </table:table-cell>
          <table:table-cell office:value-type="float" office:value="425712.787874506" calcext:value-type="float">
            <text:p>425712.787874506</text:p>
          </table:table-cell>
        </table:table-row>
        <table:table-row table:style-name="ro1">
          <table:table-cell office:value-type="string" calcext:value-type="string">
            <text:p>2020-10-27</text:p>
          </table:table-cell>
          <table:table-cell office:value-type="float" office:value="35905.8100255343" calcext:value-type="float">
            <text:p>35905.8100255343</text:p>
          </table:table-cell>
          <table:table-cell office:value-type="float" office:value="435744.735046241" calcext:value-type="float">
            <text:p>435744.735046241</text:p>
          </table:table-cell>
        </table:table-row>
        <table:table-row table:style-name="ro1">
          <table:table-cell office:value-type="string" calcext:value-type="string">
            <text:p>2020-10-28</text:p>
          </table:table-cell>
          <table:table-cell office:value-type="float" office:value="35431.9059731652" calcext:value-type="float">
            <text:p>35431.9059731652</text:p>
          </table:table-cell>
          <table:table-cell office:value-type="float" office:value="444313.351139582" calcext:value-type="float">
            <text:p>444313.351139582</text:p>
          </table:table-cell>
        </table:table-row>
        <table:table-row table:style-name="ro1">
          <table:table-cell office:value-type="string" calcext:value-type="string">
            <text:p>2020-10-29</text:p>
          </table:table-cell>
          <table:table-cell office:value-type="float" office:value="35415.3224296248" calcext:value-type="float">
            <text:p>35415.3224296248</text:p>
          </table:table-cell>
          <table:table-cell office:value-type="float" office:value="451866.082076674" calcext:value-type="float">
            <text:p>451866.082076674</text:p>
          </table:table-cell>
        </table:table-row>
        <table:table-row table:style-name="ro1">
          <table:table-cell office:value-type="string" calcext:value-type="string">
            <text:p>2020-10-30</text:p>
          </table:table-cell>
          <table:table-cell office:value-type="float" office:value="35306.7795582823" calcext:value-type="float">
            <text:p>35306.7795582823</text:p>
          </table:table-cell>
          <table:table-cell office:value-type="float" office:value="458388.408867494" calcext:value-type="float">
            <text:p>458388.408867494</text:p>
          </table:table-cell>
        </table:table-row>
        <table:table-row table:style-name="ro1">
          <table:table-cell office:value-type="string" calcext:value-type="string">
            <text:p>2020-10-31</text:p>
          </table:table-cell>
          <table:table-cell office:value-type="float" office:value="35232.1912416987" calcext:value-type="float">
            <text:p>35232.1912416987</text:p>
          </table:table-cell>
          <table:table-cell office:value-type="float" office:value="463973.227003399" calcext:value-type="float">
            <text:p>463973.227003399</text:p>
          </table:table-cell>
        </table:table-row>
        <table:table-row table:style-name="ro1">
          <table:table-cell office:value-type="string" calcext:value-type="string">
            <text:p>2020-11-01</text:p>
          </table:table-cell>
          <table:table-cell office:value-type="float" office:value="34937.6591174421" calcext:value-type="float">
            <text:p>34937.6591174421</text:p>
          </table:table-cell>
          <table:table-cell office:value-type="float" office:value="468447.884286974" calcext:value-type="float">
            <text:p>468447.884286974</text:p>
          </table:table-cell>
        </table:table-row>
        <table:table-row table:style-name="ro1">
          <table:table-cell office:value-type="string" calcext:value-type="string">
            <text:p>2020-11-02</text:p>
          </table:table-cell>
          <table:table-cell office:value-type="float" office:value="34086.5377357458" calcext:value-type="float">
            <text:p>34086.5377357458</text:p>
          </table:table-cell>
          <table:table-cell office:value-type="float" office:value="471273.139282198" calcext:value-type="float">
            <text:p>471273.139282198</text:p>
          </table:table-cell>
        </table:table-row>
        <table:table-row table:style-name="ro1">
          <table:table-cell office:value-type="string" calcext:value-type="string">
            <text:p>2020-11-03</text:p>
          </table:table-cell>
          <table:table-cell office:value-type="float" office:value="32484.3095930546" calcext:value-type="float">
            <text:p>32484.3095930546</text:p>
          </table:table-cell>
          <table:table-cell office:value-type="float" office:value="471870.420841109" calcext:value-type="float">
            <text:p>471870.420841109</text:p>
          </table:table-cell>
        </table:table-row>
        <table:table-row table:style-name="ro1">
          <table:table-cell office:value-type="string" calcext:value-type="string">
            <text:p>2020-11-04</text:p>
          </table:table-cell>
          <table:table-cell office:value-type="float" office:value="31646.9040354956" calcext:value-type="float">
            <text:p>31646.9040354956</text:p>
          </table:table-cell>
          <table:table-cell office:value-type="float" office:value="471137.648295111" calcext:value-type="float">
            <text:p>471137.648295111</text:p>
          </table:table-cell>
        </table:table-row>
        <table:table-row table:style-name="ro1">
          <table:table-cell office:value-type="string" calcext:value-type="string">
            <text:p>2020-11-05</text:p>
          </table:table-cell>
          <table:table-cell office:value-type="float" office:value="31510.9027733183" calcext:value-type="float">
            <text:p>31510.9027733183</text:p>
          </table:table-cell>
          <table:table-cell office:value-type="float" office:value="469815.394102325" calcext:value-type="float">
            <text:p>469815.394102325</text:p>
          </table:table-cell>
        </table:table-row>
        <table:table-row table:style-name="ro1">
          <table:table-cell office:value-type="string" calcext:value-type="string">
            <text:p>2020-11-06</text:p>
          </table:table-cell>
          <table:table-cell office:value-type="float" office:value="31112.6405930084" calcext:value-type="float">
            <text:p>31112.6405930084</text:p>
          </table:table-cell>
          <table:table-cell office:value-type="float" office:value="467694.16193154" calcext:value-type="float">
            <text:p>467694.16193154</text:p>
          </table:table-cell>
        </table:table-row>
        <table:table-row table:style-name="ro1">
          <table:table-cell office:value-type="string" calcext:value-type="string">
            <text:p>2020-11-07</text:p>
          </table:table-cell>
          <table:table-cell office:value-type="float" office:value="31493.08592687" calcext:value-type="float">
            <text:p>31493.08592687</text:p>
          </table:table-cell>
          <table:table-cell office:value-type="float" office:value="465600.557558638" calcext:value-type="float">
            <text:p>465600.557558638</text:p>
          </table:table-cell>
        </table:table-row>
        <table:table-row table:style-name="ro1">
          <table:table-cell office:value-type="string" calcext:value-type="string">
            <text:p>2020-11-08</text:p>
          </table:table-cell>
          <table:table-cell office:value-type="float" office:value="31579.4419749447" calcext:value-type="float">
            <text:p>31579.4419749447</text:p>
          </table:table-cell>
          <table:table-cell office:value-type="float" office:value="463376.087198796" calcext:value-type="float">
            <text:p>463376.087198796</text:p>
          </table:table-cell>
        </table:table-row>
        <table:table-row table:style-name="ro1">
          <table:table-cell office:value-type="string" calcext:value-type="string">
            <text:p>2020-11-09</text:p>
          </table:table-cell>
          <table:table-cell office:value-type="float" office:value="31915.8886434613" calcext:value-type="float">
            <text:p>31915.8886434613</text:p>
          </table:table-cell>
          <table:table-cell office:value-type="float" office:value="461369.875419238" calcext:value-type="float">
            <text:p>461369.875419238</text:p>
          </table:table-cell>
        </table:table-row>
        <table:table-row table:style-name="ro1">
          <table:table-cell office:value-type="string" calcext:value-type="string">
            <text:p>2020-11-10</text:p>
          </table:table-cell>
          <table:table-cell office:value-type="float" office:value="33073.0280055103" calcext:value-type="float">
            <text:p>33073.0280055103</text:p>
          </table:table-cell>
          <table:table-cell office:value-type="float" office:value="460576.872971994" calcext:value-type="float">
            <text:p>460576.872971994</text:p>
          </table:table-cell>
        </table:table-row>
        <table:table-row table:style-name="ro1">
          <table:table-cell office:value-type="string" calcext:value-type="string">
            <text:p>2020-11-11</text:p>
          </table:table-cell>
          <table:table-cell office:value-type="float" office:value="32979.8898565384" calcext:value-type="float">
            <text:p>32979.8898565384</text:p>
          </table:table-cell>
          <table:table-cell office:value-type="float" office:value="459815.424603329" calcext:value-type="float">
            <text:p>459815.424603329</text:p>
          </table:table-cell>
        </table:table-row>
        <table:table-row table:style-name="ro1">
          <table:table-cell office:value-type="string" calcext:value-type="string">
            <text:p>2020-11-12</text:p>
          </table:table-cell>
          <table:table-cell office:value-type="float" office:value="31941.702041516" calcext:value-type="float">
            <text:p>31941.702041516</text:p>
          </table:table-cell>
          <table:table-cell office:value-type="float" office:value="458192.86685051" calcext:value-type="float">
            <text:p>458192.86685051</text:p>
          </table:table-cell>
        </table:table-row>
        <table:table-row table:style-name="ro1">
          <table:table-cell office:value-type="string" calcext:value-type="string">
            <text:p>2020-11-13</text:p>
          </table:table-cell>
          <table:table-cell office:value-type="float" office:value="32480.9584107093" calcext:value-type="float">
            <text:p>32480.9584107093</text:p>
          </table:table-cell>
          <table:table-cell office:value-type="float" office:value="457334.241069687" calcext:value-type="float">
            <text:p>457334.241069687</text:p>
          </table:table-cell>
        </table:table-row>
        <table:table-row table:style-name="ro1">
          <table:table-cell office:value-type="string" calcext:value-type="string">
            <text:p>2020-11-14</text:p>
          </table:table-cell>
          <table:table-cell office:value-type="float" office:value="32358.7848254956" calcext:value-type="float">
            <text:p>32358.7848254956</text:p>
          </table:table-cell>
          <table:table-cell office:value-type="float" office:value="456573.746638779" calcext:value-type="float">
            <text:p>456573.746638779</text:p>
          </table:table-cell>
        </table:table-row>
        <table:table-row table:style-name="ro1">
          <table:table-cell office:value-type="string" calcext:value-type="string">
            <text:p>2020-11-15</text:p>
          </table:table-cell>
          <table:table-cell office:value-type="float" office:value="31950.7189132656" calcext:value-type="float">
            <text:p>31950.7189132656</text:p>
          </table:table-cell>
          <table:table-cell office:value-type="float" office:value="455589.131913476" calcext:value-type="float">
            <text:p>455589.131913476</text:p>
          </table:table-cell>
        </table:table-row>
        <table:table-row table:style-name="ro1">
          <table:table-cell office:value-type="string" calcext:value-type="string">
            <text:p>2020-11-16</text:p>
          </table:table-cell>
          <table:table-cell office:value-type="float" office:value="32420.1203497476" calcext:value-type="float">
            <text:p>32420.1203497476</text:p>
          </table:table-cell>
          <table:table-cell office:value-type="float" office:value="455172.276422731" calcext:value-type="float">
            <text:p>455172.276422731</text:p>
          </table:table-cell>
        </table:table-row>
        <table:table-row table:style-name="ro1">
          <table:table-cell office:value-type="string" calcext:value-type="string">
            <text:p>2020-11-17</text:p>
          </table:table-cell>
          <table:table-cell office:value-type="float" office:value="32481.7077325155" calcext:value-type="float">
            <text:p>32481.7077325155</text:p>
          </table:table-cell>
          <table:table-cell office:value-type="float" office:value="454767.674970412" calcext:value-type="float">
            <text:p>454767.674970412</text:p>
          </table:table-cell>
        </table:table-row>
        <table:table-row table:style-name="ro1">
          <table:table-cell office:value-type="string" calcext:value-type="string">
            <text:p>2020-11-18</text:p>
          </table:table-cell>
          <table:table-cell office:value-type="float" office:value="31344.7719860592" calcext:value-type="float">
            <text:p>31344.7719860592</text:p>
          </table:table-cell>
          <table:table-cell office:value-type="float" office:value="453233.500585563" calcext:value-type="float">
            <text:p>453233.500585563</text:p>
          </table:table-cell>
        </table:table-row>
        <table:table-row table:style-name="ro1">
          <table:table-cell office:value-type="string" calcext:value-type="string">
            <text:p>2020-11-19</text:p>
          </table:table-cell>
          <table:table-cell office:value-type="float" office:value="30611.5621253315" calcext:value-type="float">
            <text:p>30611.5621253315</text:p>
          </table:table-cell>
          <table:table-cell office:value-type="float" office:value="451097.339049129" calcext:value-type="float">
            <text:p>451097.339049129</text:p>
          </table:table-cell>
        </table:table-row>
        <table:table-row table:style-name="ro1">
          <table:table-cell office:value-type="string" calcext:value-type="string">
            <text:p>2020-11-20</text:p>
          </table:table-cell>
          <table:table-cell office:value-type="float" office:value="29128.7712530053" calcext:value-type="float">
            <text:p>29128.7712530053</text:p>
          </table:table-cell>
          <table:table-cell office:value-type="float" office:value="447459.101715467" calcext:value-type="float">
            <text:p>447459.101715467</text:p>
          </table:table-cell>
        </table:table-row>
        <table:table-row table:style-name="ro1">
          <table:table-cell office:value-type="string" calcext:value-type="string">
            <text:p>2020-11-21</text:p>
          </table:table-cell>
          <table:table-cell office:value-type="float" office:value="28136.8347622865" calcext:value-type="float">
            <text:p>28136.8347622865</text:p>
          </table:table-cell>
          <table:table-cell office:value-type="float" office:value="442837.522350925" calcext:value-type="float">
            <text:p>442837.522350925</text:p>
          </table:table-cell>
        </table:table-row>
        <table:table-row table:style-name="ro1">
          <table:table-cell office:value-type="string" calcext:value-type="string">
            <text:p>2020-11-22</text:p>
          </table:table-cell>
          <table:table-cell office:value-type="float" office:value="26134.9635621823" calcext:value-type="float">
            <text:p>26134.9635621823</text:p>
          </table:table-cell>
          <table:table-cell office:value-type="float" office:value="436304.726830845" calcext:value-type="float">
            <text:p>436304.726830845</text:p>
          </table:table-cell>
        </table:table-row>
        <table:table-row table:style-name="ro1">
          <table:table-cell office:value-type="string" calcext:value-type="string">
            <text:p>2020-11-23</text:p>
          </table:table-cell>
          <table:table-cell office:value-type="float" office:value="24170.4011063739" calcext:value-type="float">
            <text:p>24170.4011063739</text:p>
          </table:table-cell>
          <table:table-cell office:value-type="float" office:value="427858.58642447" calcext:value-type="float">
            <text:p>427858.58642447</text:p>
          </table:table-cell>
        </table:table-row>
        <table:table-row table:style-name="ro1">
          <table:table-cell office:value-type="string" calcext:value-type="string">
            <text:p>2020-11-24</text:p>
          </table:table-cell>
          <table:table-cell office:value-type="float" office:value="21757.0244930007" calcext:value-type="float">
            <text:p>21757.0244930007</text:p>
          </table:table-cell>
          <table:table-cell office:value-type="float" office:value="417031.737742042" calcext:value-type="float">
            <text:p>417031.737742042</text:p>
          </table:table-cell>
        </table:table-row>
        <table:table-row table:style-name="ro1">
          <table:table-cell office:value-type="string" calcext:value-type="string">
            <text:p>2020-11-25</text:p>
          </table:table-cell>
          <table:table-cell office:value-type="float" office:value="20521.1033635732" calcext:value-type="float">
            <text:p>20521.1033635732</text:p>
          </table:table-cell>
          <table:table-cell office:value-type="float" office:value="405084.007116973" calcext:value-type="float">
            <text:p>405084.007116973</text:p>
          </table:table-cell>
        </table:table-row>
        <table:table-row table:style-name="ro1">
          <table:table-cell office:value-type="string" calcext:value-type="string">
            <text:p>2020-11-26</text:p>
          </table:table-cell>
          <table:table-cell office:value-type="float" office:value="19497.6019434466" calcext:value-type="float">
            <text:p>19497.6019434466</text:p>
          </table:table-cell>
          <table:table-cell office:value-type="float" office:value="392291.454311766" calcext:value-type="float">
            <text:p>392291.454311766</text:p>
          </table:table-cell>
        </table:table-row>
        <table:table-row table:style-name="ro1">
          <table:table-cell office:value-type="string" calcext:value-type="string">
            <text:p>2020-11-27</text:p>
          </table:table-cell>
          <table:table-cell office:value-type="float" office:value="18274.0763719522" calcext:value-type="float">
            <text:p>18274.0763719522</text:p>
          </table:table-cell>
          <table:table-cell office:value-type="float" office:value="378609.761276352" calcext:value-type="float">
            <text:p>378609.761276352</text:p>
          </table:table-cell>
        </table:table-row>
        <table:table-row table:style-name="ro1">
          <table:table-cell office:value-type="string" calcext:value-type="string">
            <text:p>2020-11-28</text:p>
          </table:table-cell>
          <table:table-cell office:value-type="float" office:value="17011.5958103146" calcext:value-type="float">
            <text:p>17011.5958103146</text:p>
          </table:table-cell>
          <table:table-cell office:value-type="float" office:value="364071.5865472" calcext:value-type="float">
            <text:p>364071.5865472</text:p>
          </table:table-cell>
        </table:table-row>
        <table:table-row table:style-name="ro1">
          <table:table-cell office:value-type="string" calcext:value-type="string">
            <text:p>2020-11-29</text:p>
          </table:table-cell>
          <table:table-cell office:value-type="float" office:value="16230.3083678827" calcext:value-type="float">
            <text:p>16230.3083678827</text:p>
          </table:table-cell>
          <table:table-cell office:value-type="float" office:value="349329.41922285" calcext:value-type="float">
            <text:p>349329.41922285</text:p>
          </table:table-cell>
        </table:table-row>
        <table:table-row table:style-name="ro1">
          <table:table-cell office:value-type="string" calcext:value-type="string">
            <text:p>2020-11-30</text:p>
          </table:table-cell>
          <table:table-cell office:value-type="float" office:value="15816.0919973078" calcext:value-type="float">
            <text:p>15816.0919973078</text:p>
          </table:table-cell>
          <table:table-cell office:value-type="float" office:value="334933.847012645" calcext:value-type="float">
            <text:p>334933.847012645</text:p>
          </table:table-cell>
        </table:table-row>
        <table:table-row table:style-name="ro1">
          <table:table-cell office:value-type="string" calcext:value-type="string">
            <text:p>2020-12-01</text:p>
          </table:table-cell>
          <table:table-cell office:value-type="float" office:value="15126.4009218409" calcext:value-type="float">
            <text:p>15126.4009218409</text:p>
          </table:table-cell>
          <table:table-cell office:value-type="float" office:value="320773.733078815" calcext:value-type="float">
            <text:p>320773.733078815</text:p>
          </table:table-cell>
        </table:table-row>
        <table:table-row table:style-name="ro1">
          <table:table-cell office:value-type="string" calcext:value-type="string">
            <text:p>2020-12-02</text:p>
          </table:table-cell>
          <table:table-cell office:value-type="float" office:value="14457.2476390719" calcext:value-type="float">
            <text:p>14457.2476390719</text:p>
          </table:table-cell>
          <table:table-cell office:value-type="float" office:value="306931.148123765" calcext:value-type="float">
            <text:p>306931.148123765</text:p>
          </table:table-cell>
        </table:table-row>
        <table:table-row table:style-name="ro1">
          <table:table-cell office:value-type="string" calcext:value-type="string">
            <text:p>2020-12-03</text:p>
          </table:table-cell>
          <table:table-cell office:value-type="float" office:value="14175.2715437604" calcext:value-type="float">
            <text:p>14175.2715437604</text:p>
          </table:table-cell>
          <table:table-cell office:value-type="float" office:value="293838.429914398" calcext:value-type="float">
            <text:p>293838.429914398</text:p>
          </table:table-cell>
        </table:table-row>
        <table:table-row table:style-name="ro1">
          <table:table-cell office:value-type="string" calcext:value-type="string">
            <text:p>2020-12-04</text:p>
          </table:table-cell>
          <table:table-cell office:value-type="float" office:value="14104.4499694713" calcext:value-type="float">
            <text:p>14104.4499694713</text:p>
          </table:table-cell>
          <table:table-cell office:value-type="float" office:value="281762.026746062" calcext:value-type="float">
            <text:p>281762.026746062</text:p>
          </table:table-cell>
        </table:table-row>
        <table:table-row table:style-name="ro1">
          <table:table-cell office:value-type="string" calcext:value-type="string">
            <text:p>2020-12-05</text:p>
          </table:table-cell>
          <table:table-cell office:value-type="float" office:value="14310.7746017935" calcext:value-type="float">
            <text:p>14310.7746017935</text:p>
          </table:table-cell>
          <table:table-cell office:value-type="float" office:value="270992.809273345" calcext:value-type="float">
            <text:p>270992.809273345</text:p>
          </table:table-cell>
        </table:table-row>
        <table:table-row table:style-name="ro1">
          <table:table-cell office:value-type="string" calcext:value-type="string">
            <text:p>2020-12-06</text:p>
          </table:table-cell>
          <table:table-cell office:value-type="float" office:value="14410.0884580438" calcext:value-type="float">
            <text:p>14410.0884580438</text:p>
          </table:table-cell>
          <table:table-cell office:value-type="float" office:value="261399.692883777" calcext:value-type="float">
            <text:p>261399.692883777</text:p>
          </table:table-cell>
        </table:table-row>
        <table:table-row table:style-name="ro1">
          <table:table-cell office:value-type="string" calcext:value-type="string">
            <text:p>2020-12-07</text:p>
          </table:table-cell>
          <table:table-cell office:value-type="float" office:value="14683.4302005526" calcext:value-type="float">
            <text:p>14683.4302005526</text:p>
          </table:table-cell>
          <table:table-cell office:value-type="float" office:value="253057.145060787" calcext:value-type="float">
            <text:p>253057.145060787</text:p>
          </table:table-cell>
        </table:table-row>
        <table:table-row table:style-name="ro1">
          <table:table-cell office:value-type="string" calcext:value-type="string">
            <text:p>2020-12-08</text:p>
          </table:table-cell>
          <table:table-cell office:value-type="float" office:value="14705.6504882352" calcext:value-type="float">
            <text:p>14705.6504882352</text:p>
          </table:table-cell>
          <table:table-cell office:value-type="float" office:value="245713.824325654" calcext:value-type="float">
            <text:p>245713.824325654</text:p>
          </table:table-cell>
        </table:table-row>
        <table:table-row table:style-name="ro1">
          <table:table-cell office:value-type="string" calcext:value-type="string">
            <text:p>2020-12-09</text:p>
          </table:table-cell>
          <table:table-cell office:value-type="float" office:value="15190.7674983657" calcext:value-type="float">
            <text:p>15190.7674983657</text:p>
          </table:table-cell>
          <table:table-cell office:value-type="float" office:value="239835.846175035" calcext:value-type="float">
            <text:p>239835.846175035</text:p>
          </table:table-cell>
        </table:table-row>
        <table:table-row table:style-name="ro1">
          <table:table-cell office:value-type="string" calcext:value-type="string">
            <text:p>2020-12-10</text:p>
          </table:table-cell>
          <table:table-cell office:value-type="float" office:value="15411.0560791703" calcext:value-type="float">
            <text:p>15411.0560791703</text:p>
          </table:table-cell>
          <table:table-cell office:value-type="float" office:value="235027.207314997" calcext:value-type="float">
            <text:p>235027.207314997</text:p>
          </table:table-cell>
        </table:table-row>
        <table:table-row table:style-name="ro1">
          <table:table-cell office:value-type="string" calcext:value-type="string">
            <text:p>2020-12-11</text:p>
          </table:table-cell>
          <table:table-cell office:value-type="float" office:value="16753.16046199" calcext:value-type="float">
            <text:p>16753.16046199</text:p>
          </table:table-cell>
          <table:table-cell office:value-type="float" office:value="232361.188703542" calcext:value-type="float">
            <text:p>232361.188703542</text:p>
          </table:table-cell>
        </table:table-row>
        <table:table-row table:style-name="ro1">
          <table:table-cell office:value-type="string" calcext:value-type="string">
            <text:p>2020-12-12</text:p>
          </table:table-cell>
          <table:table-cell office:value-type="float" office:value="17821.35583901" calcext:value-type="float">
            <text:p>17821.35583901</text:p>
          </table:table-cell>
          <table:table-cell office:value-type="float" office:value="231470.469279389" calcext:value-type="float">
            <text:p>231470.469279389</text:p>
          </table:table-cell>
        </table:table-row>
        <table:table-row table:style-name="ro1">
          <table:table-cell office:value-type="string" calcext:value-type="string">
            <text:p>2020-12-13</text:p>
          </table:table-cell>
          <table:table-cell office:value-type="float" office:value="19061.6203296419" calcext:value-type="float">
            <text:p>19061.6203296419</text:p>
          </table:table-cell>
          <table:table-cell office:value-type="float" office:value="232406.138070496" calcext:value-type="float">
            <text:p>232406.138070496</text:p>
          </table:table-cell>
        </table:table-row>
        <table:table-row table:style-name="ro1">
          <table:table-cell office:value-type="string" calcext:value-type="string">
            <text:p>2020-12-14</text:p>
          </table:table-cell>
          <table:table-cell office:value-type="float" office:value="20022.9324467741" calcext:value-type="float">
            <text:p>20022.9324467741</text:p>
          </table:table-cell>
          <table:table-cell office:value-type="float" office:value="234805.904900263" calcext:value-type="float">
            <text:p>234805.904900263</text:p>
          </table:table-cell>
        </table:table-row>
        <table:table-row table:style-name="ro1">
          <table:table-cell office:value-type="string" calcext:value-type="string">
            <text:p>2020-12-15</text:p>
          </table:table-cell>
          <table:table-cell office:value-type="float" office:value="22098.761435343" calcext:value-type="float">
            <text:p>22098.761435343</text:p>
          </table:table-cell>
          <table:table-cell office:value-type="float" office:value="239716.71541149" calcext:value-type="float">
            <text:p>239716.71541149</text:p>
          </table:table-cell>
        </table:table-row>
        <table:table-row table:style-name="ro1">
          <table:table-cell office:value-type="string" calcext:value-type="string">
            <text:p>2020-12-16</text:p>
          </table:table-cell>
          <table:table-cell office:value-type="float" office:value="24081.4829527829" calcext:value-type="float">
            <text:p>24081.4829527829</text:p>
          </table:table-cell>
          <table:table-cell office:value-type="float" office:value="246880.671946897" calcext:value-type="float">
            <text:p>246880.671946897</text:p>
          </table:table-cell>
        </table:table-row>
        <table:table-row table:style-name="ro1">
          <table:table-cell office:value-type="string" calcext:value-type="string">
            <text:p>2020-12-17</text:p>
          </table:table-cell>
          <table:table-cell office:value-type="float" office:value="26264.0133384073" calcext:value-type="float">
            <text:p>26264.0133384073</text:p>
          </table:table-cell>
          <table:table-cell office:value-type="float" office:value="256468.004685909" calcext:value-type="float">
            <text:p>256468.004685909</text:p>
          </table:table-cell>
        </table:table-row>
        <table:table-row table:style-name="ro1">
          <table:table-cell office:value-type="string" calcext:value-type="string">
            <text:p>2020-12-18</text:p>
          </table:table-cell>
          <table:table-cell office:value-type="float" office:value="28002.8840947179" calcext:value-type="float">
            <text:p>28002.8840947179</text:p>
          </table:table-cell>
          <table:table-cell office:value-type="float" office:value="267902.672249513" calcext:value-type="float">
            <text:p>267902.672249513</text:p>
          </table:table-cell>
        </table:table-row>
        <table:table-row table:style-name="ro1">
          <table:table-cell office:value-type="string" calcext:value-type="string">
            <text:p>2020-12-19</text:p>
          </table:table-cell>
          <table:table-cell office:value-type="float" office:value="30077.0598153093" calcext:value-type="float">
            <text:p>30077.0598153093</text:p>
          </table:table-cell>
          <table:table-cell office:value-type="float" office:value="281375.438163694" calcext:value-type="float">
            <text:p>281375.438163694</text:p>
          </table:table-cell>
        </table:table-row>
        <table:table-row table:style-name="ro1">
          <table:table-cell office:value-type="string" calcext:value-type="string">
            <text:p>2020-12-20</text:p>
          </table:table-cell>
          <table:table-cell office:value-type="float" office:value="31796.294544729" calcext:value-type="float">
            <text:p>31796.294544729</text:p>
          </table:table-cell>
          <table:table-cell office:value-type="float" office:value="296419.51460756" calcext:value-type="float">
            <text:p>296419.51460756</text:p>
          </table:table-cell>
        </table:table-row>
        <table:table-row table:style-name="ro1">
          <table:table-cell office:value-type="string" calcext:value-type="string">
            <text:p>2020-12-21</text:p>
          </table:table-cell>
          <table:table-cell office:value-type="float" office:value="33834.5561456031" calcext:value-type="float">
            <text:p>33834.5561456031</text:p>
          </table:table-cell>
          <table:table-cell office:value-type="float" office:value="313218.027510128" calcext:value-type="float">
            <text:p>313218.027510128</text:p>
          </table:table-cell>
        </table:table-row>
        <table:table-row table:style-name="ro1">
          <table:table-cell office:value-type="string" calcext:value-type="string">
            <text:p>2020-12-22</text:p>
          </table:table-cell>
          <table:table-cell office:value-type="float" office:value="35676.1647634312" calcext:value-type="float">
            <text:p>35676.1647634312</text:p>
          </table:table-cell>
          <table:table-cell office:value-type="float" office:value="331398.426793068" calcext:value-type="float">
            <text:p>331398.426793068</text:p>
          </table:table-cell>
        </table:table-row>
        <table:table-row table:style-name="ro1">
          <table:table-cell office:value-type="string" calcext:value-type="string">
            <text:p>2020-12-23</text:p>
          </table:table-cell>
          <table:table-cell office:value-type="float" office:value="36785.3571027329" calcext:value-type="float">
            <text:p>36785.3571027329</text:p>
          </table:table-cell>
          <table:table-cell office:value-type="float" office:value="350039.049449948" calcext:value-type="float">
            <text:p>350039.049449948</text:p>
          </table:table-cell>
        </table:table-row>
        <table:table-row table:style-name="ro1">
          <table:table-cell office:value-type="string" calcext:value-type="string">
            <text:p>2020-12-24</text:p>
          </table:table-cell>
          <table:table-cell office:value-type="float" office:value="38407.378337726" calcext:value-type="float">
            <text:p>38407.378337726</text:p>
          </table:table-cell>
          <table:table-cell office:value-type="float" office:value="369516.506542942" calcext:value-type="float">
            <text:p>369516.506542942</text:p>
          </table:table-cell>
        </table:table-row>
        <table:table-row table:style-name="ro1">
          <table:table-cell office:value-type="string" calcext:value-type="string">
            <text:p>2020-12-25</text:p>
          </table:table-cell>
          <table:table-cell office:value-type="float" office:value="39367.8481359487" calcext:value-type="float">
            <text:p>39367.8481359487</text:p>
          </table:table-cell>
          <table:table-cell office:value-type="float" office:value="389006.155428971" calcext:value-type="float">
            <text:p>389006.155428971</text:p>
          </table:table-cell>
        </table:table-row>
        <table:table-row table:style-name="ro1">
          <table:table-cell office:value-type="string" calcext:value-type="string">
            <text:p>2020-12-26</text:p>
          </table:table-cell>
          <table:table-cell office:value-type="float" office:value="41807.3933827083" calcext:value-type="float">
            <text:p>41807.3933827083</text:p>
          </table:table-cell>
          <table:table-cell office:value-type="float" office:value="409835.487612042" calcext:value-type="float">
            <text:p>409835.487612042</text:p>
          </table:table-cell>
        </table:table-row>
        <table:table-row table:style-name="ro1">
          <table:table-cell office:value-type="string" calcext:value-type="string">
            <text:p>2020-12-27</text:p>
          </table:table-cell>
          <table:table-cell office:value-type="float" office:value="44325.4331133048" calcext:value-type="float">
            <text:p>44325.4331133048</text:p>
          </table:table-cell>
          <table:table-cell office:value-type="float" office:value="431972.775207265" calcext:value-type="float">
            <text:p>431972.775207265</text:p>
          </table:table-cell>
        </table:table-row>
        <table:table-row table:style-name="ro1">
          <table:table-cell office:value-type="string" calcext:value-type="string">
            <text:p>2020-12-28</text:p>
          </table:table-cell>
          <table:table-cell office:value-type="float" office:value="46052.5335761641" calcext:value-type="float">
            <text:p>46052.5335761641</text:p>
          </table:table-cell>
          <table:table-cell office:value-type="float" office:value="454523.963251926" calcext:value-type="float">
            <text:p>454523.963251926</text:p>
          </table:table-cell>
        </table:table-row>
        <table:table-row table:style-name="ro1">
          <table:table-cell office:value-type="string" calcext:value-type="string">
            <text:p>2020-12-29</text:p>
          </table:table-cell>
          <table:table-cell office:value-type="float" office:value="49001.5280122192" calcext:value-type="float">
            <text:p>49001.5280122192</text:p>
          </table:table-cell>
          <table:table-cell office:value-type="float" office:value="478628.958434492" calcext:value-type="float">
            <text:p>478628.958434492</text:p>
          </table:table-cell>
        </table:table-row>
        <table:table-row table:style-name="ro1">
          <table:table-cell office:value-type="string" calcext:value-type="string">
            <text:p>2020-12-30</text:p>
          </table:table-cell>
          <table:table-cell office:value-type="float" office:value="50903.8947275925" calcext:value-type="float">
            <text:p>50903.8947275925</text:p>
          </table:table-cell>
          <table:table-cell office:value-type="float" office:value="503249.975219439" calcext:value-type="float">
            <text:p>503249.975219439</text:p>
          </table:table-cell>
        </table:table-row>
        <table:table-row table:style-name="ro1">
          <table:table-cell office:value-type="string" calcext:value-type="string">
            <text:p>2020-12-31</text:p>
          </table:table-cell>
          <table:table-cell office:value-type="float" office:value="51998.9505732893" calcext:value-type="float">
            <text:p>51998.9505732893</text:p>
          </table:table-cell>
          <table:table-cell office:value-type="float" office:value="527532.152348712" calcext:value-type="float">
            <text:p>527532.152348712</text:p>
          </table:table-cell>
        </table:table-row>
        <table:table-row table:style-name="ro1">
          <table:table-cell office:value-type="string" calcext:value-type="string">
            <text:p>2021-01-01</text:p>
          </table:table-cell>
          <table:table-cell office:value-type="float" office:value="52696.2082863246" calcext:value-type="float">
            <text:p>52696.2082863246</text:p>
          </table:table-cell>
          <table:table-cell office:value-type="float" office:value="551092.452099251" calcext:value-type="float">
            <text:p>551092.452099251</text:p>
          </table:table-cell>
        </table:table-row>
        <table:table-row table:style-name="ro1">
          <table:table-cell office:value-type="string" calcext:value-type="string">
            <text:p>2021-01-02</text:p>
          </table:table-cell>
          <table:table-cell office:value-type="float" office:value="53278.5401679989" calcext:value-type="float">
            <text:p>53278.5401679989</text:p>
          </table:table-cell>
          <table:table-cell office:value-type="float" office:value="573709.250667001" calcext:value-type="float">
            <text:p>573709.250667001</text:p>
          </table:table-cell>
        </table:table-row>
        <table:table-row table:style-name="ro1">
          <table:table-cell office:value-type="string" calcext:value-type="string">
            <text:p>2021-01-03</text:p>
          </table:table-cell>
          <table:table-cell office:value-type="float" office:value="53179.7582393184" calcext:value-type="float">
            <text:p>53179.7582393184</text:p>
          </table:table-cell>
          <table:table-cell office:value-type="float" office:value="594573.6087265" calcext:value-type="float">
            <text:p>594573.6087265</text:p>
          </table:table-cell>
        </table:table-row>
        <table:table-row table:style-name="ro1">
          <table:table-cell office:value-type="string" calcext:value-type="string">
            <text:p>2021-01-04</text:p>
          </table:table-cell>
          <table:table-cell office:value-type="float" office:value="52195.312098619" calcext:value-type="float">
            <text:p>52195.312098619</text:p>
          </table:table-cell>
          <table:table-cell office:value-type="float" office:value="612843.538520164" calcext:value-type="float">
            <text:p>612843.538520164</text:p>
          </table:table-cell>
        </table:table-row>
        <table:table-row table:style-name="ro1">
          <table:table-cell office:value-type="string" calcext:value-type="string">
            <text:p>2021-01-05</text:p>
          </table:table-cell>
          <table:table-cell office:value-type="float" office:value="51553.6330272624" calcext:value-type="float">
            <text:p>51553.6330272624</text:p>
          </table:table-cell>
          <table:table-cell office:value-type="float" office:value="628667.695344092" calcext:value-type="float">
            <text:p>628667.695344092</text:p>
          </table:table-cell>
        </table:table-row>
        <table:table-row table:style-name="ro1">
          <table:table-cell office:value-type="string" calcext:value-type="string">
            <text:p>2021-01-06</text:p>
          </table:table-cell>
          <table:table-cell office:value-type="float" office:value="49966.1374705391" calcext:value-type="float">
            <text:p>49966.1374705391</text:p>
          </table:table-cell>
          <table:table-cell office:value-type="float" office:value="641088.439146169" calcext:value-type="float">
            <text:p>641088.439146169</text:p>
          </table:table-cell>
        </table:table-row>
        <table:table-row table:style-name="ro1">
          <table:table-cell office:value-type="string" calcext:value-type="string">
            <text:p>2021-01-07</text:p>
          </table:table-cell>
          <table:table-cell office:value-type="float" office:value="48101.7551766501" calcext:value-type="float">
            <text:p>48101.7551766501</text:p>
          </table:table-cell>
          <table:table-cell office:value-type="float" office:value="649897.343819789" calcext:value-type="float">
            <text:p>649897.343819789</text:p>
          </table:table-cell>
        </table:table-row>
        <table:table-row table:style-name="ro1">
          <table:table-cell office:value-type="string" calcext:value-type="string">
            <text:p>2021-01-08</text:p>
          </table:table-cell>
          <table:table-cell office:value-type="float" office:value="47132.6010652093" calcext:value-type="float">
            <text:p>47132.6010652093</text:p>
          </table:table-cell>
          <table:table-cell office:value-type="float" office:value="656067.892095475" calcext:value-type="float">
            <text:p>656067.892095475</text:p>
          </table:table-cell>
        </table:table-row>
        <table:table-row table:style-name="ro1">
          <table:table-cell office:value-type="string" calcext:value-type="string">
            <text:p>2021-01-09</text:p>
          </table:table-cell>
          <table:table-cell office:value-type="float" office:value="44916.045056805" calcext:value-type="float">
            <text:p>44916.045056805</text:p>
          </table:table-cell>
          <table:table-cell office:value-type="float" office:value="658475.374790805" calcext:value-type="float">
            <text:p>658475.374790805</text:p>
          </table:table-cell>
        </table:table-row>
        <table:table-row table:style-name="ro1">
          <table:table-cell office:value-type="string" calcext:value-type="string">
            <text:p>2021-01-10</text:p>
          </table:table-cell>
          <table:table-cell office:value-type="float" office:value="42914.2430511785" calcext:value-type="float">
            <text:p>42914.2430511785</text:p>
          </table:table-cell>
          <table:table-cell office:value-type="float" office:value="657455.083446606" calcext:value-type="float">
            <text:p>657455.083446606</text:p>
          </table:table-cell>
        </table:table-row>
        <table:table-row table:style-name="ro1">
          <table:table-cell office:value-type="string" calcext:value-type="string">
            <text:p>2021-01-11</text:p>
          </table:table-cell>
          <table:table-cell office:value-type="float" office:value="40093.4324659232" calcext:value-type="float">
            <text:p>40093.4324659232</text:p>
          </table:table-cell>
          <table:table-cell office:value-type="float" office:value="652461.876041259" calcext:value-type="float">
            <text:p>652461.876041259</text:p>
          </table:table-cell>
        </table:table-row>
        <table:table-row table:style-name="ro1">
          <table:table-cell office:value-type="string" calcext:value-type="string">
            <text:p>2021-01-12</text:p>
          </table:table-cell>
          <table:table-cell office:value-type="float" office:value="37381.1130137302" calcext:value-type="float">
            <text:p>37381.1130137302</text:p>
          </table:table-cell>
          <table:table-cell office:value-type="float" office:value="643797.025774334" calcext:value-type="float">
            <text:p>643797.025774334</text:p>
          </table:table-cell>
        </table:table-row>
        <table:table-row table:style-name="ro1">
          <table:table-cell office:value-type="string" calcext:value-type="string">
            <text:p>2021-01-13</text:p>
          </table:table-cell>
          <table:table-cell office:value-type="float" office:value="34854.9436605012" calcext:value-type="float">
            <text:p>34854.9436605012</text:p>
          </table:table-cell>
          <table:table-cell office:value-type="float" office:value="631924.426199046" calcext:value-type="float">
            <text:p>631924.426199046</text:p>
          </table:table-cell>
        </table:table-row>
        <table:table-row table:style-name="ro1">
          <table:table-cell office:value-type="string" calcext:value-type="string">
            <text:p>2021-01-14</text:p>
          </table:table-cell>
          <table:table-cell office:value-type="float" office:value="33486.6479670945" calcext:value-type="float">
            <text:p>33486.6479670945</text:p>
          </table:table-cell>
          <table:table-cell office:value-type="float" office:value="618254.840345206" calcext:value-type="float">
            <text:p>618254.840345206</text:p>
          </table:table-cell>
        </table:table-row>
        <table:table-row table:style-name="ro1">
          <table:table-cell office:value-type="string" calcext:value-type="string">
            <text:p>2021-01-15</text:p>
          </table:table-cell>
          <table:table-cell office:value-type="float" office:value="31984.4739917727" calcext:value-type="float">
            <text:p>31984.4739917727</text:p>
          </table:table-cell>
          <table:table-cell office:value-type="float" office:value="602811.14621818" calcext:value-type="float">
            <text:p>602811.14621818</text:p>
          </table:table-cell>
        </table:table-row>
        <table:table-row table:style-name="ro1">
          <table:table-cell office:value-type="string" calcext:value-type="string">
            <text:p>2021-01-16</text:p>
          </table:table-cell>
          <table:table-cell office:value-type="float" office:value="30768.4284570013" calcext:value-type="float">
            <text:p>30768.4284570013</text:p>
          </table:table-cell>
          <table:table-cell office:value-type="float" office:value="586210.505797519" calcext:value-type="float">
            <text:p>586210.505797519</text:p>
          </table:table-cell>
        </table:table-row>
        <table:table-row table:style-name="ro1">
          <table:table-cell office:value-type="string" calcext:value-type="string">
            <text:p>2021-01-17</text:p>
          </table:table-cell>
          <table:table-cell office:value-type="float" office:value="28768.3256086569" calcext:value-type="float">
            <text:p>28768.3256086569</text:p>
          </table:table-cell>
          <table:table-cell office:value-type="float" office:value="567932.781791293" calcext:value-type="float">
            <text:p>567932.781791293</text:p>
          </table:table-cell>
        </table:table-row>
        <table:table-row table:style-name="ro1">
          <table:table-cell office:value-type="string" calcext:value-type="string">
            <text:p>2021-01-18</text:p>
          </table:table-cell>
          <table:table-cell office:value-type="float" office:value="27834.9960786934" calcext:value-type="float">
            <text:p>27834.9960786934</text:p>
          </table:table-cell>
          <table:table-cell office:value-type="float" office:value="549316.358157153" calcext:value-type="float">
            <text:p>549316.358157153</text:p>
          </table:table-cell>
        </table:table-row>
        <table:table-row table:style-name="ro1">
          <table:table-cell office:value-type="string" calcext:value-type="string">
            <text:p>2021-01-19</text:p>
          </table:table-cell>
          <table:table-cell office:value-type="float" office:value="26978.1233860385" calcext:value-type="float">
            <text:p>26978.1233860385</text:p>
          </table:table-cell>
          <table:table-cell office:value-type="float" office:value="530731.269799927" calcext:value-type="float">
            <text:p>530731.269799927</text:p>
          </table:table-cell>
        </table:table-row>
        <table:table-row table:style-name="ro1">
          <table:table-cell office:value-type="string" calcext:value-type="string">
            <text:p>2021-01-20</text:p>
          </table:table-cell>
          <table:table-cell office:value-type="float" office:value="25977.2420354391" calcext:value-type="float">
            <text:p>25977.2420354391</text:p>
          </table:table-cell>
          <table:table-cell office:value-type="float" office:value="512191.478609867" calcext:value-type="float">
            <text:p>512191.478609867</text:p>
          </table:table-cell>
        </table:table-row>
        <table:table-row table:style-name="ro1">
          <table:table-cell office:value-type="string" calcext:value-type="string">
            <text:p>2021-01-21</text:p>
          </table:table-cell>
          <table:table-cell office:value-type="float" office:value="25330.5399197384" calcext:value-type="float">
            <text:p>25330.5399197384</text:p>
          </table:table-cell>
          <table:table-cell office:value-type="float" office:value="494173.54418898" calcext:value-type="float">
            <text:p>494173.54418898</text:p>
          </table:table-cell>
        </table:table-row>
        <table:table-row table:style-name="ro1">
          <table:table-cell office:value-type="string" calcext:value-type="string">
            <text:p>2021-01-22</text:p>
          </table:table-cell>
          <table:table-cell office:value-type="float" office:value="24941.4948110799" calcext:value-type="float">
            <text:p>24941.4948110799</text:p>
          </table:table-cell>
          <table:table-cell office:value-type="float" office:value="477038.923196157" calcext:value-type="float">
            <text:p>477038.923196157</text:p>
          </table:table-cell>
        </table:table-row>
        <table:table-row table:style-name="ro1">
          <table:table-cell office:value-type="string" calcext:value-type="string">
            <text:p>2021-01-23</text:p>
          </table:table-cell>
          <table:table-cell office:value-type="float" office:value="24515.7757132847" calcext:value-type="float">
            <text:p>24515.7757132847</text:p>
          </table:table-cell>
          <table:table-cell office:value-type="float" office:value="460780.806687709" calcext:value-type="float">
            <text:p>460780.806687709</text:p>
          </table:table-cell>
        </table:table-row>
        <table:table-row table:style-name="ro1">
          <table:table-cell office:value-type="string" calcext:value-type="string">
            <text:p>2021-01-24</text:p>
          </table:table-cell>
          <table:table-cell office:value-type="float" office:value="24309.7685228829" calcext:value-type="float">
            <text:p>24309.7685228829</text:p>
          </table:table-cell>
          <table:table-cell office:value-type="float" office:value="445724.310903821" calcext:value-type="float">
            <text:p>445724.310903821</text:p>
          </table:table-cell>
        </table:table-row>
        <table:table-row table:style-name="ro1">
          <table:table-cell office:value-type="string" calcext:value-type="string">
            <text:p>2021-01-25</text:p>
          </table:table-cell>
          <table:table-cell office:value-type="float" office:value="23343.3026741294" calcext:value-type="float">
            <text:p>23343.3026741294</text:p>
          </table:table-cell>
          <table:table-cell office:value-type="float" office:value="431000.163986871" calcext:value-type="float">
            <text:p>431000.163986871</text:p>
          </table:table-cell>
        </table:table-row>
        <table:table-row table:style-name="ro1">
          <table:table-cell office:value-type="string" calcext:value-type="string">
            <text:p>2021-01-26</text:p>
          </table:table-cell>
          <table:table-cell office:value-type="float" office:value="22312.3832044743" calcext:value-type="float">
            <text:p>22312.3832044743</text:p>
          </table:table-cell>
          <table:table-cell office:value-type="float" office:value="416498.644636283" calcext:value-type="float">
            <text:p>416498.644636283</text:p>
          </table:table-cell>
        </table:table-row>
        <table:table-row table:style-name="ro1">
          <table:table-cell office:value-type="string" calcext:value-type="string">
            <text:p>2021-01-27</text:p>
          </table:table-cell>
          <table:table-cell office:value-type="float" office:value="21342.8206924642" calcext:value-type="float">
            <text:p>21342.8206924642</text:p>
          </table:table-cell>
          <table:table-cell office:value-type="float" office:value="402328.953833133" calcext:value-type="float">
            <text:p>402328.953833133</text:p>
          </table:table-cell>
        </table:table-row>
        <table:table-row table:style-name="ro1">
          <table:table-cell office:value-type="string" calcext:value-type="string">
            <text:p>2021-01-28</text:p>
          </table:table-cell>
          <table:table-cell office:value-type="float" office:value="20186.9585950958" calcext:value-type="float">
            <text:p>20186.9585950958</text:p>
          </table:table-cell>
          <table:table-cell office:value-type="float" office:value="388209.141676032" calcext:value-type="float">
            <text:p>388209.141676032</text:p>
          </table:table-cell>
        </table:table-row>
        <table:table-row table:style-name="ro1">
          <table:table-cell office:value-type="string" calcext:value-type="string">
            <text:p>2021-01-29</text:p>
          </table:table-cell>
          <table:table-cell office:value-type="float" office:value="18956.186170553" calcext:value-type="float">
            <text:p>18956.186170553</text:p>
          </table:table-cell>
          <table:table-cell office:value-type="float" office:value="374012.887315221" calcext:value-type="float">
            <text:p>374012.887315221</text:p>
          </table:table-cell>
        </table:table-row>
        <table:table-row table:style-name="ro1">
          <table:table-cell office:value-type="string" calcext:value-type="string">
            <text:p>2021-01-30</text:p>
          </table:table-cell>
          <table:table-cell office:value-type="float" office:value="18068.8197442903" calcext:value-type="float">
            <text:p>18068.8197442903</text:p>
          </table:table-cell>
          <table:table-cell office:value-type="float" office:value="360010.712007574" calcext:value-type="float">
            <text:p>360010.712007574</text:p>
          </table:table-cell>
        </table:table-row>
        <table:table-row table:style-name="ro1">
          <table:table-cell office:value-type="string" calcext:value-type="string">
            <text:p>2021-01-31</text:p>
          </table:table-cell>
          <table:table-cell office:value-type="float" office:value="16988.3480971885" calcext:value-type="float">
            <text:p>16988.3480971885</text:p>
          </table:table-cell>
          <table:table-cell office:value-type="float" office:value="345913.898082651" calcext:value-type="float">
            <text:p>345913.898082651</text:p>
          </table:table-cell>
        </table:table-row>
        <table:table-row table:style-name="ro1">
          <table:table-cell office:value-type="string" calcext:value-type="string">
            <text:p>2021-02-01</text:p>
          </table:table-cell>
          <table:table-cell office:value-type="float" office:value="15932.8709768442" calcext:value-type="float">
            <text:p>15932.8709768442</text:p>
          </table:table-cell>
          <table:table-cell office:value-type="float" office:value="331751.892014217" calcext:value-type="float">
            <text:p>331751.892014217</text:p>
          </table:table-cell>
        </table:table-row>
        <table:table-row table:style-name="ro1">
          <table:table-cell office:value-type="string" calcext:value-type="string">
            <text:p>2021-02-02</text:p>
          </table:table-cell>
          <table:table-cell office:value-type="float" office:value="15128.1893305902" calcext:value-type="float">
            <text:p>15128.1893305902</text:p>
          </table:table-cell>
          <table:table-cell office:value-type="float" office:value="317776.544313281" calcext:value-type="float">
            <text:p>317776.544313281</text:p>
          </table:table-cell>
        </table:table-row>
        <table:table-row table:style-name="ro1">
          <table:table-cell office:value-type="string" calcext:value-type="string">
            <text:p>2021-02-03</text:p>
          </table:table-cell>
          <table:table-cell office:value-type="float" office:value="14356.7801788162" calcext:value-type="float">
            <text:p>14356.7801788162</text:p>
          </table:table-cell>
          <table:table-cell office:value-type="float" office:value="304022.492871029" calcext:value-type="float">
            <text:p>304022.492871029</text:p>
          </table:table-cell>
        </table:table-row>
        <table:table-row table:style-name="ro1">
          <table:table-cell office:value-type="string" calcext:value-type="string">
            <text:p>2021-02-04</text:p>
          </table:table-cell>
          <table:table-cell office:value-type="float" office:value="14012.5656697419" calcext:value-type="float">
            <text:p>14012.5656697419</text:p>
          </table:table-cell>
          <table:table-cell office:value-type="float" office:value="290900.095512186" calcext:value-type="float">
            <text:p>290900.095512186</text:p>
          </table:table-cell>
        </table:table-row>
        <table:table-row table:style-name="ro1">
          <table:table-cell office:value-type="string" calcext:value-type="string">
            <text:p>2021-02-05</text:p>
          </table:table-cell>
          <table:table-cell office:value-type="float" office:value="12954.5666247435" calcext:value-type="float">
            <text:p>12954.5666247435</text:p>
          </table:table-cell>
          <table:table-cell office:value-type="float" office:value="277779.258635176" calcext:value-type="float">
            <text:p>277779.258635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5:49:26.3417688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2T14:51:00.943474620</meta:creation-date>
    <meta:generator>LibreOffice/7.2.6.2$Linux_X86_64 LibreOffice_project/20$Build-2</meta:generator>
    <dc:date>2022-05-12T16:13:59.134496333</dc:date>
    <meta:editing-duration>PT25M37S</meta:editing-duration>
    <meta:editing-cycles>6</meta:editing-cycles>
    <meta:document-statistic meta:table-count="4" meta:cell-count="3069" meta:object-count="0"/>
  </office:meta>
</office:document-meta>
</file>